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3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3.03cm"/>
    </style:style>
    <style:style style:name="co5" style:family="table-column">
      <style:table-column-properties fo:break-before="auto" style:column-width="3.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024cm" svg:height="9.005cm" svg:x="0.959cm" svg:y="425.019cm">
            <draw:object draw:notify-on-update-of-ranges="Sheet1.E2:Sheet1.E93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19.476cm" svg:y="425.232cm">
            <draw:object draw:notify-on-update-of-ranges="Sheet1.F2:Sheet1.F93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%time</text:p>
          </table:table-cell>
          <table:table-cell office:value-type="string" calcext:value-type="string">
            <text:p>field.header.seq</text:p>
          </table:table-cell>
          <table:table-cell office:value-type="string" calcext:value-type="string">
            <text:p>field.header.stamp</text:p>
          </table:table-cell>
          <table:table-cell office:value-type="string" calcext:value-type="string">
            <text:p>field.header.frame_id</text:p>
          </table:table-cell>
          <table:table-cell office:value-type="string" calcext:value-type="string">
            <text:p>field.twist.linear.x</text:p>
          </table:table-cell>
          <table:table-cell office:value-type="string" calcext:value-type="string">
            <text:p>field.twist.linear.y</text:p>
          </table:table-cell>
          <table:table-cell office:value-type="string" calcext:value-type="string">
            <text:p>field.twist.linear.z</text:p>
          </table:table-cell>
          <table:table-cell office:value-type="string" calcext:value-type="string">
            <text:p>field.twist.angular.x</text:p>
          </table:table-cell>
          <table:table-cell office:value-type="string" calcext:value-type="string">
            <text:p>field.twist.angular.y</text:p>
          </table:table-cell>
          <table:table-cell office:value-type="string" calcext:value-type="string">
            <text:p>field.twist.angular.z</text:p>
          </table:table-cell>
        </table:table-row>
        <table:table-row table:style-name="ro1">
          <table:table-cell office:value-type="float" office:value="1.52687508499975E+018" calcext:value-type="float">
            <text:p>1526875084999750000</text:p>
          </table:table-cell>
          <table:table-cell office:value-type="float" office:value="1824" calcext:value-type="float">
            <text:p>1824</text:p>
          </table:table-cell>
          <table:table-cell office:value-type="float" office:value="1.52687508499455E+018" calcext:value-type="float">
            <text:p>15268750849945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21410504309" calcext:value-type="float">
            <text:p>-0.00022141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02015E+018" calcext:value-type="float">
            <text:p>1526875085020150000</text:p>
          </table:table-cell>
          <table:table-cell office:value-type="float" office:value="1825" calcext:value-type="float">
            <text:p>1825</text:p>
          </table:table-cell>
          <table:table-cell office:value-type="float" office:value="1.52687508501446E+018" calcext:value-type="float">
            <text:p>15268750850144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783804629464" calcext:value-type="float">
            <text:p>0.00078380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03933E+018" calcext:value-type="float">
            <text:p>1526875085039330000</text:p>
          </table:table-cell>
          <table:table-cell office:value-type="float" office:value="1826" calcext:value-type="float">
            <text:p>1826</text:p>
          </table:table-cell>
          <table:table-cell office:value-type="float" office:value="1.52687508503443E+018" calcext:value-type="float">
            <text:p>15268750850344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914711272344" calcext:value-type="float">
            <text:p>0.00091471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0598E+018" calcext:value-type="float">
            <text:p>1526875085059800000</text:p>
          </table:table-cell>
          <table:table-cell office:value-type="float" office:value="1827" calcext:value-type="float">
            <text:p>1827</text:p>
          </table:table-cell>
          <table:table-cell office:value-type="float" office:value="1.52687508505439E+018" calcext:value-type="float">
            <text:p>15268750850543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552309094928" calcext:value-type="float">
            <text:p>-0.00055230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08023E+018" calcext:value-type="float">
            <text:p>1526875085080230000</text:p>
          </table:table-cell>
          <table:table-cell office:value-type="float" office:value="1828" calcext:value-type="float">
            <text:p>1828</text:p>
          </table:table-cell>
          <table:table-cell office:value-type="float" office:value="1.52687508507428E+018" calcext:value-type="float">
            <text:p>15268750850742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0699450504" calcext:value-type="float">
            <text:p>0.00106994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09969E+018" calcext:value-type="float">
            <text:p>1526875085099690000</text:p>
          </table:table-cell>
          <table:table-cell office:value-type="float" office:value="1829" calcext:value-type="float">
            <text:p>1829</text:p>
          </table:table-cell>
          <table:table-cell office:value-type="float" office:value="1.52687508509439E+018" calcext:value-type="float">
            <text:p>15268750850943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813073827885" calcext:value-type="float">
            <text:p>-0.00081307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12E+018" calcext:value-type="float">
            <text:p>1526875085120000000</text:p>
          </table:table-cell>
          <table:table-cell office:value-type="float" office:value="1830" calcext:value-type="float">
            <text:p>1830</text:p>
          </table:table-cell>
          <table:table-cell office:value-type="float" office:value="1.52687508511418E+018" calcext:value-type="float">
            <text:p>15268750851141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589796691202" calcext:value-type="float">
            <text:p>-0.00058979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13924E+018" calcext:value-type="float">
            <text:p>1526875085139240000</text:p>
          </table:table-cell>
          <table:table-cell office:value-type="float" office:value="1831" calcext:value-type="float">
            <text:p>1831</text:p>
          </table:table-cell>
          <table:table-cell office:value-type="float" office:value="1.52687508513499E+018" calcext:value-type="float">
            <text:p>15268750851349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11748883501" calcext:value-type="float">
            <text:p>0.0011174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1596E+018" calcext:value-type="float">
            <text:p>1526875085159600000</text:p>
          </table:table-cell>
          <table:table-cell office:value-type="float" office:value="1832" calcext:value-type="float">
            <text:p>1832</text:p>
          </table:table-cell>
          <table:table-cell office:value-type="float" office:value="1.52687508515491E+018" calcext:value-type="float">
            <text:p>15268750851549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70647869911" calcext:value-type="float">
            <text:p>-0.00027064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1801E+018" calcext:value-type="float">
            <text:p>1526875085180100000</text:p>
          </table:table-cell>
          <table:table-cell office:value-type="float" office:value="1833" calcext:value-type="float">
            <text:p>1833</text:p>
          </table:table-cell>
          <table:table-cell office:value-type="float" office:value="1.52687508517478E+018" calcext:value-type="float">
            <text:p>15268750851747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908279209398" calcext:value-type="float">
            <text:p>-0.0009082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19924E+018" calcext:value-type="float">
            <text:p>1526875085199240000</text:p>
          </table:table-cell>
          <table:table-cell office:value-type="float" office:value="1834" calcext:value-type="float">
            <text:p>1834</text:p>
          </table:table-cell>
          <table:table-cell office:value-type="float" office:value="1.52687508519456E+018" calcext:value-type="float">
            <text:p>15268750851945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08932727017" calcext:value-type="float">
            <text:p>0.00108932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2196E+018" calcext:value-type="float">
            <text:p>1526875085219600000</text:p>
          </table:table-cell>
          <table:table-cell office:value-type="float" office:value="1835" calcext:value-type="float">
            <text:p>1835</text:p>
          </table:table-cell>
          <table:table-cell office:value-type="float" office:value="1.52687508521457E+018" calcext:value-type="float">
            <text:p>15268750852145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83244103007" calcext:value-type="float">
            <text:p>-0.0008324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23986E+018" calcext:value-type="float">
            <text:p>1526875085239860000</text:p>
          </table:table-cell>
          <table:table-cell office:value-type="float" office:value="1836" calcext:value-type="float">
            <text:p>1836</text:p>
          </table:table-cell>
          <table:table-cell office:value-type="float" office:value="1.5268750852346E+018" calcext:value-type="float">
            <text:p>15268750852346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323029176798" calcext:value-type="float">
            <text:p>0.00032302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26011E+018" calcext:value-type="float">
            <text:p>1526875085260110000</text:p>
          </table:table-cell>
          <table:table-cell office:value-type="float" office:value="1837" calcext:value-type="float">
            <text:p>1837</text:p>
          </table:table-cell>
          <table:table-cell office:value-type="float" office:value="1.5268750852548E+018" calcext:value-type="float">
            <text:p>15268750852548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0716295219" calcext:value-type="float">
            <text:p>-0.0001071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27956E+018" calcext:value-type="float">
            <text:p>1526875085279560000</text:p>
          </table:table-cell>
          <table:table-cell office:value-type="float" office:value="1838" calcext:value-type="float">
            <text:p>1838</text:p>
          </table:table-cell>
          <table:table-cell office:value-type="float" office:value="1.52687508527483E+018" calcext:value-type="float">
            <text:p>15268750852748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814506260213" calcext:value-type="float">
            <text:p>0.00081450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29984E+018" calcext:value-type="float">
            <text:p>1526875085299840000</text:p>
          </table:table-cell>
          <table:table-cell office:value-type="float" office:value="1839" calcext:value-type="float">
            <text:p>1839</text:p>
          </table:table-cell>
          <table:table-cell office:value-type="float" office:value="1.52687508529482E+018" calcext:value-type="float">
            <text:p>15268750852948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804896990303" calcext:value-type="float">
            <text:p>8.04896990303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32029E+018" calcext:value-type="float">
            <text:p>1526875085320290000</text:p>
          </table:table-cell>
          <table:table-cell office:value-type="float" office:value="1840" calcext:value-type="float">
            <text:p>1840</text:p>
          </table:table-cell>
          <table:table-cell office:value-type="float" office:value="1.52687508531464E+018" calcext:value-type="float">
            <text:p>15268750853146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502135022543" calcext:value-type="float">
            <text:p>-0.0005021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33953E+018" calcext:value-type="float">
            <text:p>1526875085339530000</text:p>
          </table:table-cell>
          <table:table-cell office:value-type="float" office:value="1841" calcext:value-type="float">
            <text:p>1841</text:p>
          </table:table-cell>
          <table:table-cell office:value-type="float" office:value="1.52687508533447E+018" calcext:value-type="float">
            <text:p>15268750853344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62129664002" calcext:value-type="float">
            <text:p>-0.00062129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35986E+018" calcext:value-type="float">
            <text:p>1526875085359860000</text:p>
          </table:table-cell>
          <table:table-cell office:value-type="float" office:value="1842" calcext:value-type="float">
            <text:p>1842</text:p>
          </table:table-cell>
          <table:table-cell office:value-type="float" office:value="1.52687508535436E+018" calcext:value-type="float">
            <text:p>15268750853543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49268109817" calcext:value-type="float">
            <text:p>0.00149268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38019E+018" calcext:value-type="float">
            <text:p>1526875085380190000</text:p>
          </table:table-cell>
          <table:table-cell office:value-type="float" office:value="1843" calcext:value-type="float">
            <text:p>1843</text:p>
          </table:table-cell>
          <table:table-cell office:value-type="float" office:value="1.52687508537442E+018" calcext:value-type="float">
            <text:p>15268750853744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08025565371" calcext:value-type="float">
            <text:p>-0.0002080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39995E+018" calcext:value-type="float">
            <text:p>1526875085399950000</text:p>
          </table:table-cell>
          <table:table-cell office:value-type="float" office:value="1844" calcext:value-type="float">
            <text:p>1844</text:p>
          </table:table-cell>
          <table:table-cell office:value-type="float" office:value="1.52687508539447E+018" calcext:value-type="float">
            <text:p>15268750853944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859358115122" calcext:value-type="float">
            <text:p>-0.00085935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41995E+018" calcext:value-type="float">
            <text:p>1526875085419950000</text:p>
          </table:table-cell>
          <table:table-cell office:value-type="float" office:value="1845" calcext:value-type="float">
            <text:p>1845</text:p>
          </table:table-cell>
          <table:table-cell office:value-type="float" office:value="1.52687508541439E+018" calcext:value-type="float">
            <text:p>15268750854143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337880454026" calcext:value-type="float">
            <text:p>-0.00033788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44019E+018" calcext:value-type="float">
            <text:p>1526875085440190000</text:p>
          </table:table-cell>
          <table:table-cell office:value-type="float" office:value="1846" calcext:value-type="float">
            <text:p>1846</text:p>
          </table:table-cell>
          <table:table-cell office:value-type="float" office:value="1.52687508543428E+018" calcext:value-type="float">
            <text:p>15268750854342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247524051" calcext:value-type="float">
            <text:p>-0.00012475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4595E+018" calcext:value-type="float">
            <text:p>1526875085459500000</text:p>
          </table:table-cell>
          <table:table-cell office:value-type="float" office:value="1847" calcext:value-type="float">
            <text:p>1847</text:p>
          </table:table-cell>
          <table:table-cell office:value-type="float" office:value="1.52687508545407E+018" calcext:value-type="float">
            <text:p>15268750854540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479259142594" calcext:value-type="float">
            <text:p>-4.79259142594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47987E+018" calcext:value-type="float">
            <text:p>1526875085479870000</text:p>
          </table:table-cell>
          <table:table-cell office:value-type="float" office:value="1848" calcext:value-type="float">
            <text:p>1848</text:p>
          </table:table-cell>
          <table:table-cell office:value-type="float" office:value="1.52687508547508E+018" calcext:value-type="float">
            <text:p>15268750854750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347816734575" calcext:value-type="float">
            <text:p>0.00034781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50031E+018" calcext:value-type="float">
            <text:p>1526875085500310000</text:p>
          </table:table-cell>
          <table:table-cell office:value-type="float" office:value="1849" calcext:value-type="float">
            <text:p>1849</text:p>
          </table:table-cell>
          <table:table-cell office:value-type="float" office:value="1.52687508549493E+018" calcext:value-type="float">
            <text:p>15268750854949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595394114498" calcext:value-type="float">
            <text:p>-0.00059539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51971E+018" calcext:value-type="float">
            <text:p>1526875085519710000</text:p>
          </table:table-cell>
          <table:table-cell office:value-type="float" office:value="1850" calcext:value-type="float">
            <text:p>1850</text:p>
          </table:table-cell>
          <table:table-cell office:value-type="float" office:value="1.52687508551469E+018" calcext:value-type="float">
            <text:p>15268750855146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308587477775" calcext:value-type="float">
            <text:p>0.00030858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5399E+018" calcext:value-type="float">
            <text:p>1526875085539900000</text:p>
          </table:table-cell>
          <table:table-cell office:value-type="float" office:value="1851" calcext:value-type="float">
            <text:p>1851</text:p>
          </table:table-cell>
          <table:table-cell office:value-type="float" office:value="1.52687508553446E+018" calcext:value-type="float">
            <text:p>15268750855344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975148694124" calcext:value-type="float">
            <text:p>0.00097514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56024E+018" calcext:value-type="float">
            <text:p>1526875085560240000</text:p>
          </table:table-cell>
          <table:table-cell office:value-type="float" office:value="1852" calcext:value-type="float">
            <text:p>1852</text:p>
          </table:table-cell>
          <table:table-cell office:value-type="float" office:value="1.52687508555437E+018" calcext:value-type="float">
            <text:p>15268750855543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821030233055" calcext:value-type="float">
            <text:p>0.00082103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5796E+018" calcext:value-type="float">
            <text:p>1526875085579600000</text:p>
          </table:table-cell>
          <table:table-cell office:value-type="float" office:value="1853" calcext:value-type="float">
            <text:p>1853</text:p>
          </table:table-cell>
          <table:table-cell office:value-type="float" office:value="1.52687508557417E+018" calcext:value-type="float">
            <text:p>15268750855741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320218910929" calcext:value-type="float">
            <text:p>0.00032021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59987E+018" calcext:value-type="float">
            <text:p>1526875085599870000</text:p>
          </table:table-cell>
          <table:table-cell office:value-type="float" office:value="1854" calcext:value-type="float">
            <text:p>1854</text:p>
          </table:table-cell>
          <table:table-cell office:value-type="float" office:value="1.52687508559402E+018" calcext:value-type="float">
            <text:p>15268750855940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569381227251" calcext:value-type="float">
            <text:p>5.69381227251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62028E+018" calcext:value-type="float">
            <text:p>1526875085620280000</text:p>
          </table:table-cell>
          <table:table-cell office:value-type="float" office:value="1855" calcext:value-type="float">
            <text:p>1855</text:p>
          </table:table-cell>
          <table:table-cell office:value-type="float" office:value="1.52687508561472E+018" calcext:value-type="float">
            <text:p>15268750856147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05378916487" calcext:value-type="float">
            <text:p>-0.00105378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63962E+018" calcext:value-type="float">
            <text:p>1526875085639620000</text:p>
          </table:table-cell>
          <table:table-cell office:value-type="float" office:value="1856" calcext:value-type="float">
            <text:p>1856</text:p>
          </table:table-cell>
          <table:table-cell office:value-type="float" office:value="1.52687508563446E+018" calcext:value-type="float">
            <text:p>15268750856344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63177847955" calcext:value-type="float">
            <text:p>-0.00026317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65993E+018" calcext:value-type="float">
            <text:p>1526875085659930000</text:p>
          </table:table-cell>
          <table:table-cell office:value-type="float" office:value="1857" calcext:value-type="float">
            <text:p>1857</text:p>
          </table:table-cell>
          <table:table-cell office:value-type="float" office:value="1.52687508565441E+018" calcext:value-type="float">
            <text:p>15268750856544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577168306336" calcext:value-type="float">
            <text:p>0.00057716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68028E+018" calcext:value-type="float">
            <text:p>1526875085680280000</text:p>
          </table:table-cell>
          <table:table-cell office:value-type="float" office:value="1858" calcext:value-type="float">
            <text:p>1858</text:p>
          </table:table-cell>
          <table:table-cell office:value-type="float" office:value="1.52687508567438E+018" calcext:value-type="float">
            <text:p>15268750856743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562991888728" calcext:value-type="float">
            <text:p>-0.00056299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69951E+018" calcext:value-type="float">
            <text:p>1526875085699510000</text:p>
          </table:table-cell>
          <table:table-cell office:value-type="float" office:value="1859" calcext:value-type="float">
            <text:p>1859</text:p>
          </table:table-cell>
          <table:table-cell office:value-type="float" office:value="1.52687508569422E+018" calcext:value-type="float">
            <text:p>15268750856942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94440537598" calcext:value-type="float">
            <text:p>0.00019444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71987E+018" calcext:value-type="float">
            <text:p>1526875085719870000</text:p>
          </table:table-cell>
          <table:table-cell office:value-type="float" office:value="1860" calcext:value-type="float">
            <text:p>1860</text:p>
          </table:table-cell>
          <table:table-cell office:value-type="float" office:value="1.52687508571506E+018" calcext:value-type="float">
            <text:p>15268750857150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537955900654" calcext:value-type="float">
            <text:p>0.00053795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74018E+018" calcext:value-type="float">
            <text:p>1526875085740180000</text:p>
          </table:table-cell>
          <table:table-cell office:value-type="float" office:value="1861" calcext:value-type="float">
            <text:p>1861</text:p>
          </table:table-cell>
          <table:table-cell office:value-type="float" office:value="1.526875085735E+018" calcext:value-type="float">
            <text:p>15268750857350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08121661469" calcext:value-type="float">
            <text:p>0.00108121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75956E+018" calcext:value-type="float">
            <text:p>1526875085759560000</text:p>
          </table:table-cell>
          <table:table-cell office:value-type="float" office:value="1862" calcext:value-type="float">
            <text:p>1862</text:p>
          </table:table-cell>
          <table:table-cell office:value-type="float" office:value="1.52687508575486E+018" calcext:value-type="float">
            <text:p>15268750857548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69128715061" calcext:value-type="float">
            <text:p>-0.0016912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77979E+018" calcext:value-type="float">
            <text:p>1526875085779790000</text:p>
          </table:table-cell>
          <table:table-cell office:value-type="float" office:value="1863" calcext:value-type="float">
            <text:p>1863</text:p>
          </table:table-cell>
          <table:table-cell office:value-type="float" office:value="1.52687508577471E+018" calcext:value-type="float">
            <text:p>15268750857747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492895022035" calcext:value-type="float">
            <text:p>-0.0004928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79991E+018" calcext:value-type="float">
            <text:p>1526875085799910000</text:p>
          </table:table-cell>
          <table:table-cell office:value-type="float" office:value="1864" calcext:value-type="float">
            <text:p>1864</text:p>
          </table:table-cell>
          <table:table-cell office:value-type="float" office:value="1.52687508579428E+018" calcext:value-type="float">
            <text:p>15268750857942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00827717688" calcext:value-type="float">
            <text:p>0.00010082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81926E+018" calcext:value-type="float">
            <text:p>1526875085819260000</text:p>
          </table:table-cell>
          <table:table-cell office:value-type="float" office:value="1865" calcext:value-type="float">
            <text:p>1865</text:p>
          </table:table-cell>
          <table:table-cell office:value-type="float" office:value="1.52687508581486E+018" calcext:value-type="float">
            <text:p>15268750858148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517410458997" calcext:value-type="float">
            <text:p>-0.00051741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83959E+018" calcext:value-type="float">
            <text:p>1526875085839590000</text:p>
          </table:table-cell>
          <table:table-cell office:value-type="float" office:value="1866" calcext:value-type="float">
            <text:p>1866</text:p>
          </table:table-cell>
          <table:table-cell office:value-type="float" office:value="1.52687508583418E+018" calcext:value-type="float">
            <text:p>15268750858341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27835199237" calcext:value-type="float">
            <text:p>-0.0001278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85999E+018" calcext:value-type="float">
            <text:p>1526875085859990000</text:p>
          </table:table-cell>
          <table:table-cell office:value-type="float" office:value="1867" calcext:value-type="float">
            <text:p>1867</text:p>
          </table:table-cell>
          <table:table-cell office:value-type="float" office:value="1.52687508585485E+018" calcext:value-type="float">
            <text:p>15268750858548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522109330632" calcext:value-type="float">
            <text:p>0.00052210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87925E+018" calcext:value-type="float">
            <text:p>1526875085879250000</text:p>
          </table:table-cell>
          <table:table-cell office:value-type="float" office:value="1868" calcext:value-type="float">
            <text:p>1868</text:p>
          </table:table-cell>
          <table:table-cell office:value-type="float" office:value="1.52687508587486E+018" calcext:value-type="float">
            <text:p>15268750858748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530236575287" calcext:value-type="float">
            <text:p>-0.00053023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89966E+018" calcext:value-type="float">
            <text:p>1526875085899660000</text:p>
          </table:table-cell>
          <table:table-cell office:value-type="float" office:value="1869" calcext:value-type="float">
            <text:p>1869</text:p>
          </table:table-cell>
          <table:table-cell office:value-type="float" office:value="1.5268750858947E+018" calcext:value-type="float">
            <text:p>15268750858947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225803669309" calcext:value-type="float">
            <text:p>0.00022580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92006E+018" calcext:value-type="float">
            <text:p>1526875085920060000</text:p>
          </table:table-cell>
          <table:table-cell office:value-type="float" office:value="1870" calcext:value-type="float">
            <text:p>1870</text:p>
          </table:table-cell>
          <table:table-cell office:value-type="float" office:value="1.52687508591456E+018" calcext:value-type="float">
            <text:p>15268750859145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706071092281" calcext:value-type="float">
            <text:p>-0.00070607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93925E+018" calcext:value-type="float">
            <text:p>1526875085939250000</text:p>
          </table:table-cell>
          <table:table-cell office:value-type="float" office:value="1871" calcext:value-type="float">
            <text:p>1871</text:p>
          </table:table-cell>
          <table:table-cell office:value-type="float" office:value="1.52687508593457E+018" calcext:value-type="float">
            <text:p>15268750859345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38136789226" calcext:value-type="float">
            <text:p>0.00038136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9595E+018" calcext:value-type="float">
            <text:p>1526875085959500000</text:p>
          </table:table-cell>
          <table:table-cell office:value-type="float" office:value="1872" calcext:value-type="float">
            <text:p>1872</text:p>
          </table:table-cell>
          <table:table-cell office:value-type="float" office:value="1.52687508595443E+018" calcext:value-type="float">
            <text:p>15268750859544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19264377281" calcext:value-type="float">
            <text:p>0.00119264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597988E+018" calcext:value-type="float">
            <text:p>1526875085979880000</text:p>
          </table:table-cell>
          <table:table-cell office:value-type="float" office:value="1873" calcext:value-type="float">
            <text:p>1873</text:p>
          </table:table-cell>
          <table:table-cell office:value-type="float" office:value="1.52687508597414E+018" calcext:value-type="float">
            <text:p>15268750859741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373226997908" calcext:value-type="float">
            <text:p>-0.0003732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00031E+018" calcext:value-type="float">
            <text:p>1526875086000310000</text:p>
          </table:table-cell>
          <table:table-cell office:value-type="float" office:value="1874" calcext:value-type="float">
            <text:p>1874</text:p>
          </table:table-cell>
          <table:table-cell office:value-type="float" office:value="1.52687508599501E+018" calcext:value-type="float">
            <text:p>15268750859950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44388754759" calcext:value-type="float">
            <text:p>4.4388754759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01964E+018" calcext:value-type="float">
            <text:p>1526875086019640000</text:p>
          </table:table-cell>
          <table:table-cell office:value-type="float" office:value="1875" calcext:value-type="float">
            <text:p>1875</text:p>
          </table:table-cell>
          <table:table-cell office:value-type="float" office:value="1.52687508601492E+018" calcext:value-type="float">
            <text:p>15268750860149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96400838811" calcext:value-type="float">
            <text:p>0.00096400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0399E+018" calcext:value-type="float">
            <text:p>1526875086039900000</text:p>
          </table:table-cell>
          <table:table-cell office:value-type="float" office:value="1876" calcext:value-type="float">
            <text:p>1876</text:p>
          </table:table-cell>
          <table:table-cell office:value-type="float" office:value="1.52687508603498E+018" calcext:value-type="float">
            <text:p>15268750860349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306287547573" calcext:value-type="float">
            <text:p>3.06287547573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06021E+018" calcext:value-type="float">
            <text:p>1526875086060210000</text:p>
          </table:table-cell>
          <table:table-cell office:value-type="float" office:value="1877" calcext:value-type="float">
            <text:p>1877</text:p>
          </table:table-cell>
          <table:table-cell office:value-type="float" office:value="1.5268750860549E+018" calcext:value-type="float">
            <text:p>15268750860549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955878698733" calcext:value-type="float">
            <text:p>-0.00095587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07968E+018" calcext:value-type="float">
            <text:p>1526875086079680000</text:p>
          </table:table-cell>
          <table:table-cell office:value-type="float" office:value="1878" calcext:value-type="float">
            <text:p>1878</text:p>
          </table:table-cell>
          <table:table-cell office:value-type="float" office:value="1.52687508607507E+018" calcext:value-type="float">
            <text:p>15268750860750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17509189295" calcext:value-type="float">
            <text:p>0.00011750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09995E+018" calcext:value-type="float">
            <text:p>1526875086099950000</text:p>
          </table:table-cell>
          <table:table-cell office:value-type="float" office:value="1879" calcext:value-type="float">
            <text:p>1879</text:p>
          </table:table-cell>
          <table:table-cell office:value-type="float" office:value="1.52687508609492E+018" calcext:value-type="float">
            <text:p>15268750860949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363483850379" calcext:value-type="float">
            <text:p>0.00036348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11933E+018" calcext:value-type="float">
            <text:p>1526875086119330000</text:p>
          </table:table-cell>
          <table:table-cell office:value-type="float" office:value="1880" calcext:value-type="float">
            <text:p>1880</text:p>
          </table:table-cell>
          <table:table-cell office:value-type="float" office:value="1.52687508611478E+018" calcext:value-type="float">
            <text:p>15268750861147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214965999476" calcext:value-type="float">
            <text:p>0.0002149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13949E+018" calcext:value-type="float">
            <text:p>1526875086139490000</text:p>
          </table:table-cell>
          <table:table-cell office:value-type="float" office:value="1881" calcext:value-type="float">
            <text:p>1881</text:p>
          </table:table-cell>
          <table:table-cell office:value-type="float" office:value="1.52687508613454E+018" calcext:value-type="float">
            <text:p>15268750861345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8802220691" calcext:value-type="float">
            <text:p>-0.00088022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1598E+018" calcext:value-type="float">
            <text:p>1526875086159800000</text:p>
          </table:table-cell>
          <table:table-cell office:value-type="float" office:value="1882" calcext:value-type="float">
            <text:p>1882</text:p>
          </table:table-cell>
          <table:table-cell office:value-type="float" office:value="1.52687508615442E+018" calcext:value-type="float">
            <text:p>15268750861544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312064657919" calcext:value-type="float">
            <text:p>3.12064657919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18027E+018" calcext:value-type="float">
            <text:p>1526875086180270000</text:p>
          </table:table-cell>
          <table:table-cell office:value-type="float" office:value="1883" calcext:value-type="float">
            <text:p>1883</text:p>
          </table:table-cell>
          <table:table-cell office:value-type="float" office:value="1.52687508617444E+018" calcext:value-type="float">
            <text:p>15268750861744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13473820966" calcext:value-type="float">
            <text:p>0.00113473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1995E+018" calcext:value-type="float">
            <text:p>1526875086199500000</text:p>
          </table:table-cell>
          <table:table-cell office:value-type="float" office:value="1884" calcext:value-type="float">
            <text:p>1884</text:p>
          </table:table-cell>
          <table:table-cell office:value-type="float" office:value="1.52687508619448E+018" calcext:value-type="float">
            <text:p>15268750861944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611092604231" calcext:value-type="float">
            <text:p>-0.00061109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21989E+018" calcext:value-type="float">
            <text:p>1526875086219890000</text:p>
          </table:table-cell>
          <table:table-cell office:value-type="float" office:value="1885" calcext:value-type="float">
            <text:p>1885</text:p>
          </table:table-cell>
          <table:table-cell office:value-type="float" office:value="1.52687508621438E+018" calcext:value-type="float">
            <text:p>15268750862143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04848824069" calcext:value-type="float">
            <text:p>-0.00204848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24013E+018" calcext:value-type="float">
            <text:p>1526875086240130000</text:p>
          </table:table-cell>
          <table:table-cell office:value-type="float" office:value="1886" calcext:value-type="float">
            <text:p>1886</text:p>
          </table:table-cell>
          <table:table-cell office:value-type="float" office:value="1.52687508623417E+018" calcext:value-type="float">
            <text:p>15268750862341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716545851901" calcext:value-type="float">
            <text:p>0.00071654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25951E+018" calcext:value-type="float">
            <text:p>1526875086259510000</text:p>
          </table:table-cell>
          <table:table-cell office:value-type="float" office:value="1887" calcext:value-type="float">
            <text:p>1887</text:p>
          </table:table-cell>
          <table:table-cell office:value-type="float" office:value="1.52687508625429E+018" calcext:value-type="float">
            <text:p>15268750862542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913743337151" calcext:value-type="float">
            <text:p>0.00091374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27993E+018" calcext:value-type="float">
            <text:p>1526875086279930000</text:p>
          </table:table-cell>
          <table:table-cell office:value-type="float" office:value="1888" calcext:value-type="float">
            <text:p>1888</text:p>
          </table:table-cell>
          <table:table-cell office:value-type="float" office:value="1.52687508627413E+018" calcext:value-type="float">
            <text:p>15268750862741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793035433162" calcext:value-type="float">
            <text:p>-7.93035433162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30033E+018" calcext:value-type="float">
            <text:p>1526875086300330000</text:p>
          </table:table-cell>
          <table:table-cell office:value-type="float" office:value="1889" calcext:value-type="float">
            <text:p>1889</text:p>
          </table:table-cell>
          <table:table-cell office:value-type="float" office:value="1.52687508629508E+018" calcext:value-type="float">
            <text:p>15268750862950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354081974365" calcext:value-type="float">
            <text:p>-0.0003540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3197E+018" calcext:value-type="float">
            <text:p>1526875086319700000</text:p>
          </table:table-cell>
          <table:table-cell office:value-type="float" office:value="1890" calcext:value-type="float">
            <text:p>1890</text:p>
          </table:table-cell>
          <table:table-cell office:value-type="float" office:value="1.52687508631495E+018" calcext:value-type="float">
            <text:p>15268750863149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10509432852" calcext:value-type="float">
            <text:p>0.00110509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34015E+018" calcext:value-type="float">
            <text:p>1526875086340150000</text:p>
          </table:table-cell>
          <table:table-cell office:value-type="float" office:value="1891" calcext:value-type="float">
            <text:p>1891</text:p>
          </table:table-cell>
          <table:table-cell office:value-type="float" office:value="1.52687508633492E+018" calcext:value-type="float">
            <text:p>15268750863349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635212636553" calcext:value-type="float">
            <text:p>6.35212636553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35942E+018" calcext:value-type="float">
            <text:p>1526875086359420000</text:p>
          </table:table-cell>
          <table:table-cell office:value-type="float" office:value="1892" calcext:value-type="float">
            <text:p>1892</text:p>
          </table:table-cell>
          <table:table-cell office:value-type="float" office:value="1.52687508635484E+018" calcext:value-type="float">
            <text:p>15268750863548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740969902836" calcext:value-type="float">
            <text:p>0.00074096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37988E+018" calcext:value-type="float">
            <text:p>1526875086379880000</text:p>
          </table:table-cell>
          <table:table-cell office:value-type="float" office:value="1893" calcext:value-type="float">
            <text:p>1893</text:p>
          </table:table-cell>
          <table:table-cell office:value-type="float" office:value="1.52687508637476E+018" calcext:value-type="float">
            <text:p>15268750863747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57042294834" calcext:value-type="float">
            <text:p>-0.00025704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40012E+018" calcext:value-type="float">
            <text:p>1526875086400120000</text:p>
          </table:table-cell>
          <table:table-cell office:value-type="float" office:value="1894" calcext:value-type="float">
            <text:p>1894</text:p>
          </table:table-cell>
          <table:table-cell office:value-type="float" office:value="1.52687508639456E+018" calcext:value-type="float">
            <text:p>15268750863945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536855077371" calcext:value-type="float">
            <text:p>0.00053685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41943E+018" calcext:value-type="float">
            <text:p>1526875086419430000</text:p>
          </table:table-cell>
          <table:table-cell office:value-type="float" office:value="1895" calcext:value-type="float">
            <text:p>1895</text:p>
          </table:table-cell>
          <table:table-cell office:value-type="float" office:value="1.52687508641446E+018" calcext:value-type="float">
            <text:p>15268750864144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664056220558" calcext:value-type="float">
            <text:p>-0.00066405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43975E+018" calcext:value-type="float">
            <text:p>1526875086439750000</text:p>
          </table:table-cell>
          <table:table-cell office:value-type="float" office:value="1896" calcext:value-type="float">
            <text:p>1896</text:p>
          </table:table-cell>
          <table:table-cell office:value-type="float" office:value="1.52687508643442E+018" calcext:value-type="float">
            <text:p>15268750864344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512009835802" calcext:value-type="float">
            <text:p>0.00051200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46013E+018" calcext:value-type="float">
            <text:p>1526875086460130000</text:p>
          </table:table-cell>
          <table:table-cell office:value-type="float" office:value="1897" calcext:value-type="float">
            <text:p>1897</text:p>
          </table:table-cell>
          <table:table-cell office:value-type="float" office:value="1.52687508645401E+018" calcext:value-type="float">
            <text:p>15268750864540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280535110505" calcext:value-type="float">
            <text:p>0.00028053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47939E+018" calcext:value-type="float">
            <text:p>1526875086479390000</text:p>
          </table:table-cell>
          <table:table-cell office:value-type="float" office:value="1898" calcext:value-type="float">
            <text:p>1898</text:p>
          </table:table-cell>
          <table:table-cell office:value-type="float" office:value="1.5268750864747E+018" calcext:value-type="float">
            <text:p>15268750864747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73386346432" calcext:value-type="float">
            <text:p>-0.00017338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49969E+018" calcext:value-type="float">
            <text:p>1526875086499690000</text:p>
          </table:table-cell>
          <table:table-cell office:value-type="float" office:value="1899" calcext:value-type="float">
            <text:p>1899</text:p>
          </table:table-cell>
          <table:table-cell office:value-type="float" office:value="1.52687508649448E+018" calcext:value-type="float">
            <text:p>15268750864944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7029423723" calcext:value-type="float">
            <text:p>-0.0007029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5201E+018" calcext:value-type="float">
            <text:p>1526875086520100000</text:p>
          </table:table-cell>
          <table:table-cell office:value-type="float" office:value="1900" calcext:value-type="float">
            <text:p>1900</text:p>
          </table:table-cell>
          <table:table-cell office:value-type="float" office:value="1.52687508651414E+018" calcext:value-type="float">
            <text:p>15268750865141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302528555039" calcext:value-type="float">
            <text:p>-0.00030252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53937E+018" calcext:value-type="float">
            <text:p>1526875086539370000</text:p>
          </table:table-cell>
          <table:table-cell office:value-type="float" office:value="1901" calcext:value-type="float">
            <text:p>1901</text:p>
          </table:table-cell>
          <table:table-cell office:value-type="float" office:value="1.5268750865341E+018" calcext:value-type="float">
            <text:p>15268750865341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869843526743" calcext:value-type="float">
            <text:p>0.00086984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55971E+018" calcext:value-type="float">
            <text:p>1526875086559710000</text:p>
          </table:table-cell>
          <table:table-cell office:value-type="float" office:value="1902" calcext:value-type="float">
            <text:p>1902</text:p>
          </table:table-cell>
          <table:table-cell office:value-type="float" office:value="1.52687508655502E+018" calcext:value-type="float">
            <text:p>15268750865550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567590643186" calcext:value-type="float">
            <text:p>-0.00056759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58012E+018" calcext:value-type="float">
            <text:p>1526875086580120000</text:p>
          </table:table-cell>
          <table:table-cell office:value-type="float" office:value="1903" calcext:value-type="float">
            <text:p>1903</text:p>
          </table:table-cell>
          <table:table-cell office:value-type="float" office:value="1.52687508657499E+018" calcext:value-type="float">
            <text:p>15268750865749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592048745602" calcext:value-type="float">
            <text:p>-0.00059204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59945E+018" calcext:value-type="float">
            <text:p>1526875086599450000</text:p>
          </table:table-cell>
          <table:table-cell office:value-type="float" office:value="1904" calcext:value-type="float">
            <text:p>1904</text:p>
          </table:table-cell>
          <table:table-cell office:value-type="float" office:value="1.52687508659489E+018" calcext:value-type="float">
            <text:p>15268750865948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309312541503" calcext:value-type="float">
            <text:p>0.00030931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61979E+018" calcext:value-type="float">
            <text:p>1526875086619790000</text:p>
          </table:table-cell>
          <table:table-cell office:value-type="float" office:value="1905" calcext:value-type="float">
            <text:p>1905</text:p>
          </table:table-cell>
          <table:table-cell office:value-type="float" office:value="1.52687508661481E+018" calcext:value-type="float">
            <text:p>15268750866148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3978665045" calcext:value-type="float">
            <text:p>-0.00039786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64012E+018" calcext:value-type="float">
            <text:p>1526875086640120000</text:p>
          </table:table-cell>
          <table:table-cell office:value-type="float" office:value="1906" calcext:value-type="float">
            <text:p>1906</text:p>
          </table:table-cell>
          <table:table-cell office:value-type="float" office:value="1.52687508663472E+018" calcext:value-type="float">
            <text:p>15268750866347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42992218025" calcext:value-type="float">
            <text:p>0.00142992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65938E+018" calcext:value-type="float">
            <text:p>1526875086659380000</text:p>
          </table:table-cell>
          <table:table-cell office:value-type="float" office:value="1907" calcext:value-type="float">
            <text:p>1907</text:p>
          </table:table-cell>
          <table:table-cell office:value-type="float" office:value="1.52687508665445E+018" calcext:value-type="float">
            <text:p>15268750866544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618175719865" calcext:value-type="float">
            <text:p>0.00061817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67969E+018" calcext:value-type="float">
            <text:p>1526875086679690000</text:p>
          </table:table-cell>
          <table:table-cell office:value-type="float" office:value="1908" calcext:value-type="float">
            <text:p>1908</text:p>
          </table:table-cell>
          <table:table-cell office:value-type="float" office:value="1.52687508667435E+018" calcext:value-type="float">
            <text:p>15268750866743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20349105075" calcext:value-type="float">
            <text:p>-0.00220349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69998E+018" calcext:value-type="float">
            <text:p>1526875086699980000</text:p>
          </table:table-cell>
          <table:table-cell office:value-type="float" office:value="1909" calcext:value-type="float">
            <text:p>1909</text:p>
          </table:table-cell>
          <table:table-cell office:value-type="float" office:value="1.52687508669429E+018" calcext:value-type="float">
            <text:p>15268750866942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87352874875" calcext:value-type="float">
            <text:p>-0.00287352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72041E+018" calcext:value-type="float">
            <text:p>1526875086720410000</text:p>
          </table:table-cell>
          <table:table-cell office:value-type="float" office:value="1910" calcext:value-type="float">
            <text:p>1910</text:p>
          </table:table-cell>
          <table:table-cell office:value-type="float" office:value="1.52687508671505E+018" calcext:value-type="float">
            <text:p>15268750867150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79228885099" calcext:value-type="float">
            <text:p>0.00179228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73968E+018" calcext:value-type="float">
            <text:p>1526875086739680000</text:p>
          </table:table-cell>
          <table:table-cell office:value-type="float" office:value="1911" calcext:value-type="float">
            <text:p>1911</text:p>
          </table:table-cell>
          <table:table-cell office:value-type="float" office:value="1.52687508673487E+018" calcext:value-type="float">
            <text:p>15268750867348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332937785424" calcext:value-type="float">
            <text:p>-0.00332937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76002E+018" calcext:value-type="float">
            <text:p>1526875086760020000</text:p>
          </table:table-cell>
          <table:table-cell office:value-type="float" office:value="1912" calcext:value-type="float">
            <text:p>1912</text:p>
          </table:table-cell>
          <table:table-cell office:value-type="float" office:value="1.52687508675469E+018" calcext:value-type="float">
            <text:p>15268750867546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36982325837" calcext:value-type="float">
            <text:p>-0.00369823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77914E+018" calcext:value-type="float">
            <text:p>1526875086779140000</text:p>
          </table:table-cell>
          <table:table-cell office:value-type="float" office:value="1913" calcext:value-type="float">
            <text:p>1913</text:p>
          </table:table-cell>
          <table:table-cell office:value-type="float" office:value="1.52687508677449E+018" calcext:value-type="float">
            <text:p>15268750867744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380685506389" calcext:value-type="float">
            <text:p>0.00380685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79954E+018" calcext:value-type="float">
            <text:p>1526875086799540000</text:p>
          </table:table-cell>
          <table:table-cell office:value-type="float" office:value="1914" calcext:value-type="float">
            <text:p>1914</text:p>
          </table:table-cell>
          <table:table-cell office:value-type="float" office:value="1.52687508679412E+018" calcext:value-type="float">
            <text:p>15268750867941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598842743784" calcext:value-type="float">
            <text:p>-5.98842743784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81992E+018" calcext:value-type="float">
            <text:p>1526875086819920000</text:p>
          </table:table-cell>
          <table:table-cell office:value-type="float" office:value="1915" calcext:value-type="float">
            <text:p>1915</text:p>
          </table:table-cell>
          <table:table-cell office:value-type="float" office:value="1.52687508681489E+018" calcext:value-type="float">
            <text:p>15268750868148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43611000385" calcext:value-type="float">
            <text:p>-0.001436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84022E+018" calcext:value-type="float">
            <text:p>1526875086840220000</text:p>
          </table:table-cell>
          <table:table-cell office:value-type="float" office:value="1916" calcext:value-type="float">
            <text:p>1916</text:p>
          </table:table-cell>
          <table:table-cell office:value-type="float" office:value="1.52687508683481E+018" calcext:value-type="float">
            <text:p>15268750868348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7971470952" calcext:value-type="float">
            <text:p>0.00179714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8598E+018" calcext:value-type="float">
            <text:p>1526875086859800000</text:p>
          </table:table-cell>
          <table:table-cell office:value-type="float" office:value="1917" calcext:value-type="float">
            <text:p>1917</text:p>
          </table:table-cell>
          <table:table-cell office:value-type="float" office:value="1.5268750868548E+018" calcext:value-type="float">
            <text:p>15268750868548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99723336846" calcext:value-type="float">
            <text:p>-0.00199723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87997E+018" calcext:value-type="float">
            <text:p>1526875086879970000</text:p>
          </table:table-cell>
          <table:table-cell office:value-type="float" office:value="1918" calcext:value-type="float">
            <text:p>1918</text:p>
          </table:table-cell>
          <table:table-cell office:value-type="float" office:value="1.52687508687473E+018" calcext:value-type="float">
            <text:p>15268750868747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391989434138" calcext:value-type="float">
            <text:p>0.00391989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8993E+018" calcext:value-type="float">
            <text:p>1526875086899300000</text:p>
          </table:table-cell>
          <table:table-cell office:value-type="float" office:value="1919" calcext:value-type="float">
            <text:p>1919</text:p>
          </table:table-cell>
          <table:table-cell office:value-type="float" office:value="1.52687508689462E+018" calcext:value-type="float">
            <text:p>15268750868946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51861126162" calcext:value-type="float">
            <text:p>-0.00251861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91975E+018" calcext:value-type="float">
            <text:p>1526875086919750000</text:p>
          </table:table-cell>
          <table:table-cell office:value-type="float" office:value="1920" calcext:value-type="float">
            <text:p>1920</text:p>
          </table:table-cell>
          <table:table-cell office:value-type="float" office:value="1.5268750869145E+018" calcext:value-type="float">
            <text:p>15268750869145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90994469449" calcext:value-type="float">
            <text:p>-0.00190994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94013E+018" calcext:value-type="float">
            <text:p>1526875086940130000</text:p>
          </table:table-cell>
          <table:table-cell office:value-type="float" office:value="1921" calcext:value-type="float">
            <text:p>1921</text:p>
          </table:table-cell>
          <table:table-cell office:value-type="float" office:value="1.52687508693437E+018" calcext:value-type="float">
            <text:p>15268750869343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94991745614" calcext:value-type="float">
            <text:p>-0.00294991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95949E+018" calcext:value-type="float">
            <text:p>1526875086959490000</text:p>
          </table:table-cell>
          <table:table-cell office:value-type="float" office:value="1922" calcext:value-type="float">
            <text:p>1922</text:p>
          </table:table-cell>
          <table:table-cell office:value-type="float" office:value="1.52687508695408E+018" calcext:value-type="float">
            <text:p>15268750869540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88889098354" calcext:value-type="float">
            <text:p>-0.0018888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697986E+018" calcext:value-type="float">
            <text:p>1526875086979860000</text:p>
          </table:table-cell>
          <table:table-cell office:value-type="float" office:value="1923" calcext:value-type="float">
            <text:p>1923</text:p>
          </table:table-cell>
          <table:table-cell office:value-type="float" office:value="1.52687508697483E+018" calcext:value-type="float">
            <text:p>15268750869748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4191099219" calcext:value-type="float">
            <text:p>0.00241910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00018E+018" calcext:value-type="float">
            <text:p>1526875087000180000</text:p>
          </table:table-cell>
          <table:table-cell office:value-type="float" office:value="1924" calcext:value-type="float">
            <text:p>1924</text:p>
          </table:table-cell>
          <table:table-cell office:value-type="float" office:value="1.52687508699445E+018" calcext:value-type="float">
            <text:p>15268750869944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48154050112" calcext:value-type="float">
            <text:p>-0.00148154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01948E+018" calcext:value-type="float">
            <text:p>1526875087019480000</text:p>
          </table:table-cell>
          <table:table-cell office:value-type="float" office:value="1925" calcext:value-type="float">
            <text:p>1925</text:p>
          </table:table-cell>
          <table:table-cell office:value-type="float" office:value="1.52687508701423E+018" calcext:value-type="float">
            <text:p>15268750870142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5626498498" calcext:value-type="float">
            <text:p>0.00156264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04E+018" calcext:value-type="float">
            <text:p>1526875087040000000</text:p>
          </table:table-cell>
          <table:table-cell office:value-type="float" office:value="1926" calcext:value-type="float">
            <text:p>1926</text:p>
          </table:table-cell>
          <table:table-cell office:value-type="float" office:value="1.52687508703512E+018" calcext:value-type="float">
            <text:p>15268750870351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28195469733" calcext:value-type="float">
            <text:p>0.00128195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05934E+018" calcext:value-type="float">
            <text:p>1526875087059340000</text:p>
          </table:table-cell>
          <table:table-cell office:value-type="float" office:value="1927" calcext:value-type="float">
            <text:p>1927</text:p>
          </table:table-cell>
          <table:table-cell office:value-type="float" office:value="1.52687508705511E+018" calcext:value-type="float">
            <text:p>15268750870551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18413607217" calcext:value-type="float">
            <text:p>0.00218413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07961E+018" calcext:value-type="float">
            <text:p>1526875087079610000</text:p>
          </table:table-cell>
          <table:table-cell office:value-type="float" office:value="1928" calcext:value-type="float">
            <text:p>1928</text:p>
          </table:table-cell>
          <table:table-cell office:value-type="float" office:value="1.52687508707488E+018" calcext:value-type="float">
            <text:p>15268750870748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324357254431" calcext:value-type="float">
            <text:p>-0.00324357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10003E+018" calcext:value-type="float">
            <text:p>1526875087100030000</text:p>
          </table:table-cell>
          <table:table-cell office:value-type="float" office:value="1929" calcext:value-type="float">
            <text:p>1929</text:p>
          </table:table-cell>
          <table:table-cell office:value-type="float" office:value="1.52687508709469E+018" calcext:value-type="float">
            <text:p>15268750870946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60896282271" calcext:value-type="float">
            <text:p>-0.00026089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11929E+018" calcext:value-type="float">
            <text:p>1526875087119290000</text:p>
          </table:table-cell>
          <table:table-cell office:value-type="float" office:value="1930" calcext:value-type="float">
            <text:p>1930</text:p>
          </table:table-cell>
          <table:table-cell office:value-type="float" office:value="1.52687508711451E+018" calcext:value-type="float">
            <text:p>15268750871145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68778281659" calcext:value-type="float">
            <text:p>0.00168778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13962E+018" calcext:value-type="float">
            <text:p>1526875087139620000</text:p>
          </table:table-cell>
          <table:table-cell office:value-type="float" office:value="1931" calcext:value-type="float">
            <text:p>1931</text:p>
          </table:table-cell>
          <table:table-cell office:value-type="float" office:value="1.52687508713456E+018" calcext:value-type="float">
            <text:p>15268750871345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324990949593" calcext:value-type="float">
            <text:p>-0.00032499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15987E+018" calcext:value-type="float">
            <text:p>1526875087159870000</text:p>
          </table:table-cell>
          <table:table-cell office:value-type="float" office:value="1932" calcext:value-type="float">
            <text:p>1932</text:p>
          </table:table-cell>
          <table:table-cell office:value-type="float" office:value="1.52687508715482E+018" calcext:value-type="float">
            <text:p>15268750871548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926890317351" calcext:value-type="float">
            <text:p>-0.00926890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18031E+018" calcext:value-type="float">
            <text:p>1526875087180310000</text:p>
          </table:table-cell>
          <table:table-cell office:value-type="float" office:value="1933" calcext:value-type="float">
            <text:p>1933</text:p>
          </table:table-cell>
          <table:table-cell office:value-type="float" office:value="1.52687508717474E+018" calcext:value-type="float">
            <text:p>15268750871747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685212342069" calcext:value-type="float">
            <text:p>0.00685212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19951E+018" calcext:value-type="float">
            <text:p>1526875087199510000</text:p>
          </table:table-cell>
          <table:table-cell office:value-type="float" office:value="1934" calcext:value-type="float">
            <text:p>1934</text:p>
          </table:table-cell>
          <table:table-cell office:value-type="float" office:value="1.52687508719467E+018" calcext:value-type="float">
            <text:p>15268750871946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15799740888" calcext:value-type="float">
            <text:p>0.00115799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21973E+018" calcext:value-type="float">
            <text:p>1526875087219730000</text:p>
          </table:table-cell>
          <table:table-cell office:value-type="float" office:value="1935" calcext:value-type="float">
            <text:p>1935</text:p>
          </table:table-cell>
          <table:table-cell office:value-type="float" office:value="1.52687508721465E+018" calcext:value-type="float">
            <text:p>15268750872146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07926565781" calcext:value-type="float">
            <text:p>-0.00207926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24E+018" calcext:value-type="float">
            <text:p>1526875087240000000</text:p>
          </table:table-cell>
          <table:table-cell office:value-type="float" office:value="1936" calcext:value-type="float">
            <text:p>1936</text:p>
          </table:table-cell>
          <table:table-cell office:value-type="float" office:value="1.52687508723458E+018" calcext:value-type="float">
            <text:p>15268750872345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639833137393" calcext:value-type="float">
            <text:p>0.00639833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2592E+018" calcext:value-type="float">
            <text:p>1526875087259200000</text:p>
          </table:table-cell>
          <table:table-cell office:value-type="float" office:value="1937" calcext:value-type="float">
            <text:p>1937</text:p>
          </table:table-cell>
          <table:table-cell office:value-type="float" office:value="1.52687508725466E+018" calcext:value-type="float">
            <text:p>15268750872546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441849930212" calcext:value-type="float">
            <text:p>-0.00441849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27947E+018" calcext:value-type="float">
            <text:p>1526875087279470000</text:p>
          </table:table-cell>
          <table:table-cell office:value-type="float" office:value="1938" calcext:value-type="float">
            <text:p>1938</text:p>
          </table:table-cell>
          <table:table-cell office:value-type="float" office:value="1.52687508727449E+018" calcext:value-type="float">
            <text:p>15268750872744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348762609065" calcext:value-type="float">
            <text:p>-0.00034876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29975E+018" calcext:value-type="float">
            <text:p>1526875087299750000</text:p>
          </table:table-cell>
          <table:table-cell office:value-type="float" office:value="1939" calcext:value-type="float">
            <text:p>1939</text:p>
          </table:table-cell>
          <table:table-cell office:value-type="float" office:value="1.52687508729452E+018" calcext:value-type="float">
            <text:p>15268750872945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6638264535" calcext:value-type="float">
            <text:p>-0.00026638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3201E+018" calcext:value-type="float">
            <text:p>1526875087320100000</text:p>
          </table:table-cell>
          <table:table-cell office:value-type="float" office:value="1940" calcext:value-type="float">
            <text:p>1940</text:p>
          </table:table-cell>
          <table:table-cell office:value-type="float" office:value="1.5268750873144E+018" calcext:value-type="float">
            <text:p>15268750873144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839536078274" calcext:value-type="float">
            <text:p>0.00083953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33946E+018" calcext:value-type="float">
            <text:p>1526875087339460000</text:p>
          </table:table-cell>
          <table:table-cell office:value-type="float" office:value="1941" calcext:value-type="float">
            <text:p>1941</text:p>
          </table:table-cell>
          <table:table-cell office:value-type="float" office:value="1.52687508733441E+018" calcext:value-type="float">
            <text:p>15268750873344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338831171393" calcext:value-type="float">
            <text:p>-0.00338831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35972E+018" calcext:value-type="float">
            <text:p>1526875087359720000</text:p>
          </table:table-cell>
          <table:table-cell office:value-type="float" office:value="1942" calcext:value-type="float">
            <text:p>1942</text:p>
          </table:table-cell>
          <table:table-cell office:value-type="float" office:value="1.52687508735445E+018" calcext:value-type="float">
            <text:p>15268750873544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34136050474" calcext:value-type="float">
            <text:p>-0.00134136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38016E+018" calcext:value-type="float">
            <text:p>1526875087380160000</text:p>
          </table:table-cell>
          <table:table-cell office:value-type="float" office:value="1943" calcext:value-type="float">
            <text:p>1943</text:p>
          </table:table-cell>
          <table:table-cell office:value-type="float" office:value="1.52687508737437E+018" calcext:value-type="float">
            <text:p>15268750873743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47615808621" calcext:value-type="float">
            <text:p>0.00247615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39951E+018" calcext:value-type="float">
            <text:p>1526875087399510000</text:p>
          </table:table-cell>
          <table:table-cell office:value-type="float" office:value="1944" calcext:value-type="float">
            <text:p>1944</text:p>
          </table:table-cell>
          <table:table-cell office:value-type="float" office:value="1.52687508739417E+018" calcext:value-type="float">
            <text:p>15268750873941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683021149598" calcext:value-type="float">
            <text:p>-0.00068302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41997E+018" calcext:value-type="float">
            <text:p>1526875087419970000</text:p>
          </table:table-cell>
          <table:table-cell office:value-type="float" office:value="1945" calcext:value-type="float">
            <text:p>1945</text:p>
          </table:table-cell>
          <table:table-cell office:value-type="float" office:value="1.52687508741506E+018" calcext:value-type="float">
            <text:p>15268750874150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80020079622" calcext:value-type="float">
            <text:p>0.0008002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44025E+018" calcext:value-type="float">
            <text:p>1526875087440250000</text:p>
          </table:table-cell>
          <table:table-cell office:value-type="float" office:value="1946" calcext:value-type="float">
            <text:p>1946</text:p>
          </table:table-cell>
          <table:table-cell office:value-type="float" office:value="1.52687508743482E+018" calcext:value-type="float">
            <text:p>15268750874348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344709522324" calcext:value-type="float">
            <text:p>0.00034470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45961E+018" calcext:value-type="float">
            <text:p>1526875087459610000</text:p>
          </table:table-cell>
          <table:table-cell office:value-type="float" office:value="1947" calcext:value-type="float">
            <text:p>1947</text:p>
          </table:table-cell>
          <table:table-cell office:value-type="float" office:value="1.52687508745454E+018" calcext:value-type="float">
            <text:p>15268750874545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747623271309" calcext:value-type="float">
            <text:p>-0.00074762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47995E+018" calcext:value-type="float">
            <text:p>1526875087479950000</text:p>
          </table:table-cell>
          <table:table-cell office:value-type="float" office:value="1948" calcext:value-type="float">
            <text:p>1948</text:p>
          </table:table-cell>
          <table:table-cell office:value-type="float" office:value="1.52687508747452E+018" calcext:value-type="float">
            <text:p>15268750874745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56475342717" calcext:value-type="float">
            <text:p>-5.6475342717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49927E+018" calcext:value-type="float">
            <text:p>1526875087499270000</text:p>
          </table:table-cell>
          <table:table-cell office:value-type="float" office:value="1949" calcext:value-type="float">
            <text:p>1949</text:p>
          </table:table-cell>
          <table:table-cell office:value-type="float" office:value="1.52687508749446E+018" calcext:value-type="float">
            <text:p>15268750874944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327699887566" calcext:value-type="float">
            <text:p>0.00327699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5197E+018" calcext:value-type="float">
            <text:p>1526875087519700000</text:p>
          </table:table-cell>
          <table:table-cell office:value-type="float" office:value="1950" calcext:value-type="float">
            <text:p>1950</text:p>
          </table:table-cell>
          <table:table-cell office:value-type="float" office:value="1.52687508751429E+018" calcext:value-type="float">
            <text:p>15268750875142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680257799104" calcext:value-type="float">
            <text:p>6.80257799104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54E+018" calcext:value-type="float">
            <text:p>1526875087540000000</text:p>
          </table:table-cell>
          <table:table-cell office:value-type="float" office:value="1951" calcext:value-type="float">
            <text:p>1951</text:p>
          </table:table-cell>
          <table:table-cell office:value-type="float" office:value="1.52687508753411E+018" calcext:value-type="float">
            <text:p>15268750875341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278644947684" calcext:value-type="float">
            <text:p>2.78644947684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56036E+018" calcext:value-type="float">
            <text:p>1526875087560360000</text:p>
          </table:table-cell>
          <table:table-cell office:value-type="float" office:value="1952" calcext:value-type="float">
            <text:p>1952</text:p>
          </table:table-cell>
          <table:table-cell office:value-type="float" office:value="1.526875087555E+018" calcext:value-type="float">
            <text:p>15268750875550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03381816391" calcext:value-type="float">
            <text:p>-0.00020338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57975E+018" calcext:value-type="float">
            <text:p>1526875087579750000</text:p>
          </table:table-cell>
          <table:table-cell office:value-type="float" office:value="1953" calcext:value-type="float">
            <text:p>1953</text:p>
          </table:table-cell>
          <table:table-cell office:value-type="float" office:value="1.52687508757486E+018" calcext:value-type="float">
            <text:p>15268750875748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767824146897" calcext:value-type="float">
            <text:p>-0.00767824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60012E+018" calcext:value-type="float">
            <text:p>1526875087600120000</text:p>
          </table:table-cell>
          <table:table-cell office:value-type="float" office:value="1954" calcext:value-type="float">
            <text:p>1954</text:p>
          </table:table-cell>
          <table:table-cell office:value-type="float" office:value="1.52687508759461E+018" calcext:value-type="float">
            <text:p>15268750875946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340249063447" calcext:value-type="float">
            <text:p>0.00340249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61936E+018" calcext:value-type="float">
            <text:p>1526875087619360000</text:p>
          </table:table-cell>
          <table:table-cell office:value-type="float" office:value="1955" calcext:value-type="float">
            <text:p>1955</text:p>
          </table:table-cell>
          <table:table-cell office:value-type="float" office:value="1.52687508761448E+018" calcext:value-type="float">
            <text:p>15268750876144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316530931741" calcext:value-type="float">
            <text:p>-0.00031653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63966E+018" calcext:value-type="float">
            <text:p>1526875087639660000</text:p>
          </table:table-cell>
          <table:table-cell office:value-type="float" office:value="1956" calcext:value-type="float">
            <text:p>1956</text:p>
          </table:table-cell>
          <table:table-cell office:value-type="float" office:value="1.52687508763446E+018" calcext:value-type="float">
            <text:p>15268750876344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84617098421" calcext:value-type="float">
            <text:p>-0.0018461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65986E+018" calcext:value-type="float">
            <text:p>1526875087659860000</text:p>
          </table:table-cell>
          <table:table-cell office:value-type="float" office:value="1957" calcext:value-type="float">
            <text:p>1957</text:p>
          </table:table-cell>
          <table:table-cell office:value-type="float" office:value="1.52687508765434E+018" calcext:value-type="float">
            <text:p>15268750876543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336570385844" calcext:value-type="float">
            <text:p>0.00336570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6803E+018" calcext:value-type="float">
            <text:p>1526875087680300000</text:p>
          </table:table-cell>
          <table:table-cell office:value-type="float" office:value="1958" calcext:value-type="float">
            <text:p>1958</text:p>
          </table:table-cell>
          <table:table-cell office:value-type="float" office:value="1.52687508767515E+018" calcext:value-type="float">
            <text:p>15268750876751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483897980303" calcext:value-type="float">
            <text:p>0.0004838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69966E+018" calcext:value-type="float">
            <text:p>1526875087699660000</text:p>
          </table:table-cell>
          <table:table-cell office:value-type="float" office:value="1959" calcext:value-type="float">
            <text:p>1959</text:p>
          </table:table-cell>
          <table:table-cell office:value-type="float" office:value="1.52687508769515E+018" calcext:value-type="float">
            <text:p>15268750876951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90196272545" calcext:value-type="float">
            <text:p>-0.00290196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71999E+018" calcext:value-type="float">
            <text:p>1526875087719990000</text:p>
          </table:table-cell>
          <table:table-cell office:value-type="float" office:value="1960" calcext:value-type="float">
            <text:p>1960</text:p>
          </table:table-cell>
          <table:table-cell office:value-type="float" office:value="1.52687508771494E+018" calcext:value-type="float">
            <text:p>15268750877149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48422427103" calcext:value-type="float">
            <text:p>-0.00248422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74033E+018" calcext:value-type="float">
            <text:p>1526875087740330000</text:p>
          </table:table-cell>
          <table:table-cell office:value-type="float" office:value="1961" calcext:value-type="float">
            <text:p>1961</text:p>
          </table:table-cell>
          <table:table-cell office:value-type="float" office:value="1.52687508773489E+018" calcext:value-type="float">
            <text:p>15268750877348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309012341313" calcext:value-type="float">
            <text:p>-0.00309012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75959E+018" calcext:value-type="float">
            <text:p>1526875087759590000</text:p>
          </table:table-cell>
          <table:table-cell office:value-type="float" office:value="1962" calcext:value-type="float">
            <text:p>1962</text:p>
          </table:table-cell>
          <table:table-cell office:value-type="float" office:value="1.52687508775482E+018" calcext:value-type="float">
            <text:p>15268750877548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303649855778" calcext:value-type="float">
            <text:p>0.00303649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77984E+018" calcext:value-type="float">
            <text:p>1526875087779840000</text:p>
          </table:table-cell>
          <table:table-cell office:value-type="float" office:value="1963" calcext:value-type="float">
            <text:p>1963</text:p>
          </table:table-cell>
          <table:table-cell office:value-type="float" office:value="1.52687508777489E+018" calcext:value-type="float">
            <text:p>15268750877748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702894234564" calcext:value-type="float">
            <text:p>0.00070289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79997E+018" calcext:value-type="float">
            <text:p>1526875087799970000</text:p>
          </table:table-cell>
          <table:table-cell office:value-type="float" office:value="1964" calcext:value-type="float">
            <text:p>1964</text:p>
          </table:table-cell>
          <table:table-cell office:value-type="float" office:value="1.52687508779454E+018" calcext:value-type="float">
            <text:p>15268750877945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482822256163" calcext:value-type="float">
            <text:p>0.00482822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81939E+018" calcext:value-type="float">
            <text:p>1526875087819390000</text:p>
          </table:table-cell>
          <table:table-cell office:value-type="float" office:value="1965" calcext:value-type="float">
            <text:p>1965</text:p>
          </table:table-cell>
          <table:table-cell office:value-type="float" office:value="1.52687508781408E+018" calcext:value-type="float">
            <text:p>15268750878140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63891382888" calcext:value-type="float">
            <text:p>-0.00063891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83974E+018" calcext:value-type="float">
            <text:p>1526875087839740000</text:p>
          </table:table-cell>
          <table:table-cell office:value-type="float" office:value="1966" calcext:value-type="float">
            <text:p>1966</text:p>
          </table:table-cell>
          <table:table-cell office:value-type="float" office:value="1.52687508783484E+018" calcext:value-type="float">
            <text:p>15268750878348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203602714464" calcext:value-type="float">
            <text:p>0.00020360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86016E+018" calcext:value-type="float">
            <text:p>1526875087860160000</text:p>
          </table:table-cell>
          <table:table-cell office:value-type="float" office:value="1967" calcext:value-type="float">
            <text:p>1967</text:p>
          </table:table-cell>
          <table:table-cell office:value-type="float" office:value="1.52687508785447E+018" calcext:value-type="float">
            <text:p>15268750878544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570553180296" calcext:value-type="float">
            <text:p>0.00057055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87952E+018" calcext:value-type="float">
            <text:p>1526875087879520000</text:p>
          </table:table-cell>
          <table:table-cell office:value-type="float" office:value="1968" calcext:value-type="float">
            <text:p>1968</text:p>
          </table:table-cell>
          <table:table-cell office:value-type="float" office:value="1.5268750878744E+018" calcext:value-type="float">
            <text:p>15268750878744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371319754049" calcext:value-type="float">
            <text:p>-0.00371319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8999E+018" calcext:value-type="float">
            <text:p>1526875087899900000</text:p>
          </table:table-cell>
          <table:table-cell office:value-type="float" office:value="1969" calcext:value-type="float">
            <text:p>1969</text:p>
          </table:table-cell>
          <table:table-cell office:value-type="float" office:value="1.52687508789438E+018" calcext:value-type="float">
            <text:p>15268750878943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56844633259" calcext:value-type="float">
            <text:p>0.00256844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92022E+018" calcext:value-type="float">
            <text:p>1526875087920220000</text:p>
          </table:table-cell>
          <table:table-cell office:value-type="float" office:value="1970" calcext:value-type="float">
            <text:p>1970</text:p>
          </table:table-cell>
          <table:table-cell office:value-type="float" office:value="1.52687508791438E+018" calcext:value-type="float">
            <text:p>15268750879143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337279681116" calcext:value-type="float">
            <text:p>0.0033727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93955E+018" calcext:value-type="float">
            <text:p>1526875087939550000</text:p>
          </table:table-cell>
          <table:table-cell office:value-type="float" office:value="1971" calcext:value-type="float">
            <text:p>1971</text:p>
          </table:table-cell>
          <table:table-cell office:value-type="float" office:value="1.52687508793438E+018" calcext:value-type="float">
            <text:p>15268750879343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66495905817" calcext:value-type="float">
            <text:p>-0.00266495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95985E+018" calcext:value-type="float">
            <text:p>1526875087959850000</text:p>
          </table:table-cell>
          <table:table-cell office:value-type="float" office:value="1972" calcext:value-type="float">
            <text:p>1972</text:p>
          </table:table-cell>
          <table:table-cell office:value-type="float" office:value="1.52687508795421E+018" calcext:value-type="float">
            <text:p>15268750879542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415585516021" calcext:value-type="float">
            <text:p>0.0041558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98029E+018" calcext:value-type="float">
            <text:p>1526875087980290000</text:p>
          </table:table-cell>
          <table:table-cell office:value-type="float" office:value="1973" calcext:value-type="float">
            <text:p>1973</text:p>
          </table:table-cell>
          <table:table-cell office:value-type="float" office:value="1.5268750879751E+018" calcext:value-type="float">
            <text:p>15268750879751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72871444374" calcext:value-type="float">
            <text:p>-0.0017287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799968E+018" calcext:value-type="float">
            <text:p>1526875087999680000</text:p>
          </table:table-cell>
          <table:table-cell office:value-type="float" office:value="1974" calcext:value-type="float">
            <text:p>1974</text:p>
          </table:table-cell>
          <table:table-cell office:value-type="float" office:value="1.52687508799511E+018" calcext:value-type="float">
            <text:p>15268750879951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36577268131" calcext:value-type="float">
            <text:p>-0.00136577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02005E+018" calcext:value-type="float">
            <text:p>1526875088020050000</text:p>
          </table:table-cell>
          <table:table-cell office:value-type="float" office:value="1975" calcext:value-type="float">
            <text:p>1975</text:p>
          </table:table-cell>
          <table:table-cell office:value-type="float" office:value="1.52687508801494E+018" calcext:value-type="float">
            <text:p>15268750880149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14572443999" calcext:value-type="float">
            <text:p>-0.00114572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03929E+018" calcext:value-type="float">
            <text:p>1526875088039290000</text:p>
          </table:table-cell>
          <table:table-cell office:value-type="float" office:value="1976" calcext:value-type="float">
            <text:p>1976</text:p>
          </table:table-cell>
          <table:table-cell office:value-type="float" office:value="1.52687508803488E+018" calcext:value-type="float">
            <text:p>15268750880348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57334718481" calcext:value-type="float">
            <text:p>-0.00257334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05959E+018" calcext:value-type="float">
            <text:p>1526875088059590000</text:p>
          </table:table-cell>
          <table:table-cell office:value-type="float" office:value="1977" calcext:value-type="float">
            <text:p>1977</text:p>
          </table:table-cell>
          <table:table-cell office:value-type="float" office:value="1.52687508805492E+018" calcext:value-type="float">
            <text:p>15268750880549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61219446454" calcext:value-type="float">
            <text:p>-0.00161219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08001E+018" calcext:value-type="float">
            <text:p>1526875088080010000</text:p>
          </table:table-cell>
          <table:table-cell office:value-type="float" office:value="1978" calcext:value-type="float">
            <text:p>1978</text:p>
          </table:table-cell>
          <table:table-cell office:value-type="float" office:value="1.52687508807476E+018" calcext:value-type="float">
            <text:p>15268750880747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447669718415" calcext:value-type="float">
            <text:p>0.00447669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09927E+018" calcext:value-type="float">
            <text:p>1526875088099270000</text:p>
          </table:table-cell>
          <table:table-cell office:value-type="float" office:value="1979" calcext:value-type="float">
            <text:p>1979</text:p>
          </table:table-cell>
          <table:table-cell office:value-type="float" office:value="1.5268750880945E+018" calcext:value-type="float">
            <text:p>15268750880945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310588162392" calcext:value-type="float">
            <text:p>-0.0031058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1197E+018" calcext:value-type="float">
            <text:p>1526875088119700000</text:p>
          </table:table-cell>
          <table:table-cell office:value-type="float" office:value="1980" calcext:value-type="float">
            <text:p>1980</text:p>
          </table:table-cell>
          <table:table-cell office:value-type="float" office:value="1.52687508811444E+018" calcext:value-type="float">
            <text:p>15268750881144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32714607753" calcext:value-type="float">
            <text:p>-0.00132714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14004E+018" calcext:value-type="float">
            <text:p>1526875088140040000</text:p>
          </table:table-cell>
          <table:table-cell office:value-type="float" office:value="1981" calcext:value-type="float">
            <text:p>1981</text:p>
          </table:table-cell>
          <table:table-cell office:value-type="float" office:value="1.52687508813425E+018" calcext:value-type="float">
            <text:p>15268750881342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418106140569" calcext:value-type="float">
            <text:p>0.00418106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16039E+018" calcext:value-type="float">
            <text:p>1526875088160390000</text:p>
          </table:table-cell>
          <table:table-cell office:value-type="float" office:value="1982" calcext:value-type="float">
            <text:p>1982</text:p>
          </table:table-cell>
          <table:table-cell office:value-type="float" office:value="1.52687508815501E+018" calcext:value-type="float">
            <text:p>15268750881550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39626197051" calcext:value-type="float">
            <text:p>0.0013962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1795E+018" calcext:value-type="float">
            <text:p>1526875088179500000</text:p>
          </table:table-cell>
          <table:table-cell office:value-type="float" office:value="1983" calcext:value-type="float">
            <text:p>1983</text:p>
          </table:table-cell>
          <table:table-cell office:value-type="float" office:value="1.52687508817496E+018" calcext:value-type="float">
            <text:p>15268750881749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350544811226" calcext:value-type="float">
            <text:p>0.0003505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20004E+018" calcext:value-type="float">
            <text:p>1526875088200040000</text:p>
          </table:table-cell>
          <table:table-cell office:value-type="float" office:value="1984" calcext:value-type="float">
            <text:p>1984</text:p>
          </table:table-cell>
          <table:table-cell office:value-type="float" office:value="1.52687508819496E+018" calcext:value-type="float">
            <text:p>15268750881949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413396768272" calcext:value-type="float">
            <text:p>-0.00413396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22041E+018" calcext:value-type="float">
            <text:p>1526875088220410000</text:p>
          </table:table-cell>
          <table:table-cell office:value-type="float" office:value="1985" calcext:value-type="float">
            <text:p>1985</text:p>
          </table:table-cell>
          <table:table-cell office:value-type="float" office:value="1.52687508821472E+018" calcext:value-type="float">
            <text:p>15268750882147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92396575585" calcext:value-type="float">
            <text:p>-0.00192396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23956E+018" calcext:value-type="float">
            <text:p>1526875088239560000</text:p>
          </table:table-cell>
          <table:table-cell office:value-type="float" office:value="1986" calcext:value-type="float">
            <text:p>1986</text:p>
          </table:table-cell>
          <table:table-cell office:value-type="float" office:value="1.52687508823459E+018" calcext:value-type="float">
            <text:p>15268750882345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444926694036" calcext:value-type="float">
            <text:p>0.00444926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26002E+018" calcext:value-type="float">
            <text:p>1526875088260020000</text:p>
          </table:table-cell>
          <table:table-cell office:value-type="float" office:value="1987" calcext:value-type="float">
            <text:p>1987</text:p>
          </table:table-cell>
          <table:table-cell office:value-type="float" office:value="1.52687508825487E+018" calcext:value-type="float">
            <text:p>15268750882548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881018466316" calcext:value-type="float">
            <text:p>0.00088101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27935E+018" calcext:value-type="float">
            <text:p>1526875088279350000</text:p>
          </table:table-cell>
          <table:table-cell office:value-type="float" office:value="1988" calcext:value-type="float">
            <text:p>1988</text:p>
          </table:table-cell>
          <table:table-cell office:value-type="float" office:value="1.52687508827473E+018" calcext:value-type="float">
            <text:p>15268750882747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357955344953" calcext:value-type="float">
            <text:p>-0.00357955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29979E+018" calcext:value-type="float">
            <text:p>1526875088299790000</text:p>
          </table:table-cell>
          <table:table-cell office:value-type="float" office:value="1989" calcext:value-type="float">
            <text:p>1989</text:p>
          </table:table-cell>
          <table:table-cell office:value-type="float" office:value="1.52687508829461E+018" calcext:value-type="float">
            <text:p>15268750882946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98988826014" calcext:value-type="float">
            <text:p>0.0001989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32013E+018" calcext:value-type="float">
            <text:p>1526875088320130000</text:p>
          </table:table-cell>
          <table:table-cell office:value-type="float" office:value="1990" calcext:value-type="float">
            <text:p>1990</text:p>
          </table:table-cell>
          <table:table-cell office:value-type="float" office:value="1.52687508831444E+018" calcext:value-type="float">
            <text:p>15268750883144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33416212723" calcext:value-type="float">
            <text:p>0.00233416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33959E+018" calcext:value-type="float">
            <text:p>1526875088339590000</text:p>
          </table:table-cell>
          <table:table-cell office:value-type="float" office:value="1991" calcext:value-type="float">
            <text:p>1991</text:p>
          </table:table-cell>
          <table:table-cell office:value-type="float" office:value="1.52687508833441E+018" calcext:value-type="float">
            <text:p>15268750883344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24261987023" calcext:value-type="float">
            <text:p>-0.00224261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36007E+018" calcext:value-type="float">
            <text:p>1526875088360070000</text:p>
          </table:table-cell>
          <table:table-cell office:value-type="float" office:value="1992" calcext:value-type="float">
            <text:p>1992</text:p>
          </table:table-cell>
          <table:table-cell office:value-type="float" office:value="1.52687508835438E+018" calcext:value-type="float">
            <text:p>15268750883543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30411067605" calcext:value-type="float">
            <text:p>0.00230411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3794E+018" calcext:value-type="float">
            <text:p>1526875088379400000</text:p>
          </table:table-cell>
          <table:table-cell office:value-type="float" office:value="1993" calcext:value-type="float">
            <text:p>1993</text:p>
          </table:table-cell>
          <table:table-cell office:value-type="float" office:value="1.5268750883744E+018" calcext:value-type="float">
            <text:p>15268750883744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99243193492" calcext:value-type="float">
            <text:p>-0.00199243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3998E+018" calcext:value-type="float">
            <text:p>1526875088399800000</text:p>
          </table:table-cell>
          <table:table-cell office:value-type="float" office:value="1994" calcext:value-type="float">
            <text:p>1994</text:p>
          </table:table-cell>
          <table:table-cell office:value-type="float" office:value="1.52687508839427E+018" calcext:value-type="float">
            <text:p>15268750883942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760488794185" calcext:value-type="float">
            <text:p>0.0007604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42021E+018" calcext:value-type="float">
            <text:p>1526875088420210000</text:p>
          </table:table-cell>
          <table:table-cell office:value-type="float" office:value="1995" calcext:value-type="float">
            <text:p>1995</text:p>
          </table:table-cell>
          <table:table-cell office:value-type="float" office:value="1.52687508841504E+018" calcext:value-type="float">
            <text:p>15268750884150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70563247614" calcext:value-type="float">
            <text:p>0.00270563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43949E+018" calcext:value-type="float">
            <text:p>1526875088439490000</text:p>
          </table:table-cell>
          <table:table-cell office:value-type="float" office:value="1996" calcext:value-type="float">
            <text:p>1996</text:p>
          </table:table-cell>
          <table:table-cell office:value-type="float" office:value="1.52687508843486E+018" calcext:value-type="float">
            <text:p>15268750884348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642062572297" calcext:value-type="float">
            <text:p>0.00064206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45975E+018" calcext:value-type="float">
            <text:p>1526875088459750000</text:p>
          </table:table-cell>
          <table:table-cell office:value-type="float" office:value="1997" calcext:value-type="float">
            <text:p>1997</text:p>
          </table:table-cell>
          <table:table-cell office:value-type="float" office:value="1.52687508845474E+018" calcext:value-type="float">
            <text:p>15268750884547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36313828989" calcext:value-type="float">
            <text:p>0.00013631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48012E+018" calcext:value-type="float">
            <text:p>1526875088480120000</text:p>
          </table:table-cell>
          <table:table-cell office:value-type="float" office:value="1998" calcext:value-type="float">
            <text:p>1998</text:p>
          </table:table-cell>
          <table:table-cell office:value-type="float" office:value="1.52687508847441E+018" calcext:value-type="float">
            <text:p>15268750884744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26772664953" calcext:value-type="float">
            <text:p>-0.00126772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49949E+018" calcext:value-type="float">
            <text:p>1526875088499490000</text:p>
          </table:table-cell>
          <table:table-cell office:value-type="float" office:value="1999" calcext:value-type="float">
            <text:p>1999</text:p>
          </table:table-cell>
          <table:table-cell office:value-type="float" office:value="1.52687508849445E+018" calcext:value-type="float">
            <text:p>15268750884944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98747846298" calcext:value-type="float">
            <text:p>0.00198747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51997E+018" calcext:value-type="float">
            <text:p>1526875088519970000</text:p>
          </table:table-cell>
          <table:table-cell office:value-type="float" office:value="2000" calcext:value-type="float">
            <text:p>2000</text:p>
          </table:table-cell>
          <table:table-cell office:value-type="float" office:value="1.52687508851422E+018" calcext:value-type="float">
            <text:p>15268750885142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34348904248" calcext:value-type="float">
            <text:p>-0.0013434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54022E+018" calcext:value-type="float">
            <text:p>1526875088540220000</text:p>
          </table:table-cell>
          <table:table-cell office:value-type="float" office:value="2001" calcext:value-type="float">
            <text:p>2001</text:p>
          </table:table-cell>
          <table:table-cell office:value-type="float" office:value="1.52687508853448E+018" calcext:value-type="float">
            <text:p>15268750885344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300969637465" calcext:value-type="float">
            <text:p>0.0003009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55949E+018" calcext:value-type="float">
            <text:p>1526875088559490000</text:p>
          </table:table-cell>
          <table:table-cell office:value-type="float" office:value="2002" calcext:value-type="float">
            <text:p>2002</text:p>
          </table:table-cell>
          <table:table-cell office:value-type="float" office:value="1.52687508855433E+018" calcext:value-type="float">
            <text:p>15268750885543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62831204943" calcext:value-type="float">
            <text:p>-0.001628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57991E+018" calcext:value-type="float">
            <text:p>1526875088579910000</text:p>
          </table:table-cell>
          <table:table-cell office:value-type="float" office:value="2003" calcext:value-type="float">
            <text:p>2003</text:p>
          </table:table-cell>
          <table:table-cell office:value-type="float" office:value="1.52687508857408E+018" calcext:value-type="float">
            <text:p>15268750885740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937997130677" calcext:value-type="float">
            <text:p>-0.00093799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60034E+018" calcext:value-type="float">
            <text:p>1526875088600340000</text:p>
          </table:table-cell>
          <table:table-cell office:value-type="float" office:value="2004" calcext:value-type="float">
            <text:p>2004</text:p>
          </table:table-cell>
          <table:table-cell office:value-type="float" office:value="1.5268750885949E+018" calcext:value-type="float">
            <text:p>15268750885949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336025422439" calcext:value-type="float">
            <text:p>0.00336025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61978E+018" calcext:value-type="float">
            <text:p>1526875088619780000</text:p>
          </table:table-cell>
          <table:table-cell office:value-type="float" office:value="2005" calcext:value-type="float">
            <text:p>2005</text:p>
          </table:table-cell>
          <table:table-cell office:value-type="float" office:value="1.52687508861472E+018" calcext:value-type="float">
            <text:p>15268750886147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13627470657" calcext:value-type="float">
            <text:p>0.00213627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64011E+018" calcext:value-type="float">
            <text:p>1526875088640110000</text:p>
          </table:table-cell>
          <table:table-cell office:value-type="float" office:value="2006" calcext:value-type="float">
            <text:p>2006</text:p>
          </table:table-cell>
          <table:table-cell office:value-type="float" office:value="1.5268750886251E+018" calcext:value-type="float">
            <text:p>15268750886251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403298530728" calcext:value-type="float">
            <text:p>0.00403298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65931E+018" calcext:value-type="float">
            <text:p>1526875088659310000</text:p>
          </table:table-cell>
          <table:table-cell office:value-type="float" office:value="2007" calcext:value-type="float">
            <text:p>2007</text:p>
          </table:table-cell>
          <table:table-cell office:value-type="float" office:value="1.52687508865458E+018" calcext:value-type="float">
            <text:p>15268750886545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84032360651" calcext:value-type="float">
            <text:p>0.00284032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67979E+018" calcext:value-type="float">
            <text:p>1526875088679790000</text:p>
          </table:table-cell>
          <table:table-cell office:value-type="float" office:value="2008" calcext:value-type="float">
            <text:p>2008</text:p>
          </table:table-cell>
          <table:table-cell office:value-type="float" office:value="1.52687508867437E+018" calcext:value-type="float">
            <text:p>15268750886743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410369504243" calcext:value-type="float">
            <text:p>0.0041036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70022E+018" calcext:value-type="float">
            <text:p>1526875088700220000</text:p>
          </table:table-cell>
          <table:table-cell office:value-type="float" office:value="2009" calcext:value-type="float">
            <text:p>2009</text:p>
          </table:table-cell>
          <table:table-cell office:value-type="float" office:value="1.5268750886941E+018" calcext:value-type="float">
            <text:p>15268750886941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90844892152" calcext:value-type="float">
            <text:p>0.00290844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7195E+018" calcext:value-type="float">
            <text:p>1526875088719500000</text:p>
          </table:table-cell>
          <table:table-cell office:value-type="float" office:value="2010" calcext:value-type="float">
            <text:p>2010</text:p>
          </table:table-cell>
          <table:table-cell office:value-type="float" office:value="1.52687508871499E+018" calcext:value-type="float">
            <text:p>15268750887149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612825434655" calcext:value-type="float">
            <text:p>0.00612825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73977E+018" calcext:value-type="float">
            <text:p>1526875088739770000</text:p>
          </table:table-cell>
          <table:table-cell office:value-type="float" office:value="2011" calcext:value-type="float">
            <text:p>2011</text:p>
          </table:table-cell>
          <table:table-cell office:value-type="float" office:value="1.52687508873508E+018" calcext:value-type="float">
            <text:p>15268750887350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637487508357" calcext:value-type="float">
            <text:p>0.00637487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76014E+018" calcext:value-type="float">
            <text:p>1526875088760140000</text:p>
          </table:table-cell>
          <table:table-cell office:value-type="float" office:value="2012" calcext:value-type="float">
            <text:p>2012</text:p>
          </table:table-cell>
          <table:table-cell office:value-type="float" office:value="1.52687508875492E+018" calcext:value-type="float">
            <text:p>15268750887549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358413858339" calcext:value-type="float">
            <text:p>0.00358413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77946E+018" calcext:value-type="float">
            <text:p>1526875088779460000</text:p>
          </table:table-cell>
          <table:table-cell office:value-type="float" office:value="2013" calcext:value-type="float">
            <text:p>2013</text:p>
          </table:table-cell>
          <table:table-cell office:value-type="float" office:value="1.52687508877484E+018" calcext:value-type="float">
            <text:p>15268750887748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61170738284" calcext:value-type="float">
            <text:p>0.00161170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7996E+018" calcext:value-type="float">
            <text:p>1526875088799600000</text:p>
          </table:table-cell>
          <table:table-cell office:value-type="float" office:value="2014" calcext:value-type="float">
            <text:p>2014</text:p>
          </table:table-cell>
          <table:table-cell office:value-type="float" office:value="1.52687508879448E+018" calcext:value-type="float">
            <text:p>15268750887944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699262879789" calcext:value-type="float">
            <text:p>0.0069926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82023E+018" calcext:value-type="float">
            <text:p>1526875088820230000</text:p>
          </table:table-cell>
          <table:table-cell office:value-type="float" office:value="2015" calcext:value-type="float">
            <text:p>2015</text:p>
          </table:table-cell>
          <table:table-cell office:value-type="float" office:value="1.52687508881394E+018" calcext:value-type="float">
            <text:p>15268750888139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371737731621" calcext:value-type="float">
            <text:p>0.00371737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83947E+018" calcext:value-type="float">
            <text:p>1526875088839470000</text:p>
          </table:table-cell>
          <table:table-cell office:value-type="float" office:value="2016" calcext:value-type="float">
            <text:p>2016</text:p>
          </table:table-cell>
          <table:table-cell office:value-type="float" office:value="1.52687508883451E+018" calcext:value-type="float">
            <text:p>15268750888345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66583100893" calcext:value-type="float">
            <text:p>-0.0026658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85985E+018" calcext:value-type="float">
            <text:p>1526875088859850000</text:p>
          </table:table-cell>
          <table:table-cell office:value-type="float" office:value="2017" calcext:value-type="float">
            <text:p>2017</text:p>
          </table:table-cell>
          <table:table-cell office:value-type="float" office:value="1.52687508885416E+018" calcext:value-type="float">
            <text:p>15268750888541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801506638527" calcext:value-type="float">
            <text:p>0.0080150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88032E+018" calcext:value-type="float">
            <text:p>1526875088880320000</text:p>
          </table:table-cell>
          <table:table-cell office:value-type="float" office:value="2018" calcext:value-type="float">
            <text:p>2018</text:p>
          </table:table-cell>
          <table:table-cell office:value-type="float" office:value="1.52687508887509E+018" calcext:value-type="float">
            <text:p>15268750888750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569184077904" calcext:value-type="float">
            <text:p>0.00056918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89975E+018" calcext:value-type="float">
            <text:p>1526875088899750000</text:p>
          </table:table-cell>
          <table:table-cell office:value-type="float" office:value="2019" calcext:value-type="float">
            <text:p>2019</text:p>
          </table:table-cell>
          <table:table-cell office:value-type="float" office:value="1.52687508889505E+018" calcext:value-type="float">
            <text:p>15268750888950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02175881714" calcext:value-type="float">
            <text:p>-0.00202175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92012E+018" calcext:value-type="float">
            <text:p>1526875088920120000</text:p>
          </table:table-cell>
          <table:table-cell office:value-type="float" office:value="2020" calcext:value-type="float">
            <text:p>2020</text:p>
          </table:table-cell>
          <table:table-cell office:value-type="float" office:value="1.52687508891495E+018" calcext:value-type="float">
            <text:p>15268750889149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641302205622" calcext:value-type="float">
            <text:p>0.00641302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93946E+018" calcext:value-type="float">
            <text:p>1526875088939460000</text:p>
          </table:table-cell>
          <table:table-cell office:value-type="float" office:value="2021" calcext:value-type="float">
            <text:p>2021</text:p>
          </table:table-cell>
          <table:table-cell office:value-type="float" office:value="1.52687508893489E+018" calcext:value-type="float">
            <text:p>15268750889348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66645273566" calcext:value-type="float">
            <text:p>-0.00166645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95972E+018" calcext:value-type="float">
            <text:p>1526875088959720000</text:p>
          </table:table-cell>
          <table:table-cell office:value-type="float" office:value="2022" calcext:value-type="float">
            <text:p>2022</text:p>
          </table:table-cell>
          <table:table-cell office:value-type="float" office:value="1.52687508895465E+018" calcext:value-type="float">
            <text:p>15268750889546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23728269339" calcext:value-type="float">
            <text:p>-0.00223728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98019E+018" calcext:value-type="float">
            <text:p>1526875088980190000</text:p>
          </table:table-cell>
          <table:table-cell office:value-type="float" office:value="2023" calcext:value-type="float">
            <text:p>2023</text:p>
          </table:table-cell>
          <table:table-cell office:value-type="float" office:value="1.52687508897452E+018" calcext:value-type="float">
            <text:p>15268750889745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552667479496" calcext:value-type="float">
            <text:p>-0.00055266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899962E+018" calcext:value-type="float">
            <text:p>1526875088999620000</text:p>
          </table:table-cell>
          <table:table-cell office:value-type="float" office:value="2024" calcext:value-type="float">
            <text:p>2024</text:p>
          </table:table-cell>
          <table:table-cell office:value-type="float" office:value="1.52687508899441E+018" calcext:value-type="float">
            <text:p>15268750889944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30384874158" calcext:value-type="float">
            <text:p>-0.00230384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01999E+018" calcext:value-type="float">
            <text:p>1526875089019990000</text:p>
          </table:table-cell>
          <table:table-cell office:value-type="float" office:value="2025" calcext:value-type="float">
            <text:p>2025</text:p>
          </table:table-cell>
          <table:table-cell office:value-type="float" office:value="1.52687508901413E+018" calcext:value-type="float">
            <text:p>15268750890141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495862029493" calcext:value-type="float">
            <text:p>0.00495862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04033E+018" calcext:value-type="float">
            <text:p>1526875089040330000</text:p>
          </table:table-cell>
          <table:table-cell office:value-type="float" office:value="2026" calcext:value-type="float">
            <text:p>2026</text:p>
          </table:table-cell>
          <table:table-cell office:value-type="float" office:value="1.52687508903491E+018" calcext:value-type="float">
            <text:p>15268750890349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56455177441" calcext:value-type="float">
            <text:p>-0.00256455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05969E+018" calcext:value-type="float">
            <text:p>1526875089059690000</text:p>
          </table:table-cell>
          <table:table-cell office:value-type="float" office:value="2027" calcext:value-type="float">
            <text:p>2027</text:p>
          </table:table-cell>
          <table:table-cell office:value-type="float" office:value="1.52687508905464E+018" calcext:value-type="float">
            <text:p>15268750890546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809973943979" calcext:value-type="float">
            <text:p>0.00809973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08006E+018" calcext:value-type="float">
            <text:p>1526875089080060000</text:p>
          </table:table-cell>
          <table:table-cell office:value-type="float" office:value="2028" calcext:value-type="float">
            <text:p>2028</text:p>
          </table:table-cell>
          <table:table-cell office:value-type="float" office:value="1.52687508907451E+018" calcext:value-type="float">
            <text:p>15268750890745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509015051648" calcext:value-type="float">
            <text:p>-0.00509015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09913E+018" calcext:value-type="float">
            <text:p>1526875089099130000</text:p>
          </table:table-cell>
          <table:table-cell office:value-type="float" office:value="2029" calcext:value-type="float">
            <text:p>2029</text:p>
          </table:table-cell>
          <table:table-cell office:value-type="float" office:value="1.52687508909438E+018" calcext:value-type="float">
            <text:p>15268750890943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540617946535" calcext:value-type="float">
            <text:p>-0.00540617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11969E+018" calcext:value-type="float">
            <text:p>1526875089119690000</text:p>
          </table:table-cell>
          <table:table-cell office:value-type="float" office:value="2030" calcext:value-type="float">
            <text:p>2030</text:p>
          </table:table-cell>
          <table:table-cell office:value-type="float" office:value="1.52687508911401E+018" calcext:value-type="float">
            <text:p>15268750891140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397361675277" calcext:value-type="float">
            <text:p>-0.0039736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13989E+018" calcext:value-type="float">
            <text:p>1526875089139890000</text:p>
          </table:table-cell>
          <table:table-cell office:value-type="float" office:value="2031" calcext:value-type="float">
            <text:p>2031</text:p>
          </table:table-cell>
          <table:table-cell office:value-type="float" office:value="1.52687508913474E+018" calcext:value-type="float">
            <text:p>15268750891347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42343807966" calcext:value-type="float">
            <text:p>-0.0142343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16021E+018" calcext:value-type="float">
            <text:p>1526875089160210000</text:p>
          </table:table-cell>
          <table:table-cell office:value-type="float" office:value="2032" calcext:value-type="float">
            <text:p>2032</text:p>
          </table:table-cell>
          <table:table-cell office:value-type="float" office:value="1.5268750891546E+018" calcext:value-type="float">
            <text:p>15268750891546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23319560662" calcext:value-type="float">
            <text:p>-0.01233195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17965E+018" calcext:value-type="float">
            <text:p>1526875089179650000</text:p>
          </table:table-cell>
          <table:table-cell office:value-type="float" office:value="2033" calcext:value-type="float">
            <text:p>2033</text:p>
          </table:table-cell>
          <table:table-cell office:value-type="float" office:value="1.52687508917474E+018" calcext:value-type="float">
            <text:p>15268750891747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269068088382" calcext:value-type="float">
            <text:p>-0.0269068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19998E+018" calcext:value-type="float">
            <text:p>1526875089199980000</text:p>
          </table:table-cell>
          <table:table-cell office:value-type="float" office:value="2034" calcext:value-type="float">
            <text:p>2034</text:p>
          </table:table-cell>
          <table:table-cell office:value-type="float" office:value="1.52687508919444E+018" calcext:value-type="float">
            <text:p>15268750891944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341693870723" calcext:value-type="float">
            <text:p>-0.03416938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21938E+018" calcext:value-type="float">
            <text:p>1526875089219380000</text:p>
          </table:table-cell>
          <table:table-cell office:value-type="float" office:value="2035" calcext:value-type="float">
            <text:p>2035</text:p>
          </table:table-cell>
          <table:table-cell office:value-type="float" office:value="1.52687508921414E+018" calcext:value-type="float">
            <text:p>15268750892141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31801879406" calcext:value-type="float">
            <text:p>-0.03180187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23968E+018" calcext:value-type="float">
            <text:p>1526875089239680000</text:p>
          </table:table-cell>
          <table:table-cell office:value-type="float" office:value="2036" calcext:value-type="float">
            <text:p>2036</text:p>
          </table:table-cell>
          <table:table-cell office:value-type="float" office:value="1.52687508923409E+018" calcext:value-type="float">
            <text:p>15268750892340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787480324507" calcext:value-type="float">
            <text:p>-0.07874803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26006E+018" calcext:value-type="float">
            <text:p>1526875089260060000</text:p>
          </table:table-cell>
          <table:table-cell office:value-type="float" office:value="2037" calcext:value-type="float">
            <text:p>2037</text:p>
          </table:table-cell>
          <table:table-cell office:value-type="float" office:value="1.52687508925403E+018" calcext:value-type="float">
            <text:p>15268750892540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759316310287" calcext:value-type="float">
            <text:p>-0.0759316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27919E+018" calcext:value-type="float">
            <text:p>1526875089279190000</text:p>
          </table:table-cell>
          <table:table-cell office:value-type="float" office:value="2038" calcext:value-type="float">
            <text:p>2038</text:p>
          </table:table-cell>
          <table:table-cell office:value-type="float" office:value="1.52687508927486E+018" calcext:value-type="float">
            <text:p>15268750892748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30036085844" calcext:value-type="float">
            <text:p>-0.13003608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29954E+018" calcext:value-type="float">
            <text:p>1526875089299540000</text:p>
          </table:table-cell>
          <table:table-cell office:value-type="float" office:value="2039" calcext:value-type="float">
            <text:p>2039</text:p>
          </table:table-cell>
          <table:table-cell office:value-type="float" office:value="1.52687508929471E+018" calcext:value-type="float">
            <text:p>15268750892947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32684081793" calcext:value-type="float">
            <text:p>-0.13268408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31983E+018" calcext:value-type="float">
            <text:p>1526875089319830000</text:p>
          </table:table-cell>
          <table:table-cell office:value-type="float" office:value="2040" calcext:value-type="float">
            <text:p>2040</text:p>
          </table:table-cell>
          <table:table-cell office:value-type="float" office:value="1.52687508931465E+018" calcext:value-type="float">
            <text:p>15268750893146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47048979998" calcext:value-type="float">
            <text:p>-0.147048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34019E+018" calcext:value-type="float">
            <text:p>1526875089340190000</text:p>
          </table:table-cell>
          <table:table-cell office:value-type="float" office:value="2041" calcext:value-type="float">
            <text:p>2041</text:p>
          </table:table-cell>
          <table:table-cell office:value-type="float" office:value="1.52687508933446E+018" calcext:value-type="float">
            <text:p>15268750893344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217592328787" calcext:value-type="float">
            <text:p>-0.2175923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35953E+018" calcext:value-type="float">
            <text:p>1526875089359530000</text:p>
          </table:table-cell>
          <table:table-cell office:value-type="float" office:value="2042" calcext:value-type="float">
            <text:p>2042</text:p>
          </table:table-cell>
          <table:table-cell office:value-type="float" office:value="1.52687508935423E+018" calcext:value-type="float">
            <text:p>15268750893542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210678130388" calcext:value-type="float">
            <text:p>-0.2106781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37976E+018" calcext:value-type="float">
            <text:p>1526875089379760000</text:p>
          </table:table-cell>
          <table:table-cell office:value-type="float" office:value="2043" calcext:value-type="float">
            <text:p>2043</text:p>
          </table:table-cell>
          <table:table-cell office:value-type="float" office:value="1.5268750893741E+018" calcext:value-type="float">
            <text:p>15268750893741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231459960341" calcext:value-type="float">
            <text:p>-0.23145996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40019E+018" calcext:value-type="float">
            <text:p>1526875089400190000</text:p>
          </table:table-cell>
          <table:table-cell office:value-type="float" office:value="2044" calcext:value-type="float">
            <text:p>2044</text:p>
          </table:table-cell>
          <table:table-cell office:value-type="float" office:value="1.52687508939505E+018" calcext:value-type="float">
            <text:p>15268750893950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310222953558" calcext:value-type="float">
            <text:p>-0.31022295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41965E+018" calcext:value-type="float">
            <text:p>1526875089419650000</text:p>
          </table:table-cell>
          <table:table-cell office:value-type="float" office:value="2045" calcext:value-type="float">
            <text:p>2045</text:p>
          </table:table-cell>
          <table:table-cell office:value-type="float" office:value="1.52687508941485E+018" calcext:value-type="float">
            <text:p>15268750894148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306819200516" calcext:value-type="float">
            <text:p>-0.3068192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44002E+018" calcext:value-type="float">
            <text:p>1526875089440020000</text:p>
          </table:table-cell>
          <table:table-cell office:value-type="float" office:value="2046" calcext:value-type="float">
            <text:p>2046</text:p>
          </table:table-cell>
          <table:table-cell office:value-type="float" office:value="1.52687508943464E+018" calcext:value-type="float">
            <text:p>15268750894346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394023954868" calcext:value-type="float">
            <text:p>-0.39402395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45918E+018" calcext:value-type="float">
            <text:p>1526875089459180000</text:p>
          </table:table-cell>
          <table:table-cell office:value-type="float" office:value="2047" calcext:value-type="float">
            <text:p>2047</text:p>
          </table:table-cell>
          <table:table-cell office:value-type="float" office:value="1.52687508945448E+018" calcext:value-type="float">
            <text:p>15268750894544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375433087349" calcext:value-type="float">
            <text:p>-0.37543308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47953E+018" calcext:value-type="float">
            <text:p>1526875089479530000</text:p>
          </table:table-cell>
          <table:table-cell office:value-type="float" office:value="2048" calcext:value-type="float">
            <text:p>2048</text:p>
          </table:table-cell>
          <table:table-cell office:value-type="float" office:value="1.52687508947451E+018" calcext:value-type="float">
            <text:p>15268750894745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466393351555" calcext:value-type="float">
            <text:p>-0.46639335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49998E+018" calcext:value-type="float">
            <text:p>1526875089499980000</text:p>
          </table:table-cell>
          <table:table-cell office:value-type="float" office:value="2049" calcext:value-type="float">
            <text:p>2049</text:p>
          </table:table-cell>
          <table:table-cell office:value-type="float" office:value="1.52687508949442E+018" calcext:value-type="float">
            <text:p>15268750894944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433394014835" calcext:value-type="float">
            <text:p>-0.43339401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52019E+018" calcext:value-type="float">
            <text:p>1526875089520190000</text:p>
          </table:table-cell>
          <table:table-cell office:value-type="float" office:value="2050" calcext:value-type="float">
            <text:p>2050</text:p>
          </table:table-cell>
          <table:table-cell office:value-type="float" office:value="1.52687508951412E+018" calcext:value-type="float">
            <text:p>15268750895141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430880069733" calcext:value-type="float">
            <text:p>-0.43088006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53943E+018" calcext:value-type="float">
            <text:p>1526875089539430000</text:p>
          </table:table-cell>
          <table:table-cell office:value-type="float" office:value="2051" calcext:value-type="float">
            <text:p>2051</text:p>
          </table:table-cell>
          <table:table-cell office:value-type="float" office:value="1.52687508953505E+018" calcext:value-type="float">
            <text:p>15268750895350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569796979427" calcext:value-type="float">
            <text:p>-0.56979697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55974E+018" calcext:value-type="float">
            <text:p>1526875089559740000</text:p>
          </table:table-cell>
          <table:table-cell office:value-type="float" office:value="2052" calcext:value-type="float">
            <text:p>2052</text:p>
          </table:table-cell>
          <table:table-cell office:value-type="float" office:value="1.52687508955502E+018" calcext:value-type="float">
            <text:p>15268750895550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510931789875" calcext:value-type="float">
            <text:p>-0.51093178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58008E+018" calcext:value-type="float">
            <text:p>1526875089580080000</text:p>
          </table:table-cell>
          <table:table-cell office:value-type="float" office:value="2053" calcext:value-type="float">
            <text:p>2053</text:p>
          </table:table-cell>
          <table:table-cell office:value-type="float" office:value="1.52687508957495E+018" calcext:value-type="float">
            <text:p>15268750895749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631039023399" calcext:value-type="float">
            <text:p>-0.63103902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59938E+018" calcext:value-type="float">
            <text:p>1526875089599380000</text:p>
          </table:table-cell>
          <table:table-cell office:value-type="float" office:value="2054" calcext:value-type="float">
            <text:p>2054</text:p>
          </table:table-cell>
          <table:table-cell office:value-type="float" office:value="1.52687508959479E+018" calcext:value-type="float">
            <text:p>15268750895947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590723395348" calcext:value-type="float">
            <text:p>-0.59072339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61966E+018" calcext:value-type="float">
            <text:p>1526875089619660000</text:p>
          </table:table-cell>
          <table:table-cell office:value-type="float" office:value="2055" calcext:value-type="float">
            <text:p>2055</text:p>
          </table:table-cell>
          <table:table-cell office:value-type="float" office:value="1.52687508961454E+018" calcext:value-type="float">
            <text:p>15268750896145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566538631916" calcext:value-type="float">
            <text:p>-0.56653863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63997E+018" calcext:value-type="float">
            <text:p>1526875089639970000</text:p>
          </table:table-cell>
          <table:table-cell office:value-type="float" office:value="2056" calcext:value-type="float">
            <text:p>2056</text:p>
          </table:table-cell>
          <table:table-cell office:value-type="float" office:value="1.52687508963438E+018" calcext:value-type="float">
            <text:p>15268750896343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705596446991" calcext:value-type="float">
            <text:p>-0.7055964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65935E+018" calcext:value-type="float">
            <text:p>1526875089659350000</text:p>
          </table:table-cell>
          <table:table-cell office:value-type="float" office:value="2057" calcext:value-type="float">
            <text:p>2057</text:p>
          </table:table-cell>
          <table:table-cell office:value-type="float" office:value="1.52687508965421E+018" calcext:value-type="float">
            <text:p>15268750896542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659875094891" calcext:value-type="float">
            <text:p>-0.65987509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67965E+018" calcext:value-type="float">
            <text:p>1526875089679650000</text:p>
          </table:table-cell>
          <table:table-cell office:value-type="float" office:value="2058" calcext:value-type="float">
            <text:p>2058</text:p>
          </table:table-cell>
          <table:table-cell office:value-type="float" office:value="1.52687508967418E+018" calcext:value-type="float">
            <text:p>15268750896741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639474034309" calcext:value-type="float">
            <text:p>-0.63947403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69991E+018" calcext:value-type="float">
            <text:p>1526875089699910000</text:p>
          </table:table-cell>
          <table:table-cell office:value-type="float" office:value="2059" calcext:value-type="float">
            <text:p>2059</text:p>
          </table:table-cell>
          <table:table-cell office:value-type="float" office:value="1.52687508969505E+018" calcext:value-type="float">
            <text:p>15268750896950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790640473366" calcext:value-type="float">
            <text:p>-0.79064047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72026E+018" calcext:value-type="float">
            <text:p>1526875089720260000</text:p>
          </table:table-cell>
          <table:table-cell office:value-type="float" office:value="2060" calcext:value-type="float">
            <text:p>2060</text:p>
          </table:table-cell>
          <table:table-cell office:value-type="float" office:value="1.52687508971478E+018" calcext:value-type="float">
            <text:p>15268750897147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723696470261" calcext:value-type="float">
            <text:p>-0.72369647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73957E+018" calcext:value-type="float">
            <text:p>1526875089739570000</text:p>
          </table:table-cell>
          <table:table-cell office:value-type="float" office:value="2061" calcext:value-type="float">
            <text:p>2061</text:p>
          </table:table-cell>
          <table:table-cell office:value-type="float" office:value="1.52687508973443E+018" calcext:value-type="float">
            <text:p>15268750897344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901581645012" calcext:value-type="float">
            <text:p>-0.9015816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75982E+018" calcext:value-type="float">
            <text:p>1526875089759820000</text:p>
          </table:table-cell>
          <table:table-cell office:value-type="float" office:value="2062" calcext:value-type="float">
            <text:p>2062</text:p>
          </table:table-cell>
          <table:table-cell office:value-type="float" office:value="1.52687508975411E+018" calcext:value-type="float">
            <text:p>15268750897541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792777955532" calcext:value-type="float">
            <text:p>-0.79277795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78011E+018" calcext:value-type="float">
            <text:p>1526875089780110000</text:p>
          </table:table-cell>
          <table:table-cell office:value-type="float" office:value="2063" calcext:value-type="float">
            <text:p>2063</text:p>
          </table:table-cell>
          <table:table-cell office:value-type="float" office:value="1.52687508977499E+018" calcext:value-type="float">
            <text:p>15268750897749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941127061844" calcext:value-type="float">
            <text:p>-0.94112706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79921E+018" calcext:value-type="float">
            <text:p>1526875089799210000</text:p>
          </table:table-cell>
          <table:table-cell office:value-type="float" office:value="2064" calcext:value-type="float">
            <text:p>2064</text:p>
          </table:table-cell>
          <table:table-cell office:value-type="float" office:value="1.5268750897947E+018" calcext:value-type="float">
            <text:p>15268750897947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862617611885" calcext:value-type="float">
            <text:p>-0.86261761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81944E+018" calcext:value-type="float">
            <text:p>1526875089819440000</text:p>
          </table:table-cell>
          <table:table-cell office:value-type="float" office:value="2065" calcext:value-type="float">
            <text:p>2065</text:p>
          </table:table-cell>
          <table:table-cell office:value-type="float" office:value="1.52687508981427E+018" calcext:value-type="float">
            <text:p>15268750898142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810445785522" calcext:value-type="float">
            <text:p>-0.81044578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83984E+018" calcext:value-type="float">
            <text:p>1526875089839840000</text:p>
          </table:table-cell>
          <table:table-cell office:value-type="float" office:value="2066" calcext:value-type="float">
            <text:p>2066</text:p>
          </table:table-cell>
          <table:table-cell office:value-type="float" office:value="1.52687508983489E+018" calcext:value-type="float">
            <text:p>15268750898348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988508820534" calcext:value-type="float">
            <text:p>-0.98850882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86018E+018" calcext:value-type="float">
            <text:p>1526875089860180000</text:p>
          </table:table-cell>
          <table:table-cell office:value-type="float" office:value="2067" calcext:value-type="float">
            <text:p>2067</text:p>
          </table:table-cell>
          <table:table-cell office:value-type="float" office:value="1.52687508985451E+018" calcext:value-type="float">
            <text:p>15268750898545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887257933617" calcext:value-type="float">
            <text:p>-0.8872579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87964E+018" calcext:value-type="float">
            <text:p>1526875089879640000</text:p>
          </table:table-cell>
          <table:table-cell office:value-type="float" office:value="2068" calcext:value-type="float">
            <text:p>2068</text:p>
          </table:table-cell>
          <table:table-cell office:value-type="float" office:value="1.52687508987436E+018" calcext:value-type="float">
            <text:p>15268750898743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1.08165538311" calcext:value-type="float">
            <text:p>-1.08165538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89995E+018" calcext:value-type="float">
            <text:p>1526875089899950000</text:p>
          </table:table-cell>
          <table:table-cell office:value-type="float" office:value="2069" calcext:value-type="float">
            <text:p>2069</text:p>
          </table:table-cell>
          <table:table-cell office:value-type="float" office:value="1.52687508989405E+018" calcext:value-type="float">
            <text:p>15268750898940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950713038445" calcext:value-type="float">
            <text:p>-0.9507130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92034E+018" calcext:value-type="float">
            <text:p>1526875089920340000</text:p>
          </table:table-cell>
          <table:table-cell office:value-type="float" office:value="2070" calcext:value-type="float">
            <text:p>2070</text:p>
          </table:table-cell>
          <table:table-cell office:value-type="float" office:value="1.52687508991501E+018" calcext:value-type="float">
            <text:p>15268750899150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901265740395" calcext:value-type="float">
            <text:p>-0.90126574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93959E+018" calcext:value-type="float">
            <text:p>1526875089939590000</text:p>
          </table:table-cell>
          <table:table-cell office:value-type="float" office:value="2071" calcext:value-type="float">
            <text:p>2071</text:p>
          </table:table-cell>
          <table:table-cell office:value-type="float" office:value="1.52687508993497E+018" calcext:value-type="float">
            <text:p>15268750899349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1.11445593834" calcext:value-type="float">
            <text:p>-1.11445593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96005E+018" calcext:value-type="float">
            <text:p>1526875089960050000</text:p>
          </table:table-cell>
          <table:table-cell office:value-type="float" office:value="2072" calcext:value-type="float">
            <text:p>2072</text:p>
          </table:table-cell>
          <table:table-cell office:value-type="float" office:value="1.52687508995483E+018" calcext:value-type="float">
            <text:p>15268750899548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975740611553" calcext:value-type="float">
            <text:p>-0.97574061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97944E+018" calcext:value-type="float">
            <text:p>1526875089979440000</text:p>
          </table:table-cell>
          <table:table-cell office:value-type="float" office:value="2073" calcext:value-type="float">
            <text:p>2073</text:p>
          </table:table-cell>
          <table:table-cell office:value-type="float" office:value="1.52687508997478E+018" calcext:value-type="float">
            <text:p>15268750899747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1.15032184124" calcext:value-type="float">
            <text:p>-1.15032184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8999985E+018" calcext:value-type="float">
            <text:p>1526875089999850000</text:p>
          </table:table-cell>
          <table:table-cell office:value-type="float" office:value="2074" calcext:value-type="float">
            <text:p>2074</text:p>
          </table:table-cell>
          <table:table-cell office:value-type="float" office:value="1.52687508999449E+018" calcext:value-type="float">
            <text:p>15268750899944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983805775642" calcext:value-type="float">
            <text:p>-0.98380577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02024E+018" calcext:value-type="float">
            <text:p>1526875090020240000</text:p>
          </table:table-cell>
          <table:table-cell office:value-type="float" office:value="2075" calcext:value-type="float">
            <text:p>2075</text:p>
          </table:table-cell>
          <table:table-cell office:value-type="float" office:value="1.52687509001444E+018" calcext:value-type="float">
            <text:p>15268750900144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906650066376" calcext:value-type="float">
            <text:p>-0.9066500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03953E+018" calcext:value-type="float">
            <text:p>1526875090039530000</text:p>
          </table:table-cell>
          <table:table-cell office:value-type="float" office:value="2076" calcext:value-type="float">
            <text:p>2076</text:p>
          </table:table-cell>
          <table:table-cell office:value-type="float" office:value="1.5268750900344E+018" calcext:value-type="float">
            <text:p>15268750900344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1.07540082932" calcext:value-type="float">
            <text:p>-1.07540082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05977E+018" calcext:value-type="float">
            <text:p>1526875090059770000</text:p>
          </table:table-cell>
          <table:table-cell office:value-type="float" office:value="2077" calcext:value-type="float">
            <text:p>2077</text:p>
          </table:table-cell>
          <table:table-cell office:value-type="float" office:value="1.52687509005426E+018" calcext:value-type="float">
            <text:p>15268750900542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924172520638" calcext:value-type="float">
            <text:p>-0.92417252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08031E+018" calcext:value-type="float">
            <text:p>1526875090080310000</text:p>
          </table:table-cell>
          <table:table-cell office:value-type="float" office:value="2078" calcext:value-type="float">
            <text:p>2078</text:p>
          </table:table-cell>
          <table:table-cell office:value-type="float" office:value="1.52687509007409E+018" calcext:value-type="float">
            <text:p>15268750900740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840490221977" calcext:value-type="float">
            <text:p>-0.8404902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09969E+018" calcext:value-type="float">
            <text:p>1526875090099690000</text:p>
          </table:table-cell>
          <table:table-cell office:value-type="float" office:value="2079" calcext:value-type="float">
            <text:p>2079</text:p>
          </table:table-cell>
          <table:table-cell office:value-type="float" office:value="1.52687509009495E+018" calcext:value-type="float">
            <text:p>15268750900949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999337136745" calcext:value-type="float">
            <text:p>-0.99933713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12004E+018" calcext:value-type="float">
            <text:p>1526875090120040000</text:p>
          </table:table-cell>
          <table:table-cell office:value-type="float" office:value="2080" calcext:value-type="float">
            <text:p>2080</text:p>
          </table:table-cell>
          <table:table-cell office:value-type="float" office:value="1.52687509011483E+018" calcext:value-type="float">
            <text:p>15268750901148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863727986813" calcext:value-type="float">
            <text:p>-0.86372798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13929E+018" calcext:value-type="float">
            <text:p>1526875090139290000</text:p>
          </table:table-cell>
          <table:table-cell office:value-type="float" office:value="2081" calcext:value-type="float">
            <text:p>2081</text:p>
          </table:table-cell>
          <table:table-cell office:value-type="float" office:value="1.52687509013475E+018" calcext:value-type="float">
            <text:p>15268750901347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983793020248" calcext:value-type="float">
            <text:p>-0.98379302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15967E+018" calcext:value-type="float">
            <text:p>1526875090159670000</text:p>
          </table:table-cell>
          <table:table-cell office:value-type="float" office:value="2082" calcext:value-type="float">
            <text:p>2082</text:p>
          </table:table-cell>
          <table:table-cell office:value-type="float" office:value="1.52687509015461E+018" calcext:value-type="float">
            <text:p>15268750901546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827955722809" calcext:value-type="float">
            <text:p>-0.82795572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18015E+018" calcext:value-type="float">
            <text:p>1526875090180150000</text:p>
          </table:table-cell>
          <table:table-cell office:value-type="float" office:value="2083" calcext:value-type="float">
            <text:p>2083</text:p>
          </table:table-cell>
          <table:table-cell office:value-type="float" office:value="1.52687509017459E+018" calcext:value-type="float">
            <text:p>15268750901745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904086112976" calcext:value-type="float">
            <text:p>-0.9040861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1995E+018" calcext:value-type="float">
            <text:p>1526875090199500000</text:p>
          </table:table-cell>
          <table:table-cell office:value-type="float" office:value="2084" calcext:value-type="float">
            <text:p>2084</text:p>
          </table:table-cell>
          <table:table-cell office:value-type="float" office:value="1.52687509019441E+018" calcext:value-type="float">
            <text:p>15268750901944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77201128006" calcext:value-type="float">
            <text:p>-0.77201128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21991E+018" calcext:value-type="float">
            <text:p>1526875090219910000</text:p>
          </table:table-cell>
          <table:table-cell office:value-type="float" office:value="2085" calcext:value-type="float">
            <text:p>2085</text:p>
          </table:table-cell>
          <table:table-cell office:value-type="float" office:value="1.52687509021441E+018" calcext:value-type="float">
            <text:p>15268750902144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686196446419" calcext:value-type="float">
            <text:p>-0.6861964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24031E+018" calcext:value-type="float">
            <text:p>1526875090240310000</text:p>
          </table:table-cell>
          <table:table-cell office:value-type="float" office:value="2086" calcext:value-type="float">
            <text:p>2086</text:p>
          </table:table-cell>
          <table:table-cell office:value-type="float" office:value="1.52687509023423E+018" calcext:value-type="float">
            <text:p>15268750902342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755748391151" calcext:value-type="float">
            <text:p>-0.7557483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25962E+018" calcext:value-type="float">
            <text:p>1526875090259620000</text:p>
          </table:table-cell>
          <table:table-cell office:value-type="float" office:value="2087" calcext:value-type="float">
            <text:p>2087</text:p>
          </table:table-cell>
          <table:table-cell office:value-type="float" office:value="1.52687509025451E+018" calcext:value-type="float">
            <text:p>15268750902545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659504652023" calcext:value-type="float">
            <text:p>-0.6595046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28007E+018" calcext:value-type="float">
            <text:p>1526875090280070000</text:p>
          </table:table-cell>
          <table:table-cell office:value-type="float" office:value="2088" calcext:value-type="float">
            <text:p>2088</text:p>
          </table:table-cell>
          <table:table-cell office:value-type="float" office:value="1.52687509027445E+018" calcext:value-type="float">
            <text:p>15268750902744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582100868225" calcext:value-type="float">
            <text:p>-0.58210086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29944E+018" calcext:value-type="float">
            <text:p>1526875090299440000</text:p>
          </table:table-cell>
          <table:table-cell office:value-type="float" office:value="2089" calcext:value-type="float">
            <text:p>2089</text:p>
          </table:table-cell>
          <table:table-cell office:value-type="float" office:value="1.52687509029407E+018" calcext:value-type="float">
            <text:p>15268750902940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663994789124" calcext:value-type="float">
            <text:p>-0.66399478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31973E+018" calcext:value-type="float">
            <text:p>1526875090319730000</text:p>
          </table:table-cell>
          <table:table-cell office:value-type="float" office:value="2090" calcext:value-type="float">
            <text:p>2090</text:p>
          </table:table-cell>
          <table:table-cell office:value-type="float" office:value="1.52687509031496E+018" calcext:value-type="float">
            <text:p>15268750903149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555483877659" calcext:value-type="float">
            <text:p>-0.55548387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34011E+018" calcext:value-type="float">
            <text:p>1526875090340110000</text:p>
          </table:table-cell>
          <table:table-cell office:value-type="float" office:value="2091" calcext:value-type="float">
            <text:p>2091</text:p>
          </table:table-cell>
          <table:table-cell office:value-type="float" office:value="1.52687509033489E+018" calcext:value-type="float">
            <text:p>15268750903348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588550209999" calcext:value-type="float">
            <text:p>-0.588550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35941E+018" calcext:value-type="float">
            <text:p>1526875090359410000</text:p>
          </table:table-cell>
          <table:table-cell office:value-type="float" office:value="2092" calcext:value-type="float">
            <text:p>2092</text:p>
          </table:table-cell>
          <table:table-cell office:value-type="float" office:value="1.52687509035463E+018" calcext:value-type="float">
            <text:p>15268750903546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501620471478" calcext:value-type="float">
            <text:p>-0.50162047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37982E+018" calcext:value-type="float">
            <text:p>1526875090379820000</text:p>
          </table:table-cell>
          <table:table-cell office:value-type="float" office:value="2093" calcext:value-type="float">
            <text:p>2093</text:p>
          </table:table-cell>
          <table:table-cell office:value-type="float" office:value="1.52687509037455E+018" calcext:value-type="float">
            <text:p>15268750903745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432082653046" calcext:value-type="float">
            <text:p>-0.4320826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40031E+018" calcext:value-type="float">
            <text:p>1526875090400310000</text:p>
          </table:table-cell>
          <table:table-cell office:value-type="float" office:value="2094" calcext:value-type="float">
            <text:p>2094</text:p>
          </table:table-cell>
          <table:table-cell office:value-type="float" office:value="1.52687509039452E+018" calcext:value-type="float">
            <text:p>15268750903945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469017088413" calcext:value-type="float">
            <text:p>-0.46901708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41971E+018" calcext:value-type="float">
            <text:p>1526875090419710000</text:p>
          </table:table-cell>
          <table:table-cell office:value-type="float" office:value="2095" calcext:value-type="float">
            <text:p>2095</text:p>
          </table:table-cell>
          <table:table-cell office:value-type="float" office:value="1.52687509041439E+018" calcext:value-type="float">
            <text:p>15268750904143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401484727859" calcext:value-type="float">
            <text:p>-0.40148472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44016E+018" calcext:value-type="float">
            <text:p>1526875090440160000</text:p>
          </table:table-cell>
          <table:table-cell office:value-type="float" office:value="2096" calcext:value-type="float">
            <text:p>2096</text:p>
          </table:table-cell>
          <table:table-cell office:value-type="float" office:value="1.52687509043456E+018" calcext:value-type="float">
            <text:p>15268750904345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412911862135" calcext:value-type="float">
            <text:p>-0.41291186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45946E+018" calcext:value-type="float">
            <text:p>1526875090459460000</text:p>
          </table:table-cell>
          <table:table-cell office:value-type="float" office:value="2097" calcext:value-type="float">
            <text:p>2097</text:p>
          </table:table-cell>
          <table:table-cell office:value-type="float" office:value="1.52687509045444E+018" calcext:value-type="float">
            <text:p>15268750904544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346189439297" calcext:value-type="float">
            <text:p>-0.34618943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47989E+018" calcext:value-type="float">
            <text:p>1526875090479890000</text:p>
          </table:table-cell>
          <table:table-cell office:value-type="float" office:value="2098" calcext:value-type="float">
            <text:p>2098</text:p>
          </table:table-cell>
          <table:table-cell office:value-type="float" office:value="1.52687509047421E+018" calcext:value-type="float">
            <text:p>15268750904742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286787569523" calcext:value-type="float">
            <text:p>-0.28678756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50029E+018" calcext:value-type="float">
            <text:p>1526875090500290000</text:p>
          </table:table-cell>
          <table:table-cell office:value-type="float" office:value="2099" calcext:value-type="float">
            <text:p>2099</text:p>
          </table:table-cell>
          <table:table-cell office:value-type="float" office:value="1.52687509049509E+018" calcext:value-type="float">
            <text:p>15268750904950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309202730656" calcext:value-type="float">
            <text:p>-0.30920273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51978E+018" calcext:value-type="float">
            <text:p>1526875090519780000</text:p>
          </table:table-cell>
          <table:table-cell office:value-type="float" office:value="2100" calcext:value-type="float">
            <text:p>2100</text:p>
          </table:table-cell>
          <table:table-cell office:value-type="float" office:value="1.52687509051487E+018" calcext:value-type="float">
            <text:p>15268750905148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254354536533" calcext:value-type="float">
            <text:p>-0.2543545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53994E+018" calcext:value-type="float">
            <text:p>1526875090539940000</text:p>
          </table:table-cell>
          <table:table-cell office:value-type="float" office:value="2101" calcext:value-type="float">
            <text:p>2101</text:p>
          </table:table-cell>
          <table:table-cell office:value-type="float" office:value="1.52687509053481E+018" calcext:value-type="float">
            <text:p>15268750905348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244134694338" calcext:value-type="float">
            <text:p>-0.24413469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56038E+018" calcext:value-type="float">
            <text:p>1526875090560380000</text:p>
          </table:table-cell>
          <table:table-cell office:value-type="float" office:value="2102" calcext:value-type="float">
            <text:p>2102</text:p>
          </table:table-cell>
          <table:table-cell office:value-type="float" office:value="1.52687509055452E+018" calcext:value-type="float">
            <text:p>15268750905545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97375953197" calcext:value-type="float">
            <text:p>-0.19737595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57958E+018" calcext:value-type="float">
            <text:p>1526875090579580000</text:p>
          </table:table-cell>
          <table:table-cell office:value-type="float" office:value="2103" calcext:value-type="float">
            <text:p>2103</text:p>
          </table:table-cell>
          <table:table-cell office:value-type="float" office:value="1.52687509057437E+018" calcext:value-type="float">
            <text:p>15268750905743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54119983315" calcext:value-type="float">
            <text:p>-0.15411998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59997E+018" calcext:value-type="float">
            <text:p>1526875090599970000</text:p>
          </table:table-cell>
          <table:table-cell office:value-type="float" office:value="2104" calcext:value-type="float">
            <text:p>2104</text:p>
          </table:table-cell>
          <table:table-cell office:value-type="float" office:value="1.52687509059417E+018" calcext:value-type="float">
            <text:p>15268750905941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4790995419" calcext:value-type="float">
            <text:p>-0.14790995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62037E+018" calcext:value-type="float">
            <text:p>1526875090620370000</text:p>
          </table:table-cell>
          <table:table-cell office:value-type="float" office:value="2105" calcext:value-type="float">
            <text:p>2105</text:p>
          </table:table-cell>
          <table:table-cell office:value-type="float" office:value="1.5268750906149E+018" calcext:value-type="float">
            <text:p>15268750906149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07536330819" calcext:value-type="float">
            <text:p>-0.10753633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63961E+018" calcext:value-type="float">
            <text:p>1526875090639610000</text:p>
          </table:table-cell>
          <table:table-cell office:value-type="float" office:value="2106" calcext:value-type="float">
            <text:p>2106</text:p>
          </table:table-cell>
          <table:table-cell office:value-type="float" office:value="1.52687509063492E+018" calcext:value-type="float">
            <text:p>15268750906349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858724191785" calcext:value-type="float">
            <text:p>-0.0858724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66014E+018" calcext:value-type="float">
            <text:p>1526875090660140000</text:p>
          </table:table-cell>
          <table:table-cell office:value-type="float" office:value="2107" calcext:value-type="float">
            <text:p>2107</text:p>
          </table:table-cell>
          <table:table-cell office:value-type="float" office:value="1.5268750906547E+018" calcext:value-type="float">
            <text:p>15268750906547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563134327531" calcext:value-type="float">
            <text:p>-0.0563134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67954E+018" calcext:value-type="float">
            <text:p>1526875090679540000</text:p>
          </table:table-cell>
          <table:table-cell office:value-type="float" office:value="2108" calcext:value-type="float">
            <text:p>2108</text:p>
          </table:table-cell>
          <table:table-cell office:value-type="float" office:value="1.52687509067444E+018" calcext:value-type="float">
            <text:p>15268750906744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219680499285" calcext:value-type="float">
            <text:p>-0.02196804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70001E+018" calcext:value-type="float">
            <text:p>1526875090700010000</text:p>
          </table:table-cell>
          <table:table-cell office:value-type="float" office:value="2109" calcext:value-type="float">
            <text:p>2109</text:p>
          </table:table-cell>
          <table:table-cell office:value-type="float" office:value="1.52687509069409E+018" calcext:value-type="float">
            <text:p>15268750906940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40980046615" calcext:value-type="float">
            <text:p>0.00409800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71936E+018" calcext:value-type="float">
            <text:p>1526875090719360000</text:p>
          </table:table-cell>
          <table:table-cell office:value-type="float" office:value="2110" calcext:value-type="float">
            <text:p>2110</text:p>
          </table:table-cell>
          <table:table-cell office:value-type="float" office:value="1.52687509071498E+018" calcext:value-type="float">
            <text:p>15268750907149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307639241219" calcext:value-type="float">
            <text:p>0.03076392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73977E+018" calcext:value-type="float">
            <text:p>1526875090739770000</text:p>
          </table:table-cell>
          <table:table-cell office:value-type="float" office:value="2111" calcext:value-type="float">
            <text:p>2111</text:p>
          </table:table-cell>
          <table:table-cell office:value-type="float" office:value="1.52687509073498E+018" calcext:value-type="float">
            <text:p>15268750907349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673880130053" calcext:value-type="float">
            <text:p>0.0673880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76024E+018" calcext:value-type="float">
            <text:p>1526875090760240000</text:p>
          </table:table-cell>
          <table:table-cell office:value-type="float" office:value="2112" calcext:value-type="float">
            <text:p>2112</text:p>
          </table:table-cell>
          <table:table-cell office:value-type="float" office:value="1.52687509075483E+018" calcext:value-type="float">
            <text:p>15268750907548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825474858284" calcext:value-type="float">
            <text:p>0.08254748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77958E+018" calcext:value-type="float">
            <text:p>1526875090779580000</text:p>
          </table:table-cell>
          <table:table-cell office:value-type="float" office:value="2113" calcext:value-type="float">
            <text:p>2113</text:p>
          </table:table-cell>
          <table:table-cell office:value-type="float" office:value="1.52687509077447E+018" calcext:value-type="float">
            <text:p>15268750907744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10762604326" calcext:value-type="float">
            <text:p>0.10762604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79967E+018" calcext:value-type="float">
            <text:p>1526875090799670000</text:p>
          </table:table-cell>
          <table:table-cell office:value-type="float" office:value="2114" calcext:value-type="float">
            <text:p>2114</text:p>
          </table:table-cell>
          <table:table-cell office:value-type="float" office:value="1.52687509079417E+018" calcext:value-type="float">
            <text:p>15268750907941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158616393805" calcext:value-type="float">
            <text:p>0.15861639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81999E+018" calcext:value-type="float">
            <text:p>1526875090819990000</text:p>
          </table:table-cell>
          <table:table-cell office:value-type="float" office:value="2115" calcext:value-type="float">
            <text:p>2115</text:p>
          </table:table-cell>
          <table:table-cell office:value-type="float" office:value="1.52687509081476E+018" calcext:value-type="float">
            <text:p>15268750908147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159208253026" calcext:value-type="float">
            <text:p>0.1592082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83933E+018" calcext:value-type="float">
            <text:p>1526875090839330000</text:p>
          </table:table-cell>
          <table:table-cell office:value-type="float" office:value="2116" calcext:value-type="float">
            <text:p>2116</text:p>
          </table:table-cell>
          <table:table-cell office:value-type="float" office:value="1.52687509083428E+018" calcext:value-type="float">
            <text:p>15268750908342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226625353098" calcext:value-type="float">
            <text:p>0.22662535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85973E+018" calcext:value-type="float">
            <text:p>1526875090859730000</text:p>
          </table:table-cell>
          <table:table-cell office:value-type="float" office:value="2117" calcext:value-type="float">
            <text:p>2117</text:p>
          </table:table-cell>
          <table:table-cell office:value-type="float" office:value="1.52687509085493E+018" calcext:value-type="float">
            <text:p>15268750908549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216655731201" calcext:value-type="float">
            <text:p>0.2166557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88014E+018" calcext:value-type="float">
            <text:p>1526875090880140000</text:p>
          </table:table-cell>
          <table:table-cell office:value-type="float" office:value="2118" calcext:value-type="float">
            <text:p>2118</text:p>
          </table:table-cell>
          <table:table-cell office:value-type="float" office:value="1.52687509087458E+018" calcext:value-type="float">
            <text:p>15268750908745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224866703153" calcext:value-type="float">
            <text:p>0.22486670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89953E+018" calcext:value-type="float">
            <text:p>1526875090899530000</text:p>
          </table:table-cell>
          <table:table-cell office:value-type="float" office:value="2119" calcext:value-type="float">
            <text:p>2119</text:p>
          </table:table-cell>
          <table:table-cell office:value-type="float" office:value="1.52687509089449E+018" calcext:value-type="float">
            <text:p>15268750908944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30782687664" calcext:value-type="float">
            <text:p>0.30782687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92E+018" calcext:value-type="float">
            <text:p>1526875090920000000</text:p>
          </table:table-cell>
          <table:table-cell office:value-type="float" office:value="2120" calcext:value-type="float">
            <text:p>2120</text:p>
          </table:table-cell>
          <table:table-cell office:value-type="float" office:value="1.52687509091434E+018" calcext:value-type="float">
            <text:p>15268750909143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292425334454" calcext:value-type="float">
            <text:p>0.29242533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9393E+018" calcext:value-type="float">
            <text:p>1526875090939300000</text:p>
          </table:table-cell>
          <table:table-cell office:value-type="float" office:value="2121" calcext:value-type="float">
            <text:p>2121</text:p>
          </table:table-cell>
          <table:table-cell office:value-type="float" office:value="1.52687509093426E+018" calcext:value-type="float">
            <text:p>15268750909342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38043153286" calcext:value-type="float">
            <text:p>0.38043153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95974E+018" calcext:value-type="float">
            <text:p>1526875090959740000</text:p>
          </table:table-cell>
          <table:table-cell office:value-type="float" office:value="2122" calcext:value-type="float">
            <text:p>2122</text:p>
          </table:table-cell>
          <table:table-cell office:value-type="float" office:value="1.52687509095413E+018" calcext:value-type="float">
            <text:p>15268750909541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349346935749" calcext:value-type="float">
            <text:p>0.34934693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98012E+018" calcext:value-type="float">
            <text:p>1526875090980120000</text:p>
          </table:table-cell>
          <table:table-cell office:value-type="float" office:value="2123" calcext:value-type="float">
            <text:p>2123</text:p>
          </table:table-cell>
          <table:table-cell office:value-type="float" office:value="1.52687509097504E+018" calcext:value-type="float">
            <text:p>15268750909750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425446003675" calcext:value-type="float">
            <text:p>0.42544600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099946E+018" calcext:value-type="float">
            <text:p>1526875090999460000</text:p>
          </table:table-cell>
          <table:table-cell office:value-type="float" office:value="2124" calcext:value-type="float">
            <text:p>2124</text:p>
          </table:table-cell>
          <table:table-cell office:value-type="float" office:value="1.5268750909949E+018" calcext:value-type="float">
            <text:p>15268750909949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406518131495" calcext:value-type="float">
            <text:p>0.40651813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01985E+018" calcext:value-type="float">
            <text:p>1526875091019850000</text:p>
          </table:table-cell>
          <table:table-cell office:value-type="float" office:value="2125" calcext:value-type="float">
            <text:p>2125</text:p>
          </table:table-cell>
          <table:table-cell office:value-type="float" office:value="1.52687509101467E+018" calcext:value-type="float">
            <text:p>15268750910146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390137374401" calcext:value-type="float">
            <text:p>0.3901373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04026E+018" calcext:value-type="float">
            <text:p>1526875091040260000</text:p>
          </table:table-cell>
          <table:table-cell office:value-type="float" office:value="2126" calcext:value-type="float">
            <text:p>2126</text:p>
          </table:table-cell>
          <table:table-cell office:value-type="float" office:value="1.52687509103449E+018" calcext:value-type="float">
            <text:p>15268750910344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496020168066" calcext:value-type="float">
            <text:p>0.49602016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05959E+018" calcext:value-type="float">
            <text:p>1526875091059590000</text:p>
          </table:table-cell>
          <table:table-cell office:value-type="float" office:value="2127" calcext:value-type="float">
            <text:p>2127</text:p>
          </table:table-cell>
          <table:table-cell office:value-type="float" office:value="1.52687509105424E+018" calcext:value-type="float">
            <text:p>15268750910542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471103012562" calcext:value-type="float">
            <text:p>0.47110301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08005E+018" calcext:value-type="float">
            <text:p>1526875091080050000</text:p>
          </table:table-cell>
          <table:table-cell office:value-type="float" office:value="2128" calcext:value-type="float">
            <text:p>2128</text:p>
          </table:table-cell>
          <table:table-cell office:value-type="float" office:value="1.52687509107511E+018" calcext:value-type="float">
            <text:p>15268750910751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575225710869" calcext:value-type="float">
            <text:p>0.57522571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09932E+018" calcext:value-type="float">
            <text:p>1526875091099320000</text:p>
          </table:table-cell>
          <table:table-cell office:value-type="float" office:value="2129" calcext:value-type="float">
            <text:p>2129</text:p>
          </table:table-cell>
          <table:table-cell office:value-type="float" office:value="1.52687509109483E+018" calcext:value-type="float">
            <text:p>15268750910948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541467964649" calcext:value-type="float">
            <text:p>0.54146796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11982E+018" calcext:value-type="float">
            <text:p>1526875091119820000</text:p>
          </table:table-cell>
          <table:table-cell office:value-type="float" office:value="2130" calcext:value-type="float">
            <text:p>2130</text:p>
          </table:table-cell>
          <table:table-cell office:value-type="float" office:value="1.52687509111466E+018" calcext:value-type="float">
            <text:p>15268750911146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517515838146" calcext:value-type="float">
            <text:p>0.51751583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14011E+018" calcext:value-type="float">
            <text:p>1526875091140110000</text:p>
          </table:table-cell>
          <table:table-cell office:value-type="float" office:value="2131" calcext:value-type="float">
            <text:p>2131</text:p>
          </table:table-cell>
          <table:table-cell office:value-type="float" office:value="1.52687509113445E+018" calcext:value-type="float">
            <text:p>15268750911344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645388007164" calcext:value-type="float">
            <text:p>0.6453880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15946E+018" calcext:value-type="float">
            <text:p>1526875091159460000</text:p>
          </table:table-cell>
          <table:table-cell office:value-type="float" office:value="2132" calcext:value-type="float">
            <text:p>2132</text:p>
          </table:table-cell>
          <table:table-cell office:value-type="float" office:value="1.52687509115429E+018" calcext:value-type="float">
            <text:p>15268750911542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602154970169" calcext:value-type="float">
            <text:p>0.60215497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17987E+018" calcext:value-type="float">
            <text:p>1526875091179870000</text:p>
          </table:table-cell>
          <table:table-cell office:value-type="float" office:value="2133" calcext:value-type="float">
            <text:p>2133</text:p>
          </table:table-cell>
          <table:table-cell office:value-type="float" office:value="1.52687509117441E+018" calcext:value-type="float">
            <text:p>15268750911744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573332190514" calcext:value-type="float">
            <text:p>0.5733321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20007E+018" calcext:value-type="float">
            <text:p>1526875091200070000</text:p>
          </table:table-cell>
          <table:table-cell office:value-type="float" office:value="2134" calcext:value-type="float">
            <text:p>2134</text:p>
          </table:table-cell>
          <table:table-cell office:value-type="float" office:value="1.52687509119435E+018" calcext:value-type="float">
            <text:p>15268750911943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70706474781" calcext:value-type="float">
            <text:p>0.70706474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2195E+018" calcext:value-type="float">
            <text:p>1526875091219500000</text:p>
          </table:table-cell>
          <table:table-cell office:value-type="float" office:value="2135" calcext:value-type="float">
            <text:p>2135</text:p>
          </table:table-cell>
          <table:table-cell office:value-type="float" office:value="1.52687509121418E+018" calcext:value-type="float">
            <text:p>15268750912141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660924553871" calcext:value-type="float">
            <text:p>0.66092455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23983E+018" calcext:value-type="float">
            <text:p>1526875091239830000</text:p>
          </table:table-cell>
          <table:table-cell office:value-type="float" office:value="2136" calcext:value-type="float">
            <text:p>2136</text:p>
          </table:table-cell>
          <table:table-cell office:value-type="float" office:value="1.52687509123509E+018" calcext:value-type="float">
            <text:p>15268750912350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781072020531" calcext:value-type="float">
            <text:p>0.78107202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26028E+018" calcext:value-type="float">
            <text:p>1526875091260280000</text:p>
          </table:table-cell>
          <table:table-cell office:value-type="float" office:value="2137" calcext:value-type="float">
            <text:p>2137</text:p>
          </table:table-cell>
          <table:table-cell office:value-type="float" office:value="1.5268750912544E+018" calcext:value-type="float">
            <text:p>15268750912544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705143690109" calcext:value-type="float">
            <text:p>0.70514369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27963E+018" calcext:value-type="float">
            <text:p>1526875091279630000</text:p>
          </table:table-cell>
          <table:table-cell office:value-type="float" office:value="2138" calcext:value-type="float">
            <text:p>2138</text:p>
          </table:table-cell>
          <table:table-cell office:value-type="float" office:value="1.5268750912741E+018" calcext:value-type="float">
            <text:p>15268750912741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682256579399" calcext:value-type="float">
            <text:p>0.68225657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30008E+018" calcext:value-type="float">
            <text:p>1526875091300080000</text:p>
          </table:table-cell>
          <table:table-cell office:value-type="float" office:value="2139" calcext:value-type="float">
            <text:p>2139</text:p>
          </table:table-cell>
          <table:table-cell office:value-type="float" office:value="1.52687509129489E+018" calcext:value-type="float">
            <text:p>15268750912948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82935667038" calcext:value-type="float">
            <text:p>0.8293566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31926E+018" calcext:value-type="float">
            <text:p>1526875091319260000</text:p>
          </table:table-cell>
          <table:table-cell office:value-type="float" office:value="2140" calcext:value-type="float">
            <text:p>2140</text:p>
          </table:table-cell>
          <table:table-cell office:value-type="float" office:value="1.52687509131474E+018" calcext:value-type="float">
            <text:p>15268750913147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764261364937" calcext:value-type="float">
            <text:p>0.76426136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33964E+018" calcext:value-type="float">
            <text:p>1526875091339640000</text:p>
          </table:table-cell>
          <table:table-cell office:value-type="float" office:value="2141" calcext:value-type="float">
            <text:p>2141</text:p>
          </table:table-cell>
          <table:table-cell office:value-type="float" office:value="1.52687509133448E+018" calcext:value-type="float">
            <text:p>15268750913344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889421641827" calcext:value-type="float">
            <text:p>0.88942164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36E+018" calcext:value-type="float">
            <text:p>1526875091360000000</text:p>
          </table:table-cell>
          <table:table-cell office:value-type="float" office:value="2142" calcext:value-type="float">
            <text:p>2142</text:p>
          </table:table-cell>
          <table:table-cell office:value-type="float" office:value="1.52687509135442E+018" calcext:value-type="float">
            <text:p>15268750913544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786815166473" calcext:value-type="float">
            <text:p>0.78681516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37925E+018" calcext:value-type="float">
            <text:p>1526875091379250000</text:p>
          </table:table-cell>
          <table:table-cell office:value-type="float" office:value="2143" calcext:value-type="float">
            <text:p>2143</text:p>
          </table:table-cell>
          <table:table-cell office:value-type="float" office:value="1.52687509137429E+018" calcext:value-type="float">
            <text:p>15268750913742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75850725174" calcext:value-type="float">
            <text:p>0.75850725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39959E+018" calcext:value-type="float">
            <text:p>1526875091399590000</text:p>
          </table:table-cell>
          <table:table-cell office:value-type="float" office:value="2144" calcext:value-type="float">
            <text:p>2144</text:p>
          </table:table-cell>
          <table:table-cell office:value-type="float" office:value="1.5268750913945E+018" calcext:value-type="float">
            <text:p>15268750913945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90811753273" calcext:value-type="float">
            <text:p>0.90811753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41996E+018" calcext:value-type="float">
            <text:p>1526875091419960000</text:p>
          </table:table-cell>
          <table:table-cell office:value-type="float" office:value="2145" calcext:value-type="float">
            <text:p>2145</text:p>
          </table:table-cell>
          <table:table-cell office:value-type="float" office:value="1.5268750914144E+018" calcext:value-type="float">
            <text:p>15268750914144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803157091141" calcext:value-type="float">
            <text:p>0.80315709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43932E+018" calcext:value-type="float">
            <text:p>1526875091439320000</text:p>
          </table:table-cell>
          <table:table-cell office:value-type="float" office:value="2146" calcext:value-type="float">
            <text:p>2146</text:p>
          </table:table-cell>
          <table:table-cell office:value-type="float" office:value="1.52687509143417E+018" calcext:value-type="float">
            <text:p>15268750914341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963217973709" calcext:value-type="float">
            <text:p>0.96321797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45958E+018" calcext:value-type="float">
            <text:p>1526875091459580000</text:p>
          </table:table-cell>
          <table:table-cell office:value-type="float" office:value="2147" calcext:value-type="float">
            <text:p>2147</text:p>
          </table:table-cell>
          <table:table-cell office:value-type="float" office:value="1.52687509145494E+018" calcext:value-type="float">
            <text:p>15268750914549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837389469147" calcext:value-type="float">
            <text:p>0.83738946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47999E+018" calcext:value-type="float">
            <text:p>1526875091479990000</text:p>
          </table:table-cell>
          <table:table-cell office:value-type="float" office:value="2148" calcext:value-type="float">
            <text:p>2148</text:p>
          </table:table-cell>
          <table:table-cell office:value-type="float" office:value="1.52687509147487E+018" calcext:value-type="float">
            <text:p>15268750914748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946662187576" calcext:value-type="float">
            <text:p>0.94666218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49938E+018" calcext:value-type="float">
            <text:p>1526875091499380000</text:p>
          </table:table-cell>
          <table:table-cell office:value-type="float" office:value="2149" calcext:value-type="float">
            <text:p>2149</text:p>
          </table:table-cell>
          <table:table-cell office:value-type="float" office:value="1.52687509149456E+018" calcext:value-type="float">
            <text:p>15268750914945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847543656826" calcext:value-type="float">
            <text:p>0.8475436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51962E+018" calcext:value-type="float">
            <text:p>1526875091519620000</text:p>
          </table:table-cell>
          <table:table-cell office:value-type="float" office:value="2150" calcext:value-type="float">
            <text:p>2150</text:p>
          </table:table-cell>
          <table:table-cell office:value-type="float" office:value="1.52687509151442E+018" calcext:value-type="float">
            <text:p>15268750915144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775177001953" calcext:value-type="float">
            <text:p>0.775177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53994E+018" calcext:value-type="float">
            <text:p>1526875091539940000</text:p>
          </table:table-cell>
          <table:table-cell office:value-type="float" office:value="2151" calcext:value-type="float">
            <text:p>2151</text:p>
          </table:table-cell>
          <table:table-cell office:value-type="float" office:value="1.52687509153425E+018" calcext:value-type="float">
            <text:p>15268750915342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909411549568" calcext:value-type="float">
            <text:p>0.9094115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5602E+018" calcext:value-type="float">
            <text:p>1526875091560200000</text:p>
          </table:table-cell>
          <table:table-cell office:value-type="float" office:value="2152" calcext:value-type="float">
            <text:p>2152</text:p>
          </table:table-cell>
          <table:table-cell office:value-type="float" office:value="1.52687509155514E+018" calcext:value-type="float">
            <text:p>15268750915551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803936958313" calcext:value-type="float">
            <text:p>0.80393695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57962E+018" calcext:value-type="float">
            <text:p>1526875091579620000</text:p>
          </table:table-cell>
          <table:table-cell office:value-type="float" office:value="2153" calcext:value-type="float">
            <text:p>2153</text:p>
          </table:table-cell>
          <table:table-cell office:value-type="float" office:value="1.52687509157494E+018" calcext:value-type="float">
            <text:p>15268750915749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758776843548" calcext:value-type="float">
            <text:p>0.75877684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60009E+018" calcext:value-type="float">
            <text:p>1526875091600090000</text:p>
          </table:table-cell>
          <table:table-cell office:value-type="float" office:value="2154" calcext:value-type="float">
            <text:p>2154</text:p>
          </table:table-cell>
          <table:table-cell office:value-type="float" office:value="1.52687509159469E+018" calcext:value-type="float">
            <text:p>15268750915946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881490588188" calcext:value-type="float">
            <text:p>0.88149058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61949E+018" calcext:value-type="float">
            <text:p>1526875091619490000</text:p>
          </table:table-cell>
          <table:table-cell office:value-type="float" office:value="2155" calcext:value-type="float">
            <text:p>2155</text:p>
          </table:table-cell>
          <table:table-cell office:value-type="float" office:value="1.52687509161455E+018" calcext:value-type="float">
            <text:p>15268750916145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784205913544" calcext:value-type="float">
            <text:p>0.78420591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63978E+018" calcext:value-type="float">
            <text:p>1526875091639780000</text:p>
          </table:table-cell>
          <table:table-cell office:value-type="float" office:value="2156" calcext:value-type="float">
            <text:p>2156</text:p>
          </table:table-cell>
          <table:table-cell office:value-type="float" office:value="1.52687509163419E+018" calcext:value-type="float">
            <text:p>15268750916341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878226399422" calcext:value-type="float">
            <text:p>0.87822639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66004E+018" calcext:value-type="float">
            <text:p>1526875091660040000</text:p>
          </table:table-cell>
          <table:table-cell office:value-type="float" office:value="2157" calcext:value-type="float">
            <text:p>2157</text:p>
          </table:table-cell>
          <table:table-cell office:value-type="float" office:value="1.52687509165494E+018" calcext:value-type="float">
            <text:p>15268750916549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758742570877" calcext:value-type="float">
            <text:p>0.75874257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67949E+018" calcext:value-type="float">
            <text:p>1526875091679490000</text:p>
          </table:table-cell>
          <table:table-cell office:value-type="float" office:value="2158" calcext:value-type="float">
            <text:p>2158</text:p>
          </table:table-cell>
          <table:table-cell office:value-type="float" office:value="1.52687509167503E+018" calcext:value-type="float">
            <text:p>15268750916750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860348343849" calcext:value-type="float">
            <text:p>0.86034834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69988E+018" calcext:value-type="float">
            <text:p>1526875091699880000</text:p>
          </table:table-cell>
          <table:table-cell office:value-type="float" office:value="2159" calcext:value-type="float">
            <text:p>2159</text:p>
          </table:table-cell>
          <table:table-cell office:value-type="float" office:value="1.52687509169482E+018" calcext:value-type="float">
            <text:p>15268750916948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728877127171" calcext:value-type="float">
            <text:p>0.7288771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72037E+018" calcext:value-type="float">
            <text:p>1526875091720370000</text:p>
          </table:table-cell>
          <table:table-cell office:value-type="float" office:value="2160" calcext:value-type="float">
            <text:p>2160</text:p>
          </table:table-cell>
          <table:table-cell office:value-type="float" office:value="1.52687509171444E+018" calcext:value-type="float">
            <text:p>15268750917144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651213407516" calcext:value-type="float">
            <text:p>0.65121340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73962E+018" calcext:value-type="float">
            <text:p>1526875091739620000</text:p>
          </table:table-cell>
          <table:table-cell office:value-type="float" office:value="2161" calcext:value-type="float">
            <text:p>2161</text:p>
          </table:table-cell>
          <table:table-cell office:value-type="float" office:value="1.52687509173414E+018" calcext:value-type="float">
            <text:p>15268750917341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764598250389" calcext:value-type="float">
            <text:p>0.7645982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75993E+018" calcext:value-type="float">
            <text:p>1526875091759930000</text:p>
          </table:table-cell>
          <table:table-cell office:value-type="float" office:value="2162" calcext:value-type="float">
            <text:p>2162</text:p>
          </table:table-cell>
          <table:table-cell office:value-type="float" office:value="1.52687509175504E+018" calcext:value-type="float">
            <text:p>15268750917550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648896932602" calcext:value-type="float">
            <text:p>0.64889693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78007E+018" calcext:value-type="float">
            <text:p>1526875091780070000</text:p>
          </table:table-cell>
          <table:table-cell office:value-type="float" office:value="2163" calcext:value-type="float">
            <text:p>2163</text:p>
          </table:table-cell>
          <table:table-cell office:value-type="float" office:value="1.52687509177498E+018" calcext:value-type="float">
            <text:p>15268750917749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706212878227" calcext:value-type="float">
            <text:p>0.70621287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79921E+018" calcext:value-type="float">
            <text:p>1526875091799210000</text:p>
          </table:table-cell>
          <table:table-cell office:value-type="float" office:value="2164" calcext:value-type="float">
            <text:p>2164</text:p>
          </table:table-cell>
          <table:table-cell office:value-type="float" office:value="1.52687509179473E+018" calcext:value-type="float">
            <text:p>15268750917947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61112087965" calcext:value-type="float">
            <text:p>0.61112087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81938E+018" calcext:value-type="float">
            <text:p>1526875091819380000</text:p>
          </table:table-cell>
          <table:table-cell office:value-type="float" office:value="2165" calcext:value-type="float">
            <text:p>2165</text:p>
          </table:table-cell>
          <table:table-cell office:value-type="float" office:value="1.52687509181424E+018" calcext:value-type="float">
            <text:p>15268750918142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546967446804" calcext:value-type="float">
            <text:p>0.54696744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83999E+018" calcext:value-type="float">
            <text:p>1526875091839990000</text:p>
          </table:table-cell>
          <table:table-cell office:value-type="float" office:value="2166" calcext:value-type="float">
            <text:p>2166</text:p>
          </table:table-cell>
          <table:table-cell office:value-type="float" office:value="1.52687509183508E+018" calcext:value-type="float">
            <text:p>15268750918350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617962300777" calcext:value-type="float">
            <text:p>0.6179623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86061E+018" calcext:value-type="float">
            <text:p>1526875091860610000</text:p>
          </table:table-cell>
          <table:table-cell office:value-type="float" office:value="2167" calcext:value-type="float">
            <text:p>2167</text:p>
          </table:table-cell>
          <table:table-cell office:value-type="float" office:value="1.52687509185492E+018" calcext:value-type="float">
            <text:p>15268750918549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536343336105" calcext:value-type="float">
            <text:p>0.53634333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87979E+018" calcext:value-type="float">
            <text:p>1526875091879790000</text:p>
          </table:table-cell>
          <table:table-cell office:value-type="float" office:value="2168" calcext:value-type="float">
            <text:p>2168</text:p>
          </table:table-cell>
          <table:table-cell office:value-type="float" office:value="1.5268750918748E+018" calcext:value-type="float">
            <text:p>15268750918748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622323870659" calcext:value-type="float">
            <text:p>0.62232387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90012E+018" calcext:value-type="float">
            <text:p>1526875091900120000</text:p>
          </table:table-cell>
          <table:table-cell office:value-type="float" office:value="2169" calcext:value-type="float">
            <text:p>2169</text:p>
          </table:table-cell>
          <table:table-cell office:value-type="float" office:value="1.52687509189461E+018" calcext:value-type="float">
            <text:p>15268750918946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531981229782" calcext:value-type="float">
            <text:p>0.53198122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91915E+018" calcext:value-type="float">
            <text:p>1526875091919150000</text:p>
          </table:table-cell>
          <table:table-cell office:value-type="float" office:value="2170" calcext:value-type="float">
            <text:p>2170</text:p>
          </table:table-cell>
          <table:table-cell office:value-type="float" office:value="1.52687509191445E+018" calcext:value-type="float">
            <text:p>15268750919144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504415035248" calcext:value-type="float">
            <text:p>0.5044150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9396E+018" calcext:value-type="float">
            <text:p>1526875091939600000</text:p>
          </table:table-cell>
          <table:table-cell office:value-type="float" office:value="2171" calcext:value-type="float">
            <text:p>2171</text:p>
          </table:table-cell>
          <table:table-cell office:value-type="float" office:value="1.52687509193411E+018" calcext:value-type="float">
            <text:p>15268750919341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585295081139" calcext:value-type="float">
            <text:p>0.58529508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95982E+018" calcext:value-type="float">
            <text:p>1526875091959820000</text:p>
          </table:table-cell>
          <table:table-cell office:value-type="float" office:value="2172" calcext:value-type="float">
            <text:p>2172</text:p>
          </table:table-cell>
          <table:table-cell office:value-type="float" office:value="1.52687509195472E+018" calcext:value-type="float">
            <text:p>15268750919547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511072039604" calcext:value-type="float">
            <text:p>0.51107203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98035E+018" calcext:value-type="float">
            <text:p>1526875091980350000</text:p>
          </table:table-cell>
          <table:table-cell office:value-type="float" office:value="2173" calcext:value-type="float">
            <text:p>2173</text:p>
          </table:table-cell>
          <table:table-cell office:value-type="float" office:value="1.52687509197436E+018" calcext:value-type="float">
            <text:p>15268750919743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476716309786" calcext:value-type="float">
            <text:p>0.47671630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199956E+018" calcext:value-type="float">
            <text:p>1526875091999560000</text:p>
          </table:table-cell>
          <table:table-cell office:value-type="float" office:value="2174" calcext:value-type="float">
            <text:p>2174</text:p>
          </table:table-cell>
          <table:table-cell office:value-type="float" office:value="1.52687509199398E+018" calcext:value-type="float">
            <text:p>15268750919939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587863624096" calcext:value-type="float">
            <text:p>0.58786362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01989E+018" calcext:value-type="float">
            <text:p>1526875092019890000</text:p>
          </table:table-cell>
          <table:table-cell office:value-type="float" office:value="2175" calcext:value-type="float">
            <text:p>2175</text:p>
          </table:table-cell>
          <table:table-cell office:value-type="float" office:value="1.52687509201463E+018" calcext:value-type="float">
            <text:p>15268750920146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520059108734" calcext:value-type="float">
            <text:p>0.52005910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03921E+018" calcext:value-type="float">
            <text:p>1526875092039210000</text:p>
          </table:table-cell>
          <table:table-cell office:value-type="float" office:value="2176" calcext:value-type="float">
            <text:p>2176</text:p>
          </table:table-cell>
          <table:table-cell office:value-type="float" office:value="1.52687509203441E+018" calcext:value-type="float">
            <text:p>15268750920344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617002308369" calcext:value-type="float">
            <text:p>0.61700230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05946E+018" calcext:value-type="float">
            <text:p>1526875092059460000</text:p>
          </table:table-cell>
          <table:table-cell office:value-type="float" office:value="2177" calcext:value-type="float">
            <text:p>2177</text:p>
          </table:table-cell>
          <table:table-cell office:value-type="float" office:value="1.52687509205399E+018" calcext:value-type="float">
            <text:p>15268750920539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539651632309" calcext:value-type="float">
            <text:p>0.53965163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07983E+018" calcext:value-type="float">
            <text:p>1526875092079830000</text:p>
          </table:table-cell>
          <table:table-cell office:value-type="float" office:value="2178" calcext:value-type="float">
            <text:p>2178</text:p>
          </table:table-cell>
          <table:table-cell office:value-type="float" office:value="1.5268750920746E+018" calcext:value-type="float">
            <text:p>15268750920746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503917276859" calcext:value-type="float">
            <text:p>0.50391727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10012E+018" calcext:value-type="float">
            <text:p>1526875092100120000</text:p>
          </table:table-cell>
          <table:table-cell office:value-type="float" office:value="2179" calcext:value-type="float">
            <text:p>2179</text:p>
          </table:table-cell>
          <table:table-cell office:value-type="float" office:value="1.52687509209421E+018" calcext:value-type="float">
            <text:p>15268750920942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610198020935" calcext:value-type="float">
            <text:p>0.61019802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11937E+018" calcext:value-type="float">
            <text:p>1526875092119370000</text:p>
          </table:table-cell>
          <table:table-cell office:value-type="float" office:value="2180" calcext:value-type="float">
            <text:p>2180</text:p>
          </table:table-cell>
          <table:table-cell office:value-type="float" office:value="1.52687509211489E+018" calcext:value-type="float">
            <text:p>15268750921148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559216856956" calcext:value-type="float">
            <text:p>0.5592168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13978E+018" calcext:value-type="float">
            <text:p>1526875092139780000</text:p>
          </table:table-cell>
          <table:table-cell office:value-type="float" office:value="2181" calcext:value-type="float">
            <text:p>2181</text:p>
          </table:table-cell>
          <table:table-cell office:value-type="float" office:value="1.52687509213463E+018" calcext:value-type="float">
            <text:p>15268750921346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645256996155" calcext:value-type="float">
            <text:p>0.64525699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16013E+018" calcext:value-type="float">
            <text:p>1526875092160130000</text:p>
          </table:table-cell>
          <table:table-cell office:value-type="float" office:value="2182" calcext:value-type="float">
            <text:p>2182</text:p>
          </table:table-cell>
          <table:table-cell office:value-type="float" office:value="1.52687509215439E+018" calcext:value-type="float">
            <text:p>15268750921543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572905600071" calcext:value-type="float">
            <text:p>0.5729056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17946E+018" calcext:value-type="float">
            <text:p>1526875092179460000</text:p>
          </table:table-cell>
          <table:table-cell office:value-type="float" office:value="2183" calcext:value-type="float">
            <text:p>2183</text:p>
          </table:table-cell>
          <table:table-cell office:value-type="float" office:value="1.5268750921752E+018" calcext:value-type="float">
            <text:p>15268750921752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678300142288" calcext:value-type="float">
            <text:p>0.67830014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19986E+018" calcext:value-type="float">
            <text:p>1526875092199860000</text:p>
          </table:table-cell>
          <table:table-cell office:value-type="float" office:value="2184" calcext:value-type="float">
            <text:p>2184</text:p>
          </table:table-cell>
          <table:table-cell office:value-type="float" office:value="1.52687509219498E+018" calcext:value-type="float">
            <text:p>15268750921949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594514667988" calcext:value-type="float">
            <text:p>0.5945146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22016E+018" calcext:value-type="float">
            <text:p>1526875092220160000</text:p>
          </table:table-cell>
          <table:table-cell office:value-type="float" office:value="2185" calcext:value-type="float">
            <text:p>2185</text:p>
          </table:table-cell>
          <table:table-cell office:value-type="float" office:value="1.52687509221475E+018" calcext:value-type="float">
            <text:p>15268750922147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556223630905" calcext:value-type="float">
            <text:p>0.55622363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23956E+018" calcext:value-type="float">
            <text:p>1526875092239560000</text:p>
          </table:table-cell>
          <table:table-cell office:value-type="float" office:value="2186" calcext:value-type="float">
            <text:p>2186</text:p>
          </table:table-cell>
          <table:table-cell office:value-type="float" office:value="1.52687509223447E+018" calcext:value-type="float">
            <text:p>15268750922344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685757994652" calcext:value-type="float">
            <text:p>0.68575799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2599E+018" calcext:value-type="float">
            <text:p>1526875092259900000</text:p>
          </table:table-cell>
          <table:table-cell office:value-type="float" office:value="2187" calcext:value-type="float">
            <text:p>2187</text:p>
          </table:table-cell>
          <table:table-cell office:value-type="float" office:value="1.52687509225446E+018" calcext:value-type="float">
            <text:p>15268750922544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610209584236" calcext:value-type="float">
            <text:p>0.61020958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28014E+018" calcext:value-type="float">
            <text:p>1526875092280140000</text:p>
          </table:table-cell>
          <table:table-cell office:value-type="float" office:value="2188" calcext:value-type="float">
            <text:p>2188</text:p>
          </table:table-cell>
          <table:table-cell office:value-type="float" office:value="1.5268750922746E+018" calcext:value-type="float">
            <text:p>15268750922746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703955233097" calcext:value-type="float">
            <text:p>0.70395523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29964E+018" calcext:value-type="float">
            <text:p>1526875092299640000</text:p>
          </table:table-cell>
          <table:table-cell office:value-type="float" office:value="2189" calcext:value-type="float">
            <text:p>2189</text:p>
          </table:table-cell>
          <table:table-cell office:value-type="float" office:value="1.52687509229455E+018" calcext:value-type="float">
            <text:p>15268750922945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631321787834" calcext:value-type="float">
            <text:p>0.63132178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32011E+018" calcext:value-type="float">
            <text:p>1526875092320110000</text:p>
          </table:table-cell>
          <table:table-cell office:value-type="float" office:value="2190" calcext:value-type="float">
            <text:p>2190</text:p>
          </table:table-cell>
          <table:table-cell office:value-type="float" office:value="1.52687509231444E+018" calcext:value-type="float">
            <text:p>15268750923144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57962846756" calcext:value-type="float">
            <text:p>0.57962846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33945E+018" calcext:value-type="float">
            <text:p>1526875092339450000</text:p>
          </table:table-cell>
          <table:table-cell office:value-type="float" office:value="2191" calcext:value-type="float">
            <text:p>2191</text:p>
          </table:table-cell>
          <table:table-cell office:value-type="float" office:value="1.52687509233416E+018" calcext:value-type="float">
            <text:p>15268750923341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706267952919" calcext:value-type="float">
            <text:p>0.70626795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35979E+018" calcext:value-type="float">
            <text:p>1526875092359790000</text:p>
          </table:table-cell>
          <table:table-cell office:value-type="float" office:value="2192" calcext:value-type="float">
            <text:p>2192</text:p>
          </table:table-cell>
          <table:table-cell office:value-type="float" office:value="1.52687509235489E+018" calcext:value-type="float">
            <text:p>15268750923548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61013007164" calcext:value-type="float">
            <text:p>0.61013007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38026E+018" calcext:value-type="float">
            <text:p>1526875092380260000</text:p>
          </table:table-cell>
          <table:table-cell office:value-type="float" office:value="2193" calcext:value-type="float">
            <text:p>2193</text:p>
          </table:table-cell>
          <table:table-cell office:value-type="float" office:value="1.52687509237459E+018" calcext:value-type="float">
            <text:p>15268750923745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676884889603" calcext:value-type="float">
            <text:p>0.6768848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39948E+018" calcext:value-type="float">
            <text:p>1526875092399480000</text:p>
          </table:table-cell>
          <table:table-cell office:value-type="float" office:value="2194" calcext:value-type="float">
            <text:p>2194</text:p>
          </table:table-cell>
          <table:table-cell office:value-type="float" office:value="1.52687509239418E+018" calcext:value-type="float">
            <text:p>15268750923941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590412735939" calcext:value-type="float">
            <text:p>0.59041273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41997E+018" calcext:value-type="float">
            <text:p>1526875092419970000</text:p>
          </table:table-cell>
          <table:table-cell office:value-type="float" office:value="2195" calcext:value-type="float">
            <text:p>2195</text:p>
          </table:table-cell>
          <table:table-cell office:value-type="float" office:value="1.52687509241488E+018" calcext:value-type="float">
            <text:p>15268750924148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531508922577" calcext:value-type="float">
            <text:p>0.53150892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44019E+018" calcext:value-type="float">
            <text:p>1526875092440190000</text:p>
          </table:table-cell>
          <table:table-cell office:value-type="float" office:value="2196" calcext:value-type="float">
            <text:p>2196</text:p>
          </table:table-cell>
          <table:table-cell office:value-type="float" office:value="1.52687509243496E+018" calcext:value-type="float">
            <text:p>15268750924349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608818650246" calcext:value-type="float">
            <text:p>0.60881865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45954E+018" calcext:value-type="float">
            <text:p>1526875092459540000</text:p>
          </table:table-cell>
          <table:table-cell office:value-type="float" office:value="2197" calcext:value-type="float">
            <text:p>2197</text:p>
          </table:table-cell>
          <table:table-cell office:value-type="float" office:value="1.52687509245482E+018" calcext:value-type="float">
            <text:p>15268750924548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532689809799" calcext:value-type="float">
            <text:p>0.53268980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47996E+018" calcext:value-type="float">
            <text:p>1526875092479960000</text:p>
          </table:table-cell>
          <table:table-cell office:value-type="float" office:value="2198" calcext:value-type="float">
            <text:p>2198</text:p>
          </table:table-cell>
          <table:table-cell office:value-type="float" office:value="1.52687509247449E+018" calcext:value-type="float">
            <text:p>15268750924744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583435297012" calcext:value-type="float">
            <text:p>0.5834352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50028E+018" calcext:value-type="float">
            <text:p>1526875092500280000</text:p>
          </table:table-cell>
          <table:table-cell office:value-type="float" office:value="2199" calcext:value-type="float">
            <text:p>2199</text:p>
          </table:table-cell>
          <table:table-cell office:value-type="float" office:value="1.52687509249445E+018" calcext:value-type="float">
            <text:p>15268750924944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494099527597" calcext:value-type="float">
            <text:p>0.49409952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51958E+018" calcext:value-type="float">
            <text:p>1526875092519580000</text:p>
          </table:table-cell>
          <table:table-cell office:value-type="float" office:value="2200" calcext:value-type="float">
            <text:p>2200</text:p>
          </table:table-cell>
          <table:table-cell office:value-type="float" office:value="1.52687509251423E+018" calcext:value-type="float">
            <text:p>15268750925142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456020355225" calcext:value-type="float">
            <text:p>0.4560203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53985E+018" calcext:value-type="float">
            <text:p>1526875092539850000</text:p>
          </table:table-cell>
          <table:table-cell office:value-type="float" office:value="2201" calcext:value-type="float">
            <text:p>2201</text:p>
          </table:table-cell>
          <table:table-cell office:value-type="float" office:value="1.52687509253444E+018" calcext:value-type="float">
            <text:p>15268750925344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508821249008" calcext:value-type="float">
            <text:p>0.5088212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56036E+018" calcext:value-type="float">
            <text:p>1526875092560360000</text:p>
          </table:table-cell>
          <table:table-cell office:value-type="float" office:value="2202" calcext:value-type="float">
            <text:p>2202</text:p>
          </table:table-cell>
          <table:table-cell office:value-type="float" office:value="1.52687509255417E+018" calcext:value-type="float">
            <text:p>15268750925541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428082168102" calcext:value-type="float">
            <text:p>0.42808216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57979E+018" calcext:value-type="float">
            <text:p>1526875092579790000</text:p>
          </table:table-cell>
          <table:table-cell office:value-type="float" office:value="2203" calcext:value-type="float">
            <text:p>2203</text:p>
          </table:table-cell>
          <table:table-cell office:value-type="float" office:value="1.52687509257517E+018" calcext:value-type="float">
            <text:p>15268750925751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484591424465" calcext:value-type="float">
            <text:p>0.48459142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60011E+018" calcext:value-type="float">
            <text:p>1526875092600110000</text:p>
          </table:table-cell>
          <table:table-cell office:value-type="float" office:value="2204" calcext:value-type="float">
            <text:p>2204</text:p>
          </table:table-cell>
          <table:table-cell office:value-type="float" office:value="1.52687509259506E+018" calcext:value-type="float">
            <text:p>15268750925950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397482782602" calcext:value-type="float">
            <text:p>0.39748278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61947E+018" calcext:value-type="float">
            <text:p>1526875092619470000</text:p>
          </table:table-cell>
          <table:table-cell office:value-type="float" office:value="2205" calcext:value-type="float">
            <text:p>2205</text:p>
          </table:table-cell>
          <table:table-cell office:value-type="float" office:value="1.52687509261484E+018" calcext:value-type="float">
            <text:p>15268750926148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363499045372" calcext:value-type="float">
            <text:p>0.36349904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63977E+018" calcext:value-type="float">
            <text:p>1526875092639770000</text:p>
          </table:table-cell>
          <table:table-cell office:value-type="float" office:value="2206" calcext:value-type="float">
            <text:p>2206</text:p>
          </table:table-cell>
          <table:table-cell office:value-type="float" office:value="1.52687509263472E+018" calcext:value-type="float">
            <text:p>15268750926347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393863469362" calcext:value-type="float">
            <text:p>0.39386346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66006E+018" calcext:value-type="float">
            <text:p>1526875092660060000</text:p>
          </table:table-cell>
          <table:table-cell office:value-type="float" office:value="2207" calcext:value-type="float">
            <text:p>2207</text:p>
          </table:table-cell>
          <table:table-cell office:value-type="float" office:value="1.52687509265451E+018" calcext:value-type="float">
            <text:p>15268750926545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329630970955" calcext:value-type="float">
            <text:p>0.3296309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6794E+018" calcext:value-type="float">
            <text:p>1526875092679400000</text:p>
          </table:table-cell>
          <table:table-cell office:value-type="float" office:value="2208" calcext:value-type="float">
            <text:p>2208</text:p>
          </table:table-cell>
          <table:table-cell office:value-type="float" office:value="1.52687509267448E+018" calcext:value-type="float">
            <text:p>15268750926744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297308117151" calcext:value-type="float">
            <text:p>0.29730811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69994E+018" calcext:value-type="float">
            <text:p>1526875092699940000</text:p>
          </table:table-cell>
          <table:table-cell office:value-type="float" office:value="2209" calcext:value-type="float">
            <text:p>2209</text:p>
          </table:table-cell>
          <table:table-cell office:value-type="float" office:value="1.52687509269434E+018" calcext:value-type="float">
            <text:p>15268750926943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321322143078" calcext:value-type="float">
            <text:p>0.32132214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72013E+018" calcext:value-type="float">
            <text:p>1526875092720130000</text:p>
          </table:table-cell>
          <table:table-cell office:value-type="float" office:value="2210" calcext:value-type="float">
            <text:p>2210</text:p>
          </table:table-cell>
          <table:table-cell office:value-type="float" office:value="1.52687509271515E+018" calcext:value-type="float">
            <text:p>15268750927151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272944629192" calcext:value-type="float">
            <text:p>0.27294462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7395E+018" calcext:value-type="float">
            <text:p>1526875092739500000</text:p>
          </table:table-cell>
          <table:table-cell office:value-type="float" office:value="2211" calcext:value-type="float">
            <text:p>2211</text:p>
          </table:table-cell>
          <table:table-cell office:value-type="float" office:value="1.52687509273505E+018" calcext:value-type="float">
            <text:p>15268750927350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287874817848" calcext:value-type="float">
            <text:p>0.28787481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75994E+018" calcext:value-type="float">
            <text:p>1526875092759940000</text:p>
          </table:table-cell>
          <table:table-cell office:value-type="float" office:value="2212" calcext:value-type="float">
            <text:p>2212</text:p>
          </table:table-cell>
          <table:table-cell office:value-type="float" office:value="1.52687509275466E+018" calcext:value-type="float">
            <text:p>15268750927546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236289262772" calcext:value-type="float">
            <text:p>0.23628926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78018E+018" calcext:value-type="float">
            <text:p>1526875092780180000</text:p>
          </table:table-cell>
          <table:table-cell office:value-type="float" office:value="2213" calcext:value-type="float">
            <text:p>2213</text:p>
          </table:table-cell>
          <table:table-cell office:value-type="float" office:value="1.52687509277436E+018" calcext:value-type="float">
            <text:p>15268750927743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202236697078" calcext:value-type="float">
            <text:p>0.20223669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79925E+018" calcext:value-type="float">
            <text:p>1526875092799250000</text:p>
          </table:table-cell>
          <table:table-cell office:value-type="float" office:value="2214" calcext:value-type="float">
            <text:p>2214</text:p>
          </table:table-cell>
          <table:table-cell office:value-type="float" office:value="1.526875092795E+018" calcext:value-type="float">
            <text:p>15268750927950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220317572355" calcext:value-type="float">
            <text:p>0.22031757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81963E+018" calcext:value-type="float">
            <text:p>1526875092819630000</text:p>
          </table:table-cell>
          <table:table-cell office:value-type="float" office:value="2215" calcext:value-type="float">
            <text:p>2215</text:p>
          </table:table-cell>
          <table:table-cell office:value-type="float" office:value="1.52687509281471E+018" calcext:value-type="float">
            <text:p>15268750928147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174513399601" calcext:value-type="float">
            <text:p>0.17451339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84017E+018" calcext:value-type="float">
            <text:p>1526875092840170000</text:p>
          </table:table-cell>
          <table:table-cell office:value-type="float" office:value="2216" calcext:value-type="float">
            <text:p>2216</text:p>
          </table:table-cell>
          <table:table-cell office:value-type="float" office:value="1.52687509283448E+018" calcext:value-type="float">
            <text:p>15268750928344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171324402094" calcext:value-type="float">
            <text:p>0.17132440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85954E+018" calcext:value-type="float">
            <text:p>1526875092859540000</text:p>
          </table:table-cell>
          <table:table-cell office:value-type="float" office:value="2217" calcext:value-type="float">
            <text:p>2217</text:p>
          </table:table-cell>
          <table:table-cell office:value-type="float" office:value="1.52687509285439E+018" calcext:value-type="float">
            <text:p>15268750928543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134009063244" calcext:value-type="float">
            <text:p>0.1340090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87995E+018" calcext:value-type="float">
            <text:p>1526875092879950000</text:p>
          </table:table-cell>
          <table:table-cell office:value-type="float" office:value="2218" calcext:value-type="float">
            <text:p>2218</text:p>
          </table:table-cell>
          <table:table-cell office:value-type="float" office:value="1.52687509287407E+018" calcext:value-type="float">
            <text:p>15268750928740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110076338053" calcext:value-type="float">
            <text:p>0.11007633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90014E+018" calcext:value-type="float">
            <text:p>1526875092900140000</text:p>
          </table:table-cell>
          <table:table-cell office:value-type="float" office:value="2219" calcext:value-type="float">
            <text:p>2219</text:p>
          </table:table-cell>
          <table:table-cell office:value-type="float" office:value="1.52687509289505E+018" calcext:value-type="float">
            <text:p>15268750928950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103228718042" calcext:value-type="float">
            <text:p>0.1032287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91975E+018" calcext:value-type="float">
            <text:p>1526875092919750000</text:p>
          </table:table-cell>
          <table:table-cell office:value-type="float" office:value="2220" calcext:value-type="float">
            <text:p>2220</text:p>
          </table:table-cell>
          <table:table-cell office:value-type="float" office:value="1.52687509291486E+018" calcext:value-type="float">
            <text:p>15268750929148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718793794513" calcext:value-type="float">
            <text:p>0.07187937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93999E+018" calcext:value-type="float">
            <text:p>1526875092939990000</text:p>
          </table:table-cell>
          <table:table-cell office:value-type="float" office:value="2221" calcext:value-type="float">
            <text:p>2221</text:p>
          </table:table-cell>
          <table:table-cell office:value-type="float" office:value="1.52687509293466E+018" calcext:value-type="float">
            <text:p>15268750929346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555922687054" calcext:value-type="float">
            <text:p>0.05559226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96027E+018" calcext:value-type="float">
            <text:p>1526875092960270000</text:p>
          </table:table-cell>
          <table:table-cell office:value-type="float" office:value="2222" calcext:value-type="float">
            <text:p>2222</text:p>
          </table:table-cell>
          <table:table-cell office:value-type="float" office:value="1.52687509295454E+018" calcext:value-type="float">
            <text:p>15268750929545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304386429489" calcext:value-type="float">
            <text:p>0.03043864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97955E+018" calcext:value-type="float">
            <text:p>1526875092979550000</text:p>
          </table:table-cell>
          <table:table-cell office:value-type="float" office:value="2223" calcext:value-type="float">
            <text:p>2223</text:p>
          </table:table-cell>
          <table:table-cell office:value-type="float" office:value="1.52687509297435E+018" calcext:value-type="float">
            <text:p>15268750929743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55287887901" calcext:value-type="float">
            <text:p>0.0155287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299985E+018" calcext:value-type="float">
            <text:p>1526875092999850000</text:p>
          </table:table-cell>
          <table:table-cell office:value-type="float" office:value="2224" calcext:value-type="float">
            <text:p>2224</text:p>
          </table:table-cell>
          <table:table-cell office:value-type="float" office:value="1.52687509299446E+018" calcext:value-type="float">
            <text:p>15268750929944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51891158894" calcext:value-type="float">
            <text:p>-0.01518911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02022E+018" calcext:value-type="float">
            <text:p>1526875093020220000</text:p>
          </table:table-cell>
          <table:table-cell office:value-type="float" office:value="2225" calcext:value-type="float">
            <text:p>2225</text:p>
          </table:table-cell>
          <table:table-cell office:value-type="float" office:value="1.52687509301409E+018" calcext:value-type="float">
            <text:p>15268750930140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279135666788" calcext:value-type="float">
            <text:p>-0.02791356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03962E+018" calcext:value-type="float">
            <text:p>1526875093039620000</text:p>
          </table:table-cell>
          <table:table-cell office:value-type="float" office:value="2226" calcext:value-type="float">
            <text:p>2226</text:p>
          </table:table-cell>
          <table:table-cell office:value-type="float" office:value="1.52687509303505E+018" calcext:value-type="float">
            <text:p>15268750930350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623952820897" calcext:value-type="float">
            <text:p>-0.06239528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06003E+018" calcext:value-type="float">
            <text:p>1526875093060030000</text:p>
          </table:table-cell>
          <table:table-cell office:value-type="float" office:value="2227" calcext:value-type="float">
            <text:p>2227</text:p>
          </table:table-cell>
          <table:table-cell office:value-type="float" office:value="1.52687509305498E+018" calcext:value-type="float">
            <text:p>15268750930549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727561414242" calcext:value-type="float">
            <text:p>-0.07275614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08043E+018" calcext:value-type="float">
            <text:p>1526875093080430000</text:p>
          </table:table-cell>
          <table:table-cell office:value-type="float" office:value="2228" calcext:value-type="float">
            <text:p>2228</text:p>
          </table:table-cell>
          <table:table-cell office:value-type="float" office:value="1.52687509307503E+018" calcext:value-type="float">
            <text:p>15268750930750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796748101711" calcext:value-type="float">
            <text:p>-0.07967481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09966E+018" calcext:value-type="float">
            <text:p>1526875093099660000</text:p>
          </table:table-cell>
          <table:table-cell office:value-type="float" office:value="2229" calcext:value-type="float">
            <text:p>2229</text:p>
          </table:table-cell>
          <table:table-cell office:value-type="float" office:value="1.52687509309496E+018" calcext:value-type="float">
            <text:p>15268750930949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31304845214" calcext:value-type="float">
            <text:p>-0.13130484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11998E+018" calcext:value-type="float">
            <text:p>1526875093119980000</text:p>
          </table:table-cell>
          <table:table-cell office:value-type="float" office:value="2230" calcext:value-type="float">
            <text:p>2230</text:p>
          </table:table-cell>
          <table:table-cell office:value-type="float" office:value="1.52687509311474E+018" calcext:value-type="float">
            <text:p>15268750931147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34042173624" calcext:value-type="float">
            <text:p>-0.1340421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14032E+018" calcext:value-type="float">
            <text:p>1526875093140320000</text:p>
          </table:table-cell>
          <table:table-cell office:value-type="float" office:value="2231" calcext:value-type="float">
            <text:p>2231</text:p>
          </table:table-cell>
          <table:table-cell office:value-type="float" office:value="1.52687509313452E+018" calcext:value-type="float">
            <text:p>15268750931345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76926404238" calcext:value-type="float">
            <text:p>-0.17692640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15961E+018" calcext:value-type="float">
            <text:p>1526875093159610000</text:p>
          </table:table-cell>
          <table:table-cell office:value-type="float" office:value="2232" calcext:value-type="float">
            <text:p>2232</text:p>
          </table:table-cell>
          <table:table-cell office:value-type="float" office:value="1.52687509315451E+018" calcext:value-type="float">
            <text:p>15268750931545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77898734808" calcext:value-type="float">
            <text:p>-0.17789873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17989E+018" calcext:value-type="float">
            <text:p>1526875093179890000</text:p>
          </table:table-cell>
          <table:table-cell office:value-type="float" office:value="2233" calcext:value-type="float">
            <text:p>2233</text:p>
          </table:table-cell>
          <table:table-cell office:value-type="float" office:value="1.52687509317461E+018" calcext:value-type="float">
            <text:p>15268750931746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224417582154" calcext:value-type="float">
            <text:p>-0.22441758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19928E+018" calcext:value-type="float">
            <text:p>1526875093199280000</text:p>
          </table:table-cell>
          <table:table-cell office:value-type="float" office:value="2234" calcext:value-type="float">
            <text:p>2234</text:p>
          </table:table-cell>
          <table:table-cell office:value-type="float" office:value="1.52687509319445E+018" calcext:value-type="float">
            <text:p>15268750931944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219252109528" calcext:value-type="float">
            <text:p>-0.21925210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21979E+018" calcext:value-type="float">
            <text:p>1526875093219790000</text:p>
          </table:table-cell>
          <table:table-cell office:value-type="float" office:value="2235" calcext:value-type="float">
            <text:p>2235</text:p>
          </table:table-cell>
          <table:table-cell office:value-type="float" office:value="1.52687509321446E+018" calcext:value-type="float">
            <text:p>15268750932144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218949496746" calcext:value-type="float">
            <text:p>-0.21894949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23992E+018" calcext:value-type="float">
            <text:p>1526875093239920000</text:p>
          </table:table-cell>
          <table:table-cell office:value-type="float" office:value="2236" calcext:value-type="float">
            <text:p>2236</text:p>
          </table:table-cell>
          <table:table-cell office:value-type="float" office:value="1.52687509323429E+018" calcext:value-type="float">
            <text:p>15268750932342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281302660704" calcext:value-type="float">
            <text:p>-0.28130266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26022E+018" calcext:value-type="float">
            <text:p>1526875093260220000</text:p>
          </table:table-cell>
          <table:table-cell office:value-type="float" office:value="2237" calcext:value-type="float">
            <text:p>2237</text:p>
          </table:table-cell>
          <table:table-cell office:value-type="float" office:value="1.52687509325444E+018" calcext:value-type="float">
            <text:p>15268750932544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268859982491" calcext:value-type="float">
            <text:p>-0.26885998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27957E+018" calcext:value-type="float">
            <text:p>1526875093279570000</text:p>
          </table:table-cell>
          <table:table-cell office:value-type="float" office:value="2238" calcext:value-type="float">
            <text:p>2238</text:p>
          </table:table-cell>
          <table:table-cell office:value-type="float" office:value="1.52687509327417E+018" calcext:value-type="float">
            <text:p>15268750932741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344184845686" calcext:value-type="float">
            <text:p>-0.34418484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29982E+018" calcext:value-type="float">
            <text:p>1526875093299820000</text:p>
          </table:table-cell>
          <table:table-cell office:value-type="float" office:value="2239" calcext:value-type="float">
            <text:p>2239</text:p>
          </table:table-cell>
          <table:table-cell office:value-type="float" office:value="1.52687509329488E+018" calcext:value-type="float">
            <text:p>15268750932948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315608561039" calcext:value-type="float">
            <text:p>-0.3156085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32013E+018" calcext:value-type="float">
            <text:p>1526875093320130000</text:p>
          </table:table-cell>
          <table:table-cell office:value-type="float" office:value="2240" calcext:value-type="float">
            <text:p>2240</text:p>
          </table:table-cell>
          <table:table-cell office:value-type="float" office:value="1.52687509331481E+018" calcext:value-type="float">
            <text:p>15268750933148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306845664978" calcext:value-type="float">
            <text:p>-0.3068456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33959E+018" calcext:value-type="float">
            <text:p>1526875093339590000</text:p>
          </table:table-cell>
          <table:table-cell office:value-type="float" office:value="2241" calcext:value-type="float">
            <text:p>2241</text:p>
          </table:table-cell>
          <table:table-cell office:value-type="float" office:value="1.52687509333454E+018" calcext:value-type="float">
            <text:p>15268750933345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401218861341" calcext:value-type="float">
            <text:p>-0.40121886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35988E+018" calcext:value-type="float">
            <text:p>1526875093359880000</text:p>
          </table:table-cell>
          <table:table-cell office:value-type="float" office:value="2242" calcext:value-type="float">
            <text:p>2242</text:p>
          </table:table-cell>
          <table:table-cell office:value-type="float" office:value="1.52687509335436E+018" calcext:value-type="float">
            <text:p>15268750933543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367718398571" calcext:value-type="float">
            <text:p>-0.36771839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38022E+018" calcext:value-type="float">
            <text:p>1526875093380220000</text:p>
          </table:table-cell>
          <table:table-cell office:value-type="float" office:value="2243" calcext:value-type="float">
            <text:p>2243</text:p>
          </table:table-cell>
          <table:table-cell office:value-type="float" office:value="1.52687509337453E+018" calcext:value-type="float">
            <text:p>15268750933745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446343839169" calcext:value-type="float">
            <text:p>-0.4463438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39953E+018" calcext:value-type="float">
            <text:p>1526875093399530000</text:p>
          </table:table-cell>
          <table:table-cell office:value-type="float" office:value="2244" calcext:value-type="float">
            <text:p>2244</text:p>
          </table:table-cell>
          <table:table-cell office:value-type="float" office:value="1.52687509339454E+018" calcext:value-type="float">
            <text:p>15268750933945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415199100971" calcext:value-type="float">
            <text:p>-0.4151991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41982E+018" calcext:value-type="float">
            <text:p>1526875093419820000</text:p>
          </table:table-cell>
          <table:table-cell office:value-type="float" office:value="2245" calcext:value-type="float">
            <text:p>2245</text:p>
          </table:table-cell>
          <table:table-cell office:value-type="float" office:value="1.52687509341436E+018" calcext:value-type="float">
            <text:p>15268750934143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394604295492" calcext:value-type="float">
            <text:p>-0.39460429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44017E+018" calcext:value-type="float">
            <text:p>1526875093440170000</text:p>
          </table:table-cell>
          <table:table-cell office:value-type="float" office:value="2246" calcext:value-type="float">
            <text:p>2246</text:p>
          </table:table-cell>
          <table:table-cell office:value-type="float" office:value="1.52687509343453E+018" calcext:value-type="float">
            <text:p>15268750934345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49477648735" calcext:value-type="float">
            <text:p>-0.49477648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45962E+018" calcext:value-type="float">
            <text:p>1526875093459620000</text:p>
          </table:table-cell>
          <table:table-cell office:value-type="float" office:value="2247" calcext:value-type="float">
            <text:p>2247</text:p>
          </table:table-cell>
          <table:table-cell office:value-type="float" office:value="1.52687509345443E+018" calcext:value-type="float">
            <text:p>15268750934544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463293582201" calcext:value-type="float">
            <text:p>-0.46329358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47996E+018" calcext:value-type="float">
            <text:p>1526875093479960000</text:p>
          </table:table-cell>
          <table:table-cell office:value-type="float" office:value="2248" calcext:value-type="float">
            <text:p>2248</text:p>
          </table:table-cell>
          <table:table-cell office:value-type="float" office:value="1.52687509347439E+018" calcext:value-type="float">
            <text:p>15268750934743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546478629112" calcext:value-type="float">
            <text:p>-0.54647862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49941E+018" calcext:value-type="float">
            <text:p>1526875093499410000</text:p>
          </table:table-cell>
          <table:table-cell office:value-type="float" office:value="2249" calcext:value-type="float">
            <text:p>2249</text:p>
          </table:table-cell>
          <table:table-cell office:value-type="float" office:value="1.5268750934941E+018" calcext:value-type="float">
            <text:p>15268750934941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493692755699" calcext:value-type="float">
            <text:p>-0.49369275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51992E+018" calcext:value-type="float">
            <text:p>1526875093519920000</text:p>
          </table:table-cell>
          <table:table-cell office:value-type="float" office:value="2250" calcext:value-type="float">
            <text:p>2250</text:p>
          </table:table-cell>
          <table:table-cell office:value-type="float" office:value="1.52687509351507E+018" calcext:value-type="float">
            <text:p>15268750935150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471925854683" calcext:value-type="float">
            <text:p>-0.47192585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53998E+018" calcext:value-type="float">
            <text:p>1526875093539980000</text:p>
          </table:table-cell>
          <table:table-cell office:value-type="float" office:value="2251" calcext:value-type="float">
            <text:p>2251</text:p>
          </table:table-cell>
          <table:table-cell office:value-type="float" office:value="1.52687509353507E+018" calcext:value-type="float">
            <text:p>15268750935350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57389497757" calcext:value-type="float">
            <text:p>-0.5738949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55937E+018" calcext:value-type="float">
            <text:p>1526875093559370000</text:p>
          </table:table-cell>
          <table:table-cell office:value-type="float" office:value="2252" calcext:value-type="float">
            <text:p>2252</text:p>
          </table:table-cell>
          <table:table-cell office:value-type="float" office:value="1.52687509355505E+018" calcext:value-type="float">
            <text:p>15268750935550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52851998806" calcext:value-type="float">
            <text:p>-0.52851998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5796E+018" calcext:value-type="float">
            <text:p>1526875093579600000</text:p>
          </table:table-cell>
          <table:table-cell office:value-type="float" office:value="2253" calcext:value-type="float">
            <text:p>2253</text:p>
          </table:table-cell>
          <table:table-cell office:value-type="float" office:value="1.52687509357488E+018" calcext:value-type="float">
            <text:p>15268750935748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59564948082" calcext:value-type="float">
            <text:p>-0.5956494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59982E+018" calcext:value-type="float">
            <text:p>1526875093599820000</text:p>
          </table:table-cell>
          <table:table-cell office:value-type="float" office:value="2254" calcext:value-type="float">
            <text:p>2254</text:p>
          </table:table-cell>
          <table:table-cell office:value-type="float" office:value="1.52687509359465E+018" calcext:value-type="float">
            <text:p>15268750935946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511753976345" calcext:value-type="float">
            <text:p>-0.51175397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62041E+018" calcext:value-type="float">
            <text:p>1526875093620410000</text:p>
          </table:table-cell>
          <table:table-cell office:value-type="float" office:value="2255" calcext:value-type="float">
            <text:p>2255</text:p>
          </table:table-cell>
          <table:table-cell office:value-type="float" office:value="1.52687509361443E+018" calcext:value-type="float">
            <text:p>15268750936144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477221220732" calcext:value-type="float">
            <text:p>-0.47722122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63953E+018" calcext:value-type="float">
            <text:p>1526875093639530000</text:p>
          </table:table-cell>
          <table:table-cell office:value-type="float" office:value="2256" calcext:value-type="float">
            <text:p>2256</text:p>
          </table:table-cell>
          <table:table-cell office:value-type="float" office:value="1.52687509363439E+018" calcext:value-type="float">
            <text:p>15268750936343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573125123978" calcext:value-type="float">
            <text:p>-0.5731251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66031E+018" calcext:value-type="float">
            <text:p>1526875093660310000</text:p>
          </table:table-cell>
          <table:table-cell office:value-type="float" office:value="2257" calcext:value-type="float">
            <text:p>2257</text:p>
          </table:table-cell>
          <table:table-cell office:value-type="float" office:value="1.52687509365435E+018" calcext:value-type="float">
            <text:p>15268750936543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490676611662" calcext:value-type="float">
            <text:p>-0.49067661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67963E+018" calcext:value-type="float">
            <text:p>1526875093679630000</text:p>
          </table:table-cell>
          <table:table-cell office:value-type="float" office:value="2258" calcext:value-type="float">
            <text:p>2258</text:p>
          </table:table-cell>
          <table:table-cell office:value-type="float" office:value="1.52687509367442E+018" calcext:value-type="float">
            <text:p>15268750936744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453000456095" calcext:value-type="float">
            <text:p>-0.45300045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69989E+018" calcext:value-type="float">
            <text:p>1526875093699890000</text:p>
          </table:table-cell>
          <table:table-cell office:value-type="float" office:value="2259" calcext:value-type="float">
            <text:p>2259</text:p>
          </table:table-cell>
          <table:table-cell office:value-type="float" office:value="1.52687509369442E+018" calcext:value-type="float">
            <text:p>15268750936944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51379519701" calcext:value-type="float">
            <text:p>-0.5137951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7202E+018" calcext:value-type="float">
            <text:p>1526875093720200000</text:p>
          </table:table-cell>
          <table:table-cell office:value-type="float" office:value="2260" calcext:value-type="float">
            <text:p>2260</text:p>
          </table:table-cell>
          <table:table-cell office:value-type="float" office:value="1.52687509371402E+018" calcext:value-type="float">
            <text:p>15268750937140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434888184071" calcext:value-type="float">
            <text:p>-0.43488818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73972E+018" calcext:value-type="float">
            <text:p>1526875093739720000</text:p>
          </table:table-cell>
          <table:table-cell office:value-type="float" office:value="2261" calcext:value-type="float">
            <text:p>2261</text:p>
          </table:table-cell>
          <table:table-cell office:value-type="float" office:value="1.52687509373487E+018" calcext:value-type="float">
            <text:p>15268750937348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485850453377" calcext:value-type="float">
            <text:p>-0.48585045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75994E+018" calcext:value-type="float">
            <text:p>1526875093759940000</text:p>
          </table:table-cell>
          <table:table-cell office:value-type="float" office:value="2262" calcext:value-type="float">
            <text:p>2262</text:p>
          </table:table-cell>
          <table:table-cell office:value-type="float" office:value="1.52687509375461E+018" calcext:value-type="float">
            <text:p>15268750937546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404971331358" calcext:value-type="float">
            <text:p>-0.40497133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78022E+018" calcext:value-type="float">
            <text:p>1526875093780220000</text:p>
          </table:table-cell>
          <table:table-cell office:value-type="float" office:value="2263" calcext:value-type="float">
            <text:p>2263</text:p>
          </table:table-cell>
          <table:table-cell office:value-type="float" office:value="1.52687509377433E+018" calcext:value-type="float">
            <text:p>15268750937743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355658590794" calcext:value-type="float">
            <text:p>-0.35565859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7993E+018" calcext:value-type="float">
            <text:p>1526875093799300000</text:p>
          </table:table-cell>
          <table:table-cell office:value-type="float" office:value="2264" calcext:value-type="float">
            <text:p>2264</text:p>
          </table:table-cell>
          <table:table-cell office:value-type="float" office:value="1.5268750937949E+018" calcext:value-type="float">
            <text:p>15268750937949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403912425041" calcext:value-type="float">
            <text:p>-0.4039124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81958E+018" calcext:value-type="float">
            <text:p>1526875093819580000</text:p>
          </table:table-cell>
          <table:table-cell office:value-type="float" office:value="2265" calcext:value-type="float">
            <text:p>2265</text:p>
          </table:table-cell>
          <table:table-cell office:value-type="float" office:value="1.52687509381453E+018" calcext:value-type="float">
            <text:p>15268750938145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335483133793" calcext:value-type="float">
            <text:p>-0.33548313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84008E+018" calcext:value-type="float">
            <text:p>1526875093840080000</text:p>
          </table:table-cell>
          <table:table-cell office:value-type="float" office:value="2266" calcext:value-type="float">
            <text:p>2266</text:p>
          </table:table-cell>
          <table:table-cell office:value-type="float" office:value="1.52687509383425E+018" calcext:value-type="float">
            <text:p>15268750938342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353944718838" calcext:value-type="float">
            <text:p>-0.35394471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85946E+018" calcext:value-type="float">
            <text:p>1526875093859460000</text:p>
          </table:table-cell>
          <table:table-cell office:value-type="float" office:value="2267" calcext:value-type="float">
            <text:p>2267</text:p>
          </table:table-cell>
          <table:table-cell office:value-type="float" office:value="1.52687509385511E+018" calcext:value-type="float">
            <text:p>15268750938551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300246179104" calcext:value-type="float">
            <text:p>-0.30024617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87986E+018" calcext:value-type="float">
            <text:p>1526875093879860000</text:p>
          </table:table-cell>
          <table:table-cell office:value-type="float" office:value="2268" calcext:value-type="float">
            <text:p>2268</text:p>
          </table:table-cell>
          <table:table-cell office:value-type="float" office:value="1.52687509387496E+018" calcext:value-type="float">
            <text:p>15268750938749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306757926941" calcext:value-type="float">
            <text:p>-0.30675792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90009E+018" calcext:value-type="float">
            <text:p>1526875093900090000</text:p>
          </table:table-cell>
          <table:table-cell office:value-type="float" office:value="2269" calcext:value-type="float">
            <text:p>2269</text:p>
          </table:table-cell>
          <table:table-cell office:value-type="float" office:value="1.52687509389481E+018" calcext:value-type="float">
            <text:p>15268750938948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251235842705" calcext:value-type="float">
            <text:p>-0.25123584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92024E+018" calcext:value-type="float">
            <text:p>1526875093920240000</text:p>
          </table:table-cell>
          <table:table-cell office:value-type="float" office:value="2270" calcext:value-type="float">
            <text:p>2270</text:p>
          </table:table-cell>
          <table:table-cell office:value-type="float" office:value="1.52687509391456E+018" calcext:value-type="float">
            <text:p>15268750939145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217299506068" calcext:value-type="float">
            <text:p>-0.21729950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93957E+018" calcext:value-type="float">
            <text:p>1526875093939570000</text:p>
          </table:table-cell>
          <table:table-cell office:value-type="float" office:value="2271" calcext:value-type="float">
            <text:p>2271</text:p>
          </table:table-cell>
          <table:table-cell office:value-type="float" office:value="1.52687509393451E+018" calcext:value-type="float">
            <text:p>15268750939345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237127751112" calcext:value-type="float">
            <text:p>-0.23712775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95995E+018" calcext:value-type="float">
            <text:p>1526875093959950000</text:p>
          </table:table-cell>
          <table:table-cell office:value-type="float" office:value="2272" calcext:value-type="float">
            <text:p>2272</text:p>
          </table:table-cell>
          <table:table-cell office:value-type="float" office:value="1.52687509395437E+018" calcext:value-type="float">
            <text:p>15268750939543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95548921824" calcext:value-type="float">
            <text:p>-0.19554892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98007E+018" calcext:value-type="float">
            <text:p>1526875093980070000</text:p>
          </table:table-cell>
          <table:table-cell office:value-type="float" office:value="2273" calcext:value-type="float">
            <text:p>2273</text:p>
          </table:table-cell>
          <table:table-cell office:value-type="float" office:value="1.52687509397423E+018" calcext:value-type="float">
            <text:p>15268750939742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71584248543" calcext:value-type="float">
            <text:p>-0.17158424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399957E+018" calcext:value-type="float">
            <text:p>1526875093999570000</text:p>
          </table:table-cell>
          <table:table-cell office:value-type="float" office:value="2274" calcext:value-type="float">
            <text:p>2274</text:p>
          </table:table-cell>
          <table:table-cell office:value-type="float" office:value="1.52687509399512E+018" calcext:value-type="float">
            <text:p>15268750939951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80757910013" calcext:value-type="float">
            <text:p>-0.180757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01996E+018" calcext:value-type="float">
            <text:p>1526875094019960000</text:p>
          </table:table-cell>
          <table:table-cell office:value-type="float" office:value="2275" calcext:value-type="float">
            <text:p>2275</text:p>
          </table:table-cell>
          <table:table-cell office:value-type="float" office:value="1.52687509401491E+018" calcext:value-type="float">
            <text:p>15268750940149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50145292282" calcext:value-type="float">
            <text:p>-0.15014529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0401E+018" calcext:value-type="float">
            <text:p>1526875094040100000</text:p>
          </table:table-cell>
          <table:table-cell office:value-type="float" office:value="2276" calcext:value-type="float">
            <text:p>2276</text:p>
          </table:table-cell>
          <table:table-cell office:value-type="float" office:value="1.52687509403486E+018" calcext:value-type="float">
            <text:p>15268750940348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53734177351" calcext:value-type="float">
            <text:p>-0.15373417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0595E+018" calcext:value-type="float">
            <text:p>1526875094059500000</text:p>
          </table:table-cell>
          <table:table-cell office:value-type="float" office:value="2277" calcext:value-type="float">
            <text:p>2277</text:p>
          </table:table-cell>
          <table:table-cell office:value-type="float" office:value="1.52687509405468E+018" calcext:value-type="float">
            <text:p>15268750940546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25639855862" calcext:value-type="float">
            <text:p>-0.12563985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07981E+018" calcext:value-type="float">
            <text:p>1526875094079810000</text:p>
          </table:table-cell>
          <table:table-cell office:value-type="float" office:value="2278" calcext:value-type="float">
            <text:p>2278</text:p>
          </table:table-cell>
          <table:table-cell office:value-type="float" office:value="1.52687509407445E+018" calcext:value-type="float">
            <text:p>15268750940744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2710699439" calcext:value-type="float">
            <text:p>-0.12710699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10025E+018" calcext:value-type="float">
            <text:p>1526875094100250000</text:p>
          </table:table-cell>
          <table:table-cell office:value-type="float" office:value="2279" calcext:value-type="float">
            <text:p>2279</text:p>
          </table:table-cell>
          <table:table-cell office:value-type="float" office:value="1.52687509409425E+018" calcext:value-type="float">
            <text:p>15268750940942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04866527021" calcext:value-type="float">
            <text:p>-0.1048665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11984E+018" calcext:value-type="float">
            <text:p>1526875094119840000</text:p>
          </table:table-cell>
          <table:table-cell office:value-type="float" office:value="2280" calcext:value-type="float">
            <text:p>2280</text:p>
          </table:table-cell>
          <table:table-cell office:value-type="float" office:value="1.5268750941151E+018" calcext:value-type="float">
            <text:p>15268750941151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908865779638" calcext:value-type="float">
            <text:p>-0.0908865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14003E+018" calcext:value-type="float">
            <text:p>1526875094140030000</text:p>
          </table:table-cell>
          <table:table-cell office:value-type="float" office:value="2281" calcext:value-type="float">
            <text:p>2281</text:p>
          </table:table-cell>
          <table:table-cell office:value-type="float" office:value="1.52687509413498E+018" calcext:value-type="float">
            <text:p>15268750941349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985590964556" calcext:value-type="float">
            <text:p>-0.09855909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16027E+018" calcext:value-type="float">
            <text:p>1526875094160270000</text:p>
          </table:table-cell>
          <table:table-cell office:value-type="float" office:value="2282" calcext:value-type="float">
            <text:p>2282</text:p>
          </table:table-cell>
          <table:table-cell office:value-type="float" office:value="1.52687509415481E+018" calcext:value-type="float">
            <text:p>15268750941548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817245095968" calcext:value-type="float">
            <text:p>-0.0817245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17961E+018" calcext:value-type="float">
            <text:p>1526875094179610000</text:p>
          </table:table-cell>
          <table:table-cell office:value-type="float" office:value="2283" calcext:value-type="float">
            <text:p>2283</text:p>
          </table:table-cell>
          <table:table-cell office:value-type="float" office:value="1.52687509417466E+018" calcext:value-type="float">
            <text:p>15268750941746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739050209522" calcext:value-type="float">
            <text:p>-0.0739050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20017E+018" calcext:value-type="float">
            <text:p>1526875094200170000</text:p>
          </table:table-cell>
          <table:table-cell office:value-type="float" office:value="2284" calcext:value-type="float">
            <text:p>2284</text:p>
          </table:table-cell>
          <table:table-cell office:value-type="float" office:value="1.52687509419466E+018" calcext:value-type="float">
            <text:p>15268750941946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786256864667" calcext:value-type="float">
            <text:p>-0.07862568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21953E+018" calcext:value-type="float">
            <text:p>1526875094219530000</text:p>
          </table:table-cell>
          <table:table-cell office:value-type="float" office:value="2285" calcext:value-type="float">
            <text:p>2285</text:p>
          </table:table-cell>
          <table:table-cell office:value-type="float" office:value="1.52687509421455E+018" calcext:value-type="float">
            <text:p>15268750942145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752327665687" calcext:value-type="float">
            <text:p>-0.07523276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23966E+018" calcext:value-type="float">
            <text:p>1526875094239660000</text:p>
          </table:table-cell>
          <table:table-cell office:value-type="float" office:value="2286" calcext:value-type="float">
            <text:p>2286</text:p>
          </table:table-cell>
          <table:table-cell office:value-type="float" office:value="1.52687509423435E+018" calcext:value-type="float">
            <text:p>15268750942343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754403620958" calcext:value-type="float">
            <text:p>-0.07544036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26011E+018" calcext:value-type="float">
            <text:p>1526875094260110000</text:p>
          </table:table-cell>
          <table:table-cell office:value-type="float" office:value="2287" calcext:value-type="float">
            <text:p>2287</text:p>
          </table:table-cell>
          <table:table-cell office:value-type="float" office:value="1.52687509425429E+018" calcext:value-type="float">
            <text:p>15268750942542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628987699747" calcext:value-type="float">
            <text:p>-0.062898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27904E+018" calcext:value-type="float">
            <text:p>1526875094279040000</text:p>
          </table:table-cell>
          <table:table-cell office:value-type="float" office:value="2288" calcext:value-type="float">
            <text:p>2288</text:p>
          </table:table-cell>
          <table:table-cell office:value-type="float" office:value="1.52687509427401E+018" calcext:value-type="float">
            <text:p>15268750942740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579818412662" calcext:value-type="float">
            <text:p>-0.05798184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29937E+018" calcext:value-type="float">
            <text:p>1526875094299370000</text:p>
          </table:table-cell>
          <table:table-cell office:value-type="float" office:value="2289" calcext:value-type="float">
            <text:p>2289</text:p>
          </table:table-cell>
          <table:table-cell office:value-type="float" office:value="1.52687509429464E+018" calcext:value-type="float">
            <text:p>15268750942946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611307099462" calcext:value-type="float">
            <text:p>-0.06113070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31986E+018" calcext:value-type="float">
            <text:p>1526875094319860000</text:p>
          </table:table-cell>
          <table:table-cell office:value-type="float" office:value="2290" calcext:value-type="float">
            <text:p>2290</text:p>
          </table:table-cell>
          <table:table-cell office:value-type="float" office:value="1.52687509431422E+018" calcext:value-type="float">
            <text:p>15268750943142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519022829831" calcext:value-type="float">
            <text:p>-0.0519022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34007E+018" calcext:value-type="float">
            <text:p>1526875094340070000</text:p>
          </table:table-cell>
          <table:table-cell office:value-type="float" office:value="2291" calcext:value-type="float">
            <text:p>2291</text:p>
          </table:table-cell>
          <table:table-cell office:value-type="float" office:value="1.52687509433499E+018" calcext:value-type="float">
            <text:p>15268750943349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545319989324" calcext:value-type="float">
            <text:p>-0.05453199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35924E+018" calcext:value-type="float">
            <text:p>1526875094359240000</text:p>
          </table:table-cell>
          <table:table-cell office:value-type="float" office:value="2292" calcext:value-type="float">
            <text:p>2292</text:p>
          </table:table-cell>
          <table:table-cell office:value-type="float" office:value="1.5268750943548E+018" calcext:value-type="float">
            <text:p>15268750943548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437587536871" calcext:value-type="float">
            <text:p>-0.04375875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37983E+018" calcext:value-type="float">
            <text:p>1526875094379830000</text:p>
          </table:table-cell>
          <table:table-cell office:value-type="float" office:value="2293" calcext:value-type="float">
            <text:p>2293</text:p>
          </table:table-cell>
          <table:table-cell office:value-type="float" office:value="1.5268750943745E+018" calcext:value-type="float">
            <text:p>15268750943745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484873056412" calcext:value-type="float">
            <text:p>-0.0484873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40001E+018" calcext:value-type="float">
            <text:p>1526875094400010000</text:p>
          </table:table-cell>
          <table:table-cell office:value-type="float" office:value="2294" calcext:value-type="float">
            <text:p>2294</text:p>
          </table:table-cell>
          <table:table-cell office:value-type="float" office:value="1.52687509439422E+018" calcext:value-type="float">
            <text:p>15268750943942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352238938212" calcext:value-type="float">
            <text:p>-0.03522389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41932E+018" calcext:value-type="float">
            <text:p>1526875094419320000</text:p>
          </table:table-cell>
          <table:table-cell office:value-type="float" office:value="2295" calcext:value-type="float">
            <text:p>2295</text:p>
          </table:table-cell>
          <table:table-cell office:value-type="float" office:value="1.52687509441496E+018" calcext:value-type="float">
            <text:p>15268750944149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266167297959" calcext:value-type="float">
            <text:p>-0.02661672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43971E+018" calcext:value-type="float">
            <text:p>1526875094439710000</text:p>
          </table:table-cell>
          <table:table-cell office:value-type="float" office:value="2296" calcext:value-type="float">
            <text:p>2296</text:p>
          </table:table-cell>
          <table:table-cell office:value-type="float" office:value="1.52687509443473E+018" calcext:value-type="float">
            <text:p>15268750944347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261586681008" calcext:value-type="float">
            <text:p>-0.02615866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46014E+018" calcext:value-type="float">
            <text:p>1526875094460140000</text:p>
          </table:table-cell>
          <table:table-cell office:value-type="float" office:value="2297" calcext:value-type="float">
            <text:p>2297</text:p>
          </table:table-cell>
          <table:table-cell office:value-type="float" office:value="1.52687509445455E+018" calcext:value-type="float">
            <text:p>15268750944545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237395875156" calcext:value-type="float">
            <text:p>-0.02373958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47954E+018" calcext:value-type="float">
            <text:p>1526875094479540000</text:p>
          </table:table-cell>
          <table:table-cell office:value-type="float" office:value="2298" calcext:value-type="float">
            <text:p>2298</text:p>
          </table:table-cell>
          <table:table-cell office:value-type="float" office:value="1.52687509447434E+018" calcext:value-type="float">
            <text:p>15268750944743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81625429541" calcext:value-type="float">
            <text:p>-0.0181625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49995E+018" calcext:value-type="float">
            <text:p>1526875094499950000</text:p>
          </table:table-cell>
          <table:table-cell office:value-type="float" office:value="2299" calcext:value-type="float">
            <text:p>2299</text:p>
          </table:table-cell>
          <table:table-cell office:value-type="float" office:value="1.52687509449419E+018" calcext:value-type="float">
            <text:p>15268750944941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73005480319" calcext:value-type="float">
            <text:p>-0.0173005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52031E+018" calcext:value-type="float">
            <text:p>1526875094520310000</text:p>
          </table:table-cell>
          <table:table-cell office:value-type="float" office:value="2300" calcext:value-type="float">
            <text:p>2300</text:p>
          </table:table-cell>
          <table:table-cell office:value-type="float" office:value="1.52687509451513E+018" calcext:value-type="float">
            <text:p>15268750945151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32203605026" calcext:value-type="float">
            <text:p>-0.01322036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5394E+018" calcext:value-type="float">
            <text:p>1526875094539400000</text:p>
          </table:table-cell>
          <table:table-cell office:value-type="float" office:value="2301" calcext:value-type="float">
            <text:p>2301</text:p>
          </table:table-cell>
          <table:table-cell office:value-type="float" office:value="1.52687509453506E+018" calcext:value-type="float">
            <text:p>15268750945350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03635080159" calcext:value-type="float">
            <text:p>-0.0103635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55975E+018" calcext:value-type="float">
            <text:p>1526875094559750000</text:p>
          </table:table-cell>
          <table:table-cell office:value-type="float" office:value="2302" calcext:value-type="float">
            <text:p>2302</text:p>
          </table:table-cell>
          <table:table-cell office:value-type="float" office:value="1.52687509455503E+018" calcext:value-type="float">
            <text:p>15268750945550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447233393788" calcext:value-type="float">
            <text:p>-0.00447233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58035E+018" calcext:value-type="float">
            <text:p>1526875094580350000</text:p>
          </table:table-cell>
          <table:table-cell office:value-type="float" office:value="2303" calcext:value-type="float">
            <text:p>2303</text:p>
          </table:table-cell>
          <table:table-cell office:value-type="float" office:value="1.52687509457486E+018" calcext:value-type="float">
            <text:p>15268750945748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477037811652" calcext:value-type="float">
            <text:p>-0.00477037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59961E+018" calcext:value-type="float">
            <text:p>1526875094599610000</text:p>
          </table:table-cell>
          <table:table-cell office:value-type="float" office:value="2304" calcext:value-type="float">
            <text:p>2304</text:p>
          </table:table-cell>
          <table:table-cell office:value-type="float" office:value="1.52687509459479E+018" calcext:value-type="float">
            <text:p>15268750945947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82977481745" calcext:value-type="float">
            <text:p>-0.00182977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61998E+018" calcext:value-type="float">
            <text:p>1526875094619980000</text:p>
          </table:table-cell>
          <table:table-cell office:value-type="float" office:value="2305" calcext:value-type="float">
            <text:p>2305</text:p>
          </table:table-cell>
          <table:table-cell office:value-type="float" office:value="1.52687509461457E+018" calcext:value-type="float">
            <text:p>15268750946145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438507879153" calcext:value-type="float">
            <text:p>-0.00438507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64023E+018" calcext:value-type="float">
            <text:p>1526875094640230000</text:p>
          </table:table-cell>
          <table:table-cell office:value-type="float" office:value="2306" calcext:value-type="float">
            <text:p>2306</text:p>
          </table:table-cell>
          <table:table-cell office:value-type="float" office:value="1.52687509463436E+018" calcext:value-type="float">
            <text:p>15268750946343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596090126783" calcext:value-type="float">
            <text:p>-0.00596090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65952E+018" calcext:value-type="float">
            <text:p>1526875094659520000</text:p>
          </table:table-cell>
          <table:table-cell office:value-type="float" office:value="2307" calcext:value-type="float">
            <text:p>2307</text:p>
          </table:table-cell>
          <table:table-cell office:value-type="float" office:value="1.52687509465408E+018" calcext:value-type="float">
            <text:p>15268750946540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07196858153" calcext:value-type="float">
            <text:p>0.00010719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6799E+018" calcext:value-type="float">
            <text:p>1526875094679900000</text:p>
          </table:table-cell>
          <table:table-cell office:value-type="float" office:value="2308" calcext:value-type="float">
            <text:p>2308</text:p>
          </table:table-cell>
          <table:table-cell office:value-type="float" office:value="1.52687509467506E+018" calcext:value-type="float">
            <text:p>15268750946750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09533935413" calcext:value-type="float">
            <text:p>0.00209533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70028E+018" calcext:value-type="float">
            <text:p>1526875094700280000</text:p>
          </table:table-cell>
          <table:table-cell office:value-type="float" office:value="2309" calcext:value-type="float">
            <text:p>2309</text:p>
          </table:table-cell>
          <table:table-cell office:value-type="float" office:value="1.52687509469498E+018" calcext:value-type="float">
            <text:p>15268750946949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12934934441" calcext:value-type="float">
            <text:p>0.00112934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71978E+018" calcext:value-type="float">
            <text:p>1526875094719780000</text:p>
          </table:table-cell>
          <table:table-cell office:value-type="float" office:value="2310" calcext:value-type="float">
            <text:p>2310</text:p>
          </table:table-cell>
          <table:table-cell office:value-type="float" office:value="1.52687509471476E+018" calcext:value-type="float">
            <text:p>15268750947147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10438046977" calcext:value-type="float">
            <text:p>-0.00110438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73995E+018" calcext:value-type="float">
            <text:p>1526875094739950000</text:p>
          </table:table-cell>
          <table:table-cell office:value-type="float" office:value="2311" calcext:value-type="float">
            <text:p>2311</text:p>
          </table:table-cell>
          <table:table-cell office:value-type="float" office:value="1.52687509473449E+018" calcext:value-type="float">
            <text:p>15268750947344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954518676735" calcext:value-type="float">
            <text:p>0.00095451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76023E+018" calcext:value-type="float">
            <text:p>1526875094760230000</text:p>
          </table:table-cell>
          <table:table-cell office:value-type="float" office:value="2312" calcext:value-type="float">
            <text:p>2312</text:p>
          </table:table-cell>
          <table:table-cell office:value-type="float" office:value="1.52687509475436E+018" calcext:value-type="float">
            <text:p>15268750947543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96532323025" calcext:value-type="float">
            <text:p>-0.0019653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77962E+018" calcext:value-type="float">
            <text:p>1526875094779620000</text:p>
          </table:table-cell>
          <table:table-cell office:value-type="float" office:value="2313" calcext:value-type="float">
            <text:p>2313</text:p>
          </table:table-cell>
          <table:table-cell office:value-type="float" office:value="1.52687509477502E+018" calcext:value-type="float">
            <text:p>15268750947750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47408123687" calcext:value-type="float">
            <text:p>0.00247408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79972E+018" calcext:value-type="float">
            <text:p>1526875094799720000</text:p>
          </table:table-cell>
          <table:table-cell office:value-type="float" office:value="2314" calcext:value-type="float">
            <text:p>2314</text:p>
          </table:table-cell>
          <table:table-cell office:value-type="float" office:value="1.52687509479457E+018" calcext:value-type="float">
            <text:p>15268750947945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479122018442" calcext:value-type="float">
            <text:p>0.00479122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82004E+018" calcext:value-type="float">
            <text:p>1526875094820040000</text:p>
          </table:table-cell>
          <table:table-cell office:value-type="float" office:value="2315" calcext:value-type="float">
            <text:p>2315</text:p>
          </table:table-cell>
          <table:table-cell office:value-type="float" office:value="1.52687509481502E+018" calcext:value-type="float">
            <text:p>15268750948150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02137811482" calcext:value-type="float">
            <text:p>0.01021378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83933E+018" calcext:value-type="float">
            <text:p>1526875094839330000</text:p>
          </table:table-cell>
          <table:table-cell office:value-type="float" office:value="2316" calcext:value-type="float">
            <text:p>2316</text:p>
          </table:table-cell>
          <table:table-cell office:value-type="float" office:value="1.52687509483462E+018" calcext:value-type="float">
            <text:p>15268750948346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687951035798" calcext:value-type="float">
            <text:p>-0.0068795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85972E+018" calcext:value-type="float">
            <text:p>1526875094859720000</text:p>
          </table:table-cell>
          <table:table-cell office:value-type="float" office:value="2317" calcext:value-type="float">
            <text:p>2317</text:p>
          </table:table-cell>
          <table:table-cell office:value-type="float" office:value="1.52687509485452E+018" calcext:value-type="float">
            <text:p>15268750948545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04897213168" calcext:value-type="float">
            <text:p>-0.00104897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88003E+018" calcext:value-type="float">
            <text:p>1526875094880030000</text:p>
          </table:table-cell>
          <table:table-cell office:value-type="float" office:value="2318" calcext:value-type="float">
            <text:p>2318</text:p>
          </table:table-cell>
          <table:table-cell office:value-type="float" office:value="1.5268750948744E+018" calcext:value-type="float">
            <text:p>15268750948744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79682688415" calcext:value-type="float">
            <text:p>-0.00027968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89925E+018" calcext:value-type="float">
            <text:p>1526875094899250000</text:p>
          </table:table-cell>
          <table:table-cell office:value-type="float" office:value="2319" calcext:value-type="float">
            <text:p>2319</text:p>
          </table:table-cell>
          <table:table-cell office:value-type="float" office:value="1.52687509489425E+018" calcext:value-type="float">
            <text:p>15268750948942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46853011101" calcext:value-type="float">
            <text:p>-0.01468530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91975E+018" calcext:value-type="float">
            <text:p>1526875094919750000</text:p>
          </table:table-cell>
          <table:table-cell office:value-type="float" office:value="2320" calcext:value-type="float">
            <text:p>2320</text:p>
          </table:table-cell>
          <table:table-cell office:value-type="float" office:value="1.52687509491508E+018" calcext:value-type="float">
            <text:p>15268750949150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692848674953" calcext:value-type="float">
            <text:p>-0.00692848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94003E+018" calcext:value-type="float">
            <text:p>1526875094940030000</text:p>
          </table:table-cell>
          <table:table-cell office:value-type="float" office:value="2321" calcext:value-type="float">
            <text:p>2321</text:p>
          </table:table-cell>
          <table:table-cell office:value-type="float" office:value="1.52687509493495E+018" calcext:value-type="float">
            <text:p>15268750949349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48126613349" calcext:value-type="float">
            <text:p>-0.01481266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95953E+018" calcext:value-type="float">
            <text:p>1526875094959530000</text:p>
          </table:table-cell>
          <table:table-cell office:value-type="float" office:value="2322" calcext:value-type="float">
            <text:p>2322</text:p>
          </table:table-cell>
          <table:table-cell office:value-type="float" office:value="1.52687509495485E+018" calcext:value-type="float">
            <text:p>15268750949548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601002620533" calcext:value-type="float">
            <text:p>-0.00601002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497995E+018" calcext:value-type="float">
            <text:p>1526875094979950000</text:p>
          </table:table-cell>
          <table:table-cell office:value-type="float" office:value="2323" calcext:value-type="float">
            <text:p>2323</text:p>
          </table:table-cell>
          <table:table-cell office:value-type="float" office:value="1.52687509497465E+018" calcext:value-type="float">
            <text:p>15268750949746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95280387998" calcext:value-type="float">
            <text:p>-0.01952803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00037E+018" calcext:value-type="float">
            <text:p>1526875095000370000</text:p>
          </table:table-cell>
          <table:table-cell office:value-type="float" office:value="2324" calcext:value-type="float">
            <text:p>2324</text:p>
          </table:table-cell>
          <table:table-cell office:value-type="float" office:value="1.52687509499444E+018" calcext:value-type="float">
            <text:p>15268750949944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26194590703" calcext:value-type="float">
            <text:p>-0.01261945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01969E+018" calcext:value-type="float">
            <text:p>1526875095019690000</text:p>
          </table:table-cell>
          <table:table-cell office:value-type="float" office:value="2325" calcext:value-type="float">
            <text:p>2325</text:p>
          </table:table-cell>
          <table:table-cell office:value-type="float" office:value="1.52687509501427E+018" calcext:value-type="float">
            <text:p>15268750950142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06255998835" calcext:value-type="float">
            <text:p>-0.01062559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04005E+018" calcext:value-type="float">
            <text:p>1526875095040050000</text:p>
          </table:table-cell>
          <table:table-cell office:value-type="float" office:value="2326" calcext:value-type="float">
            <text:p>2326</text:p>
          </table:table-cell>
          <table:table-cell office:value-type="float" office:value="1.52687509503428E+018" calcext:value-type="float">
            <text:p>15268750950342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46284103394" calcext:value-type="float">
            <text:p>-0.01462841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05933E+018" calcext:value-type="float">
            <text:p>1526875095059330000</text:p>
          </table:table-cell>
          <table:table-cell office:value-type="float" office:value="2327" calcext:value-type="float">
            <text:p>2327</text:p>
          </table:table-cell>
          <table:table-cell office:value-type="float" office:value="1.5268750950541E+018" calcext:value-type="float">
            <text:p>15268750950541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247621797025" calcext:value-type="float">
            <text:p>-0.02476217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07968E+018" calcext:value-type="float">
            <text:p>1526875095079680000</text:p>
          </table:table-cell>
          <table:table-cell office:value-type="float" office:value="2328" calcext:value-type="float">
            <text:p>2328</text:p>
          </table:table-cell>
          <table:table-cell office:value-type="float" office:value="1.52687509507503E+018" calcext:value-type="float">
            <text:p>15268750950750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247692130506" calcext:value-type="float">
            <text:p>-0.02476921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10004E+018" calcext:value-type="float">
            <text:p>1526875095100040000</text:p>
          </table:table-cell>
          <table:table-cell office:value-type="float" office:value="2329" calcext:value-type="float">
            <text:p>2329</text:p>
          </table:table-cell>
          <table:table-cell office:value-type="float" office:value="1.52687509509478E+018" calcext:value-type="float">
            <text:p>15268750950947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244043581188" calcext:value-type="float">
            <text:p>-0.02440435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11937E+018" calcext:value-type="float">
            <text:p>1526875095119370000</text:p>
          </table:table-cell>
          <table:table-cell office:value-type="float" office:value="2330" calcext:value-type="float">
            <text:p>2330</text:p>
          </table:table-cell>
          <table:table-cell office:value-type="float" office:value="1.52687509511455E+018" calcext:value-type="float">
            <text:p>15268750951145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261975750327" calcext:value-type="float">
            <text:p>-0.0261975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13957E+018" calcext:value-type="float">
            <text:p>1526875095139570000</text:p>
          </table:table-cell>
          <table:table-cell office:value-type="float" office:value="2331" calcext:value-type="float">
            <text:p>2331</text:p>
          </table:table-cell>
          <table:table-cell office:value-type="float" office:value="1.52687509513452E+018" calcext:value-type="float">
            <text:p>15268750951345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371642559767" calcext:value-type="float">
            <text:p>-0.037164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15996E+018" calcext:value-type="float">
            <text:p>1526875095159960000</text:p>
          </table:table-cell>
          <table:table-cell office:value-type="float" office:value="2332" calcext:value-type="float">
            <text:p>2332</text:p>
          </table:table-cell>
          <table:table-cell office:value-type="float" office:value="1.52687509515424E+018" calcext:value-type="float">
            <text:p>15268750951542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35757701844" calcext:value-type="float">
            <text:p>-0.03575770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18011E+018" calcext:value-type="float">
            <text:p>1526875095180110000</text:p>
          </table:table-cell>
          <table:table-cell office:value-type="float" office:value="2333" calcext:value-type="float">
            <text:p>2333</text:p>
          </table:table-cell>
          <table:table-cell office:value-type="float" office:value="1.52687509517507E+018" calcext:value-type="float">
            <text:p>15268750951750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310445930809" calcext:value-type="float">
            <text:p>-0.03104459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19942E+018" calcext:value-type="float">
            <text:p>1526875095199420000</text:p>
          </table:table-cell>
          <table:table-cell office:value-type="float" office:value="2334" calcext:value-type="float">
            <text:p>2334</text:p>
          </table:table-cell>
          <table:table-cell office:value-type="float" office:value="1.526875095195E+018" calcext:value-type="float">
            <text:p>15268750951950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383491255343" calcext:value-type="float">
            <text:p>-0.03834912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21973E+018" calcext:value-type="float">
            <text:p>1526875095219730000</text:p>
          </table:table-cell>
          <table:table-cell office:value-type="float" office:value="2335" calcext:value-type="float">
            <text:p>2335</text:p>
          </table:table-cell>
          <table:table-cell office:value-type="float" office:value="1.52687509521482E+018" calcext:value-type="float">
            <text:p>15268750952148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331294424832" calcext:value-type="float">
            <text:p>-0.03312944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24004E+018" calcext:value-type="float">
            <text:p>1526875095240040000</text:p>
          </table:table-cell>
          <table:table-cell office:value-type="float" office:value="2336" calcext:value-type="float">
            <text:p>2336</text:p>
          </table:table-cell>
          <table:table-cell office:value-type="float" office:value="1.52687509523445E+018" calcext:value-type="float">
            <text:p>15268750952344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451027154922" calcext:value-type="float">
            <text:p>-0.04510271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26014E+018" calcext:value-type="float">
            <text:p>1526875095260140000</text:p>
          </table:table-cell>
          <table:table-cell office:value-type="float" office:value="2337" calcext:value-type="float">
            <text:p>2337</text:p>
          </table:table-cell>
          <table:table-cell office:value-type="float" office:value="1.52687509525444E+018" calcext:value-type="float">
            <text:p>15268750952544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464356169105" calcext:value-type="float">
            <text:p>-0.04643561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27963E+018" calcext:value-type="float">
            <text:p>1526875095279630000</text:p>
          </table:table-cell>
          <table:table-cell office:value-type="float" office:value="2338" calcext:value-type="float">
            <text:p>2338</text:p>
          </table:table-cell>
          <table:table-cell office:value-type="float" office:value="1.52687509527428E+018" calcext:value-type="float">
            <text:p>15268750952742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227259863168" calcext:value-type="float">
            <text:p>-0.02272598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29986E+018" calcext:value-type="float">
            <text:p>1526875095299860000</text:p>
          </table:table-cell>
          <table:table-cell office:value-type="float" office:value="2339" calcext:value-type="float">
            <text:p>2339</text:p>
          </table:table-cell>
          <table:table-cell office:value-type="float" office:value="1.52687509529407E+018" calcext:value-type="float">
            <text:p>15268750952940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355442091823" calcext:value-type="float">
            <text:p>-0.03554420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32034E+018" calcext:value-type="float">
            <text:p>1526875095320340000</text:p>
          </table:table-cell>
          <table:table-cell office:value-type="float" office:value="2340" calcext:value-type="float">
            <text:p>2340</text:p>
          </table:table-cell>
          <table:table-cell office:value-type="float" office:value="1.52687509531473E+018" calcext:value-type="float">
            <text:p>15268750953147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34675873816" calcext:value-type="float">
            <text:p>-0.03467587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3397E+018" calcext:value-type="float">
            <text:p>1526875095339700000</text:p>
          </table:table-cell>
          <table:table-cell office:value-type="float" office:value="2341" calcext:value-type="float">
            <text:p>2341</text:p>
          </table:table-cell>
          <table:table-cell office:value-type="float" office:value="1.52687509533469E+018" calcext:value-type="float">
            <text:p>15268750953346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526094548404" calcext:value-type="float">
            <text:p>-0.05260945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3601E+018" calcext:value-type="float">
            <text:p>1526875095360100000</text:p>
          </table:table-cell>
          <table:table-cell office:value-type="float" office:value="2342" calcext:value-type="float">
            <text:p>2342</text:p>
          </table:table-cell>
          <table:table-cell office:value-type="float" office:value="1.52687509535459E+018" calcext:value-type="float">
            <text:p>15268750953545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374795049429" calcext:value-type="float">
            <text:p>-0.03747950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37925E+018" calcext:value-type="float">
            <text:p>1526875095379250000</text:p>
          </table:table-cell>
          <table:table-cell office:value-type="float" office:value="2343" calcext:value-type="float">
            <text:p>2343</text:p>
          </table:table-cell>
          <table:table-cell office:value-type="float" office:value="1.52687509537451E+018" calcext:value-type="float">
            <text:p>15268750953745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271500609815" calcext:value-type="float">
            <text:p>-0.0271500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39965E+018" calcext:value-type="float">
            <text:p>1526875095399650000</text:p>
          </table:table-cell>
          <table:table-cell office:value-type="float" office:value="2344" calcext:value-type="float">
            <text:p>2344</text:p>
          </table:table-cell>
          <table:table-cell office:value-type="float" office:value="1.52687509539419E+018" calcext:value-type="float">
            <text:p>15268750953941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372136309743" calcext:value-type="float">
            <text:p>-0.0372136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41995E+018" calcext:value-type="float">
            <text:p>1526875095419950000</text:p>
          </table:table-cell>
          <table:table-cell office:value-type="float" office:value="2345" calcext:value-type="float">
            <text:p>2345</text:p>
          </table:table-cell>
          <table:table-cell office:value-type="float" office:value="1.52687509541503E+018" calcext:value-type="float">
            <text:p>15268750954150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332026034594" calcext:value-type="float">
            <text:p>-0.03320260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43939E+018" calcext:value-type="float">
            <text:p>1526875095439390000</text:p>
          </table:table-cell>
          <table:table-cell office:value-type="float" office:value="2346" calcext:value-type="float">
            <text:p>2346</text:p>
          </table:table-cell>
          <table:table-cell office:value-type="float" office:value="1.5268750954349E+018" calcext:value-type="float">
            <text:p>15268750954349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336207523942" calcext:value-type="float">
            <text:p>-0.03362075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45961E+018" calcext:value-type="float">
            <text:p>1526875095459610000</text:p>
          </table:table-cell>
          <table:table-cell office:value-type="float" office:value="2347" calcext:value-type="float">
            <text:p>2347</text:p>
          </table:table-cell>
          <table:table-cell office:value-type="float" office:value="1.52687509545477E+018" calcext:value-type="float">
            <text:p>15268750954547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8967660144" calcext:value-type="float">
            <text:p>-0.01896766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48002E+018" calcext:value-type="float">
            <text:p>1526875095480020000</text:p>
          </table:table-cell>
          <table:table-cell office:value-type="float" office:value="2348" calcext:value-type="float">
            <text:p>2348</text:p>
          </table:table-cell>
          <table:table-cell office:value-type="float" office:value="1.52687509547456E+018" calcext:value-type="float">
            <text:p>15268750954745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25921177119" calcext:value-type="float">
            <text:p>-0.02592117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50037E+018" calcext:value-type="float">
            <text:p>1526875095500370000</text:p>
          </table:table-cell>
          <table:table-cell office:value-type="float" office:value="2349" calcext:value-type="float">
            <text:p>2349</text:p>
          </table:table-cell>
          <table:table-cell office:value-type="float" office:value="1.52687509549453E+018" calcext:value-type="float">
            <text:p>15268750954945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234331525862" calcext:value-type="float">
            <text:p>-0.02343315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51952E+018" calcext:value-type="float">
            <text:p>1526875095519520000</text:p>
          </table:table-cell>
          <table:table-cell office:value-type="float" office:value="2350" calcext:value-type="float">
            <text:p>2350</text:p>
          </table:table-cell>
          <table:table-cell office:value-type="float" office:value="1.52687509551442E+018" calcext:value-type="float">
            <text:p>15268750955144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54334884137" calcext:value-type="float">
            <text:p>-0.01543348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54007E+018" calcext:value-type="float">
            <text:p>1526875095540070000</text:p>
          </table:table-cell>
          <table:table-cell office:value-type="float" office:value="2351" calcext:value-type="float">
            <text:p>2351</text:p>
          </table:table-cell>
          <table:table-cell office:value-type="float" office:value="1.52687509553425E+018" calcext:value-type="float">
            <text:p>15268750955342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27682505548" calcext:value-type="float">
            <text:p>-0.02768250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55941E+018" calcext:value-type="float">
            <text:p>1526875095559410000</text:p>
          </table:table-cell>
          <table:table-cell office:value-type="float" office:value="2352" calcext:value-type="float">
            <text:p>2352</text:p>
          </table:table-cell>
          <table:table-cell office:value-type="float" office:value="1.52687509555509E+018" calcext:value-type="float">
            <text:p>15268750955550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07243955135" calcext:value-type="float">
            <text:p>-0.01072439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57965E+018" calcext:value-type="float">
            <text:p>1526875095579650000</text:p>
          </table:table-cell>
          <table:table-cell office:value-type="float" office:value="2353" calcext:value-type="float">
            <text:p>2353</text:p>
          </table:table-cell>
          <table:table-cell office:value-type="float" office:value="1.52687509557498E+018" calcext:value-type="float">
            <text:p>15268750955749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998505949974" calcext:value-type="float">
            <text:p>-0.00998505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59989E+018" calcext:value-type="float">
            <text:p>1526875095599890000</text:p>
          </table:table-cell>
          <table:table-cell office:value-type="float" office:value="2354" calcext:value-type="float">
            <text:p>2354</text:p>
          </table:table-cell>
          <table:table-cell office:value-type="float" office:value="1.52687509559489E+018" calcext:value-type="float">
            <text:p>15268750955948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808994658291" calcext:value-type="float">
            <text:p>-0.00808994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61939E+018" calcext:value-type="float">
            <text:p>1526875095619390000</text:p>
          </table:table-cell>
          <table:table-cell office:value-type="float" office:value="2355" calcext:value-type="float">
            <text:p>2355</text:p>
          </table:table-cell>
          <table:table-cell office:value-type="float" office:value="1.52687509561459E+018" calcext:value-type="float">
            <text:p>15268750956145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64260510355" calcext:value-type="float">
            <text:p>-0.0164260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63965E+018" calcext:value-type="float">
            <text:p>1526875095639650000</text:p>
          </table:table-cell>
          <table:table-cell office:value-type="float" office:value="2356" calcext:value-type="float">
            <text:p>2356</text:p>
          </table:table-cell>
          <table:table-cell office:value-type="float" office:value="1.52687509563451E+018" calcext:value-type="float">
            <text:p>15268750956345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27270035446" calcext:value-type="float">
            <text:p>-0.01272700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65999E+018" calcext:value-type="float">
            <text:p>1526875095659990000</text:p>
          </table:table-cell>
          <table:table-cell office:value-type="float" office:value="2357" calcext:value-type="float">
            <text:p>2357</text:p>
          </table:table-cell>
          <table:table-cell office:value-type="float" office:value="1.52687509565454E+018" calcext:value-type="float">
            <text:p>15268750956545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71863071248" calcext:value-type="float">
            <text:p>-0.00271863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68015E+018" calcext:value-type="float">
            <text:p>1526875095680150000</text:p>
          </table:table-cell>
          <table:table-cell office:value-type="float" office:value="2358" calcext:value-type="float">
            <text:p>2358</text:p>
          </table:table-cell>
          <table:table-cell office:value-type="float" office:value="1.52687509567445E+018" calcext:value-type="float">
            <text:p>15268750956744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466363132" calcext:value-type="float">
            <text:p>-0.00466363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69939E+018" calcext:value-type="float">
            <text:p>1526875095699390000</text:p>
          </table:table-cell>
          <table:table-cell office:value-type="float" office:value="2359" calcext:value-type="float">
            <text:p>2359</text:p>
          </table:table-cell>
          <table:table-cell office:value-type="float" office:value="1.52687509569426E+018" calcext:value-type="float">
            <text:p>15268750956942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615496840328" calcext:value-type="float">
            <text:p>-0.00615496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7197E+018" calcext:value-type="float">
            <text:p>1526875095719700000</text:p>
          </table:table-cell>
          <table:table-cell office:value-type="float" office:value="2360" calcext:value-type="float">
            <text:p>2360</text:p>
          </table:table-cell>
          <table:table-cell office:value-type="float" office:value="1.52687509571499E+018" calcext:value-type="float">
            <text:p>15268750957149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47214327008" calcext:value-type="float">
            <text:p>0.01472143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73996E+018" calcext:value-type="float">
            <text:p>1526875095739960000</text:p>
          </table:table-cell>
          <table:table-cell office:value-type="float" office:value="2361" calcext:value-type="float">
            <text:p>2361</text:p>
          </table:table-cell>
          <table:table-cell office:value-type="float" office:value="1.52687509573487E+018" calcext:value-type="float">
            <text:p>15268750957348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349924364127" calcext:value-type="float">
            <text:p>0.00349924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75917E+018" calcext:value-type="float">
            <text:p>1526875095759170000</text:p>
          </table:table-cell>
          <table:table-cell office:value-type="float" office:value="2362" calcext:value-type="float">
            <text:p>2362</text:p>
          </table:table-cell>
          <table:table-cell office:value-type="float" office:value="1.52687509575474E+018" calcext:value-type="float">
            <text:p>15268750957547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518898945302" calcext:value-type="float">
            <text:p>0.00518898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77949E+018" calcext:value-type="float">
            <text:p>1526875095779490000</text:p>
          </table:table-cell>
          <table:table-cell office:value-type="float" office:value="2363" calcext:value-type="float">
            <text:p>2363</text:p>
          </table:table-cell>
          <table:table-cell office:value-type="float" office:value="1.52687509577441E+018" calcext:value-type="float">
            <text:p>15268750957744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838234834373" calcext:value-type="float">
            <text:p>0.00838234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79982E+018" calcext:value-type="float">
            <text:p>1526875095799820000</text:p>
          </table:table-cell>
          <table:table-cell office:value-type="float" office:value="2364" calcext:value-type="float">
            <text:p>2364</text:p>
          </table:table-cell>
          <table:table-cell office:value-type="float" office:value="1.52687509579499E+018" calcext:value-type="float">
            <text:p>15268750957949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984999537468" calcext:value-type="float">
            <text:p>0.00984999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82008E+018" calcext:value-type="float">
            <text:p>1526875095820080000</text:p>
          </table:table-cell>
          <table:table-cell office:value-type="float" office:value="2365" calcext:value-type="float">
            <text:p>2365</text:p>
          </table:table-cell>
          <table:table-cell office:value-type="float" office:value="1.52687509581446E+018" calcext:value-type="float">
            <text:p>15268750958144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19768101722" calcext:value-type="float">
            <text:p>0.01197681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83934E+018" calcext:value-type="float">
            <text:p>1526875095839340000</text:p>
          </table:table-cell>
          <table:table-cell office:value-type="float" office:value="2366" calcext:value-type="float">
            <text:p>2366</text:p>
          </table:table-cell>
          <table:table-cell office:value-type="float" office:value="1.52687509583396E+018" calcext:value-type="float">
            <text:p>15268750958339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25338190794" calcext:value-type="float">
            <text:p>0.02253381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85968E+018" calcext:value-type="float">
            <text:p>1526875095859680000</text:p>
          </table:table-cell>
          <table:table-cell office:value-type="float" office:value="2367" calcext:value-type="float">
            <text:p>2367</text:p>
          </table:table-cell>
          <table:table-cell office:value-type="float" office:value="1.52687509585458E+018" calcext:value-type="float">
            <text:p>15268750958545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19308130816" calcext:value-type="float">
            <text:p>0.01193081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8801E+018" calcext:value-type="float">
            <text:p>1526875095880100000</text:p>
          </table:table-cell>
          <table:table-cell office:value-type="float" office:value="2368" calcext:value-type="float">
            <text:p>2368</text:p>
          </table:table-cell>
          <table:table-cell office:value-type="float" office:value="1.52687509587437E+018" calcext:value-type="float">
            <text:p>15268750958743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97242498398" calcext:value-type="float">
            <text:p>0.01972424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89935E+018" calcext:value-type="float">
            <text:p>1526875095899350000</text:p>
          </table:table-cell>
          <table:table-cell office:value-type="float" office:value="2369" calcext:value-type="float">
            <text:p>2369</text:p>
          </table:table-cell>
          <table:table-cell office:value-type="float" office:value="1.52687509589496E+018" calcext:value-type="float">
            <text:p>15268750958949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477345846593" calcext:value-type="float">
            <text:p>0.00477345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91972E+018" calcext:value-type="float">
            <text:p>1526875095919720000</text:p>
          </table:table-cell>
          <table:table-cell office:value-type="float" office:value="2370" calcext:value-type="float">
            <text:p>2370</text:p>
          </table:table-cell>
          <table:table-cell office:value-type="float" office:value="1.52687509591465E+018" calcext:value-type="float">
            <text:p>15268750959146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00355648994" calcext:value-type="float">
            <text:p>0.02003556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94018E+018" calcext:value-type="float">
            <text:p>1526875095940180000</text:p>
          </table:table-cell>
          <table:table-cell office:value-type="float" office:value="2371" calcext:value-type="float">
            <text:p>2371</text:p>
          </table:table-cell>
          <table:table-cell office:value-type="float" office:value="1.52687509593424E+018" calcext:value-type="float">
            <text:p>15268750959342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71524395794" calcext:value-type="float">
            <text:p>0.02715243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9595E+018" calcext:value-type="float">
            <text:p>1526875095959500000</text:p>
          </table:table-cell>
          <table:table-cell office:value-type="float" office:value="2372" calcext:value-type="float">
            <text:p>2372</text:p>
          </table:table-cell>
          <table:table-cell office:value-type="float" office:value="1.52687509595505E+018" calcext:value-type="float">
            <text:p>15268750959550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86935269833" calcext:value-type="float">
            <text:p>0.0286935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597966E+018" calcext:value-type="float">
            <text:p>1526875095979660000</text:p>
          </table:table-cell>
          <table:table-cell office:value-type="float" office:value="2373" calcext:value-type="float">
            <text:p>2373</text:p>
          </table:table-cell>
          <table:table-cell office:value-type="float" office:value="1.52687509597484E+018" calcext:value-type="float">
            <text:p>15268750959748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386615358293" calcext:value-type="float">
            <text:p>0.03866153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0001E+018" calcext:value-type="float">
            <text:p>1526875096000100000</text:p>
          </table:table-cell>
          <table:table-cell office:value-type="float" office:value="2374" calcext:value-type="float">
            <text:p>2374</text:p>
          </table:table-cell>
          <table:table-cell office:value-type="float" office:value="1.52687509599465E+018" calcext:value-type="float">
            <text:p>15268750959946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48333252966" calcext:value-type="float">
            <text:p>0.02483332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01925E+018" calcext:value-type="float">
            <text:p>1526875096019250000</text:p>
          </table:table-cell>
          <table:table-cell office:value-type="float" office:value="2375" calcext:value-type="float">
            <text:p>2375</text:p>
          </table:table-cell>
          <table:table-cell office:value-type="float" office:value="1.52687509601446E+018" calcext:value-type="float">
            <text:p>15268750960144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46425010264" calcext:value-type="float">
            <text:p>0.0246425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03951E+018" calcext:value-type="float">
            <text:p>1526875096039510000</text:p>
          </table:table-cell>
          <table:table-cell office:value-type="float" office:value="2376" calcext:value-type="float">
            <text:p>2376</text:p>
          </table:table-cell>
          <table:table-cell office:value-type="float" office:value="1.52687509603442E+018" calcext:value-type="float">
            <text:p>15268750960344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58731544018" calcext:value-type="float">
            <text:p>0.0258731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05991E+018" calcext:value-type="float">
            <text:p>1526875096059910000</text:p>
          </table:table-cell>
          <table:table-cell office:value-type="float" office:value="2377" calcext:value-type="float">
            <text:p>2377</text:p>
          </table:table-cell>
          <table:table-cell office:value-type="float" office:value="1.52687509605442E+018" calcext:value-type="float">
            <text:p>15268750960544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35547286272" calcext:value-type="float">
            <text:p>0.03554728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08012E+018" calcext:value-type="float">
            <text:p>1526875096080120000</text:p>
          </table:table-cell>
          <table:table-cell office:value-type="float" office:value="2378" calcext:value-type="float">
            <text:p>2378</text:p>
          </table:table-cell>
          <table:table-cell office:value-type="float" office:value="1.52687509607425E+018" calcext:value-type="float">
            <text:p>15268750960742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339983329177" calcext:value-type="float">
            <text:p>0.03399833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09942E+018" calcext:value-type="float">
            <text:p>1526875096099420000</text:p>
          </table:table-cell>
          <table:table-cell office:value-type="float" office:value="2379" calcext:value-type="float">
            <text:p>2379</text:p>
          </table:table-cell>
          <table:table-cell office:value-type="float" office:value="1.52687509609404E+018" calcext:value-type="float">
            <text:p>15268750960940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54839078337" calcext:value-type="float">
            <text:p>0.05483907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11986E+018" calcext:value-type="float">
            <text:p>1526875096119860000</text:p>
          </table:table-cell>
          <table:table-cell office:value-type="float" office:value="2380" calcext:value-type="float">
            <text:p>2380</text:p>
          </table:table-cell>
          <table:table-cell office:value-type="float" office:value="1.52687509611494E+018" calcext:value-type="float">
            <text:p>15268750961149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390933156013" calcext:value-type="float">
            <text:p>0.03909331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14022E+018" calcext:value-type="float">
            <text:p>1526875096140220000</text:p>
          </table:table-cell>
          <table:table-cell office:value-type="float" office:value="2381" calcext:value-type="float">
            <text:p>2381</text:p>
          </table:table-cell>
          <table:table-cell office:value-type="float" office:value="1.52687509613505E+018" calcext:value-type="float">
            <text:p>15268750961350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34340582788" calcext:value-type="float">
            <text:p>0.03434058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15959E+018" calcext:value-type="float">
            <text:p>1526875096159590000</text:p>
          </table:table-cell>
          <table:table-cell office:value-type="float" office:value="2382" calcext:value-type="float">
            <text:p>2382</text:p>
          </table:table-cell>
          <table:table-cell office:value-type="float" office:value="1.52687509615495E+018" calcext:value-type="float">
            <text:p>15268750961549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46002484858" calcext:value-type="float">
            <text:p>0.04600248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17991E+018" calcext:value-type="float">
            <text:p>1526875096179910000</text:p>
          </table:table-cell>
          <table:table-cell office:value-type="float" office:value="2383" calcext:value-type="float">
            <text:p>2383</text:p>
          </table:table-cell>
          <table:table-cell office:value-type="float" office:value="1.52687509617515E+018" calcext:value-type="float">
            <text:p>15268750961751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364932492375" calcext:value-type="float">
            <text:p>0.03649324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20021E+018" calcext:value-type="float">
            <text:p>1526875096200210000</text:p>
          </table:table-cell>
          <table:table-cell office:value-type="float" office:value="2384" calcext:value-type="float">
            <text:p>2384</text:p>
          </table:table-cell>
          <table:table-cell office:value-type="float" office:value="1.52687509619501E+018" calcext:value-type="float">
            <text:p>15268750961950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306512955576" calcext:value-type="float">
            <text:p>0.03065129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21942E+018" calcext:value-type="float">
            <text:p>1526875096219420000</text:p>
          </table:table-cell>
          <table:table-cell office:value-type="float" office:value="2385" calcext:value-type="float">
            <text:p>2385</text:p>
          </table:table-cell>
          <table:table-cell office:value-type="float" office:value="1.52687509621486E+018" calcext:value-type="float">
            <text:p>15268750962148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49889194965" calcext:value-type="float">
            <text:p>0.02498891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2398E+018" calcext:value-type="float">
            <text:p>1526875096239800000</text:p>
          </table:table-cell>
          <table:table-cell office:value-type="float" office:value="2386" calcext:value-type="float">
            <text:p>2386</text:p>
          </table:table-cell>
          <table:table-cell office:value-type="float" office:value="1.52687509623479E+018" calcext:value-type="float">
            <text:p>15268750962347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318847224116" calcext:value-type="float">
            <text:p>0.0318847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26006E+018" calcext:value-type="float">
            <text:p>1526875096260060000</text:p>
          </table:table-cell>
          <table:table-cell office:value-type="float" office:value="2387" calcext:value-type="float">
            <text:p>2387</text:p>
          </table:table-cell>
          <table:table-cell office:value-type="float" office:value="1.52687509625504E+018" calcext:value-type="float">
            <text:p>15268750962550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11651436985" calcext:value-type="float">
            <text:p>0.02116514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27943E+018" calcext:value-type="float">
            <text:p>1526875096279430000</text:p>
          </table:table-cell>
          <table:table-cell office:value-type="float" office:value="2388" calcext:value-type="float">
            <text:p>2388</text:p>
          </table:table-cell>
          <table:table-cell office:value-type="float" office:value="1.52687509627494E+018" calcext:value-type="float">
            <text:p>15268750962749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314441174269" calcext:value-type="float">
            <text:p>0.03144411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30021E+018" calcext:value-type="float">
            <text:p>1526875096300210000</text:p>
          </table:table-cell>
          <table:table-cell office:value-type="float" office:value="2389" calcext:value-type="float">
            <text:p>2389</text:p>
          </table:table-cell>
          <table:table-cell office:value-type="float" office:value="1.52687509629482E+018" calcext:value-type="float">
            <text:p>15268750962948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60504244268" calcext:value-type="float">
            <text:p>0.01605042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31936E+018" calcext:value-type="float">
            <text:p>1526875096319360000</text:p>
          </table:table-cell>
          <table:table-cell office:value-type="float" office:value="2390" calcext:value-type="float">
            <text:p>2390</text:p>
          </table:table-cell>
          <table:table-cell office:value-type="float" office:value="1.52687509631466E+018" calcext:value-type="float">
            <text:p>15268750963146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95140577853" calcext:value-type="float">
            <text:p>0.01951405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33952E+018" calcext:value-type="float">
            <text:p>1526875096339520000</text:p>
          </table:table-cell>
          <table:table-cell office:value-type="float" office:value="2391" calcext:value-type="float">
            <text:p>2391</text:p>
          </table:table-cell>
          <table:table-cell office:value-type="float" office:value="1.52687509633442E+018" calcext:value-type="float">
            <text:p>15268750963344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09776517004" calcext:value-type="float">
            <text:p>0.02097765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35981E+018" calcext:value-type="float">
            <text:p>1526875096359810000</text:p>
          </table:table-cell>
          <table:table-cell office:value-type="float" office:value="2392" calcext:value-type="float">
            <text:p>2392</text:p>
          </table:table-cell>
          <table:table-cell office:value-type="float" office:value="1.52687509635401E+018" calcext:value-type="float">
            <text:p>15268750963540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6925252974" calcext:value-type="float">
            <text:p>0.0169252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38004E+018" calcext:value-type="float">
            <text:p>1526875096380040000</text:p>
          </table:table-cell>
          <table:table-cell office:value-type="float" office:value="2393" calcext:value-type="float">
            <text:p>2393</text:p>
          </table:table-cell>
          <table:table-cell office:value-type="float" office:value="1.52687509637473E+018" calcext:value-type="float">
            <text:p>15268750963747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57508254051" calcext:value-type="float">
            <text:p>0.01575082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39934E+018" calcext:value-type="float">
            <text:p>1526875096399340000</text:p>
          </table:table-cell>
          <table:table-cell office:value-type="float" office:value="2394" calcext:value-type="float">
            <text:p>2394</text:p>
          </table:table-cell>
          <table:table-cell office:value-type="float" office:value="1.52687509639435E+018" calcext:value-type="float">
            <text:p>15268750963943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606766995043" calcext:value-type="float">
            <text:p>0.006067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41962E+018" calcext:value-type="float">
            <text:p>1526875096419620000</text:p>
          </table:table-cell>
          <table:table-cell office:value-type="float" office:value="2395" calcext:value-type="float">
            <text:p>2395</text:p>
          </table:table-cell>
          <table:table-cell office:value-type="float" office:value="1.526875096415E+018" calcext:value-type="float">
            <text:p>15268750964150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48340314627" calcext:value-type="float">
            <text:p>0.01483403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43985E+018" calcext:value-type="float">
            <text:p>1526875096439850000</text:p>
          </table:table-cell>
          <table:table-cell office:value-type="float" office:value="2396" calcext:value-type="float">
            <text:p>2396</text:p>
          </table:table-cell>
          <table:table-cell office:value-type="float" office:value="1.52687509643485E+018" calcext:value-type="float">
            <text:p>15268750964348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952462200075" calcext:value-type="float">
            <text:p>0.0095246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46033E+018" calcext:value-type="float">
            <text:p>1526875096460330000</text:p>
          </table:table-cell>
          <table:table-cell office:value-type="float" office:value="2397" calcext:value-type="float">
            <text:p>2397</text:p>
          </table:table-cell>
          <table:table-cell office:value-type="float" office:value="1.52687509645471E+018" calcext:value-type="float">
            <text:p>15268750964547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05649977922" calcext:value-type="float">
            <text:p>0.01056499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47959E+018" calcext:value-type="float">
            <text:p>1526875096479590000</text:p>
          </table:table-cell>
          <table:table-cell office:value-type="float" office:value="2398" calcext:value-type="float">
            <text:p>2398</text:p>
          </table:table-cell>
          <table:table-cell office:value-type="float" office:value="1.5268750964745E+018" calcext:value-type="float">
            <text:p>15268750964745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961382687092" calcext:value-type="float">
            <text:p>0.00961382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50018E+018" calcext:value-type="float">
            <text:p>1526875096500180000</text:p>
          </table:table-cell>
          <table:table-cell office:value-type="float" office:value="2399" calcext:value-type="float">
            <text:p>2399</text:p>
          </table:table-cell>
          <table:table-cell office:value-type="float" office:value="1.52687509649448E+018" calcext:value-type="float">
            <text:p>15268750964944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31089920178" calcext:value-type="float">
            <text:p>0.013108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51942E+018" calcext:value-type="float">
            <text:p>1526875096519420000</text:p>
          </table:table-cell>
          <table:table-cell office:value-type="float" office:value="2400" calcext:value-type="float">
            <text:p>2400</text:p>
          </table:table-cell>
          <table:table-cell office:value-type="float" office:value="1.52687509651441E+018" calcext:value-type="float">
            <text:p>15268750965144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318605918437" calcext:value-type="float">
            <text:p>-0.00031860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53956E+018" calcext:value-type="float">
            <text:p>1526875096539560000</text:p>
          </table:table-cell>
          <table:table-cell office:value-type="float" office:value="2401" calcext:value-type="float">
            <text:p>2401</text:p>
          </table:table-cell>
          <table:table-cell office:value-type="float" office:value="1.52687509653458E+018" calcext:value-type="float">
            <text:p>15268750965345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43333747983" calcext:value-type="float">
            <text:p>0.01433337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55985E+018" calcext:value-type="float">
            <text:p>1526875096559850000</text:p>
          </table:table-cell>
          <table:table-cell office:value-type="float" office:value="2402" calcext:value-type="float">
            <text:p>2402</text:p>
          </table:table-cell>
          <table:table-cell office:value-type="float" office:value="1.52687509655439E+018" calcext:value-type="float">
            <text:p>15268750965543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900368392467" calcext:value-type="float">
            <text:p>0.00900368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58019E+018" calcext:value-type="float">
            <text:p>1526875096580190000</text:p>
          </table:table-cell>
          <table:table-cell office:value-type="float" office:value="2403" calcext:value-type="float">
            <text:p>2403</text:p>
          </table:table-cell>
          <table:table-cell office:value-type="float" office:value="1.52687509657414E+018" calcext:value-type="float">
            <text:p>15268750965741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665185321122" calcext:value-type="float">
            <text:p>0.00665185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59944E+018" calcext:value-type="float">
            <text:p>1526875096599440000</text:p>
          </table:table-cell>
          <table:table-cell office:value-type="float" office:value="2404" calcext:value-type="float">
            <text:p>2404</text:p>
          </table:table-cell>
          <table:table-cell office:value-type="float" office:value="1.52687509659485E+018" calcext:value-type="float">
            <text:p>15268750965948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39171890914" calcext:value-type="float">
            <text:p>0.01391718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61979E+018" calcext:value-type="float">
            <text:p>1526875096619790000</text:p>
          </table:table-cell>
          <table:table-cell office:value-type="float" office:value="2405" calcext:value-type="float">
            <text:p>2405</text:p>
          </table:table-cell>
          <table:table-cell office:value-type="float" office:value="1.52687509661452E+018" calcext:value-type="float">
            <text:p>15268750966145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672610057518" calcext:value-type="float">
            <text:p>0.00672610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63999E+018" calcext:value-type="float">
            <text:p>1526875096639990000</text:p>
          </table:table-cell>
          <table:table-cell office:value-type="float" office:value="2406" calcext:value-type="float">
            <text:p>2406</text:p>
          </table:table-cell>
          <table:table-cell office:value-type="float" office:value="1.52687509663434E+018" calcext:value-type="float">
            <text:p>15268750966343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940982950851" calcext:value-type="float">
            <text:p>-0.0009409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65925E+018" calcext:value-type="float">
            <text:p>1526875096659250000</text:p>
          </table:table-cell>
          <table:table-cell office:value-type="float" office:value="2407" calcext:value-type="float">
            <text:p>2407</text:p>
          </table:table-cell>
          <table:table-cell office:value-type="float" office:value="1.52687509665517E+018" calcext:value-type="float">
            <text:p>15268750966551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51507360861" calcext:value-type="float">
            <text:p>0.01515073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67964E+018" calcext:value-type="float">
            <text:p>1526875096679640000</text:p>
          </table:table-cell>
          <table:table-cell office:value-type="float" office:value="2408" calcext:value-type="float">
            <text:p>2408</text:p>
          </table:table-cell>
          <table:table-cell office:value-type="float" office:value="1.52687509667483E+018" calcext:value-type="float">
            <text:p>15268750966748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51491628401" calcext:value-type="float">
            <text:p>-0.00514916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6999E+018" calcext:value-type="float">
            <text:p>1526875096699900000</text:p>
          </table:table-cell>
          <table:table-cell office:value-type="float" office:value="2409" calcext:value-type="float">
            <text:p>2409</text:p>
          </table:table-cell>
          <table:table-cell office:value-type="float" office:value="1.52687509669446E+018" calcext:value-type="float">
            <text:p>15268750966944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836899783462" calcext:value-type="float">
            <text:p>0.00836899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7202E+018" calcext:value-type="float">
            <text:p>1526875096720200000</text:p>
          </table:table-cell>
          <table:table-cell office:value-type="float" office:value="2410" calcext:value-type="float">
            <text:p>2410</text:p>
          </table:table-cell>
          <table:table-cell office:value-type="float" office:value="1.52687509671425E+018" calcext:value-type="float">
            <text:p>15268750967142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629459507763" calcext:value-type="float">
            <text:p>0.00629459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73944E+018" calcext:value-type="float">
            <text:p>1526875096739440000</text:p>
          </table:table-cell>
          <table:table-cell office:value-type="float" office:value="2411" calcext:value-type="float">
            <text:p>2411</text:p>
          </table:table-cell>
          <table:table-cell office:value-type="float" office:value="1.52687509673505E+018" calcext:value-type="float">
            <text:p>15268750967350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507662072778" calcext:value-type="float">
            <text:p>-0.00507662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75974E+018" calcext:value-type="float">
            <text:p>1526875096759740000</text:p>
          </table:table-cell>
          <table:table-cell office:value-type="float" office:value="2412" calcext:value-type="float">
            <text:p>2412</text:p>
          </table:table-cell>
          <table:table-cell office:value-type="float" office:value="1.52687509675482E+018" calcext:value-type="float">
            <text:p>15268750967548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801116786897" calcext:value-type="float">
            <text:p>-0.00801116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77999E+018" calcext:value-type="float">
            <text:p>1526875096779990000</text:p>
          </table:table-cell>
          <table:table-cell office:value-type="float" office:value="2413" calcext:value-type="float">
            <text:p>2413</text:p>
          </table:table-cell>
          <table:table-cell office:value-type="float" office:value="1.52687509677449E+018" calcext:value-type="float">
            <text:p>15268750967744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326089654118" calcext:value-type="float">
            <text:p>0.00326089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79901E+018" calcext:value-type="float">
            <text:p>1526875096799010000</text:p>
          </table:table-cell>
          <table:table-cell office:value-type="float" office:value="2414" calcext:value-type="float">
            <text:p>2414</text:p>
          </table:table-cell>
          <table:table-cell office:value-type="float" office:value="1.52687509679407E+018" calcext:value-type="float">
            <text:p>15268750967940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795806571841" calcext:value-type="float">
            <text:p>-0.00795806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81946E+018" calcext:value-type="float">
            <text:p>1526875096819460000</text:p>
          </table:table-cell>
          <table:table-cell office:value-type="float" office:value="2415" calcext:value-type="float">
            <text:p>2415</text:p>
          </table:table-cell>
          <table:table-cell office:value-type="float" office:value="1.52687509681475E+018" calcext:value-type="float">
            <text:p>15268750968147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36121874582" calcext:value-type="float">
            <text:p>-0.00361218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8398E+018" calcext:value-type="float">
            <text:p>1526875096839800000</text:p>
          </table:table-cell>
          <table:table-cell office:value-type="float" office:value="2416" calcext:value-type="float">
            <text:p>2416</text:p>
          </table:table-cell>
          <table:table-cell office:value-type="float" office:value="1.52687509683453E+018" calcext:value-type="float">
            <text:p>15268750968345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858427677304" calcext:value-type="float">
            <text:p>-0.00858427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86014E+018" calcext:value-type="float">
            <text:p>1526875096860140000</text:p>
          </table:table-cell>
          <table:table-cell office:value-type="float" office:value="2417" calcext:value-type="float">
            <text:p>2417</text:p>
          </table:table-cell>
          <table:table-cell office:value-type="float" office:value="1.52687509685437E+018" calcext:value-type="float">
            <text:p>15268750968543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968650355935" calcext:value-type="float">
            <text:p>-0.00968650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87946E+018" calcext:value-type="float">
            <text:p>1526875096879460000</text:p>
          </table:table-cell>
          <table:table-cell office:value-type="float" office:value="2418" calcext:value-type="float">
            <text:p>2418</text:p>
          </table:table-cell>
          <table:table-cell office:value-type="float" office:value="1.52687509687428E+018" calcext:value-type="float">
            <text:p>15268750968742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313862925395" calcext:value-type="float">
            <text:p>-0.00313862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89984E+018" calcext:value-type="float">
            <text:p>1526875096899840000</text:p>
          </table:table-cell>
          <table:table-cell office:value-type="float" office:value="2419" calcext:value-type="float">
            <text:p>2419</text:p>
          </table:table-cell>
          <table:table-cell office:value-type="float" office:value="1.52687509689406E+018" calcext:value-type="float">
            <text:p>15268750968940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541955512017" calcext:value-type="float">
            <text:p>-0.00541955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92019E+018" calcext:value-type="float">
            <text:p>1526875096920190000</text:p>
          </table:table-cell>
          <table:table-cell office:value-type="float" office:value="2420" calcext:value-type="float">
            <text:p>2420</text:p>
          </table:table-cell>
          <table:table-cell office:value-type="float" office:value="1.5268750969149E+018" calcext:value-type="float">
            <text:p>15268750969149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75652920641" calcext:value-type="float">
            <text:p>0.00756529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93947E+018" calcext:value-type="float">
            <text:p>1526875096939470000</text:p>
          </table:table-cell>
          <table:table-cell office:value-type="float" office:value="2421" calcext:value-type="float">
            <text:p>2421</text:p>
          </table:table-cell>
          <table:table-cell office:value-type="float" office:value="1.52687509693476E+018" calcext:value-type="float">
            <text:p>15268750969347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697631202638" calcext:value-type="float">
            <text:p>0.006976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95978E+018" calcext:value-type="float">
            <text:p>1526875096959780000</text:p>
          </table:table-cell>
          <table:table-cell office:value-type="float" office:value="2422" calcext:value-type="float">
            <text:p>2422</text:p>
          </table:table-cell>
          <table:table-cell office:value-type="float" office:value="1.52687509695444E+018" calcext:value-type="float">
            <text:p>15268750969544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02315184288" calcext:value-type="float">
            <text:p>0.00202315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98014E+018" calcext:value-type="float">
            <text:p>1526875096980140000</text:p>
          </table:table-cell>
          <table:table-cell office:value-type="float" office:value="2423" calcext:value-type="float">
            <text:p>2423</text:p>
          </table:table-cell>
          <table:table-cell office:value-type="float" office:value="1.52687509697427E+018" calcext:value-type="float">
            <text:p>15268750969742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5027403608" calcext:value-type="float">
            <text:p>0.00250274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699948E+018" calcext:value-type="float">
            <text:p>1526875096999480000</text:p>
          </table:table-cell>
          <table:table-cell office:value-type="float" office:value="2424" calcext:value-type="float">
            <text:p>2424</text:p>
          </table:table-cell>
          <table:table-cell office:value-type="float" office:value="1.52687509699496E+018" calcext:value-type="float">
            <text:p>15268750969949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795816071332" calcext:value-type="float">
            <text:p>0.00795816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01989E+018" calcext:value-type="float">
            <text:p>1526875097019890000</text:p>
          </table:table-cell>
          <table:table-cell office:value-type="float" office:value="2425" calcext:value-type="float">
            <text:p>2425</text:p>
          </table:table-cell>
          <table:table-cell office:value-type="float" office:value="1.52687509701467E+018" calcext:value-type="float">
            <text:p>15268750970146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11338216811" calcext:value-type="float">
            <text:p>0.00111338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04031E+018" calcext:value-type="float">
            <text:p>1526875097040310000</text:p>
          </table:table-cell>
          <table:table-cell office:value-type="float" office:value="2426" calcext:value-type="float">
            <text:p>2426</text:p>
          </table:table-cell>
          <table:table-cell office:value-type="float" office:value="1.52687509703451E+018" calcext:value-type="float">
            <text:p>15268750970345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82643199712" calcext:value-type="float">
            <text:p>0.00826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05959E+018" calcext:value-type="float">
            <text:p>1526875097059590000</text:p>
          </table:table-cell>
          <table:table-cell office:value-type="float" office:value="2427" calcext:value-type="float">
            <text:p>2427</text:p>
          </table:table-cell>
          <table:table-cell office:value-type="float" office:value="1.52687509705423E+018" calcext:value-type="float">
            <text:p>15268750970542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87611572817" calcext:value-type="float">
            <text:p>0.00876115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07994E+018" calcext:value-type="float">
            <text:p>1526875097079940000</text:p>
          </table:table-cell>
          <table:table-cell office:value-type="float" office:value="2428" calcext:value-type="float">
            <text:p>2428</text:p>
          </table:table-cell>
          <table:table-cell office:value-type="float" office:value="1.52687509707506E+018" calcext:value-type="float">
            <text:p>15268750970750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17369219661" calcext:value-type="float">
            <text:p>0.0117369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10035E+018" calcext:value-type="float">
            <text:p>1526875097100350000</text:p>
          </table:table-cell>
          <table:table-cell office:value-type="float" office:value="2429" calcext:value-type="float">
            <text:p>2429</text:p>
          </table:table-cell>
          <table:table-cell office:value-type="float" office:value="1.52687509709491E+018" calcext:value-type="float">
            <text:p>15268750970949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829954165965" calcext:value-type="float">
            <text:p>0.00829954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11975E+018" calcext:value-type="float">
            <text:p>1526875097119750000</text:p>
          </table:table-cell>
          <table:table-cell office:value-type="float" office:value="2430" calcext:value-type="float">
            <text:p>2430</text:p>
          </table:table-cell>
          <table:table-cell office:value-type="float" office:value="1.52687509711462E+018" calcext:value-type="float">
            <text:p>15268750971146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609790347517" calcext:value-type="float">
            <text:p>0.00609790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14011E+018" calcext:value-type="float">
            <text:p>1526875097140110000</text:p>
          </table:table-cell>
          <table:table-cell office:value-type="float" office:value="2431" calcext:value-type="float">
            <text:p>2431</text:p>
          </table:table-cell>
          <table:table-cell office:value-type="float" office:value="1.52687509713468E+018" calcext:value-type="float">
            <text:p>15268750971346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32610935159" calcext:value-type="float">
            <text:p>0.00326109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1594E+018" calcext:value-type="float">
            <text:p>1526875097159400000</text:p>
          </table:table-cell>
          <table:table-cell office:value-type="float" office:value="2432" calcext:value-type="float">
            <text:p>2432</text:p>
          </table:table-cell>
          <table:table-cell office:value-type="float" office:value="1.52687509715453E+018" calcext:value-type="float">
            <text:p>15268750971545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72417405993" calcext:value-type="float">
            <text:p>0.01724174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17978E+018" calcext:value-type="float">
            <text:p>1526875097179780000</text:p>
          </table:table-cell>
          <table:table-cell office:value-type="float" office:value="2433" calcext:value-type="float">
            <text:p>2433</text:p>
          </table:table-cell>
          <table:table-cell office:value-type="float" office:value="1.52687509717447E+018" calcext:value-type="float">
            <text:p>15268750971744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588101521134" calcext:value-type="float">
            <text:p>0.0058810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20026E+018" calcext:value-type="float">
            <text:p>1526875097200260000</text:p>
          </table:table-cell>
          <table:table-cell office:value-type="float" office:value="2434" calcext:value-type="float">
            <text:p>2434</text:p>
          </table:table-cell>
          <table:table-cell office:value-type="float" office:value="1.52687509719461E+018" calcext:value-type="float">
            <text:p>15268750971946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24075333588" calcext:value-type="float">
            <text:p>0.00124075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21968E+018" calcext:value-type="float">
            <text:p>1526875097219680000</text:p>
          </table:table-cell>
          <table:table-cell office:value-type="float" office:value="2435" calcext:value-type="float">
            <text:p>2435</text:p>
          </table:table-cell>
          <table:table-cell office:value-type="float" office:value="1.52687509721443E+018" calcext:value-type="float">
            <text:p>15268750972144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64736264944" calcext:value-type="float">
            <text:p>0.02647362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23999E+018" calcext:value-type="float">
            <text:p>1526875097239990000</text:p>
          </table:table-cell>
          <table:table-cell office:value-type="float" office:value="2436" calcext:value-type="float">
            <text:p>2436</text:p>
          </table:table-cell>
          <table:table-cell office:value-type="float" office:value="1.52687509723447E+018" calcext:value-type="float">
            <text:p>15268750972344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09270755202" calcext:value-type="float">
            <text:p>0.01092707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26024E+018" calcext:value-type="float">
            <text:p>1526875097260240000</text:p>
          </table:table-cell>
          <table:table-cell office:value-type="float" office:value="2437" calcext:value-type="float">
            <text:p>2437</text:p>
          </table:table-cell>
          <table:table-cell office:value-type="float" office:value="1.52687509725469E+018" calcext:value-type="float">
            <text:p>15268750972546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41075709835" calcext:value-type="float">
            <text:p>0.0141075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27955E+018" calcext:value-type="float">
            <text:p>1526875097279550000</text:p>
          </table:table-cell>
          <table:table-cell office:value-type="float" office:value="2438" calcext:value-type="float">
            <text:p>2438</text:p>
          </table:table-cell>
          <table:table-cell office:value-type="float" office:value="1.52687509727459E+018" calcext:value-type="float">
            <text:p>15268750972745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410619542" calcext:value-type="float">
            <text:p>0.01410619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30001E+018" calcext:value-type="float">
            <text:p>1526875097300010000</text:p>
          </table:table-cell>
          <table:table-cell office:value-type="float" office:value="2439" calcext:value-type="float">
            <text:p>2439</text:p>
          </table:table-cell>
          <table:table-cell office:value-type="float" office:value="1.52687509729449E+018" calcext:value-type="float">
            <text:p>15268750972944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40782089531" calcext:value-type="float">
            <text:p>0.0240782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3204E+018" calcext:value-type="float">
            <text:p>1526875097320400000</text:p>
          </table:table-cell>
          <table:table-cell office:value-type="float" office:value="2440" calcext:value-type="float">
            <text:p>2440</text:p>
          </table:table-cell>
          <table:table-cell office:value-type="float" office:value="1.52687509731438E+018" calcext:value-type="float">
            <text:p>15268750973143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0567048341" calcext:value-type="float">
            <text:p>0.0020567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33965E+018" calcext:value-type="float">
            <text:p>1526875097339650000</text:p>
          </table:table-cell>
          <table:table-cell office:value-type="float" office:value="2441" calcext:value-type="float">
            <text:p>2441</text:p>
          </table:table-cell>
          <table:table-cell office:value-type="float" office:value="1.52687509733443E+018" calcext:value-type="float">
            <text:p>15268750973344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537039060146" calcext:value-type="float">
            <text:p>0.00537039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35994E+018" calcext:value-type="float">
            <text:p>1526875097359940000</text:p>
          </table:table-cell>
          <table:table-cell office:value-type="float" office:value="2442" calcext:value-type="float">
            <text:p>2442</text:p>
          </table:table-cell>
          <table:table-cell office:value-type="float" office:value="1.52687509735422E+018" calcext:value-type="float">
            <text:p>15268750973542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758827337995" calcext:value-type="float">
            <text:p>0.00758827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38016E+018" calcext:value-type="float">
            <text:p>1526875097380160000</text:p>
          </table:table-cell>
          <table:table-cell office:value-type="float" office:value="2443" calcext:value-type="float">
            <text:p>2443</text:p>
          </table:table-cell>
          <table:table-cell office:value-type="float" office:value="1.52687509737496E+018" calcext:value-type="float">
            <text:p>15268750973749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30113065243" calcext:value-type="float">
            <text:p>0.01301130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39949E+018" calcext:value-type="float">
            <text:p>1526875097399490000</text:p>
          </table:table-cell>
          <table:table-cell office:value-type="float" office:value="2444" calcext:value-type="float">
            <text:p>2444</text:p>
          </table:table-cell>
          <table:table-cell office:value-type="float" office:value="1.52687509739481E+018" calcext:value-type="float">
            <text:p>15268750973948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13728968427" calcext:value-type="float">
            <text:p>0.00113728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41994E+018" calcext:value-type="float">
            <text:p>1526875097419940000</text:p>
          </table:table-cell>
          <table:table-cell office:value-type="float" office:value="2445" calcext:value-type="float">
            <text:p>2445</text:p>
          </table:table-cell>
          <table:table-cell office:value-type="float" office:value="1.52687509741443E+018" calcext:value-type="float">
            <text:p>15268750974144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645205471665" calcext:value-type="float">
            <text:p>0.00645205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44034E+018" calcext:value-type="float">
            <text:p>1526875097440340000</text:p>
          </table:table-cell>
          <table:table-cell office:value-type="float" office:value="2446" calcext:value-type="float">
            <text:p>2446</text:p>
          </table:table-cell>
          <table:table-cell office:value-type="float" office:value="1.52687509743406E+018" calcext:value-type="float">
            <text:p>15268750974340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20778717101" calcext:value-type="float">
            <text:p>0.01207787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45968E+018" calcext:value-type="float">
            <text:p>1526875097459680000</text:p>
          </table:table-cell>
          <table:table-cell office:value-type="float" office:value="2447" calcext:value-type="float">
            <text:p>2447</text:p>
          </table:table-cell>
          <table:table-cell office:value-type="float" office:value="1.52687509745485E+018" calcext:value-type="float">
            <text:p>15268750974548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71139480174" calcext:value-type="float">
            <text:p>0.00271139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47992E+018" calcext:value-type="float">
            <text:p>1526875097479920000</text:p>
          </table:table-cell>
          <table:table-cell office:value-type="float" office:value="2448" calcext:value-type="float">
            <text:p>2448</text:p>
          </table:table-cell>
          <table:table-cell office:value-type="float" office:value="1.52687509747474E+018" calcext:value-type="float">
            <text:p>15268750974747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34312105365" calcext:value-type="float">
            <text:p>0.00134312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4993E+018" calcext:value-type="float">
            <text:p>1526875097499300000</text:p>
          </table:table-cell>
          <table:table-cell office:value-type="float" office:value="2449" calcext:value-type="float">
            <text:p>2449</text:p>
          </table:table-cell>
          <table:table-cell office:value-type="float" office:value="1.5268750974946E+018" calcext:value-type="float">
            <text:p>15268750974946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417413003743" calcext:value-type="float">
            <text:p>0.004174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51963E+018" calcext:value-type="float">
            <text:p>1526875097519630000</text:p>
          </table:table-cell>
          <table:table-cell office:value-type="float" office:value="2450" calcext:value-type="float">
            <text:p>2450</text:p>
          </table:table-cell>
          <table:table-cell office:value-type="float" office:value="1.52687509751445E+018" calcext:value-type="float">
            <text:p>15268750975144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530512817204" calcext:value-type="float">
            <text:p>0.00530512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53982E+018" calcext:value-type="float">
            <text:p>1526875097539820000</text:p>
          </table:table-cell>
          <table:table-cell office:value-type="float" office:value="2451" calcext:value-type="float">
            <text:p>2451</text:p>
          </table:table-cell>
          <table:table-cell office:value-type="float" office:value="1.52687509753448E+018" calcext:value-type="float">
            <text:p>15268750975344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98257172108" calcext:value-type="float">
            <text:p>-0.00298257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56016E+018" calcext:value-type="float">
            <text:p>1526875097560160000</text:p>
          </table:table-cell>
          <table:table-cell office:value-type="float" office:value="2452" calcext:value-type="float">
            <text:p>2452</text:p>
          </table:table-cell>
          <table:table-cell office:value-type="float" office:value="1.52687509755446E+018" calcext:value-type="float">
            <text:p>15268750975544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373471179046" calcext:value-type="float">
            <text:p>0.00037347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57945E+018" calcext:value-type="float">
            <text:p>1526875097579450000</text:p>
          </table:table-cell>
          <table:table-cell office:value-type="float" office:value="2453" calcext:value-type="float">
            <text:p>2453</text:p>
          </table:table-cell>
          <table:table-cell office:value-type="float" office:value="1.52687509757438E+018" calcext:value-type="float">
            <text:p>15268750975743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01876351982" calcext:value-type="float">
            <text:p>-0.0101876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59983E+018" calcext:value-type="float">
            <text:p>1526875097599830000</text:p>
          </table:table-cell>
          <table:table-cell office:value-type="float" office:value="2454" calcext:value-type="float">
            <text:p>2454</text:p>
          </table:table-cell>
          <table:table-cell office:value-type="float" office:value="1.5268750975944E+018" calcext:value-type="float">
            <text:p>15268750975944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14643869549" calcext:value-type="float">
            <text:p>-0.00214643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6202E+018" calcext:value-type="float">
            <text:p>1526875097620200000</text:p>
          </table:table-cell>
          <table:table-cell office:value-type="float" office:value="2455" calcext:value-type="float">
            <text:p>2455</text:p>
          </table:table-cell>
          <table:table-cell office:value-type="float" office:value="1.52687509761416E+018" calcext:value-type="float">
            <text:p>15268750976141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666855974123" calcext:value-type="float">
            <text:p>-0.00666855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63948E+018" calcext:value-type="float">
            <text:p>1526875097639480000</text:p>
          </table:table-cell>
          <table:table-cell office:value-type="float" office:value="2456" calcext:value-type="float">
            <text:p>2456</text:p>
          </table:table-cell>
          <table:table-cell office:value-type="float" office:value="1.52687509763501E+018" calcext:value-type="float">
            <text:p>15268750976350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702807307243" calcext:value-type="float">
            <text:p>-0.00702807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65968E+018" calcext:value-type="float">
            <text:p>1526875097659680000</text:p>
          </table:table-cell>
          <table:table-cell office:value-type="float" office:value="2457" calcext:value-type="float">
            <text:p>2457</text:p>
          </table:table-cell>
          <table:table-cell office:value-type="float" office:value="1.52687509765492E+018" calcext:value-type="float">
            <text:p>15268750976549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52418762445" calcext:value-type="float">
            <text:p>-0.01524187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68013E+018" calcext:value-type="float">
            <text:p>1526875097680130000</text:p>
          </table:table-cell>
          <table:table-cell office:value-type="float" office:value="2458" calcext:value-type="float">
            <text:p>2458</text:p>
          </table:table-cell>
          <table:table-cell office:value-type="float" office:value="1.52687509767489E+018" calcext:value-type="float">
            <text:p>15268750976748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305038709193" calcext:value-type="float">
            <text:p>-0.03050387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69947E+018" calcext:value-type="float">
            <text:p>1526875097699470000</text:p>
          </table:table-cell>
          <table:table-cell office:value-type="float" office:value="2459" calcext:value-type="float">
            <text:p>2459</text:p>
          </table:table-cell>
          <table:table-cell office:value-type="float" office:value="1.52687509769478E+018" calcext:value-type="float">
            <text:p>15268750976947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259330738336" calcext:value-type="float">
            <text:p>-0.02593307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71977E+018" calcext:value-type="float">
            <text:p>1526875097719770000</text:p>
          </table:table-cell>
          <table:table-cell office:value-type="float" office:value="2460" calcext:value-type="float">
            <text:p>2460</text:p>
          </table:table-cell>
          <table:table-cell office:value-type="float" office:value="1.52687509771445E+018" calcext:value-type="float">
            <text:p>15268750977144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254114083946" calcext:value-type="float">
            <text:p>-0.02541140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73993E+018" calcext:value-type="float">
            <text:p>1526875097739930000</text:p>
          </table:table-cell>
          <table:table-cell office:value-type="float" office:value="2461" calcext:value-type="float">
            <text:p>2461</text:p>
          </table:table-cell>
          <table:table-cell office:value-type="float" office:value="1.52687509773438E+018" calcext:value-type="float">
            <text:p>15268750977343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521378442645" calcext:value-type="float">
            <text:p>-0.05213784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75928E+018" calcext:value-type="float">
            <text:p>1526875097759280000</text:p>
          </table:table-cell>
          <table:table-cell office:value-type="float" office:value="2462" calcext:value-type="float">
            <text:p>2462</text:p>
          </table:table-cell>
          <table:table-cell office:value-type="float" office:value="1.52687509775423E+018" calcext:value-type="float">
            <text:p>15268750977542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468823872507" calcext:value-type="float">
            <text:p>-0.04688238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77964E+018" calcext:value-type="float">
            <text:p>1526875097779640000</text:p>
          </table:table-cell>
          <table:table-cell office:value-type="float" office:value="2463" calcext:value-type="float">
            <text:p>2463</text:p>
          </table:table-cell>
          <table:table-cell office:value-type="float" office:value="1.52687509777501E+018" calcext:value-type="float">
            <text:p>15268750977750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673047229648" calcext:value-type="float">
            <text:p>-0.0673047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79976E+018" calcext:value-type="float">
            <text:p>1526875097799760000</text:p>
          </table:table-cell>
          <table:table-cell office:value-type="float" office:value="2464" calcext:value-type="float">
            <text:p>2464</text:p>
          </table:table-cell>
          <table:table-cell office:value-type="float" office:value="1.52687509779473E+018" calcext:value-type="float">
            <text:p>15268750977947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772168114781" calcext:value-type="float">
            <text:p>-0.07721681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82002E+018" calcext:value-type="float">
            <text:p>1526875097820020000</text:p>
          </table:table-cell>
          <table:table-cell office:value-type="float" office:value="2465" calcext:value-type="float">
            <text:p>2465</text:p>
          </table:table-cell>
          <table:table-cell office:value-type="float" office:value="1.5268750978145E+018" calcext:value-type="float">
            <text:p>15268750978145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756338536739" calcext:value-type="float">
            <text:p>-0.07563385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83934E+018" calcext:value-type="float">
            <text:p>1526875097839340000</text:p>
          </table:table-cell>
          <table:table-cell office:value-type="float" office:value="2466" calcext:value-type="float">
            <text:p>2466</text:p>
          </table:table-cell>
          <table:table-cell office:value-type="float" office:value="1.52687509783427E+018" calcext:value-type="float">
            <text:p>15268750978342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09492771327" calcext:value-type="float">
            <text:p>-0.10949277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85964E+018" calcext:value-type="float">
            <text:p>1526875097859640000</text:p>
          </table:table-cell>
          <table:table-cell office:value-type="float" office:value="2467" calcext:value-type="float">
            <text:p>2467</text:p>
          </table:table-cell>
          <table:table-cell office:value-type="float" office:value="1.52687509785493E+018" calcext:value-type="float">
            <text:p>15268750978549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03738903999" calcext:value-type="float">
            <text:p>-0.103738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88006E+018" calcext:value-type="float">
            <text:p>1526875097880060000</text:p>
          </table:table-cell>
          <table:table-cell office:value-type="float" office:value="2468" calcext:value-type="float">
            <text:p>2468</text:p>
          </table:table-cell>
          <table:table-cell office:value-type="float" office:value="1.52687509787479E+018" calcext:value-type="float">
            <text:p>15268750978747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40203028917" calcext:value-type="float">
            <text:p>-0.14020302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89932E+018" calcext:value-type="float">
            <text:p>1526875097899320000</text:p>
          </table:table-cell>
          <table:table-cell office:value-type="float" office:value="2469" calcext:value-type="float">
            <text:p>2469</text:p>
          </table:table-cell>
          <table:table-cell office:value-type="float" office:value="1.52687509789455E+018" calcext:value-type="float">
            <text:p>15268750978945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33285015821" calcext:value-type="float">
            <text:p>-0.13328501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91967E+018" calcext:value-type="float">
            <text:p>1526875097919670000</text:p>
          </table:table-cell>
          <table:table-cell office:value-type="float" office:value="2470" calcext:value-type="float">
            <text:p>2470</text:p>
          </table:table-cell>
          <table:table-cell office:value-type="float" office:value="1.52687509791445E+018" calcext:value-type="float">
            <text:p>15268750979144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34267598391" calcext:value-type="float">
            <text:p>-0.1342675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94014E+018" calcext:value-type="float">
            <text:p>1526875097940140000</text:p>
          </table:table-cell>
          <table:table-cell office:value-type="float" office:value="2471" calcext:value-type="float">
            <text:p>2471</text:p>
          </table:table-cell>
          <table:table-cell office:value-type="float" office:value="1.52687509793424E+018" calcext:value-type="float">
            <text:p>15268750979342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76671624184" calcext:value-type="float">
            <text:p>-0.17667162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95955E+018" calcext:value-type="float">
            <text:p>1526875097959550000</text:p>
          </table:table-cell>
          <table:table-cell office:value-type="float" office:value="2472" calcext:value-type="float">
            <text:p>2472</text:p>
          </table:table-cell>
          <table:table-cell office:value-type="float" office:value="1.52687509795513E+018" calcext:value-type="float">
            <text:p>15268750979551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60155519843" calcext:value-type="float">
            <text:p>-0.16015551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797987E+018" calcext:value-type="float">
            <text:p>1526875097979870000</text:p>
          </table:table-cell>
          <table:table-cell office:value-type="float" office:value="2473" calcext:value-type="float">
            <text:p>2473</text:p>
          </table:table-cell>
          <table:table-cell office:value-type="float" office:value="1.52687509797506E+018" calcext:value-type="float">
            <text:p>15268750979750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91216140985" calcext:value-type="float">
            <text:p>-0.1912161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00024E+018" calcext:value-type="float">
            <text:p>1526875098000240000</text:p>
          </table:table-cell>
          <table:table-cell office:value-type="float" office:value="2474" calcext:value-type="float">
            <text:p>2474</text:p>
          </table:table-cell>
          <table:table-cell office:value-type="float" office:value="1.52687509799498E+018" calcext:value-type="float">
            <text:p>15268750979949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56066775322" calcext:value-type="float">
            <text:p>-0.15606677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01973E+018" calcext:value-type="float">
            <text:p>1526875098019730000</text:p>
          </table:table-cell>
          <table:table-cell office:value-type="float" office:value="2475" calcext:value-type="float">
            <text:p>2475</text:p>
          </table:table-cell>
          <table:table-cell office:value-type="float" office:value="1.52687509801481E+018" calcext:value-type="float">
            <text:p>15268750980148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51626825333" calcext:value-type="float">
            <text:p>-0.15162682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04007E+018" calcext:value-type="float">
            <text:p>1526875098040070000</text:p>
          </table:table-cell>
          <table:table-cell office:value-type="float" office:value="2476" calcext:value-type="float">
            <text:p>2476</text:p>
          </table:table-cell>
          <table:table-cell office:value-type="float" office:value="1.52687509803466E+018" calcext:value-type="float">
            <text:p>15268750980346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66124567389" calcext:value-type="float">
            <text:p>-0.16612456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0594E+018" calcext:value-type="float">
            <text:p>1526875098059400000</text:p>
          </table:table-cell>
          <table:table-cell office:value-type="float" office:value="2477" calcext:value-type="float">
            <text:p>2477</text:p>
          </table:table-cell>
          <table:table-cell office:value-type="float" office:value="1.52687509805455E+018" calcext:value-type="float">
            <text:p>15268750980545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28410458565" calcext:value-type="float">
            <text:p>-0.12841045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07979E+018" calcext:value-type="float">
            <text:p>1526875098079790000</text:p>
          </table:table-cell>
          <table:table-cell office:value-type="float" office:value="2478" calcext:value-type="float">
            <text:p>2478</text:p>
          </table:table-cell>
          <table:table-cell office:value-type="float" office:value="1.5268750980745E+018" calcext:value-type="float">
            <text:p>15268750980745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29118010402" calcext:value-type="float">
            <text:p>-0.1291180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10012E+018" calcext:value-type="float">
            <text:p>1526875098100120000</text:p>
          </table:table-cell>
          <table:table-cell office:value-type="float" office:value="2479" calcext:value-type="float">
            <text:p>2479</text:p>
          </table:table-cell>
          <table:table-cell office:value-type="float" office:value="1.52687509809435E+018" calcext:value-type="float">
            <text:p>15268750980943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118008226156" calcext:value-type="float">
            <text:p>-0.11800822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11946E+018" calcext:value-type="float">
            <text:p>1526875098119460000</text:p>
          </table:table-cell>
          <table:table-cell office:value-type="float" office:value="2480" calcext:value-type="float">
            <text:p>2480</text:p>
          </table:table-cell>
          <table:table-cell office:value-type="float" office:value="1.52687509811433E+018" calcext:value-type="float">
            <text:p>15268750981143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787067636847" calcext:value-type="float">
            <text:p>-0.07870676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13977E+018" calcext:value-type="float">
            <text:p>1526875098139770000</text:p>
          </table:table-cell>
          <table:table-cell office:value-type="float" office:value="2481" calcext:value-type="float">
            <text:p>2481</text:p>
          </table:table-cell>
          <table:table-cell office:value-type="float" office:value="1.52687509813426E+018" calcext:value-type="float">
            <text:p>15268750981342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633501783013" calcext:value-type="float">
            <text:p>-0.06335017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16002E+018" calcext:value-type="float">
            <text:p>1526875098160020000</text:p>
          </table:table-cell>
          <table:table-cell office:value-type="float" office:value="2482" calcext:value-type="float">
            <text:p>2482</text:p>
          </table:table-cell>
          <table:table-cell office:value-type="float" office:value="1.52687509815409E+018" calcext:value-type="float">
            <text:p>15268750981540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446141585708" calcext:value-type="float">
            <text:p>-0.04461415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17933E+018" calcext:value-type="float">
            <text:p>1526875098179330000</text:p>
          </table:table-cell>
          <table:table-cell office:value-type="float" office:value="2483" calcext:value-type="float">
            <text:p>2483</text:p>
          </table:table-cell>
          <table:table-cell office:value-type="float" office:value="1.526875098175E+018" calcext:value-type="float">
            <text:p>15268750981750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218961182982" calcext:value-type="float">
            <text:p>-0.02189611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19968E+018" calcext:value-type="float">
            <text:p>1526875098199680000</text:p>
          </table:table-cell>
          <table:table-cell office:value-type="float" office:value="2484" calcext:value-type="float">
            <text:p>2484</text:p>
          </table:table-cell>
          <table:table-cell office:value-type="float" office:value="1.52687509819489E+018" calcext:value-type="float">
            <text:p>15268750981948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636660959572" calcext:value-type="float">
            <text:p>0.0063666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22016E+018" calcext:value-type="float">
            <text:p>1526875098220160000</text:p>
          </table:table-cell>
          <table:table-cell office:value-type="float" office:value="2485" calcext:value-type="float">
            <text:p>2485</text:p>
          </table:table-cell>
          <table:table-cell office:value-type="float" office:value="1.52687509821486E+018" calcext:value-type="float">
            <text:p>15268750982148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52709633112" calcext:value-type="float">
            <text:p>0.01527096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23925E+018" calcext:value-type="float">
            <text:p>1526875098239250000</text:p>
          </table:table-cell>
          <table:table-cell office:value-type="float" office:value="2486" calcext:value-type="float">
            <text:p>2486</text:p>
          </table:table-cell>
          <table:table-cell office:value-type="float" office:value="1.52687509823483E+018" calcext:value-type="float">
            <text:p>15268750982348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467370152473" calcext:value-type="float">
            <text:p>0.0467370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25961E+018" calcext:value-type="float">
            <text:p>1526875098259610000</text:p>
          </table:table-cell>
          <table:table-cell office:value-type="float" office:value="2487" calcext:value-type="float">
            <text:p>2487</text:p>
          </table:table-cell>
          <table:table-cell office:value-type="float" office:value="1.526875098255E+018" calcext:value-type="float">
            <text:p>15268750982550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654225200415" calcext:value-type="float">
            <text:p>0.065422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28009E+018" calcext:value-type="float">
            <text:p>1526875098280090000</text:p>
          </table:table-cell>
          <table:table-cell office:value-type="float" office:value="2488" calcext:value-type="float">
            <text:p>2488</text:p>
          </table:table-cell>
          <table:table-cell office:value-type="float" office:value="1.52687509827498E+018" calcext:value-type="float">
            <text:p>15268750982749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749366283417" calcext:value-type="float">
            <text:p>0.07493662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29937E+018" calcext:value-type="float">
            <text:p>1526875098299370000</text:p>
          </table:table-cell>
          <table:table-cell office:value-type="float" office:value="2489" calcext:value-type="float">
            <text:p>2489</text:p>
          </table:table-cell>
          <table:table-cell office:value-type="float" office:value="1.52687509829492E+018" calcext:value-type="float">
            <text:p>15268750982949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112423814833" calcext:value-type="float">
            <text:p>0.11242381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3198E+018" calcext:value-type="float">
            <text:p>1526875098319800000</text:p>
          </table:table-cell>
          <table:table-cell office:value-type="float" office:value="2490" calcext:value-type="float">
            <text:p>2490</text:p>
          </table:table-cell>
          <table:table-cell office:value-type="float" office:value="1.52687509831465E+018" calcext:value-type="float">
            <text:p>15268750983146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109259977937" calcext:value-type="float">
            <text:p>0.10925997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34021E+018" calcext:value-type="float">
            <text:p>1526875098340210000</text:p>
          </table:table-cell>
          <table:table-cell office:value-type="float" office:value="2491" calcext:value-type="float">
            <text:p>2491</text:p>
          </table:table-cell>
          <table:table-cell office:value-type="float" office:value="1.5268750983346E+018" calcext:value-type="float">
            <text:p>15268750983346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127184048295" calcext:value-type="float">
            <text:p>0.12718404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35955E+018" calcext:value-type="float">
            <text:p>1526875098359550000</text:p>
          </table:table-cell>
          <table:table-cell office:value-type="float" office:value="2492" calcext:value-type="float">
            <text:p>2492</text:p>
          </table:table-cell>
          <table:table-cell office:value-type="float" office:value="1.52687509835452E+018" calcext:value-type="float">
            <text:p>15268750983545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119310691953" calcext:value-type="float">
            <text:p>0.1193106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37991E+018" calcext:value-type="float">
            <text:p>1526875098379910000</text:p>
          </table:table-cell>
          <table:table-cell office:value-type="float" office:value="2493" calcext:value-type="float">
            <text:p>2493</text:p>
          </table:table-cell>
          <table:table-cell office:value-type="float" office:value="1.5268750983745E+018" calcext:value-type="float">
            <text:p>15268750983745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141511887312" calcext:value-type="float">
            <text:p>0.14151188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4004E+018" calcext:value-type="float">
            <text:p>1526875098400400000</text:p>
          </table:table-cell>
          <table:table-cell office:value-type="float" office:value="2494" calcext:value-type="float">
            <text:p>2494</text:p>
          </table:table-cell>
          <table:table-cell office:value-type="float" office:value="1.52687509839445E+018" calcext:value-type="float">
            <text:p>15268750983944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127050161362" calcext:value-type="float">
            <text:p>0.12705016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41984E+018" calcext:value-type="float">
            <text:p>1526875098419840000</text:p>
          </table:table-cell>
          <table:table-cell office:value-type="float" office:value="2495" calcext:value-type="float">
            <text:p>2495</text:p>
          </table:table-cell>
          <table:table-cell office:value-type="float" office:value="1.52687509841428E+018" calcext:value-type="float">
            <text:p>15268750984142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120062425733" calcext:value-type="float">
            <text:p>0.12006242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44021E+018" calcext:value-type="float">
            <text:p>1526875098440210000</text:p>
          </table:table-cell>
          <table:table-cell office:value-type="float" office:value="2496" calcext:value-type="float">
            <text:p>2496</text:p>
          </table:table-cell>
          <table:table-cell office:value-type="float" office:value="1.52687509843412E+018" calcext:value-type="float">
            <text:p>15268750984341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137844756246" calcext:value-type="float">
            <text:p>0.13784475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45968E+018" calcext:value-type="float">
            <text:p>1526875098459680000</text:p>
          </table:table-cell>
          <table:table-cell office:value-type="float" office:value="2497" calcext:value-type="float">
            <text:p>2497</text:p>
          </table:table-cell>
          <table:table-cell office:value-type="float" office:value="1.52687509845504E+018" calcext:value-type="float">
            <text:p>15268750984550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117826357484" calcext:value-type="float">
            <text:p>0.11782635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4801E+018" calcext:value-type="float">
            <text:p>1526875098480100000</text:p>
          </table:table-cell>
          <table:table-cell office:value-type="float" office:value="2498" calcext:value-type="float">
            <text:p>2498</text:p>
          </table:table-cell>
          <table:table-cell office:value-type="float" office:value="1.52687509847508E+018" calcext:value-type="float">
            <text:p>15268750984750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125716567039" calcext:value-type="float">
            <text:p>0.1257165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49925E+018" calcext:value-type="float">
            <text:p>1526875098499250000</text:p>
          </table:table-cell>
          <table:table-cell office:value-type="float" office:value="2499" calcext:value-type="float">
            <text:p>2499</text:p>
          </table:table-cell>
          <table:table-cell office:value-type="float" office:value="1.52687509849491E+018" calcext:value-type="float">
            <text:p>15268750984949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102893069386" calcext:value-type="float">
            <text:p>0.10289306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51976E+018" calcext:value-type="float">
            <text:p>1526875098519760000</text:p>
          </table:table-cell>
          <table:table-cell office:value-type="float" office:value="2500" calcext:value-type="float">
            <text:p>2500</text:p>
          </table:table-cell>
          <table:table-cell office:value-type="float" office:value="1.52687509851479E+018" calcext:value-type="float">
            <text:p>15268750985147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911660343409" calcext:value-type="float">
            <text:p>0.09116603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5401E+018" calcext:value-type="float">
            <text:p>1526875098540100000</text:p>
          </table:table-cell>
          <table:table-cell office:value-type="float" office:value="2501" calcext:value-type="float">
            <text:p>2501</text:p>
          </table:table-cell>
          <table:table-cell office:value-type="float" office:value="1.52687509853472E+018" calcext:value-type="float">
            <text:p>15268750985347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938046872616" calcext:value-type="float">
            <text:p>0.09380468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55952E+018" calcext:value-type="float">
            <text:p>1526875098559520000</text:p>
          </table:table-cell>
          <table:table-cell office:value-type="float" office:value="2502" calcext:value-type="float">
            <text:p>2502</text:p>
          </table:table-cell>
          <table:table-cell office:value-type="float" office:value="1.52687509855451E+018" calcext:value-type="float">
            <text:p>15268750985545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739241465926" calcext:value-type="float">
            <text:p>0.07392414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57987E+018" calcext:value-type="float">
            <text:p>1526875098579870000</text:p>
          </table:table-cell>
          <table:table-cell office:value-type="float" office:value="2503" calcext:value-type="float">
            <text:p>2503</text:p>
          </table:table-cell>
          <table:table-cell office:value-type="float" office:value="1.52687509857456E+018" calcext:value-type="float">
            <text:p>15268750985745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735950469971" calcext:value-type="float">
            <text:p>0.0735950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60026E+018" calcext:value-type="float">
            <text:p>1526875098600260000</text:p>
          </table:table-cell>
          <table:table-cell office:value-type="float" office:value="2504" calcext:value-type="float">
            <text:p>2504</text:p>
          </table:table-cell>
          <table:table-cell office:value-type="float" office:value="1.52687509859442E+018" calcext:value-type="float">
            <text:p>15268750985944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561177879572" calcext:value-type="float">
            <text:p>0.0561177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61958E+018" calcext:value-type="float">
            <text:p>1526875098619580000</text:p>
          </table:table-cell>
          <table:table-cell office:value-type="float" office:value="2505" calcext:value-type="float">
            <text:p>2505</text:p>
          </table:table-cell>
          <table:table-cell office:value-type="float" office:value="1.52687509861436E+018" calcext:value-type="float">
            <text:p>15268750986143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471008569002" calcext:value-type="float">
            <text:p>0.04710085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63992E+018" calcext:value-type="float">
            <text:p>1526875098639920000</text:p>
          </table:table-cell>
          <table:table-cell office:value-type="float" office:value="2506" calcext:value-type="float">
            <text:p>2506</text:p>
          </table:table-cell>
          <table:table-cell office:value-type="float" office:value="1.52687509863412E+018" calcext:value-type="float">
            <text:p>15268750986341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421106517315" calcext:value-type="float">
            <text:p>0.04211065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66023E+018" calcext:value-type="float">
            <text:p>1526875098660230000</text:p>
          </table:table-cell>
          <table:table-cell office:value-type="float" office:value="2507" calcext:value-type="float">
            <text:p>2507</text:p>
          </table:table-cell>
          <table:table-cell office:value-type="float" office:value="1.52687509865501E+018" calcext:value-type="float">
            <text:p>15268750986550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3147437796" calcext:value-type="float">
            <text:p>0.0314743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67954E+018" calcext:value-type="float">
            <text:p>1526875098679540000</text:p>
          </table:table-cell>
          <table:table-cell office:value-type="float" office:value="2508" calcext:value-type="float">
            <text:p>2508</text:p>
          </table:table-cell>
          <table:table-cell office:value-type="float" office:value="1.52687509867499E+018" calcext:value-type="float">
            <text:p>15268750986749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337332971394" calcext:value-type="float">
            <text:p>0.03373329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7E+018" calcext:value-type="float">
            <text:p>1526875098700000000</text:p>
          </table:table-cell>
          <table:table-cell office:value-type="float" office:value="2509" calcext:value-type="float">
            <text:p>2509</text:p>
          </table:table-cell>
          <table:table-cell office:value-type="float" office:value="1.52687509869497E+018" calcext:value-type="float">
            <text:p>15268750986949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50771548599" calcext:value-type="float">
            <text:p>0.02507715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72024E+018" calcext:value-type="float">
            <text:p>1526875098720240000</text:p>
          </table:table-cell>
          <table:table-cell office:value-type="float" office:value="2510" calcext:value-type="float">
            <text:p>2510</text:p>
          </table:table-cell>
          <table:table-cell office:value-type="float" office:value="1.52687509871491E+018" calcext:value-type="float">
            <text:p>15268750987149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19024829566" calcext:value-type="float">
            <text:p>0.0219024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73978E+018" calcext:value-type="float">
            <text:p>1526875098739780000</text:p>
          </table:table-cell>
          <table:table-cell office:value-type="float" office:value="2511" calcext:value-type="float">
            <text:p>2511</text:p>
          </table:table-cell>
          <table:table-cell office:value-type="float" office:value="1.52687509873477E+018" calcext:value-type="float">
            <text:p>15268750987347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43694838136" calcext:value-type="float">
            <text:p>0.02436948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7599E+018" calcext:value-type="float">
            <text:p>1526875098759900000</text:p>
          </table:table-cell>
          <table:table-cell office:value-type="float" office:value="2512" calcext:value-type="float">
            <text:p>2512</text:p>
          </table:table-cell>
          <table:table-cell office:value-type="float" office:value="1.52687509875466E+018" calcext:value-type="float">
            <text:p>15268750987546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85036845505" calcext:value-type="float">
            <text:p>0.01850368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78028E+018" calcext:value-type="float">
            <text:p>1526875098780280000</text:p>
          </table:table-cell>
          <table:table-cell office:value-type="float" office:value="2513" calcext:value-type="float">
            <text:p>2513</text:p>
          </table:table-cell>
          <table:table-cell office:value-type="float" office:value="1.52687509877449E+018" calcext:value-type="float">
            <text:p>15268750987744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45459191501" calcext:value-type="float">
            <text:p>0.0245459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79941E+018" calcext:value-type="float">
            <text:p>1526875098799410000</text:p>
          </table:table-cell>
          <table:table-cell office:value-type="float" office:value="2514" calcext:value-type="float">
            <text:p>2514</text:p>
          </table:table-cell>
          <table:table-cell office:value-type="float" office:value="1.52687509879423E+018" calcext:value-type="float">
            <text:p>15268750987942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84434782714" calcext:value-type="float">
            <text:p>0.01844347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81966E+018" calcext:value-type="float">
            <text:p>1526875098819660000</text:p>
          </table:table-cell>
          <table:table-cell office:value-type="float" office:value="2515" calcext:value-type="float">
            <text:p>2515</text:p>
          </table:table-cell>
          <table:table-cell office:value-type="float" office:value="1.52687509881495E+018" calcext:value-type="float">
            <text:p>15268750988149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77042298019" calcext:value-type="float">
            <text:p>0.01770422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84016E+018" calcext:value-type="float">
            <text:p>1526875098840160000</text:p>
          </table:table-cell>
          <table:table-cell office:value-type="float" office:value="2516" calcext:value-type="float">
            <text:p>2516</text:p>
          </table:table-cell>
          <table:table-cell office:value-type="float" office:value="1.52687509883465E+018" calcext:value-type="float">
            <text:p>15268750988346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80087850988" calcext:value-type="float">
            <text:p>0.02800878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85964E+018" calcext:value-type="float">
            <text:p>1526875098859640000</text:p>
          </table:table-cell>
          <table:table-cell office:value-type="float" office:value="2517" calcext:value-type="float">
            <text:p>2517</text:p>
          </table:table-cell>
          <table:table-cell office:value-type="float" office:value="1.52687509885463E+018" calcext:value-type="float">
            <text:p>15268750988546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21252590418" calcext:value-type="float">
            <text:p>0.0221252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87993E+018" calcext:value-type="float">
            <text:p>1526875098879930000</text:p>
          </table:table-cell>
          <table:table-cell office:value-type="float" office:value="2518" calcext:value-type="float">
            <text:p>2518</text:p>
          </table:table-cell>
          <table:table-cell office:value-type="float" office:value="1.52687509887455E+018" calcext:value-type="float">
            <text:p>15268750988745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95190811157" calcext:value-type="float">
            <text:p>0.02951908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90035E+018" calcext:value-type="float">
            <text:p>1526875098900350000</text:p>
          </table:table-cell>
          <table:table-cell office:value-type="float" office:value="2519" calcext:value-type="float">
            <text:p>2519</text:p>
          </table:table-cell>
          <table:table-cell office:value-type="float" office:value="1.5268750988946E+018" calcext:value-type="float">
            <text:p>15268750988946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83172782511" calcext:value-type="float">
            <text:p>0.02831727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91966E+018" calcext:value-type="float">
            <text:p>1526875098919660000</text:p>
          </table:table-cell>
          <table:table-cell office:value-type="float" office:value="2520" calcext:value-type="float">
            <text:p>2520</text:p>
          </table:table-cell>
          <table:table-cell office:value-type="float" office:value="1.52687509891449E+018" calcext:value-type="float">
            <text:p>15268750989144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76349093765" calcext:value-type="float">
            <text:p>0.02763490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94006E+018" calcext:value-type="float">
            <text:p>1526875098940060000</text:p>
          </table:table-cell>
          <table:table-cell office:value-type="float" office:value="2521" calcext:value-type="float">
            <text:p>2521</text:p>
          </table:table-cell>
          <table:table-cell office:value-type="float" office:value="1.52687509893448E+018" calcext:value-type="float">
            <text:p>15268750989344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338143967092" calcext:value-type="float">
            <text:p>0.03381439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95949E+018" calcext:value-type="float">
            <text:p>1526875098959490000</text:p>
          </table:table-cell>
          <table:table-cell office:value-type="float" office:value="2522" calcext:value-type="float">
            <text:p>2522</text:p>
          </table:table-cell>
          <table:table-cell office:value-type="float" office:value="1.52687509895451E+018" calcext:value-type="float">
            <text:p>15268750989545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320905148983" calcext:value-type="float">
            <text:p>0.03209051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89799E+018" calcext:value-type="float">
            <text:p>1526875098979900000</text:p>
          </table:table-cell>
          <table:table-cell office:value-type="float" office:value="2523" calcext:value-type="float">
            <text:p>2523</text:p>
          </table:table-cell>
          <table:table-cell office:value-type="float" office:value="1.5268750989745E+018" calcext:value-type="float">
            <text:p>15268750989745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352443419397" calcext:value-type="float">
            <text:p>0.03524434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00024E+018" calcext:value-type="float">
            <text:p>1526875099000240000</text:p>
          </table:table-cell>
          <table:table-cell office:value-type="float" office:value="2524" calcext:value-type="float">
            <text:p>2524</text:p>
          </table:table-cell>
          <table:table-cell office:value-type="float" office:value="1.52687509899451E+018" calcext:value-type="float">
            <text:p>15268750989945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325468815863" calcext:value-type="float">
            <text:p>0.0325468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01976E+018" calcext:value-type="float">
            <text:p>1526875099019760000</text:p>
          </table:table-cell>
          <table:table-cell office:value-type="float" office:value="2525" calcext:value-type="float">
            <text:p>2525</text:p>
          </table:table-cell>
          <table:table-cell office:value-type="float" office:value="1.52687509901441E+018" calcext:value-type="float">
            <text:p>15268750990144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30878406018" calcext:value-type="float">
            <text:p>0.0308784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04003E+018" calcext:value-type="float">
            <text:p>1526875099040030000</text:p>
          </table:table-cell>
          <table:table-cell office:value-type="float" office:value="2526" calcext:value-type="float">
            <text:p>2526</text:p>
          </table:table-cell>
          <table:table-cell office:value-type="float" office:value="1.52687509903443E+018" calcext:value-type="float">
            <text:p>15268750990344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350225791335" calcext:value-type="float">
            <text:p>0.03502257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05941E+018" calcext:value-type="float">
            <text:p>1526875099059410000</text:p>
          </table:table-cell>
          <table:table-cell office:value-type="float" office:value="2527" calcext:value-type="float">
            <text:p>2527</text:p>
          </table:table-cell>
          <table:table-cell office:value-type="float" office:value="1.52687509905441E+018" calcext:value-type="float">
            <text:p>15268750990544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95208394527" calcext:value-type="float">
            <text:p>0.02952083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07968E+018" calcext:value-type="float">
            <text:p>1526875099079680000</text:p>
          </table:table-cell>
          <table:table-cell office:value-type="float" office:value="2528" calcext:value-type="float">
            <text:p>2528</text:p>
          </table:table-cell>
          <table:table-cell office:value-type="float" office:value="1.52687509907443E+018" calcext:value-type="float">
            <text:p>15268750990744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331843495369" calcext:value-type="float">
            <text:p>0.03318434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10016E+018" calcext:value-type="float">
            <text:p>1526875099100160000</text:p>
          </table:table-cell>
          <table:table-cell office:value-type="float" office:value="2529" calcext:value-type="float">
            <text:p>2529</text:p>
          </table:table-cell>
          <table:table-cell office:value-type="float" office:value="1.52687509909436E+018" calcext:value-type="float">
            <text:p>15268750990943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64200437814" calcext:value-type="float">
            <text:p>0.02642004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11957E+018" calcext:value-type="float">
            <text:p>1526875099119570000</text:p>
          </table:table-cell>
          <table:table-cell office:value-type="float" office:value="2530" calcext:value-type="float">
            <text:p>2530</text:p>
          </table:table-cell>
          <table:table-cell office:value-type="float" office:value="1.52687509911418E+018" calcext:value-type="float">
            <text:p>15268750991141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2886607796" calcext:value-type="float">
            <text:p>0.02288660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13993E+018" calcext:value-type="float">
            <text:p>1526875099139930000</text:p>
          </table:table-cell>
          <table:table-cell office:value-type="float" office:value="2531" calcext:value-type="float">
            <text:p>2531</text:p>
          </table:table-cell>
          <table:table-cell office:value-type="float" office:value="1.52687509913429E+018" calcext:value-type="float">
            <text:p>15268750991342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60712094605" calcext:value-type="float">
            <text:p>0.02607120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16014E+018" calcext:value-type="float">
            <text:p>1526875099160140000</text:p>
          </table:table-cell>
          <table:table-cell office:value-type="float" office:value="2532" calcext:value-type="float">
            <text:p>2532</text:p>
          </table:table-cell>
          <table:table-cell office:value-type="float" office:value="1.52687509915444E+018" calcext:value-type="float">
            <text:p>15268750991544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45530363172" calcext:value-type="float">
            <text:p>0.02455303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17952E+018" calcext:value-type="float">
            <text:p>1526875099179520000</text:p>
          </table:table-cell>
          <table:table-cell office:value-type="float" office:value="2533" calcext:value-type="float">
            <text:p>2533</text:p>
          </table:table-cell>
          <table:table-cell office:value-type="float" office:value="1.52687509917445E+018" calcext:value-type="float">
            <text:p>15268750991744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45938748121" calcext:value-type="float">
            <text:p>0.02459387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19989E+018" calcext:value-type="float">
            <text:p>1526875099199890000</text:p>
          </table:table-cell>
          <table:table-cell office:value-type="float" office:value="2534" calcext:value-type="float">
            <text:p>2534</text:p>
          </table:table-cell>
          <table:table-cell office:value-type="float" office:value="1.52687509919432E+018" calcext:value-type="float">
            <text:p>15268750991943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99528653175" calcext:value-type="float">
            <text:p>0.01995286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22027E+018" calcext:value-type="float">
            <text:p>1526875099220270000</text:p>
          </table:table-cell>
          <table:table-cell office:value-type="float" office:value="2535" calcext:value-type="float">
            <text:p>2535</text:p>
          </table:table-cell>
          <table:table-cell office:value-type="float" office:value="1.52687509921506E+018" calcext:value-type="float">
            <text:p>15268750992150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59916430712" calcext:value-type="float">
            <text:p>0.01599164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23964E+018" calcext:value-type="float">
            <text:p>1526875099239640000</text:p>
          </table:table-cell>
          <table:table-cell office:value-type="float" office:value="2536" calcext:value-type="float">
            <text:p>2536</text:p>
          </table:table-cell>
          <table:table-cell office:value-type="float" office:value="1.52687509923513E+018" calcext:value-type="float">
            <text:p>15268750992351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67926549911" calcext:value-type="float">
            <text:p>0.0167926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26002E+018" calcext:value-type="float">
            <text:p>1526875099260020000</text:p>
          </table:table-cell>
          <table:table-cell office:value-type="float" office:value="2537" calcext:value-type="float">
            <text:p>2537</text:p>
          </table:table-cell>
          <table:table-cell office:value-type="float" office:value="1.52687509925402E+018" calcext:value-type="float">
            <text:p>15268750992540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36726023629" calcext:value-type="float">
            <text:p>0.0136726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27929E+018" calcext:value-type="float">
            <text:p>1526875099279290000</text:p>
          </table:table-cell>
          <table:table-cell office:value-type="float" office:value="2538" calcext:value-type="float">
            <text:p>2538</text:p>
          </table:table-cell>
          <table:table-cell office:value-type="float" office:value="1.52687509927491E+018" calcext:value-type="float">
            <text:p>15268750992749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27047970891" calcext:value-type="float">
            <text:p>0.01270479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2997E+018" calcext:value-type="float">
            <text:p>1526875099299700000</text:p>
          </table:table-cell>
          <table:table-cell office:value-type="float" office:value="2539" calcext:value-type="float">
            <text:p>2539</text:p>
          </table:table-cell>
          <table:table-cell office:value-type="float" office:value="1.52687509929477E+018" calcext:value-type="float">
            <text:p>15268750992947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19179245085" calcext:value-type="float">
            <text:p>0.01191792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32016E+018" calcext:value-type="float">
            <text:p>1526875099320160000</text:p>
          </table:table-cell>
          <table:table-cell office:value-type="float" office:value="2540" calcext:value-type="float">
            <text:p>2540</text:p>
          </table:table-cell>
          <table:table-cell office:value-type="float" office:value="1.52687509931459E+018" calcext:value-type="float">
            <text:p>15268750993145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666076503694" calcext:value-type="float">
            <text:p>0.0066607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3395E+018" calcext:value-type="float">
            <text:p>1526875099339500000</text:p>
          </table:table-cell>
          <table:table-cell office:value-type="float" office:value="2541" calcext:value-type="float">
            <text:p>2541</text:p>
          </table:table-cell>
          <table:table-cell office:value-type="float" office:value="1.52687509933444E+018" calcext:value-type="float">
            <text:p>15268750993344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25887272879" calcext:value-type="float">
            <text:p>0.01258872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35986E+018" calcext:value-type="float">
            <text:p>1526875099359860000</text:p>
          </table:table-cell>
          <table:table-cell office:value-type="float" office:value="2542" calcext:value-type="float">
            <text:p>2542</text:p>
          </table:table-cell>
          <table:table-cell office:value-type="float" office:value="1.52687509935436E+018" calcext:value-type="float">
            <text:p>15268750993543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625018076971" calcext:value-type="float">
            <text:p>0.0062501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38037E+018" calcext:value-type="float">
            <text:p>1526875099380370000</text:p>
          </table:table-cell>
          <table:table-cell office:value-type="float" office:value="2543" calcext:value-type="float">
            <text:p>2543</text:p>
          </table:table-cell>
          <table:table-cell office:value-type="float" office:value="1.52687509937416E+018" calcext:value-type="float">
            <text:p>15268750993741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772031303495" calcext:value-type="float">
            <text:p>0.0077203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39958E+018" calcext:value-type="float">
            <text:p>1526875099399580000</text:p>
          </table:table-cell>
          <table:table-cell office:value-type="float" office:value="2544" calcext:value-type="float">
            <text:p>2544</text:p>
          </table:table-cell>
          <table:table-cell office:value-type="float" office:value="1.52687509939501E+018" calcext:value-type="float">
            <text:p>15268750993950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02864392102" calcext:value-type="float">
            <text:p>0.0102864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41992E+018" calcext:value-type="float">
            <text:p>1526875099419920000</text:p>
          </table:table-cell>
          <table:table-cell office:value-type="float" office:value="2545" calcext:value-type="float">
            <text:p>2545</text:p>
          </table:table-cell>
          <table:table-cell office:value-type="float" office:value="1.52687509941486E+018" calcext:value-type="float">
            <text:p>15268750994148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678703840822" calcext:value-type="float">
            <text:p>0.0067870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44031E+018" calcext:value-type="float">
            <text:p>1526875099440310000</text:p>
          </table:table-cell>
          <table:table-cell office:value-type="float" office:value="2546" calcext:value-type="float">
            <text:p>2546</text:p>
          </table:table-cell>
          <table:table-cell office:value-type="float" office:value="1.5268750994347E+018" calcext:value-type="float">
            <text:p>15268750994347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983696617186" calcext:value-type="float">
            <text:p>0.00983696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45975E+018" calcext:value-type="float">
            <text:p>1526875099459750000</text:p>
          </table:table-cell>
          <table:table-cell office:value-type="float" office:value="2547" calcext:value-type="float">
            <text:p>2547</text:p>
          </table:table-cell>
          <table:table-cell office:value-type="float" office:value="1.52687509945451E+018" calcext:value-type="float">
            <text:p>15268750994545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44192632288" calcext:value-type="float">
            <text:p>0.0144192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48007E+018" calcext:value-type="float">
            <text:p>1526875099480070000</text:p>
          </table:table-cell>
          <table:table-cell office:value-type="float" office:value="2548" calcext:value-type="float">
            <text:p>2548</text:p>
          </table:table-cell>
          <table:table-cell office:value-type="float" office:value="1.52687509947444E+018" calcext:value-type="float">
            <text:p>15268750994744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946741364896" calcext:value-type="float">
            <text:p>0.0094674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49959E+018" calcext:value-type="float">
            <text:p>1526875099499590000</text:p>
          </table:table-cell>
          <table:table-cell office:value-type="float" office:value="2549" calcext:value-type="float">
            <text:p>2549</text:p>
          </table:table-cell>
          <table:table-cell office:value-type="float" office:value="1.52687509949439E+018" calcext:value-type="float">
            <text:p>15268750994943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67123954743" calcext:value-type="float">
            <text:p>0.01671239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51993E+018" calcext:value-type="float">
            <text:p>1526875099519930000</text:p>
          </table:table-cell>
          <table:table-cell office:value-type="float" office:value="2550" calcext:value-type="float">
            <text:p>2550</text:p>
          </table:table-cell>
          <table:table-cell office:value-type="float" office:value="1.52687509951435E+018" calcext:value-type="float">
            <text:p>15268750995143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61817856133" calcext:value-type="float">
            <text:p>0.0161817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54027E+018" calcext:value-type="float">
            <text:p>1526875099540270000</text:p>
          </table:table-cell>
          <table:table-cell office:value-type="float" office:value="2551" calcext:value-type="float">
            <text:p>2551</text:p>
          </table:table-cell>
          <table:table-cell office:value-type="float" office:value="1.5268750995344E+018" calcext:value-type="float">
            <text:p>15268750995344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81031860411" calcext:value-type="float">
            <text:p>0.0181031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55963E+018" calcext:value-type="float">
            <text:p>1526875099559630000</text:p>
          </table:table-cell>
          <table:table-cell office:value-type="float" office:value="2552" calcext:value-type="float">
            <text:p>2552</text:p>
          </table:table-cell>
          <table:table-cell office:value-type="float" office:value="1.52687509955427E+018" calcext:value-type="float">
            <text:p>15268750995542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7502579838" calcext:value-type="float">
            <text:p>0.01750257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57994E+018" calcext:value-type="float">
            <text:p>1526875099579940000</text:p>
          </table:table-cell>
          <table:table-cell office:value-type="float" office:value="2553" calcext:value-type="float">
            <text:p>2553</text:p>
          </table:table-cell>
          <table:table-cell office:value-type="float" office:value="1.52687509957416E+018" calcext:value-type="float">
            <text:p>15268750995741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4103179574" calcext:value-type="float">
            <text:p>0.02410317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60038E+018" calcext:value-type="float">
            <text:p>1526875099600380000</text:p>
          </table:table-cell>
          <table:table-cell office:value-type="float" office:value="2554" calcext:value-type="float">
            <text:p>2554</text:p>
          </table:table-cell>
          <table:table-cell office:value-type="float" office:value="1.52687509959494E+018" calcext:value-type="float">
            <text:p>15268750995949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25261263549" calcext:value-type="float">
            <text:p>0.0225261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61982E+018" calcext:value-type="float">
            <text:p>1526875099619820000</text:p>
          </table:table-cell>
          <table:table-cell office:value-type="float" office:value="2555" calcext:value-type="float">
            <text:p>2555</text:p>
          </table:table-cell>
          <table:table-cell office:value-type="float" office:value="1.52687509961481E+018" calcext:value-type="float">
            <text:p>15268750996148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17365212739" calcext:value-type="float">
            <text:p>0.02173652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64018E+018" calcext:value-type="float">
            <text:p>1526875099640180000</text:p>
          </table:table-cell>
          <table:table-cell office:value-type="float" office:value="2556" calcext:value-type="float">
            <text:p>2556</text:p>
          </table:table-cell>
          <table:table-cell office:value-type="float" office:value="1.52687509963484E+018" calcext:value-type="float">
            <text:p>15268750996348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72911936045" calcext:value-type="float">
            <text:p>0.0272911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65963E+018" calcext:value-type="float">
            <text:p>1526875099659630000</text:p>
          </table:table-cell>
          <table:table-cell office:value-type="float" office:value="2557" calcext:value-type="float">
            <text:p>2557</text:p>
          </table:table-cell>
          <table:table-cell office:value-type="float" office:value="1.52687509965484E+018" calcext:value-type="float">
            <text:p>15268750996548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29064356536" calcext:value-type="float">
            <text:p>0.02290643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67998E+018" calcext:value-type="float">
            <text:p>1526875099679980000</text:p>
          </table:table-cell>
          <table:table-cell office:value-type="float" office:value="2558" calcext:value-type="float">
            <text:p>2558</text:p>
          </table:table-cell>
          <table:table-cell office:value-type="float" office:value="1.52687509967484E+018" calcext:value-type="float">
            <text:p>15268750996748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71308980882" calcext:value-type="float">
            <text:p>0.02713089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69931E+018" calcext:value-type="float">
            <text:p>1526875099699310000</text:p>
          </table:table-cell>
          <table:table-cell office:value-type="float" office:value="2559" calcext:value-type="float">
            <text:p>2559</text:p>
          </table:table-cell>
          <table:table-cell office:value-type="float" office:value="1.5268750996949E+018" calcext:value-type="float">
            <text:p>15268750996949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1432550624" calcext:value-type="float">
            <text:p>0.02143255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71966E+018" calcext:value-type="float">
            <text:p>1526875099719660000</text:p>
          </table:table-cell>
          <table:table-cell office:value-type="float" office:value="2560" calcext:value-type="float">
            <text:p>2560</text:p>
          </table:table-cell>
          <table:table-cell office:value-type="float" office:value="1.5268750997148E+018" calcext:value-type="float">
            <text:p>15268750997148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5819452703" calcext:value-type="float">
            <text:p>0.01581945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74006E+018" calcext:value-type="float">
            <text:p>1526875099740060000</text:p>
          </table:table-cell>
          <table:table-cell office:value-type="float" office:value="2561" calcext:value-type="float">
            <text:p>2561</text:p>
          </table:table-cell>
          <table:table-cell office:value-type="float" office:value="1.52687509973459E+018" calcext:value-type="float">
            <text:p>15268750997345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36454161257" calcext:value-type="float">
            <text:p>0.01364541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75927E+018" calcext:value-type="float">
            <text:p>1526875099759270000</text:p>
          </table:table-cell>
          <table:table-cell office:value-type="float" office:value="2562" calcext:value-type="float">
            <text:p>2562</text:p>
          </table:table-cell>
          <table:table-cell office:value-type="float" office:value="1.52687509975448E+018" calcext:value-type="float">
            <text:p>15268750997544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07894595712" calcext:value-type="float">
            <text:p>0.01078945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77974E+018" calcext:value-type="float">
            <text:p>1526875099779740000</text:p>
          </table:table-cell>
          <table:table-cell office:value-type="float" office:value="2563" calcext:value-type="float">
            <text:p>2563</text:p>
          </table:table-cell>
          <table:table-cell office:value-type="float" office:value="1.52687509977436E+018" calcext:value-type="float">
            <text:p>15268750997743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04291178286" calcext:value-type="float">
            <text:p>0.01042911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79987E+018" calcext:value-type="float">
            <text:p>1526875099799870000</text:p>
          </table:table-cell>
          <table:table-cell office:value-type="float" office:value="2564" calcext:value-type="float">
            <text:p>2564</text:p>
          </table:table-cell>
          <table:table-cell office:value-type="float" office:value="1.52687509979428E+018" calcext:value-type="float">
            <text:p>15268750997942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56669558585" calcext:value-type="float">
            <text:p>0.02566695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81916E+018" calcext:value-type="float">
            <text:p>1526875099819160000</text:p>
          </table:table-cell>
          <table:table-cell office:value-type="float" office:value="2565" calcext:value-type="float">
            <text:p>2565</text:p>
          </table:table-cell>
          <table:table-cell office:value-type="float" office:value="1.52687509981492E+018" calcext:value-type="float">
            <text:p>15268750998149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2910758853" calcext:value-type="float">
            <text:p>0.02291075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83958E+018" calcext:value-type="float">
            <text:p>1526875099839580000</text:p>
          </table:table-cell>
          <table:table-cell office:value-type="float" office:value="2566" calcext:value-type="float">
            <text:p>2566</text:p>
          </table:table-cell>
          <table:table-cell office:value-type="float" office:value="1.52687509983463E+018" calcext:value-type="float">
            <text:p>15268750998346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244979020208" calcext:value-type="float">
            <text:p>0.0244979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85983E+018" calcext:value-type="float">
            <text:p>1526875099859830000</text:p>
          </table:table-cell>
          <table:table-cell office:value-type="float" office:value="2567" calcext:value-type="float">
            <text:p>2567</text:p>
          </table:table-cell>
          <table:table-cell office:value-type="float" office:value="1.52687509985432E+018" calcext:value-type="float">
            <text:p>15268750998543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88043601811" calcext:value-type="float">
            <text:p>0.01880436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88008E+018" calcext:value-type="float">
            <text:p>1526875099880080000</text:p>
          </table:table-cell>
          <table:table-cell office:value-type="float" office:value="2568" calcext:value-type="float">
            <text:p>2568</text:p>
          </table:table-cell>
          <table:table-cell office:value-type="float" office:value="1.52687509987498E+018" calcext:value-type="float">
            <text:p>15268750998749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104693900794" calcext:value-type="float">
            <text:p>0.01046939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89962E+018" calcext:value-type="float">
            <text:p>1526875099899620000</text:p>
          </table:table-cell>
          <table:table-cell office:value-type="float" office:value="2569" calcext:value-type="float">
            <text:p>2569</text:p>
          </table:table-cell>
          <table:table-cell office:value-type="float" office:value="1.52687509989471E+018" calcext:value-type="float">
            <text:p>15268750998947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829386245459" calcext:value-type="float">
            <text:p>-0.00829386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92003E+018" calcext:value-type="float">
            <text:p>1526875099920030000</text:p>
          </table:table-cell>
          <table:table-cell office:value-type="float" office:value="2570" calcext:value-type="float">
            <text:p>2570</text:p>
          </table:table-cell>
          <table:table-cell office:value-type="float" office:value="1.52687509991448E+018" calcext:value-type="float">
            <text:p>15268750999144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121214557439" calcext:value-type="float">
            <text:p>-0.01212145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9403E+018" calcext:value-type="float">
            <text:p>1526875099940300000</text:p>
          </table:table-cell>
          <table:table-cell office:value-type="float" office:value="2571" calcext:value-type="float">
            <text:p>2571</text:p>
          </table:table-cell>
          <table:table-cell office:value-type="float" office:value="1.52687509993442E+018" calcext:value-type="float">
            <text:p>15268750999344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759412534535" calcext:value-type="float">
            <text:p>0.00759412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95964E+018" calcext:value-type="float">
            <text:p>1526875099959640000</text:p>
          </table:table-cell>
          <table:table-cell office:value-type="float" office:value="2572" calcext:value-type="float">
            <text:p>2572</text:p>
          </table:table-cell>
          <table:table-cell office:value-type="float" office:value="1.52687509995438E+018" calcext:value-type="float">
            <text:p>15268750999543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5768527519" calcext:value-type="float">
            <text:p>0.0015768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09998E+018" calcext:value-type="float">
            <text:p>1526875099980000000</text:p>
          </table:table-cell>
          <table:table-cell office:value-type="float" office:value="2573" calcext:value-type="float">
            <text:p>2573</text:p>
          </table:table-cell>
          <table:table-cell office:value-type="float" office:value="1.52687509997408E+018" calcext:value-type="float">
            <text:p>15268750999740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463409954682" calcext:value-type="float">
            <text:p>0.00463409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00027E+018" calcext:value-type="float">
            <text:p>1526875100000270000</text:p>
          </table:table-cell>
          <table:table-cell office:value-type="float" office:value="2574" calcext:value-type="float">
            <text:p>2574</text:p>
          </table:table-cell>
          <table:table-cell office:value-type="float" office:value="1.52687509999487E+018" calcext:value-type="float">
            <text:p>15268750999948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664414372295" calcext:value-type="float">
            <text:p>0.0006644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01965E+018" calcext:value-type="float">
            <text:p>1526875100019650000</text:p>
          </table:table-cell>
          <table:table-cell office:value-type="float" office:value="2575" calcext:value-type="float">
            <text:p>2575</text:p>
          </table:table-cell>
          <table:table-cell office:value-type="float" office:value="1.52687510001487E+018" calcext:value-type="float">
            <text:p>15268751000148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687763467431" calcext:value-type="float">
            <text:p>-0.00687763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04003E+018" calcext:value-type="float">
            <text:p>1526875100040030000</text:p>
          </table:table-cell>
          <table:table-cell office:value-type="float" office:value="2576" calcext:value-type="float">
            <text:p>2576</text:p>
          </table:table-cell>
          <table:table-cell office:value-type="float" office:value="1.52687510003492E+018" calcext:value-type="float">
            <text:p>15268751000349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331921828911" calcext:value-type="float">
            <text:p>0.00331921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05927E+018" calcext:value-type="float">
            <text:p>1526875100059270000</text:p>
          </table:table-cell>
          <table:table-cell office:value-type="float" office:value="2577" calcext:value-type="float">
            <text:p>2577</text:p>
          </table:table-cell>
          <table:table-cell office:value-type="float" office:value="1.5268751000548E+018" calcext:value-type="float">
            <text:p>15268751000548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58114684746" calcext:value-type="float">
            <text:p>-0.00158114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07969E+018" calcext:value-type="float">
            <text:p>1526875100079690000</text:p>
          </table:table-cell>
          <table:table-cell office:value-type="float" office:value="2578" calcext:value-type="float">
            <text:p>2578</text:p>
          </table:table-cell>
          <table:table-cell office:value-type="float" office:value="1.52687510007482E+018" calcext:value-type="float">
            <text:p>15268751000748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89909145795" calcext:value-type="float">
            <text:p>0.00289909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10006E+018" calcext:value-type="float">
            <text:p>1526875100100060000</text:p>
          </table:table-cell>
          <table:table-cell office:value-type="float" office:value="2579" calcext:value-type="float">
            <text:p>2579</text:p>
          </table:table-cell>
          <table:table-cell office:value-type="float" office:value="1.52687510009463E+018" calcext:value-type="float">
            <text:p>15268751000946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923192012124" calcext:value-type="float">
            <text:p>0.000923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11932E+018" calcext:value-type="float">
            <text:p>1526875100119320000</text:p>
          </table:table-cell>
          <table:table-cell office:value-type="float" office:value="2580" calcext:value-type="float">
            <text:p>2580</text:p>
          </table:table-cell>
          <table:table-cell office:value-type="float" office:value="1.52687510011442E+018" calcext:value-type="float">
            <text:p>15268751001144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407077092677" calcext:value-type="float">
            <text:p>-0.00407077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13962E+018" calcext:value-type="float">
            <text:p>1526875100139620000</text:p>
          </table:table-cell>
          <table:table-cell office:value-type="float" office:value="2581" calcext:value-type="float">
            <text:p>2581</text:p>
          </table:table-cell>
          <table:table-cell office:value-type="float" office:value="1.52687510013406E+018" calcext:value-type="float">
            <text:p>15268751001340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08910165727" calcext:value-type="float">
            <text:p>0.00108910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15994E+018" calcext:value-type="float">
            <text:p>1526875100159940000</text:p>
          </table:table-cell>
          <table:table-cell office:value-type="float" office:value="2582" calcext:value-type="float">
            <text:p>2582</text:p>
          </table:table-cell>
          <table:table-cell office:value-type="float" office:value="1.52687510015513E+018" calcext:value-type="float">
            <text:p>15268751001551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81211449672" calcext:value-type="float">
            <text:p>0.00181211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18037E+018" calcext:value-type="float">
            <text:p>1526875100180370000</text:p>
          </table:table-cell>
          <table:table-cell office:value-type="float" office:value="2583" calcext:value-type="float">
            <text:p>2583</text:p>
          </table:table-cell>
          <table:table-cell office:value-type="float" office:value="1.52687510017526E+018" calcext:value-type="float">
            <text:p>15268751001752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384960847441" calcext:value-type="float">
            <text:p>-0.0003849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19959E+018" calcext:value-type="float">
            <text:p>1526875100199590000</text:p>
          </table:table-cell>
          <table:table-cell office:value-type="float" office:value="2584" calcext:value-type="float">
            <text:p>2584</text:p>
          </table:table-cell>
          <table:table-cell office:value-type="float" office:value="1.52687510019512E+018" calcext:value-type="float">
            <text:p>15268751001951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79575935565" calcext:value-type="float">
            <text:p>0.00279575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21994E+018" calcext:value-type="float">
            <text:p>1526875100219940000</text:p>
          </table:table-cell>
          <table:table-cell office:value-type="float" office:value="2585" calcext:value-type="float">
            <text:p>2585</text:p>
          </table:table-cell>
          <table:table-cell office:value-type="float" office:value="1.52687510021485E+018" calcext:value-type="float">
            <text:p>15268751002148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01421587169" calcext:value-type="float">
            <text:p>0.00101421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24014E+018" calcext:value-type="float">
            <text:p>1526875100240140000</text:p>
          </table:table-cell>
          <table:table-cell office:value-type="float" office:value="2586" calcext:value-type="float">
            <text:p>2586</text:p>
          </table:table-cell>
          <table:table-cell office:value-type="float" office:value="1.5268751002346E+018" calcext:value-type="float">
            <text:p>15268751002346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425903964788" calcext:value-type="float">
            <text:p>-0.00425903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25955E+018" calcext:value-type="float">
            <text:p>1526875100259550000</text:p>
          </table:table-cell>
          <table:table-cell office:value-type="float" office:value="2587" calcext:value-type="float">
            <text:p>2587</text:p>
          </table:table-cell>
          <table:table-cell office:value-type="float" office:value="1.52687510025476E+018" calcext:value-type="float">
            <text:p>15268751002547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61095056683" calcext:value-type="float">
            <text:p>0.00161095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28E+018" calcext:value-type="float">
            <text:p>1526875100280000000</text:p>
          </table:table-cell>
          <table:table-cell office:value-type="float" office:value="2588" calcext:value-type="float">
            <text:p>2588</text:p>
          </table:table-cell>
          <table:table-cell office:value-type="float" office:value="1.52687510027459E+018" calcext:value-type="float">
            <text:p>15268751002745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869597657584" calcext:value-type="float">
            <text:p>0.00086959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29926E+018" calcext:value-type="float">
            <text:p>1526875100299260000</text:p>
          </table:table-cell>
          <table:table-cell office:value-type="float" office:value="2589" calcext:value-type="float">
            <text:p>2589</text:p>
          </table:table-cell>
          <table:table-cell office:value-type="float" office:value="1.5268751002944E+018" calcext:value-type="float">
            <text:p>15268751002944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27639505081" calcext:value-type="float">
            <text:p>-0.00012763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31957E+018" calcext:value-type="float">
            <text:p>1526875100319570000</text:p>
          </table:table-cell>
          <table:table-cell office:value-type="float" office:value="2590" calcext:value-type="float">
            <text:p>2590</text:p>
          </table:table-cell>
          <table:table-cell office:value-type="float" office:value="1.52687510031419E+018" calcext:value-type="float">
            <text:p>15268751003141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442810915411" calcext:value-type="float">
            <text:p>0.00442810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33999E+018" calcext:value-type="float">
            <text:p>1526875100339990000</text:p>
          </table:table-cell>
          <table:table-cell office:value-type="float" office:value="2591" calcext:value-type="float">
            <text:p>2591</text:p>
          </table:table-cell>
          <table:table-cell office:value-type="float" office:value="1.52687510033511E+018" calcext:value-type="float">
            <text:p>15268751003351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42829818651" calcext:value-type="float">
            <text:p>-0.00142829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35932E+018" calcext:value-type="float">
            <text:p>1526875100359320000</text:p>
          </table:table-cell>
          <table:table-cell office:value-type="float" office:value="2592" calcext:value-type="float">
            <text:p>2592</text:p>
          </table:table-cell>
          <table:table-cell office:value-type="float" office:value="1.52687510035492E+018" calcext:value-type="float">
            <text:p>15268751003549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565192662179" calcext:value-type="float">
            <text:p>-0.00565192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37967E+018" calcext:value-type="float">
            <text:p>1526875100379670000</text:p>
          </table:table-cell>
          <table:table-cell office:value-type="float" office:value="2593" calcext:value-type="float">
            <text:p>2593</text:p>
          </table:table-cell>
          <table:table-cell office:value-type="float" office:value="1.52687510037472E+018" calcext:value-type="float">
            <text:p>15268751003747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400023069233" calcext:value-type="float">
            <text:p>-0.00400023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40009E+018" calcext:value-type="float">
            <text:p>1526875100400090000</text:p>
          </table:table-cell>
          <table:table-cell office:value-type="float" office:value="2594" calcext:value-type="float">
            <text:p>2594</text:p>
          </table:table-cell>
          <table:table-cell office:value-type="float" office:value="1.52687510039448E+018" calcext:value-type="float">
            <text:p>15268751003944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353383412585" calcext:value-type="float">
            <text:p>0.00353383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41937E+018" calcext:value-type="float">
            <text:p>1526875100419370000</text:p>
          </table:table-cell>
          <table:table-cell office:value-type="float" office:value="2595" calcext:value-type="float">
            <text:p>2595</text:p>
          </table:table-cell>
          <table:table-cell office:value-type="float" office:value="1.52687510041445E+018" calcext:value-type="float">
            <text:p>15268751004144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91692954488" calcext:value-type="float">
            <text:p>0.00291692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43965E+018" calcext:value-type="float">
            <text:p>1526875100439650000</text:p>
          </table:table-cell>
          <table:table-cell office:value-type="float" office:value="2596" calcext:value-type="float">
            <text:p>2596</text:p>
          </table:table-cell>
          <table:table-cell office:value-type="float" office:value="1.52687510043437E+018" calcext:value-type="float">
            <text:p>15268751004343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933038187213" calcext:value-type="float">
            <text:p>-0.00093303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45996E+018" calcext:value-type="float">
            <text:p>1526875100459960000</text:p>
          </table:table-cell>
          <table:table-cell office:value-type="float" office:value="2597" calcext:value-type="float">
            <text:p>2597</text:p>
          </table:table-cell>
          <table:table-cell office:value-type="float" office:value="1.52687510045517E+018" calcext:value-type="float">
            <text:p>15268751004551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49305697903" calcext:value-type="float">
            <text:p>0.00493056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48022E+018" calcext:value-type="float">
            <text:p>1526875100480220000</text:p>
          </table:table-cell>
          <table:table-cell office:value-type="float" office:value="2598" calcext:value-type="float">
            <text:p>2598</text:p>
          </table:table-cell>
          <table:table-cell office:value-type="float" office:value="1.52687510047499E+018" calcext:value-type="float">
            <text:p>15268751004749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88796967268" calcext:value-type="float">
            <text:p>-0.00188796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49955E+018" calcext:value-type="float">
            <text:p>1526875100499550000</text:p>
          </table:table-cell>
          <table:table-cell office:value-type="float" office:value="2599" calcext:value-type="float">
            <text:p>2599</text:p>
          </table:table-cell>
          <table:table-cell office:value-type="float" office:value="1.52687510049479E+018" calcext:value-type="float">
            <text:p>15268751004947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619959784672" calcext:value-type="float">
            <text:p>0.00061995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52011E+018" calcext:value-type="float">
            <text:p>1526875100520110000</text:p>
          </table:table-cell>
          <table:table-cell office:value-type="float" office:value="2600" calcext:value-type="float">
            <text:p>2600</text:p>
          </table:table-cell>
          <table:table-cell office:value-type="float" office:value="1.52687510051467E+018" calcext:value-type="float">
            <text:p>15268751005146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09116702899" calcext:value-type="float">
            <text:p>-0.0020911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53941E+018" calcext:value-type="float">
            <text:p>1526875100539410000</text:p>
          </table:table-cell>
          <table:table-cell office:value-type="float" office:value="2601" calcext:value-type="float">
            <text:p>2601</text:p>
          </table:table-cell>
          <table:table-cell office:value-type="float" office:value="1.52687510053463E+018" calcext:value-type="float">
            <text:p>15268751005346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374705088325" calcext:value-type="float">
            <text:p>-0.00374705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55972E+018" calcext:value-type="float">
            <text:p>1526875100559720000</text:p>
          </table:table-cell>
          <table:table-cell office:value-type="float" office:value="2602" calcext:value-type="float">
            <text:p>2602</text:p>
          </table:table-cell>
          <table:table-cell office:value-type="float" office:value="1.5268751005545E+018" calcext:value-type="float">
            <text:p>15268751005545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689375353977" calcext:value-type="float">
            <text:p>0.00689375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58002E+018" calcext:value-type="float">
            <text:p>1526875100580020000</text:p>
          </table:table-cell>
          <table:table-cell office:value-type="float" office:value="2603" calcext:value-type="float">
            <text:p>2603</text:p>
          </table:table-cell>
          <table:table-cell office:value-type="float" office:value="1.52687510057434E+018" calcext:value-type="float">
            <text:p>15268751005743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868440372869" calcext:value-type="float">
            <text:p>-0.00086844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5993E+018" calcext:value-type="float">
            <text:p>1526875100599300000</text:p>
          </table:table-cell>
          <table:table-cell office:value-type="float" office:value="2604" calcext:value-type="float">
            <text:p>2604</text:p>
          </table:table-cell>
          <table:table-cell office:value-type="float" office:value="1.52687510059405E+018" calcext:value-type="float">
            <text:p>15268751005940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31071184203" calcext:value-type="float">
            <text:p>-0.0031071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61962E+018" calcext:value-type="float">
            <text:p>1526875100619620000</text:p>
          </table:table-cell>
          <table:table-cell office:value-type="float" office:value="2605" calcext:value-type="float">
            <text:p>2605</text:p>
          </table:table-cell>
          <table:table-cell office:value-type="float" office:value="1.52687510061482E+018" calcext:value-type="float">
            <text:p>15268751006148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4985759519" calcext:value-type="float">
            <text:p>0.002498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64004E+018" calcext:value-type="float">
            <text:p>1526875100640040000</text:p>
          </table:table-cell>
          <table:table-cell office:value-type="float" office:value="2606" calcext:value-type="float">
            <text:p>2606</text:p>
          </table:table-cell>
          <table:table-cell office:value-type="float" office:value="1.52687510063468E+018" calcext:value-type="float">
            <text:p>15268751006346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49179196544" calcext:value-type="float">
            <text:p>-0.002491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65932E+018" calcext:value-type="float">
            <text:p>1526875100659320000</text:p>
          </table:table-cell>
          <table:table-cell office:value-type="float" office:value="2607" calcext:value-type="float">
            <text:p>2607</text:p>
          </table:table-cell>
          <table:table-cell office:value-type="float" office:value="1.52687510065458E+018" calcext:value-type="float">
            <text:p>15268751006545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48790923413" calcext:value-type="float">
            <text:p>0.00148790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6798E+018" calcext:value-type="float">
            <text:p>1526875100679800000</text:p>
          </table:table-cell>
          <table:table-cell office:value-type="float" office:value="2608" calcext:value-type="float">
            <text:p>2608</text:p>
          </table:table-cell>
          <table:table-cell office:value-type="float" office:value="1.52687510067446E+018" calcext:value-type="float">
            <text:p>15268751006744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317001040094" calcext:value-type="float">
            <text:p>0.0031700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70019E+018" calcext:value-type="float">
            <text:p>1526875100700190000</text:p>
          </table:table-cell>
          <table:table-cell office:value-type="float" office:value="2609" calcext:value-type="float">
            <text:p>2609</text:p>
          </table:table-cell>
          <table:table-cell office:value-type="float" office:value="1.52687510069445E+018" calcext:value-type="float">
            <text:p>15268751006944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08345241845" calcext:value-type="float">
            <text:p>-0.00208345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71957E+018" calcext:value-type="float">
            <text:p>1526875100719570000</text:p>
          </table:table-cell>
          <table:table-cell office:value-type="float" office:value="2610" calcext:value-type="float">
            <text:p>2610</text:p>
          </table:table-cell>
          <table:table-cell office:value-type="float" office:value="1.5268751007144E+018" calcext:value-type="float">
            <text:p>15268751007144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15573662333" calcext:value-type="float">
            <text:p>-0.00115573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73996E+018" calcext:value-type="float">
            <text:p>1526875100739960000</text:p>
          </table:table-cell>
          <table:table-cell office:value-type="float" office:value="2611" calcext:value-type="float">
            <text:p>2611</text:p>
          </table:table-cell>
          <table:table-cell office:value-type="float" office:value="1.52687510073445E+018" calcext:value-type="float">
            <text:p>15268751007344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78167456761" calcext:value-type="float">
            <text:p>-0.00178167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76041E+018" calcext:value-type="float">
            <text:p>1526875100760410000</text:p>
          </table:table-cell>
          <table:table-cell office:value-type="float" office:value="2612" calcext:value-type="float">
            <text:p>2612</text:p>
          </table:table-cell>
          <table:table-cell office:value-type="float" office:value="1.52687510075411E+018" calcext:value-type="float">
            <text:p>15268751007541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17337231152" calcext:value-type="float">
            <text:p>-0.00217337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77983E+018" calcext:value-type="float">
            <text:p>1526875100779830000</text:p>
          </table:table-cell>
          <table:table-cell office:value-type="float" office:value="2613" calcext:value-type="float">
            <text:p>2613</text:p>
          </table:table-cell>
          <table:table-cell office:value-type="float" office:value="1.52687510077494E+018" calcext:value-type="float">
            <text:p>15268751007749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352125894278" calcext:value-type="float">
            <text:p>0.00352125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79989E+018" calcext:value-type="float">
            <text:p>1526875100799890000</text:p>
          </table:table-cell>
          <table:table-cell office:value-type="float" office:value="2614" calcext:value-type="float">
            <text:p>2614</text:p>
          </table:table-cell>
          <table:table-cell office:value-type="float" office:value="1.52687510079468E+018" calcext:value-type="float">
            <text:p>15268751007946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79877441749" calcext:value-type="float">
            <text:p>7.9877441749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81923E+018" calcext:value-type="float">
            <text:p>1526875100819230000</text:p>
          </table:table-cell>
          <table:table-cell office:value-type="float" office:value="2615" calcext:value-type="float">
            <text:p>2615</text:p>
          </table:table-cell>
          <table:table-cell office:value-type="float" office:value="1.52687510081435E+018" calcext:value-type="float">
            <text:p>15268751008143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61016441416" calcext:value-type="float">
            <text:p>-0.00161016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83958E+018" calcext:value-type="float">
            <text:p>1526875100839580000</text:p>
          </table:table-cell>
          <table:table-cell office:value-type="float" office:value="2616" calcext:value-type="float">
            <text:p>2616</text:p>
          </table:table-cell>
          <table:table-cell office:value-type="float" office:value="1.52687510083404E+018" calcext:value-type="float">
            <text:p>15268751008340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335779087618" calcext:value-type="float">
            <text:p>0.00335779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85993E+018" calcext:value-type="float">
            <text:p>1526875100859930000</text:p>
          </table:table-cell>
          <table:table-cell office:value-type="float" office:value="2617" calcext:value-type="float">
            <text:p>2617</text:p>
          </table:table-cell>
          <table:table-cell office:value-type="float" office:value="1.52687510085496E+018" calcext:value-type="float">
            <text:p>15268751008549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00633176044" calcext:value-type="float">
            <text:p>0.00100633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88035E+018" calcext:value-type="float">
            <text:p>1526875100880350000</text:p>
          </table:table-cell>
          <table:table-cell office:value-type="float" office:value="2618" calcext:value-type="float">
            <text:p>2618</text:p>
          </table:table-cell>
          <table:table-cell office:value-type="float" office:value="1.52687510087489E+018" calcext:value-type="float">
            <text:p>15268751008748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755520304665" calcext:value-type="float">
            <text:p>-0.00075552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89974E+018" calcext:value-type="float">
            <text:p>1526875100899740000</text:p>
          </table:table-cell>
          <table:table-cell office:value-type="float" office:value="2619" calcext:value-type="float">
            <text:p>2619</text:p>
          </table:table-cell>
          <table:table-cell office:value-type="float" office:value="1.52687510089474E+018" calcext:value-type="float">
            <text:p>15268751008947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265703711193" calcext:value-type="float">
            <text:p>0.00026570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9201E+018" calcext:value-type="float">
            <text:p>1526875100920100000</text:p>
          </table:table-cell>
          <table:table-cell office:value-type="float" office:value="2620" calcext:value-type="float">
            <text:p>2620</text:p>
          </table:table-cell>
          <table:table-cell office:value-type="float" office:value="1.52687510091465E+018" calcext:value-type="float">
            <text:p>15268751009146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384020060301" calcext:value-type="float">
            <text:p>-0.00384020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93952E+018" calcext:value-type="float">
            <text:p>1526875100939520000</text:p>
          </table:table-cell>
          <table:table-cell office:value-type="float" office:value="2621" calcext:value-type="float">
            <text:p>2621</text:p>
          </table:table-cell>
          <table:table-cell office:value-type="float" office:value="1.5268751009345E+018" calcext:value-type="float">
            <text:p>15268751009345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711466884241" calcext:value-type="float">
            <text:p>-0.00071146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96E+018" calcext:value-type="float">
            <text:p>1526875100960000000</text:p>
          </table:table-cell>
          <table:table-cell office:value-type="float" office:value="2622" calcext:value-type="float">
            <text:p>2622</text:p>
          </table:table-cell>
          <table:table-cell office:value-type="float" office:value="1.5268751009545E+018" calcext:value-type="float">
            <text:p>15268751009545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00225233473" calcext:value-type="float">
            <text:p>0.00100225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97918E+018" calcext:value-type="float">
            <text:p>1526875100979180000</text:p>
          </table:table-cell>
          <table:table-cell office:value-type="float" office:value="2623" calcext:value-type="float">
            <text:p>2623</text:p>
          </table:table-cell>
          <table:table-cell office:value-type="float" office:value="1.5268751009745E+018" calcext:value-type="float">
            <text:p>15268751009745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429851841182" calcext:value-type="float">
            <text:p>0.0042985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099955E+018" calcext:value-type="float">
            <text:p>1526875100999550000</text:p>
          </table:table-cell>
          <table:table-cell office:value-type="float" office:value="2624" calcext:value-type="float">
            <text:p>2624</text:p>
          </table:table-cell>
          <table:table-cell office:value-type="float" office:value="1.5268751009944E+018" calcext:value-type="float">
            <text:p>15268751009944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40239719674" calcext:value-type="float">
            <text:p>-0.0040239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02007E+018" calcext:value-type="float">
            <text:p>1526875101020070000</text:p>
          </table:table-cell>
          <table:table-cell office:value-type="float" office:value="2625" calcext:value-type="float">
            <text:p>2625</text:p>
          </table:table-cell>
          <table:table-cell office:value-type="float" office:value="1.52687510101439E+018" calcext:value-type="float">
            <text:p>15268751010143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06212303601" calcext:value-type="float">
            <text:p>-0.0020621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0393E+018" calcext:value-type="float">
            <text:p>1526875101039300000</text:p>
          </table:table-cell>
          <table:table-cell office:value-type="float" office:value="2626" calcext:value-type="float">
            <text:p>2626</text:p>
          </table:table-cell>
          <table:table-cell office:value-type="float" office:value="1.52687510103422E+018" calcext:value-type="float">
            <text:p>15268751010342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95765821263" calcext:value-type="float">
            <text:p>0.00195765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05976E+018" calcext:value-type="float">
            <text:p>1526875101059760000</text:p>
          </table:table-cell>
          <table:table-cell office:value-type="float" office:value="2627" calcext:value-type="float">
            <text:p>2627</text:p>
          </table:table-cell>
          <table:table-cell office:value-type="float" office:value="1.52687510105406E+018" calcext:value-type="float">
            <text:p>15268751010540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400554481894" calcext:value-type="float">
            <text:p>-0.0040055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08013E+018" calcext:value-type="float">
            <text:p>1526875101080130000</text:p>
          </table:table-cell>
          <table:table-cell office:value-type="float" office:value="2628" calcext:value-type="float">
            <text:p>2628</text:p>
          </table:table-cell>
          <table:table-cell office:value-type="float" office:value="1.526875101075E+018" calcext:value-type="float">
            <text:p>15268751010750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46060886234" calcext:value-type="float">
            <text:p>-0.00046060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09947E+018" calcext:value-type="float">
            <text:p>1526875101099470000</text:p>
          </table:table-cell>
          <table:table-cell office:value-type="float" office:value="2629" calcext:value-type="float">
            <text:p>2629</text:p>
          </table:table-cell>
          <table:table-cell office:value-type="float" office:value="1.52687510109482E+018" calcext:value-type="float">
            <text:p>15268751010948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34931472037" calcext:value-type="float">
            <text:p>-0.00349314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12002E+018" calcext:value-type="float">
            <text:p>1526875101120020000</text:p>
          </table:table-cell>
          <table:table-cell office:value-type="float" office:value="2630" calcext:value-type="float">
            <text:p>2630</text:p>
          </table:table-cell>
          <table:table-cell office:value-type="float" office:value="1.52687510111474E+018" calcext:value-type="float">
            <text:p>15268751011147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67776609305" calcext:value-type="float">
            <text:p>0.00167776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14038E+018" calcext:value-type="float">
            <text:p>1526875101140380000</text:p>
          </table:table-cell>
          <table:table-cell office:value-type="float" office:value="2631" calcext:value-type="float">
            <text:p>2631</text:p>
          </table:table-cell>
          <table:table-cell office:value-type="float" office:value="1.52687510113443E+018" calcext:value-type="float">
            <text:p>15268751011344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862756220158" calcext:value-type="float">
            <text:p>-0.00086275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15965E+018" calcext:value-type="float">
            <text:p>1526875101159650000</text:p>
          </table:table-cell>
          <table:table-cell office:value-type="float" office:value="2632" calcext:value-type="float">
            <text:p>2632</text:p>
          </table:table-cell>
          <table:table-cell office:value-type="float" office:value="1.52687510115427E+018" calcext:value-type="float">
            <text:p>15268751011542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44701770134" calcext:value-type="float">
            <text:p>0.00244701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1799E+018" calcext:value-type="float">
            <text:p>1526875101179900000</text:p>
          </table:table-cell>
          <table:table-cell office:value-type="float" office:value="2633" calcext:value-type="float">
            <text:p>2633</text:p>
          </table:table-cell>
          <table:table-cell office:value-type="float" office:value="1.5268751011751E+018" calcext:value-type="float">
            <text:p>15268751011751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160518183839" calcext:value-type="float">
            <text:p>-0.00160518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20032E+018" calcext:value-type="float">
            <text:p>1526875101200320000</text:p>
          </table:table-cell>
          <table:table-cell office:value-type="float" office:value="2634" calcext:value-type="float">
            <text:p>2634</text:p>
          </table:table-cell>
          <table:table-cell office:value-type="float" office:value="1.52687510119504E+018" calcext:value-type="float">
            <text:p>15268751011950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24814338051" calcext:value-type="float">
            <text:p>0.00124814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2197E+018" calcext:value-type="float">
            <text:p>1526875101219700000</text:p>
          </table:table-cell>
          <table:table-cell office:value-type="float" office:value="2635" calcext:value-type="float">
            <text:p>2635</text:p>
          </table:table-cell>
          <table:table-cell office:value-type="float" office:value="1.52687510121493E+018" calcext:value-type="float">
            <text:p>15268751012149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42728833109" calcext:value-type="float">
            <text:p>0.00242728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24004E+018" calcext:value-type="float">
            <text:p>1526875101240040000</text:p>
          </table:table-cell>
          <table:table-cell office:value-type="float" office:value="2636" calcext:value-type="float">
            <text:p>2636</text:p>
          </table:table-cell>
          <table:table-cell office:value-type="float" office:value="1.52687510123489E+018" calcext:value-type="float">
            <text:p>15268751012348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323860812932" calcext:value-type="float">
            <text:p>-0.00323860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25932E+018" calcext:value-type="float">
            <text:p>1526875101259320000</text:p>
          </table:table-cell>
          <table:table-cell office:value-type="float" office:value="2637" calcext:value-type="float">
            <text:p>2637</text:p>
          </table:table-cell>
          <table:table-cell office:value-type="float" office:value="1.52687510125415E+018" calcext:value-type="float">
            <text:p>15268751012541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87427853234" calcext:value-type="float">
            <text:p>0.00018742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2796E+018" calcext:value-type="float">
            <text:p>1526875101279600000</text:p>
          </table:table-cell>
          <table:table-cell office:value-type="float" office:value="2638" calcext:value-type="float">
            <text:p>2638</text:p>
          </table:table-cell>
          <table:table-cell office:value-type="float" office:value="1.52687510127501E+018" calcext:value-type="float">
            <text:p>15268751012750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45589093538" calcext:value-type="float">
            <text:p>-0.00024558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30005E+018" calcext:value-type="float">
            <text:p>1526875101300050000</text:p>
          </table:table-cell>
          <table:table-cell office:value-type="float" office:value="2639" calcext:value-type="float">
            <text:p>2639</text:p>
          </table:table-cell>
          <table:table-cell office:value-type="float" office:value="1.52687510129485E+018" calcext:value-type="float">
            <text:p>15268751012948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343137141317" calcext:value-type="float">
            <text:p>0.00343137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31929E+018" calcext:value-type="float">
            <text:p>1526875101319290000</text:p>
          </table:table-cell>
          <table:table-cell office:value-type="float" office:value="2640" calcext:value-type="float">
            <text:p>2640</text:p>
          </table:table-cell>
          <table:table-cell office:value-type="float" office:value="1.52687510131476E+018" calcext:value-type="float">
            <text:p>15268751013147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255638663657" calcext:value-type="float">
            <text:p>0.00255638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33959E+018" calcext:value-type="float">
            <text:p>1526875101339590000</text:p>
          </table:table-cell>
          <table:table-cell office:value-type="float" office:value="2641" calcext:value-type="float">
            <text:p>2641</text:p>
          </table:table-cell>
          <table:table-cell office:value-type="float" office:value="1.52687510133456E+018" calcext:value-type="float">
            <text:p>15268751013345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155725702643" calcext:value-type="float">
            <text:p>0.0015572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36003E+018" calcext:value-type="float">
            <text:p>1526875101360030000</text:p>
          </table:table-cell>
          <table:table-cell office:value-type="float" office:value="2642" calcext:value-type="float">
            <text:p>2642</text:p>
          </table:table-cell>
          <table:table-cell office:value-type="float" office:value="1.52687510135446E+018" calcext:value-type="float">
            <text:p>15268751013544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314632803202" calcext:value-type="float">
            <text:p>-0.003146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38024E+018" calcext:value-type="float">
            <text:p>1526875101380240000</text:p>
          </table:table-cell>
          <table:table-cell office:value-type="float" office:value="2643" calcext:value-type="float">
            <text:p>2643</text:p>
          </table:table-cell>
          <table:table-cell office:value-type="float" office:value="1.52687510137416E+018" calcext:value-type="float">
            <text:p>15268751013741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215891585685" calcext:value-type="float">
            <text:p>-0.00215891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39956E+018" calcext:value-type="float">
            <text:p>1526875101399560000</text:p>
          </table:table-cell>
          <table:table-cell office:value-type="float" office:value="2644" calcext:value-type="float">
            <text:p>2644</text:p>
          </table:table-cell>
          <table:table-cell office:value-type="float" office:value="1.52687510139488E+018" calcext:value-type="float">
            <text:p>15268751013948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888074981049" calcext:value-type="float">
            <text:p>-0.0008880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42006E+018" calcext:value-type="float">
            <text:p>1526875101420060000</text:p>
          </table:table-cell>
          <table:table-cell office:value-type="float" office:value="2645" calcext:value-type="float">
            <text:p>2645</text:p>
          </table:table-cell>
          <table:table-cell office:value-type="float" office:value="1.52687510141483E+018" calcext:value-type="float">
            <text:p>15268751014148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589237723034" calcext:value-type="float">
            <text:p>-0.00058923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4393E+018" calcext:value-type="float">
            <text:p>1526875101439300000</text:p>
          </table:table-cell>
          <table:table-cell office:value-type="float" office:value="2646" calcext:value-type="float">
            <text:p>2646</text:p>
          </table:table-cell>
          <table:table-cell office:value-type="float" office:value="1.52687510143472E+018" calcext:value-type="float">
            <text:p>15268751014347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378438766347" calcext:value-type="float">
            <text:p>-0.00037843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45964E+018" calcext:value-type="float">
            <text:p>1526875101459640000</text:p>
          </table:table-cell>
          <table:table-cell office:value-type="float" office:value="2647" calcext:value-type="float">
            <text:p>2647</text:p>
          </table:table-cell>
          <table:table-cell office:value-type="float" office:value="1.5268751014546E+018" calcext:value-type="float">
            <text:p>15268751014546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52650696691" calcext:value-type="float">
            <text:p>-0.00015265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47998E+018" calcext:value-type="float">
            <text:p>1526875101479980000</text:p>
          </table:table-cell>
          <table:table-cell office:value-type="float" office:value="2648" calcext:value-type="float">
            <text:p>2648</text:p>
          </table:table-cell>
          <table:table-cell office:value-type="float" office:value="1.52687510147447E+018" calcext:value-type="float">
            <text:p>15268751014744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377820870199" calcext:value-type="float">
            <text:p>-3.77820870199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49938E+018" calcext:value-type="float">
            <text:p>1526875101499380000</text:p>
          </table:table-cell>
          <table:table-cell office:value-type="float" office:value="2649" calcext:value-type="float">
            <text:p>2649</text:p>
          </table:table-cell>
          <table:table-cell office:value-type="float" office:value="1.5268751014944E+018" calcext:value-type="float">
            <text:p>15268751014944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05123013782" calcext:value-type="float">
            <text:p>0.0001051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5198E+018" calcext:value-type="float">
            <text:p>1526875101519800000</text:p>
          </table:table-cell>
          <table:table-cell office:value-type="float" office:value="2650" calcext:value-type="float">
            <text:p>2650</text:p>
          </table:table-cell>
          <table:table-cell office:value-type="float" office:value="1.52687510151436E+018" calcext:value-type="float">
            <text:p>15268751015143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81277956674" calcext:value-type="float">
            <text:p>-0.0002812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54013E+018" calcext:value-type="float">
            <text:p>1526875101540130000</text:p>
          </table:table-cell>
          <table:table-cell office:value-type="float" office:value="2651" calcext:value-type="float">
            <text:p>2651</text:p>
          </table:table-cell>
          <table:table-cell office:value-type="float" office:value="1.5268751015344E+018" calcext:value-type="float">
            <text:p>15268751015344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420502095949" calcext:value-type="float">
            <text:p>0.00042050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55943E+018" calcext:value-type="float">
            <text:p>1526875101559430000</text:p>
          </table:table-cell>
          <table:table-cell office:value-type="float" office:value="2652" calcext:value-type="float">
            <text:p>2652</text:p>
          </table:table-cell>
          <table:table-cell office:value-type="float" office:value="1.52687510155424E+018" calcext:value-type="float">
            <text:p>15268751015542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375983159756" calcext:value-type="float">
            <text:p>-0.0003759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57983E+018" calcext:value-type="float">
            <text:p>1526875101579830000</text:p>
          </table:table-cell>
          <table:table-cell office:value-type="float" office:value="2653" calcext:value-type="float">
            <text:p>2653</text:p>
          </table:table-cell>
          <table:table-cell office:value-type="float" office:value="1.52687510157508E+018" calcext:value-type="float">
            <text:p>15268751015750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73785243533" calcext:value-type="float">
            <text:p>0.00017378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60026E+018" calcext:value-type="float">
            <text:p>1526875101600260000</text:p>
          </table:table-cell>
          <table:table-cell office:value-type="float" office:value="2654" calcext:value-type="float">
            <text:p>2654</text:p>
          </table:table-cell>
          <table:table-cell office:value-type="float" office:value="1.52687510159408E+018" calcext:value-type="float">
            <text:p>15268751015940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16421564599" calcext:value-type="float">
            <text:p>0.0001164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61961E+018" calcext:value-type="float">
            <text:p>1526875101619610000</text:p>
          </table:table-cell>
          <table:table-cell office:value-type="float" office:value="2655" calcext:value-type="float">
            <text:p>2655</text:p>
          </table:table-cell>
          <table:table-cell office:value-type="float" office:value="1.52687510161498E+018" calcext:value-type="float">
            <text:p>15268751016149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54970126459" calcext:value-type="float">
            <text:p>0.00015497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63995E+018" calcext:value-type="float">
            <text:p>1526875101639950000</text:p>
          </table:table-cell>
          <table:table-cell office:value-type="float" office:value="2656" calcext:value-type="float">
            <text:p>2656</text:p>
          </table:table-cell>
          <table:table-cell office:value-type="float" office:value="1.5268751016349E+018" calcext:value-type="float">
            <text:p>15268751016349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323627318721" calcext:value-type="float">
            <text:p>0.00032362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65934E+018" calcext:value-type="float">
            <text:p>1526875101659340000</text:p>
          </table:table-cell>
          <table:table-cell office:value-type="float" office:value="2657" calcext:value-type="float">
            <text:p>2657</text:p>
          </table:table-cell>
          <table:table-cell office:value-type="float" office:value="1.52687510165474E+018" calcext:value-type="float">
            <text:p>15268751016547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84441916645" calcext:value-type="float">
            <text:p>-0.00018444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67954E+018" calcext:value-type="float">
            <text:p>1526875101679540000</text:p>
          </table:table-cell>
          <table:table-cell office:value-type="float" office:value="2658" calcext:value-type="float">
            <text:p>2658</text:p>
          </table:table-cell>
          <table:table-cell office:value-type="float" office:value="1.52687510167453E+018" calcext:value-type="float">
            <text:p>15268751016745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967985615716" calcext:value-type="float">
            <text:p>-9.67985615716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69995E+018" calcext:value-type="float">
            <text:p>1526875101699950000</text:p>
          </table:table-cell>
          <table:table-cell office:value-type="float" office:value="2659" calcext:value-type="float">
            <text:p>2659</text:p>
          </table:table-cell>
          <table:table-cell office:value-type="float" office:value="1.5268751016945E+018" calcext:value-type="float">
            <text:p>15268751016945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03406641958" calcext:value-type="float">
            <text:p>-0.00020340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72036E+018" calcext:value-type="float">
            <text:p>1526875101720360000</text:p>
          </table:table-cell>
          <table:table-cell office:value-type="float" office:value="2660" calcext:value-type="float">
            <text:p>2660</text:p>
          </table:table-cell>
          <table:table-cell office:value-type="float" office:value="1.52687510171438E+018" calcext:value-type="float">
            <text:p>15268751017143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13446905743" calcext:value-type="float">
            <text:p>0.00011344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7397E+018" calcext:value-type="float">
            <text:p>1526875101739700000</text:p>
          </table:table-cell>
          <table:table-cell office:value-type="float" office:value="2661" calcext:value-type="float">
            <text:p>2661</text:p>
          </table:table-cell>
          <table:table-cell office:value-type="float" office:value="1.52687510173437E+018" calcext:value-type="float">
            <text:p>15268751017343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35658808379" calcext:value-type="float">
            <text:p>-0.00023565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76015E+018" calcext:value-type="float">
            <text:p>1526875101760150000</text:p>
          </table:table-cell>
          <table:table-cell office:value-type="float" office:value="2662" calcext:value-type="float">
            <text:p>2662</text:p>
          </table:table-cell>
          <table:table-cell office:value-type="float" office:value="1.52687510175511E+018" calcext:value-type="float">
            <text:p>15268751017551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383919978049" calcext:value-type="float">
            <text:p>-0.000038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77939E+018" calcext:value-type="float">
            <text:p>1526875101779390000</text:p>
          </table:table-cell>
          <table:table-cell office:value-type="float" office:value="2663" calcext:value-type="float">
            <text:p>2663</text:p>
          </table:table-cell>
          <table:table-cell office:value-type="float" office:value="1.52687510177492E+018" calcext:value-type="float">
            <text:p>15268751017749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256640196312" calcext:value-type="float">
            <text:p>-0.000025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7996E+018" calcext:value-type="float">
            <text:p>1526875101799600000</text:p>
          </table:table-cell>
          <table:table-cell office:value-type="float" office:value="2664" calcext:value-type="float">
            <text:p>2664</text:p>
          </table:table-cell>
          <table:table-cell office:value-type="float" office:value="1.52687510179461E+018" calcext:value-type="float">
            <text:p>15268751017946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823634036351" calcext:value-type="float">
            <text:p>-8.23634036351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8199E+018" calcext:value-type="float">
            <text:p>1526875101819900000</text:p>
          </table:table-cell>
          <table:table-cell office:value-type="float" office:value="2665" calcext:value-type="float">
            <text:p>2665</text:p>
          </table:table-cell>
          <table:table-cell office:value-type="float" office:value="1.52687510181407E+018" calcext:value-type="float">
            <text:p>15268751018140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41713506309" calcext:value-type="float">
            <text:p>0.00014171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83921E+018" calcext:value-type="float">
            <text:p>1526875101839210000</text:p>
          </table:table-cell>
          <table:table-cell office:value-type="float" office:value="2666" calcext:value-type="float">
            <text:p>2666</text:p>
          </table:table-cell>
          <table:table-cell office:value-type="float" office:value="1.52687510183471E+018" calcext:value-type="float">
            <text:p>15268751018347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59678878845" calcext:value-type="float">
            <text:p>-0.00015967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85965E+018" calcext:value-type="float">
            <text:p>1526875101859650000</text:p>
          </table:table-cell>
          <table:table-cell office:value-type="float" office:value="2667" calcext:value-type="float">
            <text:p>2667</text:p>
          </table:table-cell>
          <table:table-cell office:value-type="float" office:value="1.52687510185445E+018" calcext:value-type="float">
            <text:p>15268751018544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39695039252" calcext:value-type="float">
            <text:p>0.0001396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88005E+018" calcext:value-type="float">
            <text:p>1526875101880050000</text:p>
          </table:table-cell>
          <table:table-cell office:value-type="float" office:value="2668" calcext:value-type="float">
            <text:p>2668</text:p>
          </table:table-cell>
          <table:table-cell office:value-type="float" office:value="1.52687510186492E+018" calcext:value-type="float">
            <text:p>15268751018649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25379650854" calcext:value-type="float">
            <text:p>0.00012537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89924E+018" calcext:value-type="float">
            <text:p>1526875101899240000</text:p>
          </table:table-cell>
          <table:table-cell office:value-type="float" office:value="2669" calcext:value-type="float">
            <text:p>2669</text:p>
          </table:table-cell>
          <table:table-cell office:value-type="float" office:value="1.5268751018941E+018" calcext:value-type="float">
            <text:p>15268751018941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278894112853" calcext:value-type="float">
            <text:p>2.78894112853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91958E+018" calcext:value-type="float">
            <text:p>1526875101919580000</text:p>
          </table:table-cell>
          <table:table-cell office:value-type="float" office:value="2670" calcext:value-type="float">
            <text:p>2670</text:p>
          </table:table-cell>
          <table:table-cell office:value-type="float" office:value="1.52687510191484E+018" calcext:value-type="float">
            <text:p>15268751019148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0893686410564" calcext:value-type="float">
            <text:p>-8.93686410564E-0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93992E+018" calcext:value-type="float">
            <text:p>1526875101939920000</text:p>
          </table:table-cell>
          <table:table-cell office:value-type="float" office:value="2671" calcext:value-type="float">
            <text:p>2671</text:p>
          </table:table-cell>
          <table:table-cell office:value-type="float" office:value="1.52687510193478E+018" calcext:value-type="float">
            <text:p>15268751019347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44232835737" calcext:value-type="float">
            <text:p>0.0001442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96033E+018" calcext:value-type="float">
            <text:p>1526875101960330000</text:p>
          </table:table-cell>
          <table:table-cell office:value-type="float" office:value="2672" calcext:value-type="float">
            <text:p>2672</text:p>
          </table:table-cell>
          <table:table-cell office:value-type="float" office:value="1.52687510195443E+018" calcext:value-type="float">
            <text:p>15268751019544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307687063469" calcext:value-type="float">
            <text:p>-0.00030768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9796E+018" calcext:value-type="float">
            <text:p>1526875101979600000</text:p>
          </table:table-cell>
          <table:table-cell office:value-type="float" office:value="2673" calcext:value-type="float">
            <text:p>2673</text:p>
          </table:table-cell>
          <table:table-cell office:value-type="float" office:value="1.52687510197455E+018" calcext:value-type="float">
            <text:p>15268751019745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401234792662" calcext:value-type="float">
            <text:p>-4.01234792662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199998E+018" calcext:value-type="float">
            <text:p>1526875101999980000</text:p>
          </table:table-cell>
          <table:table-cell office:value-type="float" office:value="2674" calcext:value-type="float">
            <text:p>2674</text:p>
          </table:table-cell>
          <table:table-cell office:value-type="float" office:value="1.5268751019944E+018" calcext:value-type="float">
            <text:p>15268751019944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217506516492" calcext:value-type="float">
            <text:p>0.00021750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01927E+018" calcext:value-type="float">
            <text:p>1526875102019270000</text:p>
          </table:table-cell>
          <table:table-cell office:value-type="float" office:value="2675" calcext:value-type="float">
            <text:p>2675</text:p>
          </table:table-cell>
          <table:table-cell office:value-type="float" office:value="1.52687510201406E+018" calcext:value-type="float">
            <text:p>15268751020140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140441115946" calcext:value-type="float">
            <text:p>-1.40441115946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03953E+018" calcext:value-type="float">
            <text:p>1526875102039530000</text:p>
          </table:table-cell>
          <table:table-cell office:value-type="float" office:value="2676" calcext:value-type="float">
            <text:p>2676</text:p>
          </table:table-cell>
          <table:table-cell office:value-type="float" office:value="1.526875102035E+018" calcext:value-type="float">
            <text:p>15268751020350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739250826882" calcext:value-type="float">
            <text:p>7.39250826882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06005E+018" calcext:value-type="float">
            <text:p>1526875102060050000</text:p>
          </table:table-cell>
          <table:table-cell office:value-type="float" office:value="2677" calcext:value-type="float">
            <text:p>2677</text:p>
          </table:table-cell>
          <table:table-cell office:value-type="float" office:value="1.5268751020548E+018" calcext:value-type="float">
            <text:p>15268751020548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982128476608" calcext:value-type="float">
            <text:p>-9.82128476608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07938E+018" calcext:value-type="float">
            <text:p>1526875102079380000</text:p>
          </table:table-cell>
          <table:table-cell office:value-type="float" office:value="2678" calcext:value-type="float">
            <text:p>2678</text:p>
          </table:table-cell>
          <table:table-cell office:value-type="float" office:value="1.52687510207466E+018" calcext:value-type="float">
            <text:p>15268751020746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588636212342" calcext:value-type="float">
            <text:p>5.88636212342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09976E+018" calcext:value-type="float">
            <text:p>1526875102099760000</text:p>
          </table:table-cell>
          <table:table-cell office:value-type="float" office:value="2679" calcext:value-type="float">
            <text:p>2679</text:p>
          </table:table-cell>
          <table:table-cell office:value-type="float" office:value="1.52687510209441E+018" calcext:value-type="float">
            <text:p>15268751020944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63130874373" calcext:value-type="float">
            <text:p>-0.00026313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12022E+018" calcext:value-type="float">
            <text:p>1526875102120220000</text:p>
          </table:table-cell>
          <table:table-cell office:value-type="float" office:value="2680" calcext:value-type="float">
            <text:p>2680</text:p>
          </table:table-cell>
          <table:table-cell office:value-type="float" office:value="1.52687510211425E+018" calcext:value-type="float">
            <text:p>15268751021142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202938681468" calcext:value-type="float">
            <text:p>2.02938681468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13941E+018" calcext:value-type="float">
            <text:p>1526875102139410000</text:p>
          </table:table-cell>
          <table:table-cell office:value-type="float" office:value="2681" calcext:value-type="float">
            <text:p>2681</text:p>
          </table:table-cell>
          <table:table-cell office:value-type="float" office:value="1.52687510213507E+018" calcext:value-type="float">
            <text:p>15268751021350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65575416759" calcext:value-type="float">
            <text:p>-0.00016557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16021E+018" calcext:value-type="float">
            <text:p>1526875102160210000</text:p>
          </table:table-cell>
          <table:table-cell office:value-type="float" office:value="2682" calcext:value-type="float">
            <text:p>2682</text:p>
          </table:table-cell>
          <table:table-cell office:value-type="float" office:value="1.52687510215433E+018" calcext:value-type="float">
            <text:p>15268751021543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51474567247" calcext:value-type="float">
            <text:p>0.00015147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18004E+018" calcext:value-type="float">
            <text:p>1526875102180040000</text:p>
          </table:table-cell>
          <table:table-cell office:value-type="float" office:value="2683" calcext:value-type="float">
            <text:p>2683</text:p>
          </table:table-cell>
          <table:table-cell office:value-type="float" office:value="1.52687510217411E+018" calcext:value-type="float">
            <text:p>15268751021741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0468003893" calcext:value-type="float">
            <text:p>-0.000104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19938E+018" calcext:value-type="float">
            <text:p>1526875102199380000</text:p>
          </table:table-cell>
          <table:table-cell office:value-type="float" office:value="2684" calcext:value-type="float">
            <text:p>2684</text:p>
          </table:table-cell>
          <table:table-cell office:value-type="float" office:value="1.5268751021949E+018" calcext:value-type="float">
            <text:p>15268751021949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363515209756" calcext:value-type="float">
            <text:p>-3.63515209756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21998E+018" calcext:value-type="float">
            <text:p>1526875102219980000</text:p>
          </table:table-cell>
          <table:table-cell office:value-type="float" office:value="2685" calcext:value-type="float">
            <text:p>2685</text:p>
          </table:table-cell>
          <table:table-cell office:value-type="float" office:value="1.52687510221466E+018" calcext:value-type="float">
            <text:p>15268751022146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13395755761" calcext:value-type="float">
            <text:p>-0.00011339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24043E+018" calcext:value-type="float">
            <text:p>1526875102240430000</text:p>
          </table:table-cell>
          <table:table-cell office:value-type="float" office:value="2686" calcext:value-type="float">
            <text:p>2686</text:p>
          </table:table-cell>
          <table:table-cell office:value-type="float" office:value="1.52687510223462E+018" calcext:value-type="float">
            <text:p>15268751022346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525557891" calcext:value-type="float">
            <text:p>0.00015255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25988E+018" calcext:value-type="float">
            <text:p>1526875102259880000</text:p>
          </table:table-cell>
          <table:table-cell office:value-type="float" office:value="2687" calcext:value-type="float">
            <text:p>2687</text:p>
          </table:table-cell>
          <table:table-cell office:value-type="float" office:value="1.52687510225488E+018" calcext:value-type="float">
            <text:p>15268751022548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53234184836" calcext:value-type="float">
            <text:p>-0.00015323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28029E+018" calcext:value-type="float">
            <text:p>1526875102280290000</text:p>
          </table:table-cell>
          <table:table-cell office:value-type="float" office:value="2688" calcext:value-type="float">
            <text:p>2688</text:p>
          </table:table-cell>
          <table:table-cell office:value-type="float" office:value="1.52687510227486E+018" calcext:value-type="float">
            <text:p>15268751022748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76162662683" calcext:value-type="float">
            <text:p>-0.00017616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29973E+018" calcext:value-type="float">
            <text:p>1526875102299730000</text:p>
          </table:table-cell>
          <table:table-cell office:value-type="float" office:value="2689" calcext:value-type="float">
            <text:p>2689</text:p>
          </table:table-cell>
          <table:table-cell office:value-type="float" office:value="1.52687510229474E+018" calcext:value-type="float">
            <text:p>15268751022947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65068646311" calcext:value-type="float">
            <text:p>0.00016506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32012E+018" calcext:value-type="float">
            <text:p>1526875102320120000</text:p>
          </table:table-cell>
          <table:table-cell office:value-type="float" office:value="2690" calcext:value-type="float">
            <text:p>2690</text:p>
          </table:table-cell>
          <table:table-cell office:value-type="float" office:value="1.52687510231446E+018" calcext:value-type="float">
            <text:p>15268751023144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173024309333" calcext:value-type="float">
            <text:p>1.73024309333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3396E+018" calcext:value-type="float">
            <text:p>1526875102339600000</text:p>
          </table:table-cell>
          <table:table-cell office:value-type="float" office:value="2691" calcext:value-type="float">
            <text:p>2691</text:p>
          </table:table-cell>
          <table:table-cell office:value-type="float" office:value="1.5268751023344E+018" calcext:value-type="float">
            <text:p>15268751023344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88459001947" calcext:value-type="float">
            <text:p>0.0001884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35993E+018" calcext:value-type="float">
            <text:p>1526875102359930000</text:p>
          </table:table-cell>
          <table:table-cell office:value-type="float" office:value="2692" calcext:value-type="float">
            <text:p>2692</text:p>
          </table:table-cell>
          <table:table-cell office:value-type="float" office:value="1.52687510235509E+018" calcext:value-type="float">
            <text:p>15268751023550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53519276157" calcext:value-type="float">
            <text:p>-0.00025351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38032E+018" calcext:value-type="float">
            <text:p>1526875102380320000</text:p>
          </table:table-cell>
          <table:table-cell office:value-type="float" office:value="2693" calcext:value-type="float">
            <text:p>2693</text:p>
          </table:table-cell>
          <table:table-cell office:value-type="float" office:value="1.52687510237501E+018" calcext:value-type="float">
            <text:p>15268751023750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4162575826" calcext:value-type="float">
            <text:p>0.00014162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39963E+018" calcext:value-type="float">
            <text:p>1526875102399630000</text:p>
          </table:table-cell>
          <table:table-cell office:value-type="float" office:value="2694" calcext:value-type="float">
            <text:p>2694</text:p>
          </table:table-cell>
          <table:table-cell office:value-type="float" office:value="1.52687510239491E+018" calcext:value-type="float">
            <text:p>15268751023949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17473396333" calcext:value-type="float">
            <text:p>-0.00021747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41998E+018" calcext:value-type="float">
            <text:p>1526875102419980000</text:p>
          </table:table-cell>
          <table:table-cell office:value-type="float" office:value="2695" calcext:value-type="float">
            <text:p>2695</text:p>
          </table:table-cell>
          <table:table-cell office:value-type="float" office:value="1.52687510241478E+018" calcext:value-type="float">
            <text:p>15268751024147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256404222455" calcext:value-type="float">
            <text:p>0.00025640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4394E+018" calcext:value-type="float">
            <text:p>1526875102439400000</text:p>
          </table:table-cell>
          <table:table-cell office:value-type="float" office:value="2696" calcext:value-type="float">
            <text:p>2696</text:p>
          </table:table-cell>
          <table:table-cell office:value-type="float" office:value="1.52687510243451E+018" calcext:value-type="float">
            <text:p>15268751024345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526589137735" calcext:value-type="float">
            <text:p>-5.26589137735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45963E+018" calcext:value-type="float">
            <text:p>1526875102459630000</text:p>
          </table:table-cell>
          <table:table-cell office:value-type="float" office:value="2697" calcext:value-type="float">
            <text:p>2697</text:p>
          </table:table-cell>
          <table:table-cell office:value-type="float" office:value="1.52687510245442E+018" calcext:value-type="float">
            <text:p>15268751024544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00387966086" calcext:value-type="float">
            <text:p>0.0001003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47995E+018" calcext:value-type="float">
            <text:p>1526875102479950000</text:p>
          </table:table-cell>
          <table:table-cell office:value-type="float" office:value="2698" calcext:value-type="float">
            <text:p>2698</text:p>
          </table:table-cell>
          <table:table-cell office:value-type="float" office:value="1.5268751024744E+018" calcext:value-type="float">
            <text:p>15268751024744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53207947733" calcext:value-type="float">
            <text:p>-0.00015320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50021E+018" calcext:value-type="float">
            <text:p>1526875102500210000</text:p>
          </table:table-cell>
          <table:table-cell office:value-type="float" office:value="2699" calcext:value-type="float">
            <text:p>2699</text:p>
          </table:table-cell>
          <table:table-cell office:value-type="float" office:value="1.5268751024944E+018" calcext:value-type="float">
            <text:p>15268751024944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862340893946" calcext:value-type="float">
            <text:p>-8.62340893946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51967E+018" calcext:value-type="float">
            <text:p>1526875102519670000</text:p>
          </table:table-cell>
          <table:table-cell office:value-type="float" office:value="2700" calcext:value-type="float">
            <text:p>2700</text:p>
          </table:table-cell>
          <table:table-cell office:value-type="float" office:value="1.52687510251425E+018" calcext:value-type="float">
            <text:p>15268751025142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220798065129" calcext:value-type="float">
            <text:p>-2.20798065129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54014E+018" calcext:value-type="float">
            <text:p>1526875102540140000</text:p>
          </table:table-cell>
          <table:table-cell office:value-type="float" office:value="2701" calcext:value-type="float">
            <text:p>2701</text:p>
          </table:table-cell>
          <table:table-cell office:value-type="float" office:value="1.52687510253412E+018" calcext:value-type="float">
            <text:p>15268751025341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42843452725" calcext:value-type="float">
            <text:p>-0.00024284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55946E+018" calcext:value-type="float">
            <text:p>1526875102559460000</text:p>
          </table:table-cell>
          <table:table-cell office:value-type="float" office:value="2702" calcext:value-type="float">
            <text:p>2702</text:p>
          </table:table-cell>
          <table:table-cell office:value-type="float" office:value="1.52687510255498E+018" calcext:value-type="float">
            <text:p>15268751025549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255756021943" calcext:value-type="float">
            <text:p>0.0002557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57983E+018" calcext:value-type="float">
            <text:p>1526875102579830000</text:p>
          </table:table-cell>
          <table:table-cell office:value-type="float" office:value="2703" calcext:value-type="float">
            <text:p>2703</text:p>
          </table:table-cell>
          <table:table-cell office:value-type="float" office:value="1.52687510257484E+018" calcext:value-type="float">
            <text:p>15268751025748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181483192137" calcext:value-type="float">
            <text:p>-1.81483192137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60021E+018" calcext:value-type="float">
            <text:p>1526875102600210000</text:p>
          </table:table-cell>
          <table:table-cell office:value-type="float" office:value="2704" calcext:value-type="float">
            <text:p>2704</text:p>
          </table:table-cell>
          <table:table-cell office:value-type="float" office:value="1.52687510259476E+018" calcext:value-type="float">
            <text:p>15268751025947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317167032335" calcext:value-type="float">
            <text:p>3.17167032335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6197E+018" calcext:value-type="float">
            <text:p>1526875102619700000</text:p>
          </table:table-cell>
          <table:table-cell office:value-type="float" office:value="2705" calcext:value-type="float">
            <text:p>2705</text:p>
          </table:table-cell>
          <table:table-cell office:value-type="float" office:value="1.5268751026144E+018" calcext:value-type="float">
            <text:p>15268751026144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235079169215" calcext:value-type="float">
            <text:p>2.35079169215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64003E+018" calcext:value-type="float">
            <text:p>1526875102640030000</text:p>
          </table:table-cell>
          <table:table-cell office:value-type="float" office:value="2706" calcext:value-type="float">
            <text:p>2706</text:p>
          </table:table-cell>
          <table:table-cell office:value-type="float" office:value="1.5268751026344E+018" calcext:value-type="float">
            <text:p>15268751026344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21627061162" calcext:value-type="float">
            <text:p>-0.00012162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65936E+018" calcext:value-type="float">
            <text:p>1526875102659360000</text:p>
          </table:table-cell>
          <table:table-cell office:value-type="float" office:value="2707" calcext:value-type="float">
            <text:p>2707</text:p>
          </table:table-cell>
          <table:table-cell office:value-type="float" office:value="1.52687510265411E+018" calcext:value-type="float">
            <text:p>15268751026541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09698143206" calcext:value-type="float">
            <text:p>0.00010969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67966E+018" calcext:value-type="float">
            <text:p>1526875102679660000</text:p>
          </table:table-cell>
          <table:table-cell office:value-type="float" office:value="2708" calcext:value-type="float">
            <text:p>2708</text:p>
          </table:table-cell>
          <table:table-cell office:value-type="float" office:value="1.5268751026751E+018" calcext:value-type="float">
            <text:p>15268751026751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25756574562" calcext:value-type="float">
            <text:p>-0.00012575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70004E+018" calcext:value-type="float">
            <text:p>1526875102700040000</text:p>
          </table:table-cell>
          <table:table-cell office:value-type="float" office:value="2709" calcext:value-type="float">
            <text:p>2709</text:p>
          </table:table-cell>
          <table:table-cell office:value-type="float" office:value="1.52687510269488E+018" calcext:value-type="float">
            <text:p>15268751026948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0864749745233" calcext:value-type="float">
            <text:p>8.64749745233E-0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71927E+018" calcext:value-type="float">
            <text:p>1526875102719270000</text:p>
          </table:table-cell>
          <table:table-cell office:value-type="float" office:value="2710" calcext:value-type="float">
            <text:p>2710</text:p>
          </table:table-cell>
          <table:table-cell office:value-type="float" office:value="1.5268751027147E+018" calcext:value-type="float">
            <text:p>15268751027147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47251702199" calcext:value-type="float">
            <text:p>4.7251702199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73952E+018" calcext:value-type="float">
            <text:p>1526875102739520000</text:p>
          </table:table-cell>
          <table:table-cell office:value-type="float" office:value="2711" calcext:value-type="float">
            <text:p>2711</text:p>
          </table:table-cell>
          <table:table-cell office:value-type="float" office:value="1.52687510273452E+018" calcext:value-type="float">
            <text:p>15268751027345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535809449502" calcext:value-type="float">
            <text:p>-5.35809449502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75985E+018" calcext:value-type="float">
            <text:p>1526875102759850000</text:p>
          </table:table-cell>
          <table:table-cell office:value-type="float" office:value="2712" calcext:value-type="float">
            <text:p>2712</text:p>
          </table:table-cell>
          <table:table-cell office:value-type="float" office:value="1.52687510275447E+018" calcext:value-type="float">
            <text:p>15268751027544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354291230906" calcext:value-type="float">
            <text:p>-0.0003542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7802E+018" calcext:value-type="float">
            <text:p>1526875102780200000</text:p>
          </table:table-cell>
          <table:table-cell office:value-type="float" office:value="2713" calcext:value-type="float">
            <text:p>2713</text:p>
          </table:table-cell>
          <table:table-cell office:value-type="float" office:value="1.52687510277429E+018" calcext:value-type="float">
            <text:p>15268751027742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53931323439" calcext:value-type="float">
            <text:p>0.00015393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79936E+018" calcext:value-type="float">
            <text:p>1526875102799360000</text:p>
          </table:table-cell>
          <table:table-cell office:value-type="float" office:value="2714" calcext:value-type="float">
            <text:p>2714</text:p>
          </table:table-cell>
          <table:table-cell office:value-type="float" office:value="1.52687510279507E+018" calcext:value-type="float">
            <text:p>15268751027950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284327397821" calcext:value-type="float">
            <text:p>-2.84327397821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81965E+018" calcext:value-type="float">
            <text:p>1526875102819650000</text:p>
          </table:table-cell>
          <table:table-cell office:value-type="float" office:value="2715" calcext:value-type="float">
            <text:p>2715</text:p>
          </table:table-cell>
          <table:table-cell office:value-type="float" office:value="1.52687510281454E+018" calcext:value-type="float">
            <text:p>15268751028145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393026930396" calcext:value-type="float">
            <text:p>3.93026930396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83992E+018" calcext:value-type="float">
            <text:p>1526875102839920000</text:p>
          </table:table-cell>
          <table:table-cell office:value-type="float" office:value="2716" calcext:value-type="float">
            <text:p>2716</text:p>
          </table:table-cell>
          <table:table-cell office:value-type="float" office:value="1.52687510283432E+018" calcext:value-type="float">
            <text:p>15268751028343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08198248199" calcext:value-type="float">
            <text:p>-0.00010819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85933E+018" calcext:value-type="float">
            <text:p>1526875102859330000</text:p>
          </table:table-cell>
          <table:table-cell office:value-type="float" office:value="2717" calcext:value-type="float">
            <text:p>2717</text:p>
          </table:table-cell>
          <table:table-cell office:value-type="float" office:value="1.52687510285493E+018" calcext:value-type="float">
            <text:p>15268751028549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51993182953" calcext:value-type="float">
            <text:p>0.00015199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87969E+018" calcext:value-type="float">
            <text:p>1526875102879690000</text:p>
          </table:table-cell>
          <table:table-cell office:value-type="float" office:value="2718" calcext:value-type="float">
            <text:p>2718</text:p>
          </table:table-cell>
          <table:table-cell office:value-type="float" office:value="1.52687510287466E+018" calcext:value-type="float">
            <text:p>15268751028746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32677785587" calcext:value-type="float">
            <text:p>-0.00013267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90004E+018" calcext:value-type="float">
            <text:p>1526875102900040000</text:p>
          </table:table-cell>
          <table:table-cell office:value-type="float" office:value="2719" calcext:value-type="float">
            <text:p>2719</text:p>
          </table:table-cell>
          <table:table-cell office:value-type="float" office:value="1.52687510289446E+018" calcext:value-type="float">
            <text:p>15268751028944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852903831401" calcext:value-type="float">
            <text:p>-8.52903831401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91945E+018" calcext:value-type="float">
            <text:p>1526875102919450000</text:p>
          </table:table-cell>
          <table:table-cell office:value-type="float" office:value="2720" calcext:value-type="float">
            <text:p>2720</text:p>
          </table:table-cell>
          <table:table-cell office:value-type="float" office:value="1.5268751029144E+018" calcext:value-type="float">
            <text:p>15268751029144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31360182422" calcext:value-type="float">
            <text:p>-0.00013136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93966E+018" calcext:value-type="float">
            <text:p>1526875102939660000</text:p>
          </table:table-cell>
          <table:table-cell office:value-type="float" office:value="2721" calcext:value-type="float">
            <text:p>2721</text:p>
          </table:table-cell>
          <table:table-cell office:value-type="float" office:value="1.52687510293429E+018" calcext:value-type="float">
            <text:p>15268751029342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02436148154" calcext:value-type="float">
            <text:p>-0.00010243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96002E+018" calcext:value-type="float">
            <text:p>1526875102960020000</text:p>
          </table:table-cell>
          <table:table-cell office:value-type="float" office:value="2722" calcext:value-type="float">
            <text:p>2722</text:p>
          </table:table-cell>
          <table:table-cell office:value-type="float" office:value="1.52687510295418E+018" calcext:value-type="float">
            <text:p>15268751029541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863951718202" calcext:value-type="float">
            <text:p>8.63951718202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97938E+018" calcext:value-type="float">
            <text:p>1526875102979380000</text:p>
          </table:table-cell>
          <table:table-cell office:value-type="float" office:value="2723" calcext:value-type="float">
            <text:p>2723</text:p>
          </table:table-cell>
          <table:table-cell office:value-type="float" office:value="1.52687510297501E+018" calcext:value-type="float">
            <text:p>15268751029750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09442284156" calcext:value-type="float">
            <text:p>-0.00010944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299979E+018" calcext:value-type="float">
            <text:p>1526875102999790000</text:p>
          </table:table-cell>
          <table:table-cell office:value-type="float" office:value="2724" calcext:value-type="float">
            <text:p>2724</text:p>
          </table:table-cell>
          <table:table-cell office:value-type="float" office:value="1.52687510299484E+018" calcext:value-type="float">
            <text:p>15268751029948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220083078602" calcext:value-type="float">
            <text:p>0.00022008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302029E+018" calcext:value-type="float">
            <text:p>1526875103020290000</text:p>
          </table:table-cell>
          <table:table-cell office:value-type="float" office:value="2725" calcext:value-type="float">
            <text:p>2725</text:p>
          </table:table-cell>
          <table:table-cell office:value-type="float" office:value="1.52687510301468E+018" calcext:value-type="float">
            <text:p>152687510301468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381761521567" calcext:value-type="float">
            <text:p>-0.00038176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303966E+018" calcext:value-type="float">
            <text:p>1526875103039660000</text:p>
          </table:table-cell>
          <table:table-cell office:value-type="float" office:value="2726" calcext:value-type="float">
            <text:p>2726</text:p>
          </table:table-cell>
          <table:table-cell office:value-type="float" office:value="1.52687510303457E+018" calcext:value-type="float">
            <text:p>15268751030345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3975778711" calcext:value-type="float">
            <text:p>0.00013975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305999E+018" calcext:value-type="float">
            <text:p>1526875103059990000</text:p>
          </table:table-cell>
          <table:table-cell office:value-type="float" office:value="2727" calcext:value-type="float">
            <text:p>2727</text:p>
          </table:table-cell>
          <table:table-cell office:value-type="float" office:value="1.52687510305445E+018" calcext:value-type="float">
            <text:p>15268751030544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7789316189" calcext:value-type="float">
            <text:p>-0.00017789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307926E+018" calcext:value-type="float">
            <text:p>1526875103079260000</text:p>
          </table:table-cell>
          <table:table-cell office:value-type="float" office:value="2728" calcext:value-type="float">
            <text:p>2728</text:p>
          </table:table-cell>
          <table:table-cell office:value-type="float" office:value="1.5268751030744E+018" calcext:value-type="float">
            <text:p>15268751030744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22854944109" calcext:value-type="float">
            <text:p>0.00022854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309959E+018" calcext:value-type="float">
            <text:p>1526875103099590000</text:p>
          </table:table-cell>
          <table:table-cell office:value-type="float" office:value="2729" calcext:value-type="float">
            <text:p>2729</text:p>
          </table:table-cell>
          <table:table-cell office:value-type="float" office:value="1.52687510309424E+018" calcext:value-type="float">
            <text:p>15268751030942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92740393686" calcext:value-type="float">
            <text:p>-0.00019274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311986E+018" calcext:value-type="float">
            <text:p>1526875103119860000</text:p>
          </table:table-cell>
          <table:table-cell office:value-type="float" office:value="2730" calcext:value-type="float">
            <text:p>2730</text:p>
          </table:table-cell>
          <table:table-cell office:value-type="float" office:value="1.526875103115E+018" calcext:value-type="float">
            <text:p>15268751031150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217420136323" calcext:value-type="float">
            <text:p>0.00021742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314014E+018" calcext:value-type="float">
            <text:p>1526875103140140000</text:p>
          </table:table-cell>
          <table:table-cell office:value-type="float" office:value="2731" calcext:value-type="float">
            <text:p>2731</text:p>
          </table:table-cell>
          <table:table-cell office:value-type="float" office:value="1.52687510313484E+018" calcext:value-type="float">
            <text:p>15268751031348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793453073129" calcext:value-type="float">
            <text:p>7.93453073129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315951E+018" calcext:value-type="float">
            <text:p>1526875103159510000</text:p>
          </table:table-cell>
          <table:table-cell office:value-type="float" office:value="2732" calcext:value-type="float">
            <text:p>2732</text:p>
          </table:table-cell>
          <table:table-cell office:value-type="float" office:value="1.5268751031548E+018" calcext:value-type="float">
            <text:p>15268751031548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617432233412" calcext:value-type="float">
            <text:p>6.17432233412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317972E+018" calcext:value-type="float">
            <text:p>1526875103179720000</text:p>
          </table:table-cell>
          <table:table-cell office:value-type="float" office:value="2733" calcext:value-type="float">
            <text:p>2733</text:p>
          </table:table-cell>
          <table:table-cell office:value-type="float" office:value="1.52687510317466E+018" calcext:value-type="float">
            <text:p>15268751031746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795271116658" calcext:value-type="float">
            <text:p>-7.95271116658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320001E+018" calcext:value-type="float">
            <text:p>1526875103200010000</text:p>
          </table:table-cell>
          <table:table-cell office:value-type="float" office:value="2734" calcext:value-type="float">
            <text:p>2734</text:p>
          </table:table-cell>
          <table:table-cell office:value-type="float" office:value="1.52687510319439E+018" calcext:value-type="float">
            <text:p>15268751031943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7780252276" calcext:value-type="float">
            <text:p>-0.00027780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322036E+018" calcext:value-type="float">
            <text:p>1526875103220360000</text:p>
          </table:table-cell>
          <table:table-cell office:value-type="float" office:value="2735" calcext:value-type="float">
            <text:p>2735</text:p>
          </table:table-cell>
          <table:table-cell office:value-type="float" office:value="1.52687510321423E+018" calcext:value-type="float">
            <text:p>15268751032142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218669069" calcext:value-type="float">
            <text:p>0.00021866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323977E+018" calcext:value-type="float">
            <text:p>1526875103239770000</text:p>
          </table:table-cell>
          <table:table-cell office:value-type="float" office:value="2736" calcext:value-type="float">
            <text:p>2736</text:p>
          </table:table-cell>
          <table:table-cell office:value-type="float" office:value="1.52687510323406E+018" calcext:value-type="float">
            <text:p>15268751032340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58223439939" calcext:value-type="float">
            <text:p>-0.00015822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326001E+018" calcext:value-type="float">
            <text:p>1526875103260010000</text:p>
          </table:table-cell>
          <table:table-cell office:value-type="float" office:value="2737" calcext:value-type="float">
            <text:p>2737</text:p>
          </table:table-cell>
          <table:table-cell office:value-type="float" office:value="1.52687510325436E+018" calcext:value-type="float">
            <text:p>15268751032543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903761392692" calcext:value-type="float">
            <text:p>9.03761392692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32792E+018" calcext:value-type="float">
            <text:p>1526875103279200000</text:p>
          </table:table-cell>
          <table:table-cell office:value-type="float" office:value="2738" calcext:value-type="float">
            <text:p>2738</text:p>
          </table:table-cell>
          <table:table-cell office:value-type="float" office:value="1.5268751032741E+018" calcext:value-type="float">
            <text:p>15268751032741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34466041345" calcext:value-type="float">
            <text:p>0.0001344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329953E+018" calcext:value-type="float">
            <text:p>1526875103299530000</text:p>
          </table:table-cell>
          <table:table-cell office:value-type="float" office:value="2739" calcext:value-type="float">
            <text:p>2739</text:p>
          </table:table-cell>
          <table:table-cell office:value-type="float" office:value="1.52687510329487E+018" calcext:value-type="float">
            <text:p>15268751032948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78254393884" calcext:value-type="float">
            <text:p>-7.8254393884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331996E+018" calcext:value-type="float">
            <text:p>1526875103319960000</text:p>
          </table:table-cell>
          <table:table-cell office:value-type="float" office:value="2740" calcext:value-type="float">
            <text:p>2740</text:p>
          </table:table-cell>
          <table:table-cell office:value-type="float" office:value="1.52687510331489E+018" calcext:value-type="float">
            <text:p>15268751033148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372133828932" calcext:value-type="float">
            <text:p>0.00037213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333923E+018" calcext:value-type="float">
            <text:p>1526875103339230000</text:p>
          </table:table-cell>
          <table:table-cell office:value-type="float" office:value="2741" calcext:value-type="float">
            <text:p>2741</text:p>
          </table:table-cell>
          <table:table-cell office:value-type="float" office:value="1.52687510333481E+018" calcext:value-type="float">
            <text:p>15268751033348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19496301725" calcext:value-type="float">
            <text:p>-0.00021949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335962E+018" calcext:value-type="float">
            <text:p>1526875103359620000</text:p>
          </table:table-cell>
          <table:table-cell office:value-type="float" office:value="2742" calcext:value-type="float">
            <text:p>2742</text:p>
          </table:table-cell>
          <table:table-cell office:value-type="float" office:value="1.5268751033547E+018" calcext:value-type="float">
            <text:p>15268751033547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362845603377" calcext:value-type="float">
            <text:p>0.0003628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337999E+018" calcext:value-type="float">
            <text:p>1526875103379990000</text:p>
          </table:table-cell>
          <table:table-cell office:value-type="float" office:value="2743" calcext:value-type="float">
            <text:p>2743</text:p>
          </table:table-cell>
          <table:table-cell office:value-type="float" office:value="1.52687510337454E+018" calcext:value-type="float">
            <text:p>152687510337454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411720073316" calcext:value-type="float">
            <text:p>-0.00041172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339924E+018" calcext:value-type="float">
            <text:p>1526875103399240000</text:p>
          </table:table-cell>
          <table:table-cell office:value-type="float" office:value="2744" calcext:value-type="float">
            <text:p>2744</text:p>
          </table:table-cell>
          <table:table-cell office:value-type="float" office:value="1.52687510339429E+018" calcext:value-type="float">
            <text:p>15268751033942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83904485311" calcext:value-type="float">
            <text:p>-0.00018390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34196E+018" calcext:value-type="float">
            <text:p>1526875103419600000</text:p>
          </table:table-cell>
          <table:table-cell office:value-type="float" office:value="2745" calcext:value-type="float">
            <text:p>2745</text:p>
          </table:table-cell>
          <table:table-cell office:value-type="float" office:value="1.52687510341512E+018" calcext:value-type="float">
            <text:p>152687510341512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757392699597" calcext:value-type="float">
            <text:p>7.57392699597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343989E+018" calcext:value-type="float">
            <text:p>1526875103439890000</text:p>
          </table:table-cell>
          <table:table-cell office:value-type="float" office:value="2746" calcext:value-type="float">
            <text:p>2746</text:p>
          </table:table-cell>
          <table:table-cell office:value-type="float" office:value="1.52687510343499E+018" calcext:value-type="float">
            <text:p>15268751034349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30075997347" calcext:value-type="float">
            <text:p>0.000300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346021E+018" calcext:value-type="float">
            <text:p>1526875103460210000</text:p>
          </table:table-cell>
          <table:table-cell office:value-type="float" office:value="2747" calcext:value-type="float">
            <text:p>2747</text:p>
          </table:table-cell>
          <table:table-cell office:value-type="float" office:value="1.52687510345493E+018" calcext:value-type="float">
            <text:p>15268751034549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116286391858" calcext:value-type="float">
            <text:p>1.16286391858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347948E+018" calcext:value-type="float">
            <text:p>1526875103479480000</text:p>
          </table:table-cell>
          <table:table-cell office:value-type="float" office:value="2748" calcext:value-type="float">
            <text:p>2748</text:p>
          </table:table-cell>
          <table:table-cell office:value-type="float" office:value="1.52687510347485E+018" calcext:value-type="float">
            <text:p>15268751034748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320732127875" calcext:value-type="float">
            <text:p>-0.00032073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349989E+018" calcext:value-type="float">
            <text:p>1526875103499890000</text:p>
          </table:table-cell>
          <table:table-cell office:value-type="float" office:value="2749" calcext:value-type="float">
            <text:p>2749</text:p>
          </table:table-cell>
          <table:table-cell office:value-type="float" office:value="1.52687510349469E+018" calcext:value-type="float">
            <text:p>15268751034946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37353476021" calcext:value-type="float">
            <text:p>-0.00013735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352031E+018" calcext:value-type="float">
            <text:p>1526875103520310000</text:p>
          </table:table-cell>
          <table:table-cell office:value-type="float" office:value="2750" calcext:value-type="float">
            <text:p>2750</text:p>
          </table:table-cell>
          <table:table-cell office:value-type="float" office:value="1.52687510351451E+018" calcext:value-type="float">
            <text:p>15268751035145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418443902163" calcext:value-type="float">
            <text:p>0.00041844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353954E+018" calcext:value-type="float">
            <text:p>1526875103539540000</text:p>
          </table:table-cell>
          <table:table-cell office:value-type="float" office:value="2751" calcext:value-type="float">
            <text:p>2751</text:p>
          </table:table-cell>
          <table:table-cell office:value-type="float" office:value="1.52687510353446E+018" calcext:value-type="float">
            <text:p>15268751035344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512140250066" calcext:value-type="float">
            <text:p>-0.0000512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355985E+018" calcext:value-type="float">
            <text:p>1526875103559850000</text:p>
          </table:table-cell>
          <table:table-cell office:value-type="float" office:value="2752" calcext:value-type="float">
            <text:p>2752</text:p>
          </table:table-cell>
          <table:table-cell office:value-type="float" office:value="1.52687510355441E+018" calcext:value-type="float">
            <text:p>15268751035544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433151508332" calcext:value-type="float">
            <text:p>-4.33151508332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358028E+018" calcext:value-type="float">
            <text:p>1526875103580280000</text:p>
          </table:table-cell>
          <table:table-cell office:value-type="float" office:value="2753" calcext:value-type="float">
            <text:p>2753</text:p>
          </table:table-cell>
          <table:table-cell office:value-type="float" office:value="1.52687510357416E+018" calcext:value-type="float">
            <text:p>15268751035741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409185828175" calcext:value-type="float">
            <text:p>0.00040918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35997E+018" calcext:value-type="float">
            <text:p>1526875103599700000</text:p>
          </table:table-cell>
          <table:table-cell office:value-type="float" office:value="2754" calcext:value-type="float">
            <text:p>2754</text:p>
          </table:table-cell>
          <table:table-cell office:value-type="float" office:value="1.52687510359516E+018" calcext:value-type="float">
            <text:p>152687510359516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464227312477" calcext:value-type="float">
            <text:p>-0.00046422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362007E+018" calcext:value-type="float">
            <text:p>1526875103620070000</text:p>
          </table:table-cell>
          <table:table-cell office:value-type="float" office:value="2755" calcext:value-type="float">
            <text:p>2755</text:p>
          </table:table-cell>
          <table:table-cell office:value-type="float" office:value="1.52687510361503E+018" calcext:value-type="float">
            <text:p>152687510361503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69313323568" calcext:value-type="float">
            <text:p>0.00016931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363941E+018" calcext:value-type="float">
            <text:p>1526875103639410000</text:p>
          </table:table-cell>
          <table:table-cell office:value-type="float" office:value="2756" calcext:value-type="float">
            <text:p>2756</text:p>
          </table:table-cell>
          <table:table-cell office:value-type="float" office:value="1.52687510363487E+018" calcext:value-type="float">
            <text:p>152687510363487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156726397108" calcext:value-type="float">
            <text:p>-0.0001567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365987E+018" calcext:value-type="float">
            <text:p>1526875103659870000</text:p>
          </table:table-cell>
          <table:table-cell office:value-type="float" office:value="2757" calcext:value-type="float">
            <text:p>2757</text:p>
          </table:table-cell>
          <table:table-cell office:value-type="float" office:value="1.52687510365485E+018" calcext:value-type="float">
            <text:p>15268751036548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39174386277" calcext:value-type="float">
            <text:p>0.0001391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368011E+018" calcext:value-type="float">
            <text:p>1526875103680110000</text:p>
          </table:table-cell>
          <table:table-cell office:value-type="float" office:value="2758" calcext:value-type="float">
            <text:p>2758</text:p>
          </table:table-cell>
          <table:table-cell office:value-type="float" office:value="1.52687510367481E+018" calcext:value-type="float">
            <text:p>152687510367481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0158855400514" calcext:value-type="float">
            <text:p>-1.58855400514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369928E+018" calcext:value-type="float">
            <text:p>1526875103699280000</text:p>
          </table:table-cell>
          <table:table-cell office:value-type="float" office:value="2759" calcext:value-type="float">
            <text:p>2759</text:p>
          </table:table-cell>
          <table:table-cell office:value-type="float" office:value="1.52687510369465E+018" calcext:value-type="float">
            <text:p>152687510369465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-0.000260102795437" calcext:value-type="float">
            <text:p>-0.00026010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371969E+018" calcext:value-type="float">
            <text:p>1526875103719690000</text:p>
          </table:table-cell>
          <table:table-cell office:value-type="float" office:value="2760" calcext:value-type="float">
            <text:p>2760</text:p>
          </table:table-cell>
          <table:table-cell office:value-type="float" office:value="1.5268751037148E+018" calcext:value-type="float">
            <text:p>152687510371480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0184348609764" calcext:value-type="float">
            <text:p>1.84348609764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510374001E+018" calcext:value-type="float">
            <text:p>1526875103740010000</text:p>
          </table:table-cell>
          <table:table-cell office:value-type="float" office:value="2761" calcext:value-type="float">
            <text:p>2761</text:p>
          </table:table-cell>
          <table:table-cell office:value-type="float" office:value="1.52687510373469E+018" calcext:value-type="float">
            <text:p>1526875103734690000</text:p>
          </table:table-cell>
          <table:table-cell office:value-type="string" calcext:value-type="string">
            <text:p>world</text:p>
          </table:table-cell>
          <table:table-cell table:number-columns-repeated="3" office:value-type="float" office:value="0.000176265370101" calcext:value-type="float">
            <text:p>0.0001762654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1T14:20:38.246447725</dc:date>
    <meta:document-statistic meta:table-count="1" meta:cell-count="9390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5cm" svg:height="9.006cm" xlink:href=".." xlink:type="simple" chart:class="chart:line" chart:style-name="ch1">
        <chart:legend chart:legend-position="end" svg:x="13.173cm" svg:y="4.204cm" style:legend-expansion="high" chart:style-name="ch2"/>
        <chart:plot-area chart:style-name="ch3" table:cell-range-address="Sheet1.E2:Sheet1.E939" svg:x="0.32cm" svg:y="0.18cm" svg:width="12.533cm" svg:height="8.646cm">
          <chartooo:coordinate-region svg:x="1.153cm" svg:y="0.379cm" svg:width="11.7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939" chart:class="chart:line">
            <chart:data-point chart:repeated="93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0221410504309">
                <text:p>-0.000221410504309</text:p>
                <draw:g>
                  <svg:desc>Sheet1.E2:Sheet1.E9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783804629464">
                <text:p>0.0007838046294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914711272344">
                <text:p>0.0009147112723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552309094928">
                <text:p>-0.0005523090949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0699450504">
                <text:p>0.0010699450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813073827885">
                <text:p>-0.0008130738278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589796691202">
                <text:p>-0.0005897966912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11748883501">
                <text:p>0.001117488835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270647869911">
                <text:p>-0.0002706478699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908279209398">
                <text:p>-0.0009082792093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08932727017">
                <text:p>0.001089327270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83244103007">
                <text:p>-0.000832441030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323029176798">
                <text:p>0.0003230291767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010716295219">
                <text:p>-0.000107162952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814506260213">
                <text:p>0.0008145062602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804896990303">
                <text:p>0.00008048969903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0502135022543">
                <text:p>-0.0005021350225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62129664002">
                <text:p>-0.00062129664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49268109817">
                <text:p>0.001492681098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208025565371">
                <text:p>-0.0002080255653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0859358115122">
                <text:p>-0.0008593581151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0337880454026">
                <text:p>-0.0003378804540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01247524051">
                <text:p>-0.00012475240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00479259142594">
                <text:p>-0.00004792591425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347816734575">
                <text:p>0.0003478167345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0595394114498">
                <text:p>-0.0005953941144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308587477775">
                <text:p>0.0003085874777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975148694124">
                <text:p>0.0009751486941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821030233055">
                <text:p>0.0008210302330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320218910929">
                <text:p>0.0003202189109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569381227251">
                <text:p>0.00005693812272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105378916487">
                <text:p>-0.001053789164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0263177847955">
                <text:p>-0.0002631778479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577168306336">
                <text:p>0.0005771683063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0562991888728">
                <text:p>-0.0005629918887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194440537598">
                <text:p>0.0001944405375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537955900654">
                <text:p>0.0005379559006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08121661469">
                <text:p>0.001081216614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169128715061">
                <text:p>-0.001691287150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0492895022035">
                <text:p>-0.0004928950220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100827717688">
                <text:p>0.0001008277176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0517410458997">
                <text:p>-0.0005174104589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0127835199237">
                <text:p>-0.0001278351992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522109330632">
                <text:p>0.0005221093306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0530236575287">
                <text:p>-0.0005302365752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225803669309">
                <text:p>0.0002258036693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0706071092281">
                <text:p>-0.000706071092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38136789226">
                <text:p>0.000381367892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19264377281">
                <text:p>0.001192643772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0373226997908">
                <text:p>-0.0003732269979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44388754759">
                <text:p>0.0000443887547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96400838811">
                <text:p>0.000964008388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306287547573">
                <text:p>0.00003062875475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0955878698733">
                <text:p>-0.0009558786987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117509189295">
                <text:p>0.0001175091892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363483850379">
                <text:p>0.0003634838503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214965999476">
                <text:p>0.0002149659994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08802220691">
                <text:p>-0.00088022206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312064657919">
                <text:p>0.00003120646579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113473820966">
                <text:p>0.001134738209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0611092604231">
                <text:p>-0.0006110926042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204848824069">
                <text:p>-0.002048488240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716545851901">
                <text:p>0.0007165458519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913743337151">
                <text:p>0.0009137433371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000793035433162">
                <text:p>-0.00007930354331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00354081974365">
                <text:p>-0.0003540819743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10509432852">
                <text:p>0.001105094328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635212636553">
                <text:p>0.00006352126365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740969902836">
                <text:p>0.0007409699028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00257042294834">
                <text:p>-0.0002570422948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536855077371">
                <text:p>0.0005368550773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00664056220558">
                <text:p>-0.0006640562205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512009835802">
                <text:p>0.0005120098358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280535110505">
                <text:p>0.0002805351105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00173386346432">
                <text:p>-0.0001733863464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007029423723">
                <text:p>-0.00070294237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00302528555039">
                <text:p>-0.0003025285550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869843526743">
                <text:p>0.0008698435267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00567590643186">
                <text:p>-0.0005675906431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00592048745602">
                <text:p>-0.0005920487456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309312541503">
                <text:p>0.0003093125415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003978665045">
                <text:p>-0.00039786650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142992218025">
                <text:p>0.001429922180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618175719865">
                <text:p>0.0006181757198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0220349105075">
                <text:p>-0.002203491050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287352874875">
                <text:p>-0.002873528748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79228885099">
                <text:p>0.001792288850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332937785424">
                <text:p>-0.003329377854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036982325837">
                <text:p>-0.00369823258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380685506389">
                <text:p>0.003806855063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000598842743784">
                <text:p>-0.00005988427437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0143611000385">
                <text:p>-0.001436110003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17971470952">
                <text:p>0.00179714709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0199723336846">
                <text:p>-0.001997233368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391989434138">
                <text:p>0.003919894341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0251861126162">
                <text:p>-0.002518611261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190994469449">
                <text:p>-0.001909944694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0294991745614">
                <text:p>-0.002949917456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0188889098354">
                <text:p>-0.001888890983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24191099219">
                <text:p>0.00241910992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148154050112">
                <text:p>-0.001481540501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15626498498">
                <text:p>0.00156264984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128195469733">
                <text:p>0.001281954697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218413607217">
                <text:p>0.002184136072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0324357254431">
                <text:p>-0.003243572544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00260896282271">
                <text:p>-0.0002608962822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168778281659">
                <text:p>0.001687782816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00324990949593">
                <text:p>-0.0003249909495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0926890317351">
                <text:p>-0.009268903173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685212342069">
                <text:p>0.006852123420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115799740888">
                <text:p>0.001157997408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0207926565781">
                <text:p>-0.002079265657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639833137393">
                <text:p>0.006398331373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0441849930212">
                <text:p>-0.004418499302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00348762609065">
                <text:p>-0.0003487626090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0026638264535">
                <text:p>-0.000266382645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839536078274">
                <text:p>0.0008395360782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0338831171393">
                <text:p>-0.003388311713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0134136050474">
                <text:p>-0.001341360504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247615808621">
                <text:p>0.002476158086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00683021149598">
                <text:p>-0.0006830211495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80020079622">
                <text:p>0.000800200796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344709522324">
                <text:p>0.0003447095223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00747623271309">
                <text:p>-0.0007476232713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00056475342717">
                <text:p>-0.0000564753427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327699887566">
                <text:p>0.003276998875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0680257799104">
                <text:p>0.00006802577991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0278644947684">
                <text:p>0.00002786449476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00203381816391">
                <text:p>-0.0002033818163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0767824146897">
                <text:p>-0.007678241468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340249063447">
                <text:p>0.003402490634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00316530931741">
                <text:p>-0.0003165309317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0184617098421">
                <text:p>-0.001846170984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336570385844">
                <text:p>0.003365703858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483897980303">
                <text:p>0.0004838979803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0290196272545">
                <text:p>-0.002901962725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0248422427103">
                <text:p>-0.002484224271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0309012341313">
                <text:p>-0.003090123413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303649855778">
                <text:p>0.003036498557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702894234564">
                <text:p>0.0007028942345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482822256163">
                <text:p>0.004828222561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0063891382888">
                <text:p>-0.000638913828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203602714464">
                <text:p>0.0002036027144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570553180296">
                <text:p>0.0005705531802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0371319754049">
                <text:p>-0.003713197540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256844633259">
                <text:p>0.002568446332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337279681116">
                <text:p>0.003372796811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0266495905817">
                <text:p>-0.002664959058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415585516021">
                <text:p>0.004155855160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0172871444374">
                <text:p>-0.001728714443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0136577268131">
                <text:p>-0.001365772681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0114572443999">
                <text:p>-0.001145724439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0257334718481">
                <text:p>-0.002573347184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0161219446454">
                <text:p>-0.001612194464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447669718415">
                <text:p>0.004476697184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0310588162392">
                <text:p>-0.003105881623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132714607753">
                <text:p>-0.001327146077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418106140569">
                <text:p>0.004181061405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139626197051">
                <text:p>0.001396261970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350544811226">
                <text:p>0.0003505448112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0413396768272">
                <text:p>-0.004133967682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192396575585">
                <text:p>-0.001923965755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444926694036">
                <text:p>0.004449266940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881018466316">
                <text:p>0.0008810184663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357955344953">
                <text:p>-0.0035795534495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198988826014">
                <text:p>0.0001989888260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233416212723">
                <text:p>0.002334162127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224261987023">
                <text:p>-0.002242619870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230411067605">
                <text:p>0.002304110676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199243193492">
                <text:p>-0.001992431934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760488794185">
                <text:p>0.0007604887941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270563247614">
                <text:p>0.002705632476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642062572297">
                <text:p>0.0006420625722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136313828989">
                <text:p>0.0001363138289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126772664953">
                <text:p>-0.0012677266495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198747846298">
                <text:p>0.001987478462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134348904248">
                <text:p>-0.001343489042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300969637465">
                <text:p>0.0003009696374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162831204943">
                <text:p>-0.001628312049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0937997130677">
                <text:p>-0.0009379971306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336025422439">
                <text:p>0.003360254224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213627470657">
                <text:p>0.002136274706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403298530728">
                <text:p>0.004032985307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284032360651">
                <text:p>0.002840323606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410369504243">
                <text:p>0.004103695042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290844892152">
                <text:p>0.002908448921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612825434655">
                <text:p>0.006128254346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637487508357">
                <text:p>0.006374875083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358413858339">
                <text:p>0.003584138583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161170738284">
                <text:p>0.001611707382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699262879789">
                <text:p>0.006992628797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371737731621">
                <text:p>0.003717377316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266583100893">
                <text:p>-0.0026658310089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801506638527">
                <text:p>0.008015066385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569184077904">
                <text:p>0.0005691840779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202175881714">
                <text:p>-0.002021758817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641302205622">
                <text:p>0.006413022056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166645273566">
                <text:p>-0.001666452735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223728269339">
                <text:p>-0.0022372826933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0552667479496">
                <text:p>-0.0005526674794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0230384874158">
                <text:p>-0.002303848741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495862029493">
                <text:p>0.0049586202949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0256455177441">
                <text:p>-0.002564551774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809973943979">
                <text:p>0.0080997394397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0509015051648">
                <text:p>-0.0050901505164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0540617946535">
                <text:p>-0.005406179465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0397361675277">
                <text:p>-0.003973616752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142343807966">
                <text:p>-0.01423438079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123319560662">
                <text:p>-0.01233195606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269068088382">
                <text:p>-0.026906808838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341693870723">
                <text:p>-0.034169387072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31801879406">
                <text:p>-0.0318018794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787480324507">
                <text:p>-0.07874803245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759316310287">
                <text:p>-0.07593163102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130036085844">
                <text:p>-0.1300360858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132684081793">
                <text:p>-0.1326840817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147048979998">
                <text:p>-0.1470489799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217592328787">
                <text:p>-0.21759232878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210678130388">
                <text:p>-0.2106781303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231459960341">
                <text:p>-0.2314599603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310222953558">
                <text:p>-0.31022295355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306819200516">
                <text:p>-0.3068192005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394023954868">
                <text:p>-0.3940239548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375433087349">
                <text:p>-0.37543308734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466393351555">
                <text:p>-0.4663933515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433394014835">
                <text:p>-0.43339401483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430880069733">
                <text:p>-0.4308800697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569796979427">
                <text:p>-0.5697969794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510931789875">
                <text:p>-0.5109317898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631039023399">
                <text:p>-0.6310390233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590723395348">
                <text:p>-0.5907233953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566538631916">
                <text:p>-0.5665386319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705596446991">
                <text:p>-0.7055964469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659875094891">
                <text:p>-0.6598750948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639474034309">
                <text:p>-0.63947403430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790640473366">
                <text:p>-0.79064047336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723696470261">
                <text:p>-0.72369647026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901581645012">
                <text:p>-0.9015816450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792777955532">
                <text:p>-0.79277795553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941127061844">
                <text:p>-0.9411270618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862617611885">
                <text:p>-0.86261761188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810445785522">
                <text:p>-0.81044578552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988508820534">
                <text:p>-0.98850882053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887257933617">
                <text:p>-0.8872579336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.08165538311">
                <text:p>-1.0816553831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950713038445">
                <text:p>-0.9507130384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901265740395">
                <text:p>-0.90126574039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.11445593834">
                <text:p>-1.1144559383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975740611553">
                <text:p>-0.97574061155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.15032184124">
                <text:p>-1.1503218412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983805775642">
                <text:p>-0.98380577564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906650066376">
                <text:p>-0.9066500663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.07540082932">
                <text:p>-1.075400829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924172520638">
                <text:p>-0.9241725206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840490221977">
                <text:p>-0.84049022197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999337136745">
                <text:p>-0.99933713674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863727986813">
                <text:p>-0.86372798681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983793020248">
                <text:p>-0.98379302024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827955722809">
                <text:p>-0.82795572280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904086112976">
                <text:p>-0.90408611297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77201128006">
                <text:p>-0.7720112800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686196446419">
                <text:p>-0.68619644641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755748391151">
                <text:p>-0.75574839115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659504652023">
                <text:p>-0.65950465202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582100868225">
                <text:p>-0.5821008682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663994789124">
                <text:p>-0.6639947891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555483877659">
                <text:p>-0.55548387765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588550209999">
                <text:p>-0.58855020999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501620471478">
                <text:p>-0.5016204714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432082653046">
                <text:p>-0.43208265304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469017088413">
                <text:p>-0.46901708841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401484727859">
                <text:p>-0.40148472785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412911862135">
                <text:p>-0.4129118621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346189439297">
                <text:p>-0.34618943929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286787569523">
                <text:p>-0.28678756952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309202730656">
                <text:p>-0.3092027306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254354536533">
                <text:p>-0.2543545365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244134694338">
                <text:p>-0.2441346943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197375953197">
                <text:p>-0.19737595319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154119983315">
                <text:p>-0.1541199833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14790995419">
                <text:p>-0.147909954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107536330819">
                <text:p>-0.1075363308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0858724191785">
                <text:p>-0.085872419178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0563134327531">
                <text:p>-0.056313432753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0219680499285">
                <text:p>-0.021968049928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40980046615">
                <text:p>0.00409800466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307639241219">
                <text:p>0.03076392412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673880130053">
                <text:p>0.067388013005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825474858284">
                <text:p>0.08254748582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0762604326">
                <text:p>0.1076260432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58616393805">
                <text:p>0.15861639380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59208253026">
                <text:p>0.15920825302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26625353098">
                <text:p>0.22662535309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16655731201">
                <text:p>0.2166557312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24866703153">
                <text:p>0.22486670315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0782687664">
                <text:p>0.3078268766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92425334454">
                <text:p>0.29242533445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8043153286">
                <text:p>0.3804315328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349346935749">
                <text:p>0.34934693574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425446003675">
                <text:p>0.4254460036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406518131495">
                <text:p>0.40651813149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90137374401">
                <text:p>0.3901373744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496020168066">
                <text:p>0.49602016806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471103012562">
                <text:p>0.47110301256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75225710869">
                <text:p>0.57522571086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41467964649">
                <text:p>0.54146796464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517515838146">
                <text:p>0.51751583814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645388007164">
                <text:p>0.6453880071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602154970169">
                <text:p>0.60215497016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573332190514">
                <text:p>0.57333219051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70706474781">
                <text:p>0.7070647478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660924553871">
                <text:p>0.66092455387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781072020531">
                <text:p>0.7810720205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705143690109">
                <text:p>0.70514369010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682256579399">
                <text:p>0.68225657939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82935667038">
                <text:p>0.829356670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764261364937">
                <text:p>0.76426136493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889421641827">
                <text:p>0.88942164182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786815166473">
                <text:p>0.78681516647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75850725174">
                <text:p>0.7585072517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0811753273">
                <text:p>0.9081175327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803157091141">
                <text:p>0.80315709114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963217973709">
                <text:p>0.96321797370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837389469147">
                <text:p>0.83738946914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946662187576">
                <text:p>0.94666218757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847543656826">
                <text:p>0.84754365682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775177001953">
                <text:p>0.77517700195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909411549568">
                <text:p>0.9094115495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803936958313">
                <text:p>0.8039369583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758776843548">
                <text:p>0.75877684354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881490588188">
                <text:p>0.88149058818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784205913544">
                <text:p>0.78420591354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878226399422">
                <text:p>0.87822639942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758742570877">
                <text:p>0.75874257087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860348343849">
                <text:p>0.86034834384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728877127171">
                <text:p>0.72887712717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651213407516">
                <text:p>0.65121340751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764598250389">
                <text:p>0.76459825038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648896932602">
                <text:p>0.64889693260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706212878227">
                <text:p>0.70621287822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61112087965">
                <text:p>0.6111208796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546967446804">
                <text:p>0.54696744680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17962300777">
                <text:p>0.61796230077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536343336105">
                <text:p>0.53634333610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622323870659">
                <text:p>0.62232387065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531981229782">
                <text:p>0.53198122978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504415035248">
                <text:p>0.50441503524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585295081139">
                <text:p>0.58529508113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511072039604">
                <text:p>0.51107203960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476716309786">
                <text:p>0.47671630978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587863624096">
                <text:p>0.5878636240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520059108734">
                <text:p>0.52005910873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617002308369">
                <text:p>0.61700230836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539651632309">
                <text:p>0.53965163230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503917276859">
                <text:p>0.50391727685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610198020935">
                <text:p>0.61019802093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559216856956">
                <text:p>0.55921685695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645256996155">
                <text:p>0.64525699615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572905600071">
                <text:p>0.5729056000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678300142288">
                <text:p>0.67830014228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594514667988">
                <text:p>0.5945146679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556223630905">
                <text:p>0.55622363090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685757994652">
                <text:p>0.68575799465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610209584236">
                <text:p>0.61020958423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703955233097">
                <text:p>0.70395523309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631321787834">
                <text:p>0.63132178783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57962846756">
                <text:p>0.5796284675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706267952919">
                <text:p>0.70626795291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61013007164">
                <text:p>0.6101300716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676884889603">
                <text:p>0.67688488960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590412735939">
                <text:p>0.59041273593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531508922577">
                <text:p>0.53150892257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608818650246">
                <text:p>0.60881865024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532689809799">
                <text:p>0.53268980979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583435297012">
                <text:p>0.5834352970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494099527597">
                <text:p>0.49409952759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456020355225">
                <text:p>0.4560203552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508821249008">
                <text:p>0.50882124900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428082168102">
                <text:p>0.4280821681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484591424465">
                <text:p>0.48459142446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97482782602">
                <text:p>0.39748278260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63499045372">
                <text:p>0.36349904537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93863469362">
                <text:p>0.39386346936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29630970955">
                <text:p>0.32963097095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297308117151">
                <text:p>0.29730811715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21322143078">
                <text:p>0.32132214307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272944629192">
                <text:p>0.27294462919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287874817848">
                <text:p>0.28787481784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236289262772">
                <text:p>0.23628926277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202236697078">
                <text:p>0.20223669707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220317572355">
                <text:p>0.2203175723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74513399601">
                <text:p>0.1745133996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71324402094">
                <text:p>0.17132440209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134009063244">
                <text:p>0.13400906324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10076338053">
                <text:p>0.11007633805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03228718042">
                <text:p>0.10322871804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718793794513">
                <text:p>0.071879379451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555922687054">
                <text:p>0.055592268705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304386429489">
                <text:p>0.030438642948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155287887901">
                <text:p>0.015528788790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0151891158894">
                <text:p>-0.015189115889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0279135666788">
                <text:p>-0.027913566678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0623952820897">
                <text:p>-0.062395282089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0727561414242">
                <text:p>-0.072756141424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0796748101711">
                <text:p>-0.079674810171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131304845214">
                <text:p>-0.13130484521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134042173624">
                <text:p>-0.13404217362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176926404238">
                <text:p>-0.17692640423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177898734808">
                <text:p>-0.17789873480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224417582154">
                <text:p>-0.22441758215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219252109528">
                <text:p>-0.21925210952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218949496746">
                <text:p>-0.21894949674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281302660704">
                <text:p>-0.28130266070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268859982491">
                <text:p>-0.26885998249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344184845686">
                <text:p>-0.34418484568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315608561039">
                <text:p>-0.31560856103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306845664978">
                <text:p>-0.30684566497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401218861341">
                <text:p>-0.40121886134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367718398571">
                <text:p>-0.36771839857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446343839169">
                <text:p>-0.44634383916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415199100971">
                <text:p>-0.41519910097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394604295492">
                <text:p>-0.39460429549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49477648735">
                <text:p>-0.4947764873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463293582201">
                <text:p>-0.46329358220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546478629112">
                <text:p>-0.54647862911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493692755699">
                <text:p>-0.49369275569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471925854683">
                <text:p>-0.47192585468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57389497757">
                <text:p>-0.5738949775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52851998806">
                <text:p>-0.5285199880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59564948082">
                <text:p>-0.5956494808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511753976345">
                <text:p>-0.51175397634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477221220732">
                <text:p>-0.47722122073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573125123978">
                <text:p>-0.57312512397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490676611662">
                <text:p>-0.49067661166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453000456095">
                <text:p>-0.45300045609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51379519701">
                <text:p>-0.5137951970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434888184071">
                <text:p>-0.43488818407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485850453377">
                <text:p>-0.48585045337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404971331358">
                <text:p>-0.40497133135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355658590794">
                <text:p>-0.35565859079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403912425041">
                <text:p>-0.40391242504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335483133793">
                <text:p>-0.33548313379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353944718838">
                <text:p>-0.35394471883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300246179104">
                <text:p>-0.30024617910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306757926941">
                <text:p>-0.30675792694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251235842705">
                <text:p>-0.25123584270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217299506068">
                <text:p>-0.21729950606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237127751112">
                <text:p>-0.2371277511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195548921824">
                <text:p>-0.19554892182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171584248543">
                <text:p>-0.17158424854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180757910013">
                <text:p>-0.18075791001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150145292282">
                <text:p>-0.15014529228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153734177351">
                <text:p>-0.15373417735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125639855862">
                <text:p>-0.12563985586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12710699439">
                <text:p>-0.1271069943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104866527021">
                <text:p>-0.10486652702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0908865779638">
                <text:p>-0.090886577963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0985590964556">
                <text:p>-0.098559096455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0817245095968">
                <text:p>-0.081724509596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0739050209522">
                <text:p>-0.073905020952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0786256864667">
                <text:p>-0.078625686466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0752327665687">
                <text:p>-0.075232766568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0754403620958">
                <text:p>-0.075440362095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0628987699747">
                <text:p>-0.062898769974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0579818412662">
                <text:p>-0.057981841266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0611307099462">
                <text:p>-0.061130709946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0519022829831">
                <text:p>-0.051902282983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0545319989324">
                <text:p>-0.054531998932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0437587536871">
                <text:p>-0.043758753687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0484873056412">
                <text:p>-0.048487305641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0352238938212">
                <text:p>-0.035223893821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0266167297959">
                <text:p>-0.026616729795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0261586681008">
                <text:p>-0.026158668100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0237395875156">
                <text:p>-0.023739587515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0181625429541">
                <text:p>-0.018162542954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0173005480319">
                <text:p>-0.017300548031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0132203605026">
                <text:p>-0.013220360502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0103635080159">
                <text:p>-0.010363508015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00447233393788">
                <text:p>-0.0044723339378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00477037811652">
                <text:p>-0.0047703781165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00182977481745">
                <text:p>-0.0018297748174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00438507879153">
                <text:p>-0.0043850787915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00596090126783">
                <text:p>-0.0059609012678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0107196858153">
                <text:p>0.00010719685815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209533935413">
                <text:p>0.0020953393541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112934934441">
                <text:p>0.0011293493444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00110438046977">
                <text:p>-0.0011043804697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0954518676735">
                <text:p>0.00095451867673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00196532323025">
                <text:p>-0.0019653232302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247408123687">
                <text:p>0.0024740812368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479122018442">
                <text:p>0.0047912201844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102137811482">
                <text:p>0.010213781148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00687951035798">
                <text:p>-0.0068795103579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00104897213168">
                <text:p>-0.0010489721316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000279682688415">
                <text:p>-0.00027968268841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0146853011101">
                <text:p>-0.014685301110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00692848674953">
                <text:p>-0.0069284867495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0148126613349">
                <text:p>-0.014812661334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00601002620533">
                <text:p>-0.0060100262053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0195280387998">
                <text:p>-0.019528038799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0126194590703">
                <text:p>-0.012619459070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0106255998835">
                <text:p>-0.010625599883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0146284103394">
                <text:p>-0.014628410339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0247621797025">
                <text:p>-0.024762179702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0247692130506">
                <text:p>-0.024769213050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0244043581188">
                <text:p>-0.024404358118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0261975750327">
                <text:p>-0.026197575032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0371642559767">
                <text:p>-0.037164255976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035757701844">
                <text:p>-0.03575770184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0310445930809">
                <text:p>-0.031044593080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0383491255343">
                <text:p>-0.038349125534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0331294424832">
                <text:p>-0.033129442483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.0451027154922">
                <text:p>-0.045102715492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0464356169105">
                <text:p>-0.046435616910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0227259863168">
                <text:p>-0.022725986316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0355442091823">
                <text:p>-0.035544209182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034675873816">
                <text:p>-0.03467587381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0526094548404">
                <text:p>-0.052609454840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0374795049429">
                <text:p>-0.037479504942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0271500609815">
                <text:p>-0.027150060981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0372136309743">
                <text:p>-0.037213630974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0332026034594">
                <text:p>-0.033202603459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0336207523942">
                <text:p>-0.033620752394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018967660144">
                <text:p>-0.01896766014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025921177119">
                <text:p>-0.02592117711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0234331525862">
                <text:p>-0.023433152586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0154334884137">
                <text:p>-0.015433488413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027682505548">
                <text:p>-0.02768250554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0107243955135">
                <text:p>-0.010724395513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00998505949974">
                <text:p>-0.0099850594997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00808994658291">
                <text:p>-0.0080899465829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0164260510355">
                <text:p>-0.016426051035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0127270035446">
                <text:p>-0.012727003544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00271863071248">
                <text:p>-0.0027186307124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00466363132">
                <text:p>-0.0046636313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00615496840328">
                <text:p>-0.0061549684032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147214327008">
                <text:p>0.014721432700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349924364127">
                <text:p>0.0034992436412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518898945302">
                <text:p>0.0051889894530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838234834373">
                <text:p>0.0083823483437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984999537468">
                <text:p>0.0098499953746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119768101722">
                <text:p>0.011976810172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225338190794">
                <text:p>0.022533819079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119308130816">
                <text:p>0.011930813081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197242498398">
                <text:p>0.019724249839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477345846593">
                <text:p>0.0047734584659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200355648994">
                <text:p>0.020035564899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271524395794">
                <text:p>0.027152439579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286935269833">
                <text:p>0.028693526983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386615358293">
                <text:p>0.038661535829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248333252966">
                <text:p>0.024833325296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246425010264">
                <text:p>0.024642501026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258731544018">
                <text:p>0.025873154401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35547286272">
                <text:p>0.03554728627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339983329177">
                <text:p>0.033998332917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54839078337">
                <text:p>0.05483907833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390933156013">
                <text:p>0.039093315601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34340582788">
                <text:p>0.03434058278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46002484858">
                <text:p>0.04600248485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364932492375">
                <text:p>0.036493249237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306512955576">
                <text:p>0.030651295557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249889194965">
                <text:p>0.024988919496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318847224116">
                <text:p>0.031884722411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211651436985">
                <text:p>0.021165143698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314441174269">
                <text:p>0.031444117426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160504244268">
                <text:p>0.016050424426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195140577853">
                <text:p>0.019514057785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209776517004">
                <text:p>0.020977651700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16925252974">
                <text:p>0.01692525297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157508254051">
                <text:p>0.015750825405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606766995043">
                <text:p>0.0060676699504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148340314627">
                <text:p>0.014834031462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952462200075">
                <text:p>0.0095246220007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105649977922">
                <text:p>0.010564997792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961382687092">
                <text:p>0.0096138268709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131089920178">
                <text:p>0.013108992017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000318605918437">
                <text:p>-0.00031860591843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143333747983">
                <text:p>0.014333374798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900368392467">
                <text:p>0.0090036839246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665185321122">
                <text:p>0.0066518532112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139171890914">
                <text:p>0.013917189091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672610057518">
                <text:p>0.0067261005751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000940982950851">
                <text:p>-0.00094098295085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151507360861">
                <text:p>0.015150736086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0051491628401">
                <text:p>-0.005149162840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836899783462">
                <text:p>0.0083689978346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629459507763">
                <text:p>0.0062945950776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00507662072778">
                <text:p>-0.0050766207277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00801116786897">
                <text:p>-0.0080111678689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326089654118">
                <text:p>0.0032608965411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00795806571841">
                <text:p>-0.0079580657184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0036121874582">
                <text:p>-0.003612187458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00858427677304">
                <text:p>-0.0085842767730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00968650355935">
                <text:p>-0.0096865035593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00313862925395">
                <text:p>-0.0031386292539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00541955512017">
                <text:p>-0.0054195551201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75652920641">
                <text:p>0.007565292064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697631202638">
                <text:p>0.0069763120263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202315184288">
                <text:p>0.0020231518428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25027403608">
                <text:p>0.002502740360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795816071332">
                <text:p>0.0079581607133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111338216811">
                <text:p>0.0011133821681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82643199712">
                <text:p>0.008264319971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87611572817">
                <text:p>0.008761157281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117369219661">
                <text:p>0.011736921966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829954165965">
                <text:p>0.0082995416596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609790347517">
                <text:p>0.0060979034751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32610935159">
                <text:p>0.003261093515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172417405993">
                <text:p>0.017241740599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588101521134">
                <text:p>0.0058810152113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124075333588">
                <text:p>0.0012407533358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264736264944">
                <text:p>0.026473626494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109270755202">
                <text:p>0.010927075520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141075709835">
                <text:p>0.014107570983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1410619542">
                <text:p>0.0141061954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240782089531">
                <text:p>0.024078208953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20567048341">
                <text:p>0.002056704834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537039060146">
                <text:p>0.0053703906014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758827337995">
                <text:p>0.0075882733799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130113065243">
                <text:p>0.013011306524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113728968427">
                <text:p>0.0011372896842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645205471665">
                <text:p>0.0064520547166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120778717101">
                <text:p>0.012077871710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271139480174">
                <text:p>0.0027113948017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134312105365">
                <text:p>0.0013431210536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417413003743">
                <text:p>0.0041741300374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530512817204">
                <text:p>0.0053051281720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00298257172108">
                <text:p>-0.0029825717210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0373471179046">
                <text:p>0.00037347117904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0101876351982">
                <text:p>-0.010187635198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00214643869549">
                <text:p>-0.0021464386954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00666855974123">
                <text:p>-0.0066685597412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00702807307243">
                <text:p>-0.0070280730724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0152418762445">
                <text:p>-0.015241876244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0305038709193">
                <text:p>-0.030503870919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0259330738336">
                <text:p>-0.025933073833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0254114083946">
                <text:p>-0.025411408394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0521378442645">
                <text:p>-0.052137844264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0.0468823872507">
                <text:p>-0.046882387250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0.0673047229648">
                <text:p>-0.067304722964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0772168114781">
                <text:p>-0.077216811478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0.0756338536739">
                <text:p>-0.075633853673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109492771327">
                <text:p>-0.10949277132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103738903999">
                <text:p>-0.10373890399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140203028917">
                <text:p>-0.14020302891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0.133285015821">
                <text:p>-0.13328501582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134267598391">
                <text:p>-0.13426759839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.176671624184">
                <text:p>-0.17667162418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.160155519843">
                <text:p>-0.16015551984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191216140985">
                <text:p>-0.19121614098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156066775322">
                <text:p>-0.15606677532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151626825333">
                <text:p>-0.15162682533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0.166124567389">
                <text:p>-0.16612456738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128410458565">
                <text:p>-0.12841045856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129118010402">
                <text:p>-0.12911801040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.118008226156">
                <text:p>-0.11800822615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0.0787067636847">
                <text:p>-0.078706763684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0633501783013">
                <text:p>-0.063350178301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.0446141585708">
                <text:p>-0.044614158570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.0218961182982">
                <text:p>-0.021896118298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636660959572">
                <text:p>0.0063666095957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152709633112">
                <text:p>0.015270963311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467370152473">
                <text:p>0.046737015247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654225200415">
                <text:p>0.065422520041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749366283417">
                <text:p>0.074936628341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112423814833">
                <text:p>0.11242381483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109259977937">
                <text:p>0.10925997793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127184048295">
                <text:p>0.12718404829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119310691953">
                <text:p>0.11931069195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141511887312">
                <text:p>0.14151188731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127050161362">
                <text:p>0.12705016136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120062425733">
                <text:p>0.12006242573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137844756246">
                <text:p>0.13784475624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117826357484">
                <text:p>0.11782635748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125716567039">
                <text:p>0.12571656703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102893069386">
                <text:p>0.10289306938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911660343409">
                <text:p>0.091166034340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938046872616">
                <text:p>0.093804687261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739241465926">
                <text:p>0.073924146592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735950469971">
                <text:p>0.073595046997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561177879572">
                <text:p>0.056117787957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471008569002">
                <text:p>0.047100856900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421106517315">
                <text:p>0.042110651731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3147437796">
                <text:p>0.0314743779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337332971394">
                <text:p>0.033733297139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250771548599">
                <text:p>0.025077154859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219024829566">
                <text:p>0.021902482956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243694838136">
                <text:p>0.024369483813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185036845505">
                <text:p>0.018503684550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245459191501">
                <text:p>0.024545919150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184434782714">
                <text:p>0.018443478271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177042298019">
                <text:p>0.017704229801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280087850988">
                <text:p>0.028008785098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221252590418">
                <text:p>0.022125259041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295190811157">
                <text:p>0.029519081115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283172782511">
                <text:p>0.028317278251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276349093765">
                <text:p>0.027634909376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338143967092">
                <text:p>0.033814396709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320905148983">
                <text:p>0.032090514898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352443419397">
                <text:p>0.035244341939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325468815863">
                <text:p>0.032546881586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30878406018">
                <text:p>0.03087840601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350225791335">
                <text:p>0.035022579133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295208394527">
                <text:p>0.029520839452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331843495369">
                <text:p>0.033184349536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264200437814">
                <text:p>0.026420043781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22886607796">
                <text:p>0.02288660779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260712094605">
                <text:p>0.026071209460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245530363172">
                <text:p>0.024553036317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245938748121">
                <text:p>0.024593874812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199528653175">
                <text:p>0.019952865317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159916430712">
                <text:p>0.015991643071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167926549911">
                <text:p>0.016792654991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136726023629">
                <text:p>0.013672602362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127047970891">
                <text:p>0.012704797089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119179245085">
                <text:p>0.011917924508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666076503694">
                <text:p>0.0066607650369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125887272879">
                <text:p>0.012588727287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625018076971">
                <text:p>0.0062501807697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772031303495">
                <text:p>0.0077203130349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102864392102">
                <text:p>0.010286439210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678703840822">
                <text:p>0.0067870384082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983696617186">
                <text:p>0.0098369661718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144192632288">
                <text:p>0.014419263228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946741364896">
                <text:p>0.0094674136489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167123954743">
                <text:p>0.016712395474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161817856133">
                <text:p>0.016181785613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181031860411">
                <text:p>0.018103186041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17502579838">
                <text:p>0.01750257983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24103179574">
                <text:p>0.02410317957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225261263549">
                <text:p>0.022526126354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217365212739">
                <text:p>0.021736521273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272911936045">
                <text:p>0.027291193604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229064356536">
                <text:p>0.022906435653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271308980882">
                <text:p>0.027130898088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21432550624">
                <text:p>0.02143255062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15819452703">
                <text:p>0.01581945270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136454161257">
                <text:p>0.013645416125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107894595712">
                <text:p>0.010789459571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104291178286">
                <text:p>0.010429117828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256669558585">
                <text:p>0.025666955858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22910758853">
                <text:p>0.02291075885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244979020208">
                <text:p>0.024497902020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188043601811">
                <text:p>0.018804360181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104693900794">
                <text:p>0.010469390079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0.00829386245459">
                <text:p>-0.0082938624545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0.0121214557439">
                <text:p>-0.012121455743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759412534535">
                <text:p>0.0075941253453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15768527519">
                <text:p>0.001576852751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463409954682">
                <text:p>0.0046340995468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0664414372295">
                <text:p>0.00066441437229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0.00687763467431">
                <text:p>-0.0068776346743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331921828911">
                <text:p>0.0033192182891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0.00158114684746">
                <text:p>-0.0015811468474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289909145795">
                <text:p>0.0028990914579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0923192012124">
                <text:p>0.00092319201212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0.00407077092677">
                <text:p>-0.0040707709267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108910165727">
                <text:p>0.0010891016572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181211449672">
                <text:p>0.0018121144967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0.000384960847441">
                <text:p>-0.00038496084744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279575935565">
                <text:p>0.0027957593556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101421587169">
                <text:p>0.0010142158716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0.00425903964788">
                <text:p>-0.0042590396478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161095056683">
                <text:p>0.0016109505668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0869597657584">
                <text:p>0.00086959765758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0.000127639505081">
                <text:p>-0.00012763950508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442810915411">
                <text:p>0.0044281091541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0.00142829818651">
                <text:p>-0.0014282981865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0.00565192662179">
                <text:p>-0.0056519266217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0.00400023069233">
                <text:p>-0.0040002306923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353383412585">
                <text:p>0.0035338341258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291692954488">
                <text:p>0.0029169295448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0.000933038187213">
                <text:p>-0.00093303818721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49305697903">
                <text:p>0.004930569790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0.00188796967268">
                <text:p>-0.0018879696726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0619959784672">
                <text:p>0.00061995978467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0.00209116702899">
                <text:p>-0.0020911670289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0.00374705088325">
                <text:p>-0.0037470508832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689375353977">
                <text:p>0.0068937535397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0.000868440372869">
                <text:p>-0.00086844037286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0.0031071184203">
                <text:p>-0.003107118420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24985759519">
                <text:p>0.002498575951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0.00249179196544">
                <text:p>-0.0024917919654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148790923413">
                <text:p>0.0014879092341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317001040094">
                <text:p>0.0031700104009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0.00208345241845">
                <text:p>-0.0020834524184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0.00115573662333">
                <text:p>-0.0011557366233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0.00178167456761">
                <text:p>-0.0017816745676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0.00217337231152">
                <text:p>-0.0021733723115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352125894278">
                <text:p>0.0035212589427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0079877441749">
                <text:p>0.00007987744174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0.00161016441416">
                <text:p>-0.0016101644141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335779087618">
                <text:p>0.0033577908761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100633176044">
                <text:p>0.0010063317604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0.000755520304665">
                <text:p>-0.00075552030466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0265703711193">
                <text:p>0.00026570371119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0.00384020060301">
                <text:p>-0.0038402006030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0.000711466884241">
                <text:p>-0.00071146688424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100225233473">
                <text:p>0.0010022523347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429851841182">
                <text:p>0.0042985184118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0.0040239719674">
                <text:p>-0.004023971967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0.00206212303601">
                <text:p>-0.0020621230360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195765821263">
                <text:p>0.0019576582126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0.00400554481894">
                <text:p>-0.0040055448189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0.00046060886234">
                <text:p>-0.0004606088623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0.0034931472037">
                <text:p>-0.003493147203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167776609305">
                <text:p>0.0016777660930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0.000862756220158">
                <text:p>-0.00086275622015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244701770134">
                <text:p>0.0024470177013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0.00160518183839">
                <text:p>-0.0016051818383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124814338051">
                <text:p>0.0012481433805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242728833109">
                <text:p>0.0024272883310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0.00323860812932">
                <text:p>-0.0032386081293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0187427853234">
                <text:p>0.00018742785323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0.000245589093538">
                <text:p>-0.00024558909353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343137141317">
                <text:p>0.0034313714131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255638663657">
                <text:p>0.0025563866365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155725702643">
                <text:p>0.0015572570264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0.00314632803202">
                <text:p>-0.0031463280320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0.00215891585685">
                <text:p>-0.0021589158568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0.000888074981049">
                <text:p>-0.00088807498104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0.000589237723034">
                <text:p>-0.00058923772303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0.000378438766347">
                <text:p>-0.00037843876634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0.000152650696691">
                <text:p>-0.00015265069669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0.0000377820870199">
                <text:p>-0.000037782087019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0105123013782">
                <text:p>0.00010512301378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0.000281277956674">
                <text:p>-0.00028127795667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0420502095949">
                <text:p>0.00042050209594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0.000375983159756">
                <text:p>-0.00037598315975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0173785243533">
                <text:p>0.00017378524353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0116421564599">
                <text:p>0.00011642156459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0154970126459">
                <text:p>0.00015497012645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0323627318721">
                <text:p>0.00032362731872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0.000184441916645">
                <text:p>-0.00018444191664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0.0000967985615716">
                <text:p>-0.000096798561571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0.000203406641958">
                <text:p>-0.00020340664195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0113446905743">
                <text:p>0.00011344690574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0.000235658808379">
                <text:p>-0.00023565880837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0.0000383919978049">
                <text:p>-0.000038391997804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0.0000256640196312">
                <text:p>-0.000025664019631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0.0000823634036351">
                <text:p>-0.000082363403635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0141713506309">
                <text:p>0.00014171350630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0.000159678878845">
                <text:p>-0.00015967887884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0139695039252">
                <text:p>0.00013969503925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0125379650854">
                <text:p>0.00012537965085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00278894112853">
                <text:p>0.000027889411285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0.00000893686410564">
                <text:p>-0.0000089368641056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0144232835737">
                <text:p>0.00014423283573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0.000307687063469">
                <text:p>-0.00030768706346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0.0000401234792662">
                <text:p>-0.000040123479266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0217506516492">
                <text:p>0.00021750651649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0.0000140441115946">
                <text:p>-0.000014044111594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00739250826882">
                <text:p>0.000073925082688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0.0000982128476608">
                <text:p>-0.000098212847660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00588636212342">
                <text:p>0.000058863621234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0.000263130874373">
                <text:p>-0.00026313087437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00202938681468">
                <text:p>0.000020293868146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0.000165575416759">
                <text:p>-0.00016557541675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0151474567247">
                <text:p>0.00015147456724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0.00010468003893">
                <text:p>-0.0001046800389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0.0000363515209756">
                <text:p>-0.000036351520975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0.000113395755761">
                <text:p>-0.00011339575576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01525557891">
                <text:p>0.000152555789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0.000153234184836">
                <text:p>-0.00015323418483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0.000176162662683">
                <text:p>-0.00017616266268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0165068646311">
                <text:p>0.00016506864631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00173024309333">
                <text:p>0.000017302430933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0188459001947">
                <text:p>0.00018845900194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0.000253519276157">
                <text:p>-0.00025351927615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014162575826">
                <text:p>0.0001416257582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0.000217473396333">
                <text:p>-0.00021747339633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0256404222455">
                <text:p>0.00025640422245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0.0000526589137735">
                <text:p>-0.000052658913773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0100387966086">
                <text:p>0.00010038796608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0.000153207947733">
                <text:p>-0.00015320794773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0.0000862340893946">
                <text:p>-0.000086234089394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0.0000220798065129">
                <text:p>-0.000022079806512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0.000242843452725">
                <text:p>-0.00024284345272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0255756021943">
                <text:p>0.00025575602194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0.0000181483192137">
                <text:p>-0.000018148319213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00317167032335">
                <text:p>0.000031716703233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00235079169215">
                <text:p>0.000023507916921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0.000121627061162">
                <text:p>-0.00012162706116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0109698143206">
                <text:p>0.00010969814320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0.000125756574562">
                <text:p>-0.00012575657456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000864749745233">
                <text:p>0.0000086474974523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0047251702199">
                <text:p>0.00004725170219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0.0000535809449502">
                <text:p>-0.000053580944950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0.000354291230906">
                <text:p>-0.00035429123090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0153931323439">
                <text:p>0.00015393132343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0.0000284327397821">
                <text:p>-0.000028432739782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00393026930396">
                <text:p>0.000039302693039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0.000108198248199">
                <text:p>-0.00010819824819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0151993182953">
                <text:p>0.00015199318295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0.000132677785587">
                <text:p>-0.00013267778558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0.0000852903831401">
                <text:p>-0.000085290383140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0.000131360182422">
                <text:p>-0.00013136018242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0.000102436148154">
                <text:p>-0.00010243614815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00863951718202">
                <text:p>0.000086395171820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0.000109442284156">
                <text:p>-0.00010944228415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0220083078602">
                <text:p>0.00022008307860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0.000381761521567">
                <text:p>-0.00038176152156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013975778711">
                <text:p>0.0001397577871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0.00017789316189">
                <text:p>-0.0001778931618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022854944109">
                <text:p>0.0002285494410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0.000192740393686">
                <text:p>-0.00019274039368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0217420136323">
                <text:p>0.00021742013632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00793453073129">
                <text:p>0.000079345307312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00617432233412">
                <text:p>0.000061743223341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0.0000795271116658">
                <text:p>-0.000079527111665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0.00027780252276">
                <text:p>-0.0002778025227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0218669069">
                <text:p>0.00021866906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0.000158223439939">
                <text:p>-0.00015822343993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00903761392692">
                <text:p>0.000090376139269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0134466041345">
                <text:p>0.00013446604134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0.000078254393884">
                <text:p>-0.00007825439388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0372133828932">
                <text:p>0.00037213382893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0.000219496301725">
                <text:p>-0.00021949630172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0362845603377">
                <text:p>0.00036284560337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0.000411720073316">
                <text:p>-0.00041172007331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0.000183904485311">
                <text:p>-0.00018390448531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00757392699597">
                <text:p>0.000075739269959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030075997347">
                <text:p>0.0003007599734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00116286391858">
                <text:p>0.000011628639185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0.000320732127875">
                <text:p>-0.00032073212787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0.000137353476021">
                <text:p>-0.00013735347602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0418443902163">
                <text:p>0.00041844390216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0.0000512140250066">
                <text:p>-0.000051214025006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0.0000433151508332">
                <text:p>-0.000043315150833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0409185828175">
                <text:p>0.00040918582817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0.000464227312477">
                <text:p>-0.00046422731247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0169313323568">
                <text:p>0.00016931332356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0.000156726397108">
                <text:p>-0.00015672639710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0139174386277">
                <text:p>0.00013917438627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0.0000158855400514">
                <text:p>-0.000015885540051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0.000260102795437">
                <text:p>-0.00026010279543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00184348609764">
                <text:p>0.000018434860976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0176265370101">
                <text:p>0.0001762653701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72cm" svg:y="4.203cm" style:legend-expansion="high" chart:style-name="ch2"/>
        <chart:plot-area chart:style-name="ch3" table:cell-range-address="Sheet1.F2:Sheet1.F939" svg:x="0.319cm" svg:y="0.18cm" svg:width="12.534cm" svg:height="8.645cm">
          <chartooo:coordinate-region svg:x="1.152cm" svg:y="0.379cm" svg:width="11.701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939" chart:class="chart:line">
            <chart:data-point chart:repeated="93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0221410504309">
                <text:p>-0.000221410504309</text:p>
                <draw:g>
                  <svg:desc>Sheet1.F2:Sheet1.F9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783804629464">
                <text:p>0.0007838046294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914711272344">
                <text:p>0.0009147112723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552309094928">
                <text:p>-0.0005523090949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0699450504">
                <text:p>0.0010699450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813073827885">
                <text:p>-0.0008130738278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589796691202">
                <text:p>-0.0005897966912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11748883501">
                <text:p>0.001117488835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270647869911">
                <text:p>-0.0002706478699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908279209398">
                <text:p>-0.0009082792093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08932727017">
                <text:p>0.001089327270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83244103007">
                <text:p>-0.000832441030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323029176798">
                <text:p>0.0003230291767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010716295219">
                <text:p>-0.000107162952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814506260213">
                <text:p>0.0008145062602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804896990303">
                <text:p>0.00008048969903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0502135022543">
                <text:p>-0.0005021350225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62129664002">
                <text:p>-0.00062129664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49268109817">
                <text:p>0.001492681098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208025565371">
                <text:p>-0.0002080255653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0859358115122">
                <text:p>-0.0008593581151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0337880454026">
                <text:p>-0.0003378804540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01247524051">
                <text:p>-0.00012475240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00479259142594">
                <text:p>-0.00004792591425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347816734575">
                <text:p>0.0003478167345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0595394114498">
                <text:p>-0.0005953941144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308587477775">
                <text:p>0.0003085874777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975148694124">
                <text:p>0.0009751486941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821030233055">
                <text:p>0.0008210302330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320218910929">
                <text:p>0.0003202189109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569381227251">
                <text:p>0.00005693812272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105378916487">
                <text:p>-0.001053789164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0263177847955">
                <text:p>-0.0002631778479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577168306336">
                <text:p>0.0005771683063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0562991888728">
                <text:p>-0.0005629918887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194440537598">
                <text:p>0.0001944405375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537955900654">
                <text:p>0.0005379559006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08121661469">
                <text:p>0.001081216614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169128715061">
                <text:p>-0.001691287150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0492895022035">
                <text:p>-0.0004928950220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100827717688">
                <text:p>0.0001008277176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0517410458997">
                <text:p>-0.0005174104589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0127835199237">
                <text:p>-0.0001278351992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522109330632">
                <text:p>0.0005221093306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0530236575287">
                <text:p>-0.0005302365752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225803669309">
                <text:p>0.0002258036693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0706071092281">
                <text:p>-0.000706071092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38136789226">
                <text:p>0.000381367892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19264377281">
                <text:p>0.001192643772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0373226997908">
                <text:p>-0.0003732269979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44388754759">
                <text:p>0.0000443887547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96400838811">
                <text:p>0.000964008388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306287547573">
                <text:p>0.00003062875475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0955878698733">
                <text:p>-0.0009558786987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117509189295">
                <text:p>0.0001175091892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363483850379">
                <text:p>0.0003634838503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214965999476">
                <text:p>0.0002149659994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08802220691">
                <text:p>-0.00088022206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312064657919">
                <text:p>0.00003120646579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113473820966">
                <text:p>0.001134738209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0611092604231">
                <text:p>-0.0006110926042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204848824069">
                <text:p>-0.002048488240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716545851901">
                <text:p>0.0007165458519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913743337151">
                <text:p>0.0009137433371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000793035433162">
                <text:p>-0.00007930354331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00354081974365">
                <text:p>-0.0003540819743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10509432852">
                <text:p>0.001105094328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635212636553">
                <text:p>0.00006352126365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740969902836">
                <text:p>0.0007409699028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00257042294834">
                <text:p>-0.0002570422948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536855077371">
                <text:p>0.0005368550773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00664056220558">
                <text:p>-0.0006640562205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512009835802">
                <text:p>0.0005120098358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280535110505">
                <text:p>0.0002805351105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00173386346432">
                <text:p>-0.0001733863464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007029423723">
                <text:p>-0.00070294237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00302528555039">
                <text:p>-0.0003025285550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869843526743">
                <text:p>0.0008698435267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00567590643186">
                <text:p>-0.0005675906431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00592048745602">
                <text:p>-0.0005920487456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309312541503">
                <text:p>0.0003093125415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003978665045">
                <text:p>-0.00039786650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142992218025">
                <text:p>0.001429922180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618175719865">
                <text:p>0.0006181757198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0220349105075">
                <text:p>-0.002203491050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287352874875">
                <text:p>-0.002873528748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79228885099">
                <text:p>0.001792288850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332937785424">
                <text:p>-0.003329377854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036982325837">
                <text:p>-0.00369823258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380685506389">
                <text:p>0.003806855063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000598842743784">
                <text:p>-0.00005988427437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0143611000385">
                <text:p>-0.001436110003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17971470952">
                <text:p>0.00179714709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0199723336846">
                <text:p>-0.001997233368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391989434138">
                <text:p>0.003919894341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0251861126162">
                <text:p>-0.002518611261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190994469449">
                <text:p>-0.001909944694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0294991745614">
                <text:p>-0.002949917456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0188889098354">
                <text:p>-0.001888890983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24191099219">
                <text:p>0.00241910992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148154050112">
                <text:p>-0.001481540501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15626498498">
                <text:p>0.00156264984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128195469733">
                <text:p>0.001281954697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218413607217">
                <text:p>0.002184136072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0324357254431">
                <text:p>-0.003243572544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00260896282271">
                <text:p>-0.0002608962822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168778281659">
                <text:p>0.001687782816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00324990949593">
                <text:p>-0.0003249909495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0926890317351">
                <text:p>-0.009268903173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685212342069">
                <text:p>0.006852123420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115799740888">
                <text:p>0.001157997408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0207926565781">
                <text:p>-0.002079265657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639833137393">
                <text:p>0.006398331373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0441849930212">
                <text:p>-0.004418499302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00348762609065">
                <text:p>-0.0003487626090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0026638264535">
                <text:p>-0.000266382645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839536078274">
                <text:p>0.0008395360782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0338831171393">
                <text:p>-0.003388311713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0134136050474">
                <text:p>-0.001341360504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247615808621">
                <text:p>0.002476158086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00683021149598">
                <text:p>-0.0006830211495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80020079622">
                <text:p>0.000800200796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344709522324">
                <text:p>0.0003447095223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00747623271309">
                <text:p>-0.0007476232713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00056475342717">
                <text:p>-0.0000564753427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327699887566">
                <text:p>0.003276998875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0680257799104">
                <text:p>0.00006802577991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0278644947684">
                <text:p>0.00002786449476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00203381816391">
                <text:p>-0.0002033818163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0767824146897">
                <text:p>-0.007678241468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340249063447">
                <text:p>0.003402490634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00316530931741">
                <text:p>-0.0003165309317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0184617098421">
                <text:p>-0.001846170984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336570385844">
                <text:p>0.003365703858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483897980303">
                <text:p>0.0004838979803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0290196272545">
                <text:p>-0.002901962725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0248422427103">
                <text:p>-0.002484224271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0309012341313">
                <text:p>-0.003090123413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303649855778">
                <text:p>0.003036498557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702894234564">
                <text:p>0.0007028942345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482822256163">
                <text:p>0.004828222561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0063891382888">
                <text:p>-0.000638913828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203602714464">
                <text:p>0.0002036027144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570553180296">
                <text:p>0.0005705531802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0371319754049">
                <text:p>-0.003713197540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256844633259">
                <text:p>0.002568446332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337279681116">
                <text:p>0.003372796811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0266495905817">
                <text:p>-0.002664959058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415585516021">
                <text:p>0.004155855160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0172871444374">
                <text:p>-0.001728714443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0136577268131">
                <text:p>-0.001365772681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0114572443999">
                <text:p>-0.001145724439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0257334718481">
                <text:p>-0.002573347184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0161219446454">
                <text:p>-0.001612194464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447669718415">
                <text:p>0.004476697184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0310588162392">
                <text:p>-0.003105881623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132714607753">
                <text:p>-0.001327146077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418106140569">
                <text:p>0.004181061405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139626197051">
                <text:p>0.001396261970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350544811226">
                <text:p>0.0003505448112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0413396768272">
                <text:p>-0.004133967682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192396575585">
                <text:p>-0.001923965755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444926694036">
                <text:p>0.004449266940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881018466316">
                <text:p>0.0008810184663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357955344953">
                <text:p>-0.0035795534495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198988826014">
                <text:p>0.0001989888260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233416212723">
                <text:p>0.002334162127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224261987023">
                <text:p>-0.002242619870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230411067605">
                <text:p>0.002304110676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199243193492">
                <text:p>-0.001992431934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760488794185">
                <text:p>0.0007604887941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270563247614">
                <text:p>0.002705632476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642062572297">
                <text:p>0.0006420625722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136313828989">
                <text:p>0.0001363138289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126772664953">
                <text:p>-0.0012677266495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198747846298">
                <text:p>0.001987478462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134348904248">
                <text:p>-0.001343489042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300969637465">
                <text:p>0.0003009696374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162831204943">
                <text:p>-0.001628312049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0937997130677">
                <text:p>-0.0009379971306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336025422439">
                <text:p>0.003360254224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213627470657">
                <text:p>0.002136274706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403298530728">
                <text:p>0.004032985307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284032360651">
                <text:p>0.002840323606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410369504243">
                <text:p>0.004103695042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290844892152">
                <text:p>0.002908448921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612825434655">
                <text:p>0.006128254346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637487508357">
                <text:p>0.006374875083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358413858339">
                <text:p>0.003584138583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161170738284">
                <text:p>0.001611707382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699262879789">
                <text:p>0.006992628797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371737731621">
                <text:p>0.003717377316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266583100893">
                <text:p>-0.0026658310089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801506638527">
                <text:p>0.008015066385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569184077904">
                <text:p>0.0005691840779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202175881714">
                <text:p>-0.002021758817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641302205622">
                <text:p>0.006413022056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166645273566">
                <text:p>-0.001666452735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223728269339">
                <text:p>-0.0022372826933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0552667479496">
                <text:p>-0.0005526674794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0230384874158">
                <text:p>-0.002303848741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495862029493">
                <text:p>0.0049586202949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0256455177441">
                <text:p>-0.002564551774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809973943979">
                <text:p>0.0080997394397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0509015051648">
                <text:p>-0.0050901505164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0540617946535">
                <text:p>-0.005406179465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0397361675277">
                <text:p>-0.003973616752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142343807966">
                <text:p>-0.01423438079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123319560662">
                <text:p>-0.01233195606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269068088382">
                <text:p>-0.026906808838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341693870723">
                <text:p>-0.034169387072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31801879406">
                <text:p>-0.0318018794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787480324507">
                <text:p>-0.07874803245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759316310287">
                <text:p>-0.07593163102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130036085844">
                <text:p>-0.1300360858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132684081793">
                <text:p>-0.1326840817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147048979998">
                <text:p>-0.1470489799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217592328787">
                <text:p>-0.21759232878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210678130388">
                <text:p>-0.2106781303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231459960341">
                <text:p>-0.2314599603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310222953558">
                <text:p>-0.31022295355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306819200516">
                <text:p>-0.3068192005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394023954868">
                <text:p>-0.3940239548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375433087349">
                <text:p>-0.37543308734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466393351555">
                <text:p>-0.4663933515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433394014835">
                <text:p>-0.43339401483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430880069733">
                <text:p>-0.4308800697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569796979427">
                <text:p>-0.5697969794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510931789875">
                <text:p>-0.5109317898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631039023399">
                <text:p>-0.6310390233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590723395348">
                <text:p>-0.5907233953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566538631916">
                <text:p>-0.5665386319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705596446991">
                <text:p>-0.7055964469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659875094891">
                <text:p>-0.6598750948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639474034309">
                <text:p>-0.63947403430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790640473366">
                <text:p>-0.79064047336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723696470261">
                <text:p>-0.72369647026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901581645012">
                <text:p>-0.9015816450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792777955532">
                <text:p>-0.79277795553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941127061844">
                <text:p>-0.9411270618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862617611885">
                <text:p>-0.86261761188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810445785522">
                <text:p>-0.81044578552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988508820534">
                <text:p>-0.98850882053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887257933617">
                <text:p>-0.8872579336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.08165538311">
                <text:p>-1.0816553831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950713038445">
                <text:p>-0.9507130384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901265740395">
                <text:p>-0.90126574039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.11445593834">
                <text:p>-1.1144559383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975740611553">
                <text:p>-0.97574061155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.15032184124">
                <text:p>-1.1503218412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983805775642">
                <text:p>-0.98380577564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906650066376">
                <text:p>-0.9066500663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.07540082932">
                <text:p>-1.075400829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924172520638">
                <text:p>-0.9241725206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840490221977">
                <text:p>-0.84049022197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999337136745">
                <text:p>-0.99933713674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863727986813">
                <text:p>-0.86372798681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983793020248">
                <text:p>-0.98379302024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827955722809">
                <text:p>-0.82795572280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904086112976">
                <text:p>-0.90408611297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77201128006">
                <text:p>-0.7720112800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686196446419">
                <text:p>-0.68619644641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755748391151">
                <text:p>-0.75574839115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659504652023">
                <text:p>-0.65950465202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582100868225">
                <text:p>-0.5821008682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663994789124">
                <text:p>-0.6639947891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555483877659">
                <text:p>-0.55548387765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588550209999">
                <text:p>-0.58855020999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501620471478">
                <text:p>-0.5016204714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432082653046">
                <text:p>-0.43208265304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469017088413">
                <text:p>-0.46901708841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401484727859">
                <text:p>-0.40148472785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412911862135">
                <text:p>-0.4129118621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346189439297">
                <text:p>-0.34618943929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286787569523">
                <text:p>-0.28678756952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309202730656">
                <text:p>-0.3092027306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254354536533">
                <text:p>-0.2543545365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244134694338">
                <text:p>-0.2441346943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197375953197">
                <text:p>-0.19737595319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154119983315">
                <text:p>-0.1541199833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14790995419">
                <text:p>-0.147909954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107536330819">
                <text:p>-0.1075363308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0858724191785">
                <text:p>-0.085872419178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0563134327531">
                <text:p>-0.056313432753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0219680499285">
                <text:p>-0.021968049928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40980046615">
                <text:p>0.00409800466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307639241219">
                <text:p>0.03076392412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673880130053">
                <text:p>0.067388013005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825474858284">
                <text:p>0.08254748582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0762604326">
                <text:p>0.1076260432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58616393805">
                <text:p>0.15861639380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59208253026">
                <text:p>0.15920825302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26625353098">
                <text:p>0.22662535309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16655731201">
                <text:p>0.2166557312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24866703153">
                <text:p>0.22486670315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0782687664">
                <text:p>0.3078268766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92425334454">
                <text:p>0.29242533445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8043153286">
                <text:p>0.3804315328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349346935749">
                <text:p>0.34934693574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425446003675">
                <text:p>0.4254460036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406518131495">
                <text:p>0.40651813149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90137374401">
                <text:p>0.3901373744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496020168066">
                <text:p>0.49602016806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471103012562">
                <text:p>0.47110301256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75225710869">
                <text:p>0.57522571086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41467964649">
                <text:p>0.54146796464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517515838146">
                <text:p>0.51751583814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645388007164">
                <text:p>0.6453880071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602154970169">
                <text:p>0.60215497016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573332190514">
                <text:p>0.57333219051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70706474781">
                <text:p>0.7070647478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660924553871">
                <text:p>0.66092455387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781072020531">
                <text:p>0.7810720205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705143690109">
                <text:p>0.70514369010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682256579399">
                <text:p>0.68225657939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82935667038">
                <text:p>0.829356670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764261364937">
                <text:p>0.76426136493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889421641827">
                <text:p>0.88942164182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786815166473">
                <text:p>0.78681516647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75850725174">
                <text:p>0.7585072517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0811753273">
                <text:p>0.9081175327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803157091141">
                <text:p>0.80315709114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963217973709">
                <text:p>0.96321797370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837389469147">
                <text:p>0.83738946914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946662187576">
                <text:p>0.94666218757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847543656826">
                <text:p>0.84754365682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775177001953">
                <text:p>0.77517700195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909411549568">
                <text:p>0.9094115495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803936958313">
                <text:p>0.8039369583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758776843548">
                <text:p>0.75877684354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881490588188">
                <text:p>0.88149058818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784205913544">
                <text:p>0.78420591354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878226399422">
                <text:p>0.87822639942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758742570877">
                <text:p>0.75874257087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860348343849">
                <text:p>0.86034834384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728877127171">
                <text:p>0.72887712717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651213407516">
                <text:p>0.65121340751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764598250389">
                <text:p>0.76459825038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648896932602">
                <text:p>0.64889693260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706212878227">
                <text:p>0.70621287822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61112087965">
                <text:p>0.6111208796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546967446804">
                <text:p>0.54696744680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17962300777">
                <text:p>0.61796230077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536343336105">
                <text:p>0.53634333610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622323870659">
                <text:p>0.62232387065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531981229782">
                <text:p>0.53198122978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504415035248">
                <text:p>0.50441503524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585295081139">
                <text:p>0.58529508113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511072039604">
                <text:p>0.51107203960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476716309786">
                <text:p>0.47671630978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587863624096">
                <text:p>0.5878636240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520059108734">
                <text:p>0.52005910873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617002308369">
                <text:p>0.61700230836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539651632309">
                <text:p>0.53965163230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503917276859">
                <text:p>0.50391727685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610198020935">
                <text:p>0.61019802093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559216856956">
                <text:p>0.55921685695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645256996155">
                <text:p>0.64525699615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572905600071">
                <text:p>0.5729056000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678300142288">
                <text:p>0.67830014228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594514667988">
                <text:p>0.5945146679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556223630905">
                <text:p>0.55622363090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685757994652">
                <text:p>0.68575799465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610209584236">
                <text:p>0.61020958423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703955233097">
                <text:p>0.70395523309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631321787834">
                <text:p>0.63132178783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57962846756">
                <text:p>0.5796284675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706267952919">
                <text:p>0.70626795291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61013007164">
                <text:p>0.6101300716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676884889603">
                <text:p>0.67688488960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590412735939">
                <text:p>0.59041273593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531508922577">
                <text:p>0.53150892257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608818650246">
                <text:p>0.60881865024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532689809799">
                <text:p>0.53268980979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583435297012">
                <text:p>0.5834352970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494099527597">
                <text:p>0.49409952759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456020355225">
                <text:p>0.4560203552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508821249008">
                <text:p>0.50882124900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428082168102">
                <text:p>0.4280821681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484591424465">
                <text:p>0.48459142446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97482782602">
                <text:p>0.39748278260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63499045372">
                <text:p>0.36349904537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93863469362">
                <text:p>0.39386346936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29630970955">
                <text:p>0.32963097095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297308117151">
                <text:p>0.29730811715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21322143078">
                <text:p>0.32132214307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272944629192">
                <text:p>0.27294462919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287874817848">
                <text:p>0.28787481784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236289262772">
                <text:p>0.23628926277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202236697078">
                <text:p>0.20223669707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220317572355">
                <text:p>0.2203175723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74513399601">
                <text:p>0.1745133996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71324402094">
                <text:p>0.17132440209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134009063244">
                <text:p>0.13400906324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10076338053">
                <text:p>0.11007633805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03228718042">
                <text:p>0.10322871804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718793794513">
                <text:p>0.071879379451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555922687054">
                <text:p>0.055592268705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304386429489">
                <text:p>0.030438642948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155287887901">
                <text:p>0.015528788790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0151891158894">
                <text:p>-0.015189115889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0279135666788">
                <text:p>-0.027913566678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0623952820897">
                <text:p>-0.062395282089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0727561414242">
                <text:p>-0.072756141424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0796748101711">
                <text:p>-0.079674810171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131304845214">
                <text:p>-0.13130484521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134042173624">
                <text:p>-0.13404217362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176926404238">
                <text:p>-0.17692640423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177898734808">
                <text:p>-0.17789873480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224417582154">
                <text:p>-0.22441758215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219252109528">
                <text:p>-0.21925210952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218949496746">
                <text:p>-0.21894949674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281302660704">
                <text:p>-0.28130266070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268859982491">
                <text:p>-0.26885998249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344184845686">
                <text:p>-0.34418484568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315608561039">
                <text:p>-0.31560856103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306845664978">
                <text:p>-0.30684566497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401218861341">
                <text:p>-0.40121886134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367718398571">
                <text:p>-0.36771839857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446343839169">
                <text:p>-0.44634383916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415199100971">
                <text:p>-0.41519910097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394604295492">
                <text:p>-0.39460429549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49477648735">
                <text:p>-0.4947764873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463293582201">
                <text:p>-0.46329358220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546478629112">
                <text:p>-0.54647862911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493692755699">
                <text:p>-0.49369275569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471925854683">
                <text:p>-0.47192585468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57389497757">
                <text:p>-0.5738949775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52851998806">
                <text:p>-0.5285199880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59564948082">
                <text:p>-0.5956494808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511753976345">
                <text:p>-0.51175397634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477221220732">
                <text:p>-0.47722122073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573125123978">
                <text:p>-0.57312512397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490676611662">
                <text:p>-0.49067661166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453000456095">
                <text:p>-0.45300045609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51379519701">
                <text:p>-0.5137951970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434888184071">
                <text:p>-0.43488818407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485850453377">
                <text:p>-0.48585045337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404971331358">
                <text:p>-0.40497133135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355658590794">
                <text:p>-0.35565859079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403912425041">
                <text:p>-0.40391242504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335483133793">
                <text:p>-0.33548313379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353944718838">
                <text:p>-0.35394471883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300246179104">
                <text:p>-0.30024617910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306757926941">
                <text:p>-0.30675792694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251235842705">
                <text:p>-0.25123584270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217299506068">
                <text:p>-0.21729950606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237127751112">
                <text:p>-0.2371277511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195548921824">
                <text:p>-0.19554892182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171584248543">
                <text:p>-0.17158424854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180757910013">
                <text:p>-0.18075791001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150145292282">
                <text:p>-0.15014529228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153734177351">
                <text:p>-0.15373417735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125639855862">
                <text:p>-0.12563985586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12710699439">
                <text:p>-0.1271069943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104866527021">
                <text:p>-0.10486652702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0908865779638">
                <text:p>-0.090886577963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0985590964556">
                <text:p>-0.098559096455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0817245095968">
                <text:p>-0.081724509596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0739050209522">
                <text:p>-0.073905020952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0786256864667">
                <text:p>-0.078625686466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0752327665687">
                <text:p>-0.075232766568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0754403620958">
                <text:p>-0.075440362095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0628987699747">
                <text:p>-0.062898769974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0579818412662">
                <text:p>-0.057981841266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0611307099462">
                <text:p>-0.061130709946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0519022829831">
                <text:p>-0.051902282983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0545319989324">
                <text:p>-0.054531998932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0437587536871">
                <text:p>-0.043758753687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0484873056412">
                <text:p>-0.048487305641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0352238938212">
                <text:p>-0.035223893821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0266167297959">
                <text:p>-0.026616729795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0261586681008">
                <text:p>-0.026158668100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0237395875156">
                <text:p>-0.023739587515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0181625429541">
                <text:p>-0.018162542954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0173005480319">
                <text:p>-0.017300548031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0132203605026">
                <text:p>-0.013220360502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0103635080159">
                <text:p>-0.010363508015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00447233393788">
                <text:p>-0.0044723339378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00477037811652">
                <text:p>-0.0047703781165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00182977481745">
                <text:p>-0.0018297748174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00438507879153">
                <text:p>-0.0043850787915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00596090126783">
                <text:p>-0.0059609012678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0107196858153">
                <text:p>0.00010719685815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209533935413">
                <text:p>0.0020953393541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112934934441">
                <text:p>0.0011293493444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00110438046977">
                <text:p>-0.0011043804697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0954518676735">
                <text:p>0.00095451867673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00196532323025">
                <text:p>-0.0019653232302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247408123687">
                <text:p>0.0024740812368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479122018442">
                <text:p>0.0047912201844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102137811482">
                <text:p>0.010213781148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00687951035798">
                <text:p>-0.0068795103579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00104897213168">
                <text:p>-0.0010489721316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000279682688415">
                <text:p>-0.00027968268841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0146853011101">
                <text:p>-0.014685301110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00692848674953">
                <text:p>-0.0069284867495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0148126613349">
                <text:p>-0.014812661334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00601002620533">
                <text:p>-0.0060100262053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0195280387998">
                <text:p>-0.019528038799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0126194590703">
                <text:p>-0.012619459070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0106255998835">
                <text:p>-0.010625599883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0146284103394">
                <text:p>-0.014628410339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0247621797025">
                <text:p>-0.024762179702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0247692130506">
                <text:p>-0.024769213050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0244043581188">
                <text:p>-0.024404358118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0261975750327">
                <text:p>-0.026197575032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0371642559767">
                <text:p>-0.037164255976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035757701844">
                <text:p>-0.03575770184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0310445930809">
                <text:p>-0.031044593080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0383491255343">
                <text:p>-0.038349125534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0331294424832">
                <text:p>-0.033129442483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.0451027154922">
                <text:p>-0.045102715492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0464356169105">
                <text:p>-0.046435616910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0227259863168">
                <text:p>-0.022725986316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0355442091823">
                <text:p>-0.035544209182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034675873816">
                <text:p>-0.03467587381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0526094548404">
                <text:p>-0.052609454840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0374795049429">
                <text:p>-0.037479504942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0271500609815">
                <text:p>-0.027150060981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0372136309743">
                <text:p>-0.037213630974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0332026034594">
                <text:p>-0.033202603459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0336207523942">
                <text:p>-0.033620752394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018967660144">
                <text:p>-0.01896766014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025921177119">
                <text:p>-0.02592117711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0234331525862">
                <text:p>-0.023433152586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0154334884137">
                <text:p>-0.015433488413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027682505548">
                <text:p>-0.02768250554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0107243955135">
                <text:p>-0.010724395513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00998505949974">
                <text:p>-0.0099850594997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00808994658291">
                <text:p>-0.0080899465829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0164260510355">
                <text:p>-0.016426051035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0127270035446">
                <text:p>-0.012727003544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00271863071248">
                <text:p>-0.0027186307124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00466363132">
                <text:p>-0.0046636313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00615496840328">
                <text:p>-0.0061549684032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147214327008">
                <text:p>0.014721432700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349924364127">
                <text:p>0.0034992436412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518898945302">
                <text:p>0.0051889894530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838234834373">
                <text:p>0.0083823483437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984999537468">
                <text:p>0.0098499953746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119768101722">
                <text:p>0.011976810172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225338190794">
                <text:p>0.022533819079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119308130816">
                <text:p>0.011930813081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197242498398">
                <text:p>0.019724249839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477345846593">
                <text:p>0.0047734584659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200355648994">
                <text:p>0.020035564899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271524395794">
                <text:p>0.027152439579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286935269833">
                <text:p>0.028693526983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386615358293">
                <text:p>0.038661535829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248333252966">
                <text:p>0.024833325296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246425010264">
                <text:p>0.024642501026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258731544018">
                <text:p>0.025873154401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35547286272">
                <text:p>0.03554728627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339983329177">
                <text:p>0.033998332917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54839078337">
                <text:p>0.05483907833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390933156013">
                <text:p>0.039093315601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34340582788">
                <text:p>0.03434058278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46002484858">
                <text:p>0.04600248485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364932492375">
                <text:p>0.036493249237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306512955576">
                <text:p>0.030651295557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249889194965">
                <text:p>0.024988919496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318847224116">
                <text:p>0.031884722411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211651436985">
                <text:p>0.021165143698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314441174269">
                <text:p>0.031444117426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160504244268">
                <text:p>0.016050424426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195140577853">
                <text:p>0.019514057785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209776517004">
                <text:p>0.020977651700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16925252974">
                <text:p>0.01692525297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157508254051">
                <text:p>0.015750825405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606766995043">
                <text:p>0.0060676699504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148340314627">
                <text:p>0.014834031462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952462200075">
                <text:p>0.0095246220007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105649977922">
                <text:p>0.010564997792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961382687092">
                <text:p>0.0096138268709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131089920178">
                <text:p>0.013108992017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000318605918437">
                <text:p>-0.00031860591843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143333747983">
                <text:p>0.014333374798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900368392467">
                <text:p>0.0090036839246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665185321122">
                <text:p>0.0066518532112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139171890914">
                <text:p>0.013917189091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672610057518">
                <text:p>0.0067261005751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000940982950851">
                <text:p>-0.00094098295085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151507360861">
                <text:p>0.015150736086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0051491628401">
                <text:p>-0.005149162840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836899783462">
                <text:p>0.0083689978346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629459507763">
                <text:p>0.0062945950776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00507662072778">
                <text:p>-0.0050766207277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00801116786897">
                <text:p>-0.0080111678689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326089654118">
                <text:p>0.0032608965411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00795806571841">
                <text:p>-0.0079580657184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0036121874582">
                <text:p>-0.003612187458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00858427677304">
                <text:p>-0.0085842767730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00968650355935">
                <text:p>-0.0096865035593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00313862925395">
                <text:p>-0.0031386292539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00541955512017">
                <text:p>-0.0054195551201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75652920641">
                <text:p>0.007565292064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697631202638">
                <text:p>0.0069763120263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202315184288">
                <text:p>0.0020231518428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25027403608">
                <text:p>0.002502740360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795816071332">
                <text:p>0.0079581607133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111338216811">
                <text:p>0.0011133821681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82643199712">
                <text:p>0.008264319971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87611572817">
                <text:p>0.008761157281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117369219661">
                <text:p>0.011736921966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829954165965">
                <text:p>0.0082995416596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609790347517">
                <text:p>0.0060979034751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32610935159">
                <text:p>0.003261093515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172417405993">
                <text:p>0.017241740599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588101521134">
                <text:p>0.0058810152113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124075333588">
                <text:p>0.0012407533358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264736264944">
                <text:p>0.026473626494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109270755202">
                <text:p>0.010927075520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141075709835">
                <text:p>0.014107570983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1410619542">
                <text:p>0.0141061954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240782089531">
                <text:p>0.024078208953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20567048341">
                <text:p>0.002056704834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537039060146">
                <text:p>0.0053703906014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758827337995">
                <text:p>0.0075882733799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130113065243">
                <text:p>0.013011306524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113728968427">
                <text:p>0.0011372896842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645205471665">
                <text:p>0.0064520547166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120778717101">
                <text:p>0.012077871710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271139480174">
                <text:p>0.0027113948017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134312105365">
                <text:p>0.0013431210536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417413003743">
                <text:p>0.0041741300374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530512817204">
                <text:p>0.0053051281720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00298257172108">
                <text:p>-0.0029825717210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0373471179046">
                <text:p>0.00037347117904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0101876351982">
                <text:p>-0.010187635198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00214643869549">
                <text:p>-0.0021464386954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00666855974123">
                <text:p>-0.0066685597412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00702807307243">
                <text:p>-0.0070280730724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0152418762445">
                <text:p>-0.015241876244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0305038709193">
                <text:p>-0.030503870919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0259330738336">
                <text:p>-0.025933073833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0254114083946">
                <text:p>-0.025411408394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0521378442645">
                <text:p>-0.052137844264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0.0468823872507">
                <text:p>-0.046882387250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0.0673047229648">
                <text:p>-0.067304722964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0772168114781">
                <text:p>-0.077216811478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0.0756338536739">
                <text:p>-0.075633853673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109492771327">
                <text:p>-0.10949277132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103738903999">
                <text:p>-0.10373890399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140203028917">
                <text:p>-0.14020302891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0.133285015821">
                <text:p>-0.13328501582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134267598391">
                <text:p>-0.13426759839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.176671624184">
                <text:p>-0.17667162418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.160155519843">
                <text:p>-0.16015551984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191216140985">
                <text:p>-0.19121614098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156066775322">
                <text:p>-0.15606677532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151626825333">
                <text:p>-0.15162682533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0.166124567389">
                <text:p>-0.16612456738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128410458565">
                <text:p>-0.12841045856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129118010402">
                <text:p>-0.12911801040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.118008226156">
                <text:p>-0.11800822615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0.0787067636847">
                <text:p>-0.078706763684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0633501783013">
                <text:p>-0.063350178301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.0446141585708">
                <text:p>-0.044614158570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.0218961182982">
                <text:p>-0.021896118298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636660959572">
                <text:p>0.0063666095957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152709633112">
                <text:p>0.015270963311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467370152473">
                <text:p>0.046737015247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654225200415">
                <text:p>0.065422520041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749366283417">
                <text:p>0.074936628341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112423814833">
                <text:p>0.11242381483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109259977937">
                <text:p>0.10925997793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127184048295">
                <text:p>0.12718404829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119310691953">
                <text:p>0.11931069195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141511887312">
                <text:p>0.14151188731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127050161362">
                <text:p>0.12705016136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120062425733">
                <text:p>0.12006242573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137844756246">
                <text:p>0.13784475624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117826357484">
                <text:p>0.11782635748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125716567039">
                <text:p>0.12571656703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102893069386">
                <text:p>0.10289306938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911660343409">
                <text:p>0.091166034340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938046872616">
                <text:p>0.093804687261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739241465926">
                <text:p>0.073924146592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735950469971">
                <text:p>0.073595046997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561177879572">
                <text:p>0.056117787957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471008569002">
                <text:p>0.047100856900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421106517315">
                <text:p>0.042110651731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3147437796">
                <text:p>0.0314743779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337332971394">
                <text:p>0.033733297139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250771548599">
                <text:p>0.025077154859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219024829566">
                <text:p>0.021902482956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243694838136">
                <text:p>0.024369483813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185036845505">
                <text:p>0.018503684550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245459191501">
                <text:p>0.024545919150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184434782714">
                <text:p>0.018443478271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177042298019">
                <text:p>0.017704229801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280087850988">
                <text:p>0.028008785098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221252590418">
                <text:p>0.022125259041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295190811157">
                <text:p>0.029519081115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283172782511">
                <text:p>0.028317278251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276349093765">
                <text:p>0.027634909376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338143967092">
                <text:p>0.033814396709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320905148983">
                <text:p>0.032090514898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352443419397">
                <text:p>0.035244341939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325468815863">
                <text:p>0.032546881586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30878406018">
                <text:p>0.03087840601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350225791335">
                <text:p>0.035022579133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295208394527">
                <text:p>0.029520839452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331843495369">
                <text:p>0.033184349536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264200437814">
                <text:p>0.026420043781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22886607796">
                <text:p>0.02288660779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260712094605">
                <text:p>0.026071209460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245530363172">
                <text:p>0.024553036317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245938748121">
                <text:p>0.024593874812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199528653175">
                <text:p>0.019952865317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159916430712">
                <text:p>0.015991643071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167926549911">
                <text:p>0.016792654991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136726023629">
                <text:p>0.013672602362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127047970891">
                <text:p>0.012704797089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119179245085">
                <text:p>0.011917924508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666076503694">
                <text:p>0.0066607650369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125887272879">
                <text:p>0.012588727287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625018076971">
                <text:p>0.0062501807697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772031303495">
                <text:p>0.0077203130349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102864392102">
                <text:p>0.010286439210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678703840822">
                <text:p>0.0067870384082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983696617186">
                <text:p>0.0098369661718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144192632288">
                <text:p>0.014419263228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946741364896">
                <text:p>0.0094674136489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167123954743">
                <text:p>0.016712395474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161817856133">
                <text:p>0.016181785613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181031860411">
                <text:p>0.018103186041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17502579838">
                <text:p>0.01750257983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24103179574">
                <text:p>0.02410317957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225261263549">
                <text:p>0.022526126354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217365212739">
                <text:p>0.021736521273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272911936045">
                <text:p>0.027291193604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229064356536">
                <text:p>0.022906435653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271308980882">
                <text:p>0.027130898088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21432550624">
                <text:p>0.02143255062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15819452703">
                <text:p>0.01581945270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136454161257">
                <text:p>0.013645416125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107894595712">
                <text:p>0.010789459571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104291178286">
                <text:p>0.010429117828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256669558585">
                <text:p>0.025666955858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22910758853">
                <text:p>0.02291075885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244979020208">
                <text:p>0.024497902020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188043601811">
                <text:p>0.018804360181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104693900794">
                <text:p>0.010469390079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0.00829386245459">
                <text:p>-0.0082938624545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0.0121214557439">
                <text:p>-0.012121455743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759412534535">
                <text:p>0.0075941253453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15768527519">
                <text:p>0.001576852751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463409954682">
                <text:p>0.0046340995468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0664414372295">
                <text:p>0.00066441437229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0.00687763467431">
                <text:p>-0.0068776346743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331921828911">
                <text:p>0.0033192182891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0.00158114684746">
                <text:p>-0.0015811468474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289909145795">
                <text:p>0.0028990914579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0923192012124">
                <text:p>0.00092319201212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0.00407077092677">
                <text:p>-0.0040707709267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108910165727">
                <text:p>0.0010891016572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181211449672">
                <text:p>0.0018121144967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0.000384960847441">
                <text:p>-0.00038496084744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279575935565">
                <text:p>0.0027957593556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101421587169">
                <text:p>0.0010142158716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0.00425903964788">
                <text:p>-0.0042590396478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161095056683">
                <text:p>0.0016109505668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0869597657584">
                <text:p>0.00086959765758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0.000127639505081">
                <text:p>-0.00012763950508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442810915411">
                <text:p>0.0044281091541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0.00142829818651">
                <text:p>-0.0014282981865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0.00565192662179">
                <text:p>-0.0056519266217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0.00400023069233">
                <text:p>-0.0040002306923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353383412585">
                <text:p>0.0035338341258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291692954488">
                <text:p>0.0029169295448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0.000933038187213">
                <text:p>-0.00093303818721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49305697903">
                <text:p>0.004930569790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0.00188796967268">
                <text:p>-0.0018879696726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0619959784672">
                <text:p>0.00061995978467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0.00209116702899">
                <text:p>-0.0020911670289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0.00374705088325">
                <text:p>-0.0037470508832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689375353977">
                <text:p>0.0068937535397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0.000868440372869">
                <text:p>-0.00086844037286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0.0031071184203">
                <text:p>-0.003107118420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24985759519">
                <text:p>0.002498575951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0.00249179196544">
                <text:p>-0.0024917919654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148790923413">
                <text:p>0.0014879092341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317001040094">
                <text:p>0.0031700104009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0.00208345241845">
                <text:p>-0.0020834524184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0.00115573662333">
                <text:p>-0.0011557366233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0.00178167456761">
                <text:p>-0.0017816745676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0.00217337231152">
                <text:p>-0.0021733723115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352125894278">
                <text:p>0.0035212589427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0079877441749">
                <text:p>0.00007987744174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0.00161016441416">
                <text:p>-0.0016101644141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335779087618">
                <text:p>0.0033577908761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100633176044">
                <text:p>0.0010063317604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0.000755520304665">
                <text:p>-0.00075552030466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0265703711193">
                <text:p>0.00026570371119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0.00384020060301">
                <text:p>-0.0038402006030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0.000711466884241">
                <text:p>-0.00071146688424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100225233473">
                <text:p>0.0010022523347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429851841182">
                <text:p>0.0042985184118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0.0040239719674">
                <text:p>-0.004023971967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0.00206212303601">
                <text:p>-0.0020621230360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195765821263">
                <text:p>0.0019576582126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0.00400554481894">
                <text:p>-0.0040055448189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0.00046060886234">
                <text:p>-0.0004606088623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0.0034931472037">
                <text:p>-0.003493147203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167776609305">
                <text:p>0.0016777660930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0.000862756220158">
                <text:p>-0.00086275622015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244701770134">
                <text:p>0.0024470177013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0.00160518183839">
                <text:p>-0.0016051818383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124814338051">
                <text:p>0.0012481433805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242728833109">
                <text:p>0.0024272883310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0.00323860812932">
                <text:p>-0.0032386081293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0187427853234">
                <text:p>0.00018742785323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0.000245589093538">
                <text:p>-0.00024558909353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343137141317">
                <text:p>0.0034313714131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255638663657">
                <text:p>0.0025563866365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155725702643">
                <text:p>0.0015572570264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0.00314632803202">
                <text:p>-0.0031463280320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0.00215891585685">
                <text:p>-0.0021589158568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0.000888074981049">
                <text:p>-0.00088807498104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0.000589237723034">
                <text:p>-0.00058923772303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0.000378438766347">
                <text:p>-0.00037843876634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0.000152650696691">
                <text:p>-0.00015265069669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0.0000377820870199">
                <text:p>-0.000037782087019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0105123013782">
                <text:p>0.00010512301378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0.000281277956674">
                <text:p>-0.00028127795667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0420502095949">
                <text:p>0.00042050209594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0.000375983159756">
                <text:p>-0.00037598315975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0173785243533">
                <text:p>0.00017378524353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0116421564599">
                <text:p>0.00011642156459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0154970126459">
                <text:p>0.00015497012645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0323627318721">
                <text:p>0.00032362731872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0.000184441916645">
                <text:p>-0.00018444191664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0.0000967985615716">
                <text:p>-0.000096798561571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0.000203406641958">
                <text:p>-0.00020340664195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0113446905743">
                <text:p>0.00011344690574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0.000235658808379">
                <text:p>-0.00023565880837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0.0000383919978049">
                <text:p>-0.000038391997804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0.0000256640196312">
                <text:p>-0.000025664019631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0.0000823634036351">
                <text:p>-0.000082363403635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0141713506309">
                <text:p>0.00014171350630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0.000159678878845">
                <text:p>-0.00015967887884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0139695039252">
                <text:p>0.00013969503925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0125379650854">
                <text:p>0.00012537965085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00278894112853">
                <text:p>0.000027889411285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0.00000893686410564">
                <text:p>-0.0000089368641056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0144232835737">
                <text:p>0.00014423283573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0.000307687063469">
                <text:p>-0.00030768706346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0.0000401234792662">
                <text:p>-0.000040123479266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0217506516492">
                <text:p>0.00021750651649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0.0000140441115946">
                <text:p>-0.000014044111594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00739250826882">
                <text:p>0.000073925082688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0.0000982128476608">
                <text:p>-0.000098212847660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00588636212342">
                <text:p>0.000058863621234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0.000263130874373">
                <text:p>-0.00026313087437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00202938681468">
                <text:p>0.000020293868146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0.000165575416759">
                <text:p>-0.00016557541675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0151474567247">
                <text:p>0.00015147456724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0.00010468003893">
                <text:p>-0.0001046800389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0.0000363515209756">
                <text:p>-0.000036351520975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0.000113395755761">
                <text:p>-0.00011339575576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01525557891">
                <text:p>0.000152555789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0.000153234184836">
                <text:p>-0.00015323418483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0.000176162662683">
                <text:p>-0.00017616266268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0165068646311">
                <text:p>0.00016506864631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00173024309333">
                <text:p>0.000017302430933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0188459001947">
                <text:p>0.00018845900194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0.000253519276157">
                <text:p>-0.00025351927615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014162575826">
                <text:p>0.0001416257582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0.000217473396333">
                <text:p>-0.00021747339633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0256404222455">
                <text:p>0.00025640422245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0.0000526589137735">
                <text:p>-0.000052658913773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0100387966086">
                <text:p>0.00010038796608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0.000153207947733">
                <text:p>-0.00015320794773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0.0000862340893946">
                <text:p>-0.000086234089394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0.0000220798065129">
                <text:p>-0.000022079806512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0.000242843452725">
                <text:p>-0.00024284345272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0255756021943">
                <text:p>0.00025575602194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0.0000181483192137">
                <text:p>-0.000018148319213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00317167032335">
                <text:p>0.000031716703233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00235079169215">
                <text:p>0.000023507916921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0.000121627061162">
                <text:p>-0.00012162706116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0109698143206">
                <text:p>0.00010969814320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0.000125756574562">
                <text:p>-0.00012575657456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000864749745233">
                <text:p>0.0000086474974523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0047251702199">
                <text:p>0.00004725170219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0.0000535809449502">
                <text:p>-0.000053580944950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0.000354291230906">
                <text:p>-0.00035429123090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0153931323439">
                <text:p>0.00015393132343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0.0000284327397821">
                <text:p>-0.000028432739782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00393026930396">
                <text:p>0.000039302693039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0.000108198248199">
                <text:p>-0.00010819824819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0151993182953">
                <text:p>0.00015199318295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0.000132677785587">
                <text:p>-0.00013267778558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0.0000852903831401">
                <text:p>-0.000085290383140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0.000131360182422">
                <text:p>-0.00013136018242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0.000102436148154">
                <text:p>-0.00010243614815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00863951718202">
                <text:p>0.000086395171820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0.000109442284156">
                <text:p>-0.00010944228415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0220083078602">
                <text:p>0.00022008307860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0.000381761521567">
                <text:p>-0.00038176152156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013975778711">
                <text:p>0.0001397577871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0.00017789316189">
                <text:p>-0.0001778931618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022854944109">
                <text:p>0.0002285494410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0.000192740393686">
                <text:p>-0.00019274039368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0217420136323">
                <text:p>0.00021742013632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00793453073129">
                <text:p>0.000079345307312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00617432233412">
                <text:p>0.000061743223341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0.0000795271116658">
                <text:p>-0.000079527111665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0.00027780252276">
                <text:p>-0.0002778025227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0218669069">
                <text:p>0.00021866906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0.000158223439939">
                <text:p>-0.00015822343993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00903761392692">
                <text:p>0.000090376139269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0134466041345">
                <text:p>0.00013446604134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0.000078254393884">
                <text:p>-0.00007825439388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0372133828932">
                <text:p>0.00037213382893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0.000219496301725">
                <text:p>-0.00021949630172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0362845603377">
                <text:p>0.00036284560337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0.000411720073316">
                <text:p>-0.00041172007331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0.000183904485311">
                <text:p>-0.00018390448531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00757392699597">
                <text:p>0.000075739269959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030075997347">
                <text:p>0.0003007599734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00116286391858">
                <text:p>0.000011628639185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0.000320732127875">
                <text:p>-0.00032073212787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0.000137353476021">
                <text:p>-0.00013735347602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0418443902163">
                <text:p>0.00041844390216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0.0000512140250066">
                <text:p>-0.000051214025006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0.0000433151508332">
                <text:p>-0.000043315150833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0409185828175">
                <text:p>0.00040918582817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0.000464227312477">
                <text:p>-0.00046422731247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0169313323568">
                <text:p>0.00016931332356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0.000156726397108">
                <text:p>-0.00015672639710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0139174386277">
                <text:p>0.00013917438627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0.0000158855400514">
                <text:p>-0.000015885540051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0.000260102795437">
                <text:p>-0.00026010279543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00184348609764">
                <text:p>0.000018434860976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0176265370101">
                <text:p>0.0001762653701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